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E0000001642B92A68.png" manifest:media-type=""/>
  <manifest:file-entry manifest:full-path="Pictures/10000000000005DE00000016A16C3F87.png" manifest:media-type=""/>
  <manifest:file-entry manifest:full-path="Pictures/10000000000005DE00000016EF2B6FC5.png" manifest:media-type=""/>
  <manifest:file-entry manifest:full-path="Pictures/10000000000002080000002C50EF131C.png" manifest:media-type=""/>
  <manifest:file-entry manifest:full-path="Pictures/10000000000005DE000000163611AE45.png" manifest:media-type=""/>
  <manifest:file-entry manifest:full-path="Pictures/100000000000008D0000006BD56C1251.png" manifest:media-type=""/>
  <manifest:file-entry manifest:full-path="Pictures/10000000000005DE00000016A19106B3.png" manifest:media-type=""/>
  <manifest:file-entry manifest:full-path="Pictures/10000000000002490000020FE2AA9798.png" manifest:media-type=""/>
  <manifest:file-entry manifest:full-path="Pictures/10000000000005DE00000016CC07B46C.png" manifest:media-type=""/>
  <manifest:file-entry manifest:full-path="Pictures/1000000000000227000000874EE9E0D7.png" manifest:media-type=""/>
  <manifest:file-entry manifest:full-path="Pictures/10000000000005DE0000001681848DA6.png" manifest:media-type=""/>
  <manifest:file-entry manifest:full-path="Pictures/10000000000005DE00000016CD21F686.png" manifest:media-type=""/>
  <manifest:file-entry manifest:full-path="Pictures/10000000000005DE00000016030AE07B.png" manifest:media-type=""/>
  <manifest:file-entry manifest:full-path="Pictures/100000000000027C0000020FDC99D809.png" manifest:media-type=""/>
  <manifest:file-entry manifest:full-path="Pictures/10000000000005DE0000001674CE3342.png" manifest:media-type=""/>
  <manifest:file-entry manifest:full-path="Pictures/10000000000005DE00000016EC5F7BC3.png" manifest:media-type=""/>
  <manifest:file-entry manifest:full-path="Pictures/100000000000035B0000017A91DA88B0.png" manifest:media-type=""/>
  <manifest:file-entry manifest:full-path="Pictures/10000000000005DE000000160C5DE654.png" manifest:media-type=""/>
  <manifest:file-entry manifest:full-path="Pictures/10000000000005DE000000169FE00EE7.png" manifest:media-type=""/>
  <manifest:file-entry manifest:full-path="Pictures/1000000000000202000001D152CA71B9.png" manifest:media-type=""/>
  <manifest:file-entry manifest:full-path="Pictures/10000000000005DE000000167BE11EE7.png" manifest:media-type=""/>
  <manifest:file-entry manifest:full-path="Pictures/1000000000000190000000A746425FA8.png" manifest:media-type=""/>
  <manifest:file-entry manifest:full-path="Pictures/10000000000005DE00000016CAA5197A.png" manifest:media-type=""/>
  <manifest:file-entry manifest:full-path="Pictures/10000000000005DE00000016EA5CC539.png" manifest:media-type=""/>
  <manifest:file-entry manifest:full-path="Pictures/100000000000027F0000004C3C282D80.png" manifest:media-type=""/>
  <manifest:file-entry manifest:full-path="Pictures/10000000000005DE0000001602596F4C.png" manifest:media-type=""/>
  <manifest:file-entry manifest:full-path="Pictures/10000000000005DE00000016F9AD6B29.png" manifest:media-type=""/>
  <manifest:file-entry manifest:full-path="Pictures/10000000000005DE000000160111AA9C.png" manifest:media-type=""/>
  <manifest:file-entry manifest:full-path="Pictures/10000000000002590000014027BEED0A.png" manifest:media-type=""/>
  <manifest:file-entry manifest:full-path="Pictures/10000000000005DE00000016E3999387.png" manifest:media-type=""/>
  <manifest:file-entry manifest:full-path="Pictures/10000000000005DE000000168BA9255A.png" manifest:media-type=""/>
  <manifest:file-entry manifest:full-path="Pictures/1000000000000255000000BFEEBDEE95.png" manifest:media-type=""/>
  <manifest:file-entry manifest:full-path="Pictures/10000000000005DE0000001615735DA5.png" manifest:media-type=""/>
  <manifest:file-entry manifest:full-path="Pictures/10000000000005DE00000016EF42E733.png" manifest:media-type=""/>
  <manifest:file-entry manifest:full-path="Pictures/10000000000002900000017BBB16CCEE.png" manifest:media-type=""/>
  <manifest:file-entry manifest:full-path="Pictures/10000000000005DE00000016A8217AF2.png" manifest:media-type=""/>
  <manifest:file-entry manifest:full-path="Pictures/10000000000005DE00000016FEB82E0C.png" manifest:media-type=""/>
  <manifest:file-entry manifest:full-path="Pictures/10000000000005DE00000016BA0592A5.png" manifest:media-type=""/>
  <manifest:file-entry manifest:full-path="Pictures/10000000000005DE00000016F53E27A3.png" manifest:media-type=""/>
  <manifest:file-entry manifest:full-path="Pictures/10000000000005DE00000016580AC236.png" manifest:media-type=""/>
  <manifest:file-entry manifest:full-path="Pictures/10000000000005DE00000016C80DF853.png" manifest:media-type=""/>
  <manifest:file-entry manifest:full-path="Pictures/10000000000005DE00000016DB0E77AF.png" manifest:media-type=""/>
  <manifest:file-entry manifest:full-path="Pictures/1000000000000115000000C3E9C3A9F9.png" manifest:media-type=""/>
  <manifest:file-entry manifest:full-path="Pictures/10000000000005DE00000016C138BB63.png" manifest:media-type=""/>
  <manifest:file-entry manifest:full-path="Pictures/1000000000000315000001269CEE6775.png" manifest:media-type=""/>
  <manifest:file-entry manifest:full-path="Pictures/10000000000005DE0000001672FC8CDC.png" manifest:media-type=""/>
  <manifest:file-entry manifest:full-path="Pictures/10000000000005DE000000166153A4A7.png" manifest:media-type=""/>
  <manifest:file-entry manifest:full-path="Pictures/10000000000002F80000013ED9AE7963.png" manifest:media-type=""/>
  <manifest:file-entry manifest:full-path="Pictures/10000000000005DE000000160C976D16.png" manifest:media-type=""/>
  <manifest:file-entry manifest:full-path="Pictures/10000000000005DE00000016641DAD89.png" manifest:media-type=""/>
  <manifest:file-entry manifest:full-path="Pictures/100000000000029600000229D1819D39.jpg" manifest:media-type=""/>
  <manifest:file-entry manifest:full-path="Pictures/10000000000005DE0000001689EAABE1.png" manifest:media-type=""/>
  <manifest:file-entry manifest:full-path="Pictures/10000000000005DE0000001676469A73.png" manifest:media-type=""/>
  <manifest:file-entry manifest:full-path="Pictures/1000000000000261000001B1403499A8.png" manifest:media-type=""/>
  <manifest:file-entry manifest:full-path="Pictures/10000000000005DE00000016525A6322.png" manifest:media-type=""/>
  <manifest:file-entry manifest:full-path="Pictures/10000000000005DE00000016E4BFF4F8.png" manifest:media-type=""/>
  <manifest:file-entry manifest:full-path="Pictures/10000000000002AB000001F394E3BCA7.png" manifest:media-type=""/>
  <manifest:file-entry manifest:full-path="Pictures/10000000000005DE00000016E7D83666.png" manifest:media-type=""/>
  <manifest:file-entry manifest:full-path="Pictures/100000000000017F0000007D6A2B730B.png" manifest:media-type=""/>
  <manifest:file-entry manifest:full-path="Pictures/10000000000002BF000001BFDB5E71DF.png" manifest:media-type=""/>
  <manifest:file-entry manifest:full-path="Pictures/1000000000000183000000FC3DBB6CA1.jpg" manifest:media-type=""/>
  <manifest:file-entry manifest:full-path="Pictures/10000000000005DE00000016F2CDBAFE.png" manifest:media-type=""/>
  <manifest:file-entry manifest:full-path="Pictures/100000000000025F00000094D394307D.png" manifest:media-type=""/>
  <manifest:file-entry manifest:full-path="Pictures/10000000000005DE00000016B7E2E71D.png" manifest:media-type=""/>
  <manifest:file-entry manifest:full-path="Pictures/10000000000002A7000000E048E8209C.png" manifest:media-type=""/>
  <manifest:file-entry manifest:full-path="Pictures/10000000000005DE00000016C0ABF9F5.png" manifest:media-type=""/>
  <manifest:file-entry manifest:full-path="Pictures/10000000000005DE00000016C84CFE02.png" manifest:media-type=""/>
  <manifest:file-entry manifest:full-path="Pictures/10000000000001E1000000CC5B9581B8.png" manifest:media-type=""/>
  <manifest:file-entry manifest:full-path="Pictures/10000000000005DE00000016FBA4DE56.png" manifest:media-type=""/>
  <manifest:file-entry manifest:full-path="Pictures/10000000000005DE00000016D606DF4C.png" manifest:media-type=""/>
  <manifest:file-entry manifest:full-path="Pictures/10000000000005DE000000162366205A.png" manifest:media-type=""/>
  <manifest:file-entry manifest:full-path="Pictures/10000000000001D80000009AC08FEC73.png" manifest:media-type=""/>
  <manifest:file-entry manifest:full-path="Pictures/10000000000005DE00000016AAD35626.png" manifest:media-type=""/>
  <manifest:file-entry manifest:full-path="Pictures/10000000000005DE00000016DAC8645C.png" manifest:media-type=""/>
  <manifest:file-entry manifest:full-path="Pictures/10000000000005DE0000001619FE45C6.png" manifest:media-type=""/>
  <manifest:file-entry manifest:full-path="Pictures/10000000000005DE0000001693D05CD9.png" manifest:media-type=""/>
  <manifest:file-entry manifest:full-path="Pictures/100000000000017F000000AC37B7589A.png" manifest:media-type=""/>
  <manifest:file-entry manifest:full-path="Pictures/100000000000029300000131730F82B8.jpg" manifest:media-type=""/>
  <manifest:file-entry manifest:full-path="Pictures/10000000000005DE0000001664FD3256.png" manifest:media-type=""/>
  <manifest:file-entry manifest:full-path="Pictures/1000000000000256000000AAF643F8F9.png" manifest:media-type=""/>
  <manifest:file-entry manifest:full-path="Pictures/10000000000005DE00000016D935F71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80808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26cm" fo:min-width="0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353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54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42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44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21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457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155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83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494cm" fo:min-width="0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672cm" fo:min-width="0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039cm" fo:min-width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003cm" fo:min-width="0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17cm" fo:min-width="0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084cm" fo:min-width="0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095cm" fo:min-width="0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143cm" fo:min-width="0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5cm" fo:min-width="0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27cm" fo:min-width="0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0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cm" fo:padding-top="0cm" fo:padding-bottom="0cm" fo:padding-left="0cm" fo:padding-right="0cm"/>
    </style:style>
    <style:style style:name="gr36" style:family="graphic">
      <style:graphic-properties style:protect="siz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4cm" fo:min-width="0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13cm" fo:min-width="0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683cm" fo:min-width="0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4cm" fo:min-width="0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3.205cm" fo:min-width="0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803cm" fo:min-width="0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376cm" fo:min-width="0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51cm" fo:min-width="0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0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2.629cm" fo:min-width="1.87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6cm" fo:min-width="0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cm" fo:min-width="0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0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9cm" fo:min-width="0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0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7cm" fo:min-width="0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94cm" fo:min-width="0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169cm" fo:min-width="0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0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54cm" fo:min-width="0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cm" fo:min-width="0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176cm" fo:min-width="0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fill-color="#ffffff" fo:min-height="2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cm" fo:padding-top="0cm" fo:padding-bottom="0cm" fo:padding-left="0cm" fo:padding-right="0cm"/>
    </style:style>
    <style:style style:name="gr73" style:family="graphic" style:parent-style-name="standard">
      <style:graphic-properties draw:stroke="none" draw:fill="solid" draw:fill-color="#6177b4"/>
    </style:style>
    <style:style style:name="gr74" style:family="graphic" style:parent-style-name="standard">
      <style:graphic-properties draw:stroke="solid" svg:stroke-width="0.079cm" svg:stroke-color="#455683" draw:fill="none" fo:padding-top="0.039cm" fo:padding-bottom="0.039cm" fo:padding-left="0.039cm" fo:padding-right="0.039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69cm" fo:min-width="0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184cm" fo:min-width="0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07cm" fo:min-width="0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0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18cm" fo:min-width="0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56cm" fo:min-width="0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112cm" fo:min-width="0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42cm" fo:min-width="0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2cm" fo:min-width="0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cm" fo:min-width="0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114cm" fo:min-width="0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88cm" fo:min-width="0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778cm" fo:min-width="0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cm" fo:min-width="0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0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171cm" fo:min-width="0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0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744cm" fo:min-width="0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372cm" fo:min-width="0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0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2cm" fo:min-width="0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7cm" fo:min-width="0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122cm" fo:min-width="0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777cm" fo:min-width="0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904cm" fo:min-width="0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9cm" fo:min-width="0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1.186cm" fo:min-width="0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816cm" fo:min-width="0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1.583cm" fo:min-width="0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52cm" fo:min-width="0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808cm" fo:min-width="0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09cm" fo:min-width="0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0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1.076cm" fo:min-width="0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0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2cm" fo:min-width="0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9cm" fo:min-width="0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0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0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0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0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137cm" fo:min-width="0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099cm" fo:min-width="0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9cm" fo:min-width="0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167cm" fo:min-width="0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0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0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138cm" fo:min-width="0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118cm" fo:min-width="0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0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148cm" fo:min-width="0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111cm" fo:min-width="0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796cm" fo:min-width="0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0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0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199cm" fo:min-width="0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0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191cm" fo:min-width="0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44cm" fo:min-width="0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104cm" fo:min-width="0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159cm" fo:min-width="0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146cm" fo:min-width="0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185cm" fo:min-width="0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107cm" fo:min-width="0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155cm" fo:min-width="0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454cm" fo:min-width="0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0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1cm" fo:min-width="0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cm" fo:min-width="0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128cm" fo:min-width="0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27cm" fo:min-width="0cm" fo:padding-top="0cm" fo:padding-bottom="0cm" fo:padding-left="0cm" fo:padding-right="0cm"/>
    </style:style>
    <style:style style:name="gr228" style:family="graphic" style:parent-style-name="standard">
      <style:graphic-properties draw:stroke="solid" svg:stroke-width="0.004cm" svg:stroke-color="#3399ff" draw:fill="solid" draw:fill-color="#3399ff" fo:padding-top="0.002cm" fo:padding-bottom="0.002cm" fo:padding-left="0.002cm" fo:padding-right="0.002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125cm" fo:min-width="0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152cm" fo:min-width="0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0cm" fo:padding-top="0cm" fo:padding-bottom="0cm" fo:padding-left="0cm" fo:padding-right="0cm"/>
    </style:style>
    <style:style style:name="gr237" style:family="graphic" style:parent-style-name="standard">
      <style:graphic-properties draw:stroke="solid" svg:stroke-width="0.004cm" svg:stroke-color="#7f7f7f" draw:fill="solid" draw:fill-color="#7f7f7f" fo:padding-top="0.002cm" fo:padding-bottom="0.002cm" fo:padding-left="0.002cm" fo:padding-right="0.002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608cm" fo:min-width="0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693cm" fo:min-width="0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739cm" fo:min-width="0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6cm" fo:min-width="0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0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247" style:family="graphic" style:parent-style-name="standard">
      <style:graphic-properties draw:stroke="none" draw:fill="solid" draw:fill-color="#5d73b2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0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0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4cm" fo:min-width="0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0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131cm" fo:min-width="0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811cm" fo:min-width="0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718cm" fo:min-width="0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942cm" fo:min-width="0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0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0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0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0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2cm" fo:min-width="0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0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0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658cm" fo:min-width="0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0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681cm" fo:min-width="0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65cm" fo:min-width="0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2cm" fo:min-width="0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614cm" fo:min-width="0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864cm" fo:min-width="0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1.482cm" fo:min-width="0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3.365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c0c0c0" fo:font-family="'Palatino Linotype'" fo:font-size="80.0999984741211pt" style:font-size-asian="80.0999984741211pt" style:font-family-complex="'Palatino Linotype'" style:font-size-complex="80.0999984741211pt"/>
    </style:style>
    <style:style style:name="T2" style:family="text">
      <style:text-properties fo:color="#2f5897" fo:font-family="'Palatino Linotype'" fo:font-size="80.0999984741211pt" style:font-size-asian="80.0999984741211pt" style:font-family-complex="'Palatino Linotype'" style:font-size-complex="80.0999984741211pt"/>
    </style:style>
    <style:style style:name="T3" style:family="text">
      <style:text-properties fo:color="#595959" fo:font-family="'Century Gothic'" fo:font-size="12pt" style:font-size-asian="12pt" style:font-family-complex="'Century Gothic'" style:font-size-complex="12pt"/>
    </style:style>
    <style:style style:name="T4" style:family="text">
      <style:text-properties fo:color="#c0c0c0" fo:font-family="'Palatino Linotype'" fo:font-size="54pt" style:font-size-asian="54pt" style:font-family-complex="'Palatino Linotype'" style:font-size-complex="54pt"/>
    </style:style>
    <style:style style:name="T5" style:family="text">
      <style:text-properties fo:color="#2f5897" fo:font-family="'Palatino Linotype'" fo:font-size="54pt" style:font-size-asian="54pt" style:font-family-complex="'Palatino Linotype'" style:font-size-complex="54pt"/>
    </style:style>
    <style:style style:name="T6" style:family="text">
      <style:text-properties fo:color="#7f7f7f" fo:font-family="Helvetica" fo:font-size="24pt" style:font-size-asian="24pt" style:font-family-complex="Helvetica" style:font-size-complex="24pt"/>
    </style:style>
    <style:style style:name="T7" style:family="text">
      <style:text-properties fo:color="#7f7f7f" fo:font-family="'Century Gothic'" fo:font-size="24pt" style:font-size-asian="24pt" style:font-family-complex="'Century Gothic'" style:font-size-complex="24pt"/>
    </style:style>
    <style:style style:name="T8" style:family="text">
      <style:text-properties fo:color="#000000" fo:font-family="'Palatino Linotype'" fo:font-size="18pt" style:font-size-asian="18pt" style:font-family-complex="'Palatino Linotype'" style:font-size-complex="18pt"/>
    </style:style>
    <style:style style:name="T9" style:family="text">
      <style:text-properties fo:color="#ffffff" fo:font-family="'Palatino Linotype'" fo:font-size="18pt" style:font-size-asian="18pt" style:font-family-complex="'Palatino Linotype'" style:font-size-complex="18pt"/>
    </style:style>
    <style:style style:name="T10" style:family="text">
      <style:text-properties fo:color="#7f7f7f" fo:font-family="Courier" fo:font-size="16pt" style:font-size-asian="16pt" style:font-family-complex="Courier" style:font-size-complex="16pt"/>
    </style:style>
    <style:style style:name="T11" style:family="text">
      <style:text-properties fo:color="#7f7f7f" fo:font-family="'Century Gothic'" fo:font-size="16pt" style:font-size-asian="16pt" style:font-family-complex="'Century Gothic'" style:font-size-complex="16pt"/>
    </style:style>
    <style:style style:name="T12" style:family="text">
      <style:text-properties fo:color="#c0c0c0" fo:font-family="'Palatino Linotype'" fo:font-size="44.0999984741211pt" style:font-size-asian="44.0999984741211pt" style:font-family-complex="'Palatino Linotype'" style:font-size-complex="44.0999984741211pt"/>
    </style:style>
    <style:style style:name="T13" style:family="text">
      <style:text-properties fo:color="#2f5897" fo:font-family="'Palatino Linotype'" fo:font-size="44.0999984741211pt" style:font-size-asian="44.0999984741211pt" style:font-family-complex="'Palatino Linotype'" style:font-size-complex="44.0999984741211pt"/>
    </style:style>
    <style:style style:name="T14" style:family="text">
      <style:text-properties fo:color="#7f7f7f" fo:font-family="Helvetica" fo:font-size="14.1000003814697pt" style:font-size-asian="14.1000003814697pt" style:font-family-complex="Helvetica" style:font-size-complex="14.1000003814697pt"/>
    </style:style>
    <style:style style:name="T15" style:family="text">
      <style:text-properties fo:color="#7f7f7f" fo:font-family="'Century Gothic'" fo:font-size="14.1000003814697pt" style:font-size-asian="14.1000003814697pt" style:font-family-complex="'Century Gothic'" style:font-size-complex="14.1000003814697pt"/>
    </style:style>
    <style:style style:name="T16" style:family="text">
      <style:text-properties fo:color="#7f7f7f" fo:font-family="Helvetica" fo:font-size="18pt" style:font-size-asian="18pt" style:font-family-complex="Helvetica" style:font-size-complex="18pt"/>
    </style:style>
    <style:style style:name="T17" style:family="text">
      <style:text-properties fo:color="#7f7f7f" fo:font-family="'Century Gothic'" fo:font-size="18pt" style:font-size-asian="18pt" style:font-family-complex="'Century Gothic'" style:font-size-complex="18pt"/>
    </style:style>
    <style:style style:name="T18" style:family="text">
      <style:text-properties fo:color="#7f7f7f" fo:font-family="'Century Gothic'" fo:font-size="15pt" style:font-size-asian="15pt" style:font-family-complex="'Century Gothic'" style:font-size-complex="15pt"/>
    </style:style>
    <style:style style:name="T19" style:family="text">
      <style:text-properties fo:color="#3399ff" fo:font-family="'Century Gothic'" fo:font-size="18pt" style:font-size-asian="18pt" style:font-family-complex="'Century Gothic'" style:font-size-complex="18pt"/>
    </style:style>
    <style:style style:name="T20" style:family="text">
      <style:text-properties fo:color="#c0c0c0" fo:font-family="'Palatino Linotype'" fo:font-size="36pt" style:font-size-asian="36pt" style:font-family-complex="'Palatino Linotype'" style:font-size-complex="36pt"/>
    </style:style>
    <style:style style:name="T21" style:family="text">
      <style:text-properties fo:color="#2f5897" fo:font-family="'Palatino Linotype'" fo:font-size="36pt" style:font-size-asian="36pt" style:font-family-complex="'Palatino Linotype'" style:font-size-complex="36pt"/>
    </style:style>
    <style:style style:name="T22" style:family="text">
      <style:text-properties fo:color="#c0c0c0" fo:font-family="'Palatino Linotype'" fo:font-size="28pt" style:font-size-asian="28pt" style:font-family-complex="'Palatino Linotype'" style:font-size-complex="28pt"/>
    </style:style>
    <style:style style:name="T23" style:family="text">
      <style:text-properties fo:color="#2f5897" fo:font-family="'Palatino Linotype'" fo:font-size="28pt" style:font-size-asian="28pt" style:font-family-complex="'Palatino Linotype'" style:font-size-complex="28pt"/>
    </style:style>
    <style:style style:name="T24" style:family="text">
      <style:text-properties fo:color="#c0c0c0" fo:font-family="'Palatino Linotype'" fo:font-size="48pt" style:font-size-asian="48pt" style:font-family-complex="'Palatino Linotype'" style:font-size-complex="48pt"/>
    </style:style>
    <style:style style:name="T25" style:family="text">
      <style:text-properties fo:color="#2f5897" fo:font-family="'Palatino Linotype'" fo:font-size="48pt" style:font-size-asian="48pt" style:font-family-complex="'Palatino Linotype'" style:font-size-complex="48pt"/>
    </style:style>
    <style:style style:name="T26" style:family="text">
      <style:text-properties fo:color="#c0c0c0" fo:font-family="'Palatino Linotype'" fo:font-size="32.0999984741211pt" style:font-size-asian="32.0999984741211pt" style:font-family-complex="'Palatino Linotype'" style:font-size-complex="32.0999984741211pt"/>
    </style:style>
    <style:style style:name="T27" style:family="text">
      <style:text-properties fo:color="#2f5897" fo:font-family="'Palatino Linotype'" fo:font-size="32.0999984741211pt" style:font-size-asian="32.0999984741211pt" style:font-family-complex="'Palatino Linotype'" style:font-size-complex="32.09999847412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" draw:layer="layout" svg:width="1.729cm" svg:height="3.816cm" svg:x="4.817cm" svg:y="4.935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6.54cm" svg:y="4.935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7.891cm" svg:y="4.935cm">
          <draw:text-box>
            <text:p text:style-name="P1"><text:span text:style-name="T1"><text:s/></text:span></text:p>
          </draw:text-box>
        </draw:frame>
        <draw:frame draw:style-name="gr7" draw:layer="layout" svg:width="1.255cm" svg:height="3.816cm" svg:x="8.602cm" svg:y="4.935cm">
          <draw:text-box>
            <text:p text:style-name="P1"><text:span text:style-name="T1">c</text:span></text:p>
          </draw:text-box>
        </draw:frame>
        <draw:frame draw:style-name="gr8" draw:layer="layout" svg:width="1.547cm" svg:height="3.816cm" svg:x="9.855cm" svg:y="4.935cm">
          <draw:text-box>
            <text:p text:style-name="P1"><text:span text:style-name="T1">o</text:span></text:p>
          </draw:text-box>
        </draw:frame>
        <draw:frame draw:style-name="gr9" draw:layer="layout" svg:width="1.649cm" svg:height="3.816cm" svg:x="11.392cm" svg:y="4.935cm">
          <draw:text-box>
            <text:p text:style-name="P1"><text:span text:style-name="T1">n</text:span></text:p>
          </draw:text-box>
        </draw:frame>
        <draw:frame draw:style-name="gr10" draw:layer="layout" svg:width="0.925cm" svg:height="3.816cm" svg:x="13.035cm" svg:y="4.935cm">
          <draw:text-box>
            <text:p text:style-name="P1"><text:span text:style-name="T1">t</text:span></text:p>
          </draw:text-box>
        </draw:frame>
        <draw:frame draw:style-name="gr5" draw:layer="layout" svg:width="1.357cm" svg:height="3.816cm" svg:x="13.957cm" svg:y="4.935cm">
          <draw:text-box>
            <text:p text:style-name="P1"><text:span text:style-name="T1">e</text:span></text:p>
          </draw:text-box>
        </draw:frame>
        <draw:frame draw:style-name="gr11" draw:layer="layout" svg:width="1.463cm" svg:height="3.816cm" svg:x="15.312cm" svg:y="4.935cm">
          <draw:text-box>
            <text:p text:style-name="P1"><text:span text:style-name="T1">x</text:span></text:p>
          </draw:text-box>
        </draw:frame>
        <draw:frame draw:style-name="gr10" draw:layer="layout" svg:width="0.925cm" svg:height="3.816cm" svg:x="16.768cm" svg:y="4.935cm">
          <draw:text-box>
            <text:p text:style-name="P1"><text:span text:style-name="T1">t</text:span></text:p>
          </draw:text-box>
        </draw:frame>
        <draw:frame draw:style-name="gr5" draw:layer="layout" svg:width="1.357cm" svg:height="3.816cm" svg:x="17.69cm" svg:y="4.935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19.04cm" svg:y="4.935cm">
          <draw:text-box>
            <text:p text:style-name="P1"><text:span text:style-name="T1"><text:s/></text:span></text:p>
          </draw:text-box>
        </draw:frame>
        <draw:frame draw:style-name="gr12" draw:layer="layout" svg:width="2.161cm" svg:height="3.816cm" svg:x="19.747cm" svg:y="4.935cm">
          <draw:text-box>
            <text:p text:style-name="P1"><text:span text:style-name="T1">G</text:span></text:p>
          </draw:text-box>
        </draw:frame>
        <draw:frame draw:style-name="gr13" draw:layer="layout" svg:width="1.488cm" svg:height="3.816cm" svg:x="21.897cm" svg:y="4.935cm">
          <draw:text-box>
            <text:p text:style-name="P1"><text:span text:style-name="T1">S</text:span></text:p>
          </draw:text-box>
        </draw:frame>
        <draw:frame draw:style-name="gr4" draw:layer="layout" svg:width="1.729cm" svg:height="3.816cm" svg:x="23.379cm" svg:y="4.935cm">
          <draw:text-box>
            <text:p text:style-name="P1"><text:span text:style-name="T1">B</text:span></text:p>
          </draw:text-box>
        </draw:frame>
        <draw:frame draw:style-name="gr6" draw:layer="layout" svg:width="0.709cm" svg:height="3.816cm" svg:x="25.103cm" svg:y="4.935cm">
          <draw:text-box>
            <text:p text:style-name="P1"><text:span text:style-name="T1"><text:s/></text:span></text:p>
          </draw:text-box>
        </draw:frame>
        <draw:frame draw:style-name="gr4" draw:layer="layout" svg:width="1.729cm" svg:height="3.816cm" svg:x="4.702cm" svg:y="4.82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6.426cm" svg:y="4.82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7.776cm" svg:y="4.82cm">
          <draw:text-box>
            <text:p text:style-name="P1"><text:span text:style-name="T2"><text:s/></text:span></text:p>
          </draw:text-box>
        </draw:frame>
        <draw:frame draw:style-name="gr7" draw:layer="layout" svg:width="1.255cm" svg:height="3.816cm" svg:x="8.487cm" svg:y="4.82cm">
          <draw:text-box>
            <text:p text:style-name="P1"><text:span text:style-name="T2">c</text:span></text:p>
          </draw:text-box>
        </draw:frame>
        <draw:frame draw:style-name="gr8" draw:layer="layout" svg:width="1.547cm" svg:height="3.816cm" svg:x="9.741cm" svg:y="4.82cm">
          <draw:text-box>
            <text:p text:style-name="P1"><text:span text:style-name="T2">o</text:span></text:p>
          </draw:text-box>
        </draw:frame>
        <draw:frame draw:style-name="gr9" draw:layer="layout" svg:width="1.649cm" svg:height="3.816cm" svg:x="11.278cm" svg:y="4.82cm">
          <draw:text-box>
            <text:p text:style-name="P1"><text:span text:style-name="T2">n</text:span></text:p>
          </draw:text-box>
        </draw:frame>
        <draw:frame draw:style-name="gr10" draw:layer="layout" svg:width="0.925cm" svg:height="3.816cm" svg:x="12.92cm" svg:y="4.82cm">
          <draw:text-box>
            <text:p text:style-name="P1"><text:span text:style-name="T2">t</text:span></text:p>
          </draw:text-box>
        </draw:frame>
        <draw:frame draw:style-name="gr5" draw:layer="layout" svg:width="1.357cm" svg:height="3.816cm" svg:x="13.843cm" svg:y="4.82cm">
          <draw:text-box>
            <text:p text:style-name="P1"><text:span text:style-name="T2">e</text:span></text:p>
          </draw:text-box>
        </draw:frame>
        <draw:frame draw:style-name="gr11" draw:layer="layout" svg:width="1.463cm" svg:height="3.816cm" svg:x="15.197cm" svg:y="4.82cm">
          <draw:text-box>
            <text:p text:style-name="P1"><text:span text:style-name="T2">x</text:span></text:p>
          </draw:text-box>
        </draw:frame>
        <draw:frame draw:style-name="gr10" draw:layer="layout" svg:width="0.925cm" svg:height="3.816cm" svg:x="16.653cm" svg:y="4.82cm">
          <draw:text-box>
            <text:p text:style-name="P1"><text:span text:style-name="T2">t</text:span></text:p>
          </draw:text-box>
        </draw:frame>
        <draw:frame draw:style-name="gr5" draw:layer="layout" svg:width="1.357cm" svg:height="3.816cm" svg:x="17.576cm" svg:y="4.82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18.926cm" svg:y="4.82cm">
          <draw:text-box>
            <text:p text:style-name="P1"><text:span text:style-name="T2"><text:s/></text:span></text:p>
          </draw:text-box>
        </draw:frame>
        <draw:frame draw:style-name="gr12" draw:layer="layout" svg:width="2.161cm" svg:height="3.816cm" svg:x="19.633cm" svg:y="4.82cm">
          <draw:text-box>
            <text:p text:style-name="P1"><text:span text:style-name="T2">G</text:span></text:p>
          </draw:text-box>
        </draw:frame>
        <draw:frame draw:style-name="gr13" draw:layer="layout" svg:width="1.488cm" svg:height="3.816cm" svg:x="21.783cm" svg:y="4.82cm">
          <draw:text-box>
            <text:p text:style-name="P1"><text:span text:style-name="T2">S</text:span></text:p>
          </draw:text-box>
        </draw:frame>
        <draw:frame draw:style-name="gr4" draw:layer="layout" svg:width="1.729cm" svg:height="3.816cm" svg:x="23.265cm" svg:y="4.82cm">
          <draw:text-box>
            <text:p text:style-name="P1"><text:span text:style-name="T2">B</text:span></text:p>
          </draw:text-box>
        </draw:frame>
        <draw:frame draw:style-name="gr6" draw:layer="layout" svg:width="0.709cm" svg:height="3.816cm" svg:x="24.988cm" svg:y="4.82cm">
          <draw:text-box>
            <text:p text:style-name="P1"><text:span text:style-name="T2"><text:s/></text:span></text:p>
          </draw:text-box>
        </draw:frame>
        <draw:frame draw:style-name="gr5" draw:layer="layout" svg:width="1.357cm" svg:height="3.816cm" svg:x="7.391cm" svg:y="8.321cm">
          <draw:text-box>
            <text:p text:style-name="P1"><text:span text:style-name="T1">e</text:span></text:p>
          </draw:text-box>
        </draw:frame>
        <draw:frame draw:style-name="gr10" draw:layer="layout" svg:width="0.925cm" svg:height="3.816cm" svg:x="8.741cm" svg:y="8.321cm">
          <draw:text-box>
            <text:p text:style-name="P1"><text:span text:style-name="T1">t</text:span></text:p>
          </draw:text-box>
        </draw:frame>
        <draw:frame draw:style-name="gr6" draw:layer="layout" svg:width="0.709cm" svg:height="3.816cm" svg:x="9.663cm" svg:y="8.321cm">
          <draw:text-box>
            <text:p text:style-name="P1"><text:span text:style-name="T1"><text:s/></text:span></text:p>
          </draw:text-box>
        </draw:frame>
        <draw:frame draw:style-name="gr14" draw:layer="layout" svg:width="0.823cm" svg:height="3.816cm" svg:x="10.37cm" svg:y="8.321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11.192cm" svg:y="8.321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12.542cm" svg:y="8.321cm">
          <draw:text-box>
            <text:p text:style-name="P1"><text:span text:style-name="T1"><text:s/></text:span></text:p>
          </draw:text-box>
        </draw:frame>
        <draw:frame draw:style-name="gr15" draw:layer="layout" svg:width="2.5cm" svg:height="3.816cm" svg:x="13.249cm" svg:y="8.321cm">
          <draw:text-box>
            <text:p text:style-name="P1"><text:span text:style-name="T1">m</text:span></text:p>
          </draw:text-box>
        </draw:frame>
        <draw:frame draw:style-name="gr8" draw:layer="layout" svg:width="1.547cm" svg:height="3.816cm" svg:x="15.743cm" svg:y="8.321cm">
          <draw:text-box>
            <text:p text:style-name="P1"><text:span text:style-name="T1">o</text:span></text:p>
          </draw:text-box>
        </draw:frame>
        <draw:frame draw:style-name="gr4" draw:layer="layout" svg:width="1.729cm" svg:height="3.816cm" svg:x="17.28cm" svg:y="8.321cm">
          <draw:text-box>
            <text:p text:style-name="P1"><text:span text:style-name="T1">d</text:span></text:p>
          </draw:text-box>
        </draw:frame>
        <draw:frame draw:style-name="gr5" draw:layer="layout" svg:width="1.357cm" svg:height="3.816cm" svg:x="7.276cm" svg:y="8.207cm">
          <draw:text-box>
            <text:p text:style-name="P1"><text:span text:style-name="T2">e</text:span></text:p>
          </draw:text-box>
        </draw:frame>
        <draw:frame draw:style-name="gr10" draw:layer="layout" svg:width="0.925cm" svg:height="3.816cm" svg:x="8.627cm" svg:y="8.207cm">
          <draw:text-box>
            <text:p text:style-name="P1"><text:span text:style-name="T2">t</text:span></text:p>
          </draw:text-box>
        </draw:frame>
        <draw:frame draw:style-name="gr6" draw:layer="layout" svg:width="0.709cm" svg:height="3.816cm" svg:x="9.549cm" svg:y="8.207cm">
          <draw:text-box>
            <text:p text:style-name="P1"><text:span text:style-name="T2"><text:s/></text:span></text:p>
          </draw:text-box>
        </draw:frame>
        <draw:frame draw:style-name="gr14" draw:layer="layout" svg:width="0.823cm" svg:height="3.816cm" svg:x="10.256cm" svg:y="8.207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11.077cm" svg:y="8.207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12.428cm" svg:y="8.207cm">
          <draw:text-box>
            <text:p text:style-name="P1"><text:span text:style-name="T2"><text:s/></text:span></text:p>
          </draw:text-box>
        </draw:frame>
        <draw:frame draw:style-name="gr15" draw:layer="layout" svg:width="2.5cm" svg:height="3.816cm" svg:x="13.135cm" svg:y="8.207cm">
          <draw:text-box>
            <text:p text:style-name="P1"><text:span text:style-name="T2">m</text:span></text:p>
          </draw:text-box>
        </draw:frame>
        <draw:frame draw:style-name="gr8" draw:layer="layout" svg:width="1.547cm" svg:height="3.816cm" svg:x="15.629cm" svg:y="8.207cm">
          <draw:text-box>
            <text:p text:style-name="P1"><text:span text:style-name="T2">o</text:span></text:p>
          </draw:text-box>
        </draw:frame>
        <draw:frame draw:style-name="gr4" draw:layer="layout" svg:width="1.729cm" svg:height="3.816cm" svg:x="17.166cm" svg:y="8.207cm">
          <draw:text-box>
            <text:p text:style-name="P1"><text:span text:style-name="T2">d</text:span></text:p>
          </draw:text-box>
        </draw:frame>
        <draw:frame draw:style-name="gr5" draw:layer="layout" svg:width="1.357cm" svg:height="3.816cm" svg:x="19.003cm" svg:y="8.321cm">
          <draw:text-box>
            <text:p text:style-name="P1"><text:span text:style-name="T1">è</text:span></text:p>
          </draw:text-box>
        </draw:frame>
        <draw:frame draw:style-name="gr5" draw:layer="layout" svg:width="1.357cm" svg:height="3.816cm" svg:x="18.888cm" svg:y="8.207cm">
          <draw:text-box>
            <text:p text:style-name="P1"><text:span text:style-name="T2">è</text:span></text:p>
          </draw:text-box>
        </draw:frame>
        <draw:frame draw:style-name="gr14" draw:layer="layout" svg:width="0.823cm" svg:height="3.816cm" svg:x="20.353cm" svg:y="8.321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21.178cm" svg:y="8.321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22.529cm" svg:y="8.321cm">
          <draw:text-box>
            <text:p text:style-name="P1"><text:span text:style-name="T1"><text:s/></text:span></text:p>
          </draw:text-box>
        </draw:frame>
        <draw:frame draw:style-name="gr14" draw:layer="layout" svg:width="0.823cm" svg:height="3.816cm" svg:x="20.239cm" svg:y="8.207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21.064cm" svg:y="8.207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22.415cm" svg:y="8.207cm">
          <draw:text-box>
            <text:p text:style-name="P1"><text:span text:style-name="T2"><text:s/></text:span></text:p>
          </draw:text-box>
        </draw:frame>
        <draw:frame draw:style-name="gr16" draw:layer="layout" svg:width="2.677cm" svg:height="3.816cm" svg:x="11.607cm" svg:y="11.708cm">
          <draw:text-box>
            <text:p text:style-name="P1"><text:span text:style-name="T1">M</text:span></text:p>
          </draw:text-box>
        </draw:frame>
        <draw:frame draw:style-name="gr17" draw:layer="layout" svg:width="2.042cm" svg:height="3.816cm" svg:x="14.275cm" svg:y="11.708cm">
          <draw:text-box>
            <text:p text:style-name="P1"><text:span text:style-name="T1">V</text:span></text:p>
          </draw:text-box>
        </draw:frame>
        <draw:frame draw:style-name="gr18" draw:layer="layout" svg:width="2.009cm" svg:height="3.816cm" svg:x="16.315cm" svg:y="11.708cm">
          <draw:text-box>
            <text:p text:style-name="P1"><text:span text:style-name="T1">C</text:span></text:p>
          </draw:text-box>
        </draw:frame>
        <draw:frame draw:style-name="gr16" draw:layer="layout" svg:width="2.677cm" svg:height="3.816cm" svg:x="11.493cm" svg:y="11.594cm">
          <draw:text-box>
            <text:p text:style-name="P1"><text:span text:style-name="T2">M</text:span></text:p>
          </draw:text-box>
        </draw:frame>
        <draw:frame draw:style-name="gr17" draw:layer="layout" svg:width="2.042cm" svg:height="3.816cm" svg:x="14.16cm" svg:y="11.594cm">
          <draw:text-box>
            <text:p text:style-name="P1"><text:span text:style-name="T2">V</text:span></text:p>
          </draw:text-box>
        </draw:frame>
        <draw:frame draw:style-name="gr18" draw:layer="layout" svg:width="2.009cm" svg:height="3.816cm" svg:x="16.2cm" svg:y="11.594cm">
          <draw:text-box>
            <text:p text:style-name="P1"><text:span text:style-name="T2">C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3.667cm" svg:y="3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279cm" svg:x="2.137cm" svg:y="3.821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8.043cm" svg:y="3.334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9.207cm" svg:y="3.334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0.121cm" svg:y="3.334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0.6cm" svg:y="3.334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2.276cm" svg:y="3.334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3.318cm" svg:y="3.334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7.966cm" svg:y="3.258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9.131cm" svg:y="3.258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0.045cm" svg:y="3.258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0.524cm" svg:y="3.258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2.2cm" svg:y="3.258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3.242cm" svg:y="3.258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4.481cm" svg:y="3.334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4.405cm" svg:y="3.258cm">
          <draw:text-box>
            <text:p text:style-name="P1"><text:span text:style-name="T5">è</text:span></text:p>
          </draw:text-box>
        </draw:frame>
        <draw:frame draw:style-name="gr42" draw:text-style-name="P1" draw:layer="layout" svg:width="0.557cm" svg:height="3.205cm" svg:x="15.396cm" svg:y="2.7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5.95cm" svg:y="3.334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6.865cm" svg:y="3.334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7.343cm" svg:y="3.334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9.143cm" svg:y="3.334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20.518cm" svg:y="3.334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15.32cm" svg:y="3.258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5.874cm" svg:y="3.258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6.789cm" svg:y="3.258cm">
          <draw:text-box>
            <text:p text:style-name="P1"><text:span text:style-name="T5"><text:s/></text:span></text:p>
          </draw:text-box>
        </draw:frame>
        <draw:frame draw:style-name="gr47" draw:text-style-name="P1" draw:layer="layout" svg:width="1.872cm" svg:height="2.629cm" svg:x="17.2cm" svg:y="3.2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9.066cm" svg:y="3.258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20.442cm" svg:y="3.258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3.504cm" svg:y="5.644cm">
          <draw:text-box>
            <text:p text:style-name="P1"><text:span text:style-name="T6">•</text:span></text:p>
          </draw:text-box>
        </draw:frame>
        <draw:frame draw:style-name="gr49" draw:layer="layout" svg:width="0.391cm" svg:height="1.009cm" svg:x="4.457cm" svg:y="5.61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4.846cm" svg:y="5.61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5.397cm" svg:y="5.61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5.727cm" svg:y="5.617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5.96cm" svg:y="5.617cm">
          <draw:text-box>
            <text:p text:style-name="P1"><text:span text:style-name="T7">a</text:span></text:p>
          </draw:text-box>
        </draw:frame>
        <draw:frame draw:style-name="gr53" draw:layer="layout" svg:width="0.48cm" svg:height="1.009cm" svg:x="6.535cm" svg:y="5.617cm">
          <draw:text-box>
            <text:p text:style-name="P1"><text:span text:style-name="T7">v</text:span></text:p>
          </draw:text-box>
        </draw:frame>
        <draw:frame draw:style-name="gr52" draw:layer="layout" svg:width="0.582cm" svg:height="1.009cm" svg:x="7.014cm" svg:y="5.617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7.589cm" svg:y="5.617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8.106cm" svg:y="5.617cm">
          <draw:text-box>
            <text:p text:style-name="P1"><text:span text:style-name="T7">t</text:span></text:p>
          </draw:text-box>
        </draw:frame>
        <draw:frame draw:style-name="gr52" draw:layer="layout" svg:width="0.582cm" svg:height="1.009cm" svg:x="8.39cm" svg:y="5.617cm">
          <draw:text-box>
            <text:p text:style-name="P1"><text:span text:style-name="T7">a</text:span></text:p>
          </draw:text-box>
        </draw:frame>
        <draw:frame draw:style-name="gr56" draw:layer="layout" svg:width="0.574cm" svg:height="1.009cm" svg:x="8.97cm" svg:y="5.617cm">
          <draw:text-box>
            <text:p text:style-name="P1"><text:span text:style-name="T7">g</text:span></text:p>
          </draw:text-box>
        </draw:frame>
        <draw:frame draw:style-name="gr50" draw:layer="layout" svg:width="0.552cm" svg:height="1.009cm" svg:x="9.541cm" svg:y="5.61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0.092cm" svg:y="5.61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0.422cm" svg:y="5.617cm">
          <draw:text-box>
            <text:p text:style-name="P1"><text:span text:style-name="T7"><text:s/></text:span></text:p>
          </draw:text-box>
        </draw:frame>
        <draw:frame draw:style-name="gr19" draw:layer="layout" svg:width="0.231cm" svg:height="1.009cm" svg:x="10.655cm" svg:y="5.617cm">
          <draw:text-box>
            <text:p text:style-name="P1"><text:span text:style-name="T7">:</text:span></text:p>
          </draw:text-box>
        </draw:frame>
        <draw:frame draw:style-name="gr19" draw:layer="layout" svg:width="0.235cm" svg:height="1.009cm" svg:x="10.883cm" svg:y="5.617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11.116cm" svg:y="5.617cm">
          <draw:text-box>
            <text:p text:style-name="P1"><text:span text:style-name="T7">m</text:span></text:p>
          </draw:text-box>
        </draw:frame>
        <draw:frame draw:style-name="gr52" draw:layer="layout" svg:width="0.582cm" svg:height="1.009cm" svg:x="11.912cm" svg:y="5.617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12.488cm" svg:y="5.617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2.657cm" svg:y="5.617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3.173cm" svg:y="5.617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3.461cm" svg:y="5.617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4.012cm" svg:y="5.617cm">
          <draw:text-box>
            <text:p text:style-name="P1"><text:span text:style-name="T7">n</text:span></text:p>
          </draw:text-box>
        </draw:frame>
        <draw:frame draw:style-name="gr52" draw:layer="layout" svg:width="0.582cm" svg:height="1.009cm" svg:x="14.528cm" svg:y="5.617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15.108cm" svg:y="5.617cm">
          <draw:text-box>
            <text:p text:style-name="P1"><text:span text:style-name="T7">n</text:span></text:p>
          </draw:text-box>
        </draw:frame>
        <draw:frame draw:style-name="gr59" draw:layer="layout" svg:width="0.548cm" svg:height="1.009cm" svg:x="15.625cm" svg:y="5.617cm">
          <draw:text-box>
            <text:p text:style-name="P1"><text:span text:style-name="T7">c</text:span></text:p>
          </draw:text-box>
        </draw:frame>
        <draw:frame draw:style-name="gr50" draw:layer="layout" svg:width="0.552cm" svg:height="1.009cm" svg:x="16.171cm" svg:y="5.617cm">
          <draw:text-box>
            <text:p text:style-name="P1"><text:span text:style-name="T7">e</text:span></text:p>
          </draw:text-box>
        </draw:frame>
        <draw:frame draw:style-name="gr19" draw:layer="layout" svg:width="0.226cm" svg:height="1.009cm" svg:x="16.726cm" svg:y="5.617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16.954cm" svg:y="5.617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7.187cm" svg:y="5.617cm">
          <draw:text-box>
            <text:p text:style-name="P1"><text:span text:style-name="T7">é</text:span></text:p>
          </draw:text-box>
        </draw:frame>
        <draw:frame draw:style-name="gr53" draw:layer="layout" svg:width="0.48cm" svg:height="1.009cm" svg:x="17.734cm" svg:y="5.617cm">
          <draw:text-box>
            <text:p text:style-name="P1"><text:span text:style-name="T7">v</text:span></text:p>
          </draw:text-box>
        </draw:frame>
        <draw:frame draw:style-name="gr46" draw:layer="layout" svg:width="0.557cm" svg:height="1.009cm" svg:x="18.212cm" svg:y="5.617cm">
          <draw:text-box>
            <text:p text:style-name="P1"><text:span text:style-name="T7">o</text:span></text:p>
          </draw:text-box>
        </draw:frame>
        <draw:frame draw:style-name="gr58" draw:layer="layout" svg:width="0.171cm" svg:height="1.009cm" svg:x="18.766cm" svg:y="5.617cm">
          <draw:text-box>
            <text:p text:style-name="P1"><text:span text:style-name="T7">l</text:span></text:p>
          </draw:text-box>
        </draw:frame>
        <draw:frame draw:style-name="gr60" draw:layer="layout" svg:width="0.518cm" svg:height="1.009cm" svg:x="18.936cm" svg:y="5.617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9.448cm" svg:y="5.617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9.732cm" svg:y="5.617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9.905cm" svg:y="5.617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0.46cm" svg:y="5.617cm">
          <draw:text-box>
            <text:p text:style-name="P1"><text:span text:style-name="T7">n</text:span></text:p>
          </draw:text-box>
        </draw:frame>
        <draw:frame draw:style-name="gr19" draw:layer="layout" svg:width="0.226cm" svg:height="1.009cm" svg:x="20.976cm" svg:y="5.617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21.205cm" svg:y="5.617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21.438cm" svg:y="5.617cm">
          <draw:text-box>
            <text:p text:style-name="P1"><text:span text:style-name="T7">f</text:span></text:p>
          </draw:text-box>
        </draw:frame>
        <draw:frame draw:style-name="gr52" draw:layer="layout" svg:width="0.582cm" svg:height="1.009cm" svg:x="21.705cm" svg:y="5.617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22.28cm" svg:y="5.617cm">
          <draw:text-box>
            <text:p text:style-name="P1"><text:span text:style-name="T7">i</text:span></text:p>
          </draw:text-box>
        </draw:frame>
        <draw:frame draw:style-name="gr62" draw:layer="layout" svg:width="0.578cm" svg:height="1.009cm" svg:x="22.454cm" svg:y="5.617cm">
          <draw:text-box>
            <text:p text:style-name="P1"><text:span text:style-name="T7">b</text:span></text:p>
          </draw:text-box>
        </draw:frame>
        <draw:frame draw:style-name="gr58" draw:layer="layout" svg:width="0.171cm" svg:height="1.009cm" svg:x="23.029cm" svg:y="5.61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23.199cm" svg:y="5.617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23.749cm" svg:y="5.617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4.457cm" svg:y="6.629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5.003cm" svg:y="6.629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5.558cm" svg:y="6.629cm">
          <draw:text-box>
            <text:p text:style-name="P1"><text:span text:style-name="T7">u</text:span></text:p>
          </draw:text-box>
        </draw:frame>
        <draw:frame draw:style-name="gr62" draw:layer="layout" svg:width="0.578cm" svg:height="1.009cm" svg:x="6.074cm" svg:y="6.629cm">
          <draw:text-box>
            <text:p text:style-name="P1"><text:span text:style-name="T7">p</text:span></text:p>
          </draw:text-box>
        </draw:frame>
        <draw:frame draw:style-name="gr58" draw:layer="layout" svg:width="0.171cm" svg:height="1.009cm" svg:x="6.65cm" svg:y="6.629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6.819cm" svg:y="6.629cm">
          <draw:text-box>
            <text:p text:style-name="P1"><text:span text:style-name="T7">a</text:span></text:p>
          </draw:text-box>
        </draw:frame>
        <draw:frame draw:style-name="gr56" draw:layer="layout" svg:width="0.574cm" svg:height="1.009cm" svg:x="7.399cm" svg:y="6.629cm">
          <draw:text-box>
            <text:p text:style-name="P1"><text:span text:style-name="T7">g</text:span></text:p>
          </draw:text-box>
        </draw:frame>
        <draw:frame draw:style-name="gr50" draw:layer="layout" svg:width="0.552cm" svg:height="1.009cm" svg:x="7.971cm" svg:y="6.629cm">
          <draw:text-box>
            <text:p text:style-name="P1"><text:span text:style-name="T7">e</text:span></text:p>
          </draw:text-box>
        </draw:frame>
        <draw:frame draw:style-name="gr48" draw:layer="layout" svg:width="0.298cm" svg:height="0.945cm" svg:x="3.504cm" svg:y="7.875cm">
          <draw:text-box>
            <text:p text:style-name="P1"><text:span text:style-name="T6">•</text:span></text:p>
          </draw:text-box>
        </draw:frame>
        <draw:frame draw:style-name="gr63" draw:layer="layout" svg:width="0.256cm" svg:height="1.009cm" svg:x="4.69cm" svg:y="7.848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4.944cm" svg:y="7.848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5.524cm" svg:y="7.848cm">
          <draw:text-box>
            <text:p text:style-name="P1"><text:span text:style-name="T7">p</text:span></text:p>
          </draw:text-box>
        </draw:frame>
        <draw:frame draw:style-name="gr62" draw:layer="layout" svg:width="0.578cm" svg:height="1.009cm" svg:x="6.099cm" svg:y="7.848cm">
          <draw:text-box>
            <text:p text:style-name="P1"><text:span text:style-name="T7">p</text:span></text:p>
          </draw:text-box>
        </draw:frame>
        <draw:frame draw:style-name="gr50" draw:layer="layout" svg:width="0.552cm" svg:height="1.009cm" svg:x="6.675cm" svg:y="7.848cm">
          <draw:text-box>
            <text:p text:style-name="P1"><text:span text:style-name="T7">e</text:span></text:p>
          </draw:text-box>
        </draw:frame>
        <draw:frame draw:style-name="gr58" draw:layer="layout" svg:width="0.171cm" svg:height="1.009cm" svg:x="7.225cm" svg:y="7.848cm">
          <draw:text-box>
            <text:p text:style-name="P1"><text:span text:style-name="T7">l</text:span></text:p>
          </draw:text-box>
        </draw:frame>
        <draw:frame draw:style-name="gr19" draw:layer="layout" svg:width="0.226cm" svg:height="1.009cm" svg:x="7.399cm" svg:y="7.848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7.628cm" svg:y="7.848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7.861cm" svg:y="7.848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8.03cm" svg:y="7.848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584cm" svg:y="7.848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8.817cm" svg:y="7.848cm">
          <draw:text-box>
            <text:p text:style-name="P1"><text:span text:style-name="T7">m</text:span></text:p>
          </draw:text-box>
        </draw:frame>
        <draw:frame draw:style-name="gr46" draw:layer="layout" svg:width="0.557cm" svg:height="1.009cm" svg:x="9.613cm" svg:y="7.848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10.168cm" svg:y="7.848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0.748cm" svg:y="7.848cm">
          <draw:text-box>
            <text:p text:style-name="P1"><text:span text:style-name="T7">è</text:span></text:p>
          </draw:text-box>
        </draw:frame>
        <draw:frame draw:style-name="gr58" draw:layer="layout" svg:width="0.171cm" svg:height="1.009cm" svg:x="11.298cm" svg:y="7.848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1.467cm" svg:y="7.848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018cm" svg:y="7.848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2.251cm" svg:y="7.848cm">
          <draw:text-box>
            <text:p text:style-name="P1"><text:span text:style-name="T7">c</text:span></text:p>
          </draw:text-box>
        </draw:frame>
        <draw:frame draw:style-name="gr58" draw:layer="layout" svg:width="0.171cm" svg:height="1.009cm" svg:x="12.801cm" svg:y="7.848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2.97cm" svg:y="7.848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3.55cm" svg:y="7.848cm">
          <draw:text-box>
            <text:p text:style-name="P1"><text:span text:style-name="T7">s</text:span></text:p>
          </draw:text-box>
        </draw:frame>
        <draw:frame draw:style-name="gr51" draw:layer="layout" svg:width="0.332cm" svg:height="1.009cm" svg:x="13.88cm" svg:y="7.848cm">
          <draw:text-box>
            <text:p text:style-name="P1"><text:span text:style-name="T7">s</text:span></text:p>
          </draw:text-box>
        </draw:frame>
        <draw:frame draw:style-name="gr58" draw:layer="layout" svg:width="0.18cm" svg:height="1.009cm" svg:x="14.206cm" svg:y="7.848cm">
          <draw:text-box>
            <text:p text:style-name="P1"><text:span text:style-name="T7">i</text:span></text:p>
          </draw:text-box>
        </draw:frame>
        <draw:frame draw:style-name="gr62" draw:layer="layout" svg:width="0.578cm" svg:height="1.009cm" svg:x="14.379cm" svg:y="7.848cm">
          <draw:text-box>
            <text:p text:style-name="P1"><text:span text:style-name="T7">q</text:span></text:p>
          </draw:text-box>
        </draw:frame>
        <draw:frame draw:style-name="gr60" draw:layer="layout" svg:width="0.518cm" svg:height="1.009cm" svg:x="14.955cm" svg:y="7.848cm">
          <draw:text-box>
            <text:p text:style-name="P1"><text:span text:style-name="T7">u</text:span></text:p>
          </draw:text-box>
        </draw:frame>
        <draw:frame draw:style-name="gr50" draw:layer="layout" svg:width="0.552cm" svg:height="1.009cm" svg:x="15.471cm" svg:y="7.848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6.022cm" svg:y="7.848cm">
          <draw:text-box>
            <text:p text:style-name="P1"><text:span text:style-name="T7"><text:s/></text:span></text:p>
          </draw:text-box>
        </draw:frame>
        <draw:frame draw:style-name="gr2" draw:layer="layout" svg:width="16.984cm" svg:height="10.803cm" svg:x="5.325cm" svg:y="8.894cm">
          <draw:image xlink:href="Pictures/10000000000002BF000001BFDB5E71DF.png" xlink:type="simple" xlink:show="embed" xlink:actuate="onLoad">
            <text:p/>
          </draw:image>
        </draw:frame>
        <draw:frame draw:style-name="gr19" draw:layer="layout" svg:width="0.231cm" svg:height="1.009cm" svg:x="16.255cm" svg:y="7.848cm">
          <draw:text-box>
            <text:p text:style-name="P1"><text:span text:style-name="T7">:</text:span></text:p>
          </draw:text-box>
        </draw:frame>
        <draw:frame draw:style-name="gr65" draw:layer="layout" svg:width="0.493cm" svg:height="0.852cm" draw:transform="rotate (0.373500459926786) translate (21.416cm 12.525cm)">
          <draw:text-box>
            <text:p text:style-name="P1"><text:span text:style-name="T8">D</text:span></text:p>
          </draw:text-box>
        </draw:frame>
        <draw:frame draw:style-name="gr66" draw:layer="layout" svg:width="0.307cm" svg:height="0.852cm" draw:transform="rotate (0.373500459926786) translate (21.961cm 12.347cm)">
          <draw:text-box>
            <text:p text:style-name="P1"><text:span text:style-name="T8">é</text:span></text:p>
          </draw:text-box>
        </draw:frame>
        <draw:frame draw:style-name="gr67" draw:layer="layout" svg:width="0.362cm" svg:height="0.852cm" draw:transform="rotate (0.373500459926786) translate (22.166cm 12.254cm)">
          <draw:text-box>
            <text:p text:style-name="P1"><text:span text:style-name="T8">v</text:span></text:p>
          </draw:text-box>
        </draw:frame>
        <draw:frame draw:style-name="gr66" draw:layer="layout" svg:width="0.307cm" svg:height="0.852cm" draw:transform="rotate (0.373500459926786) translate (22.486cm 12.14cm)">
          <draw:text-box>
            <text:p text:style-name="P1"><text:span text:style-name="T8">e</text:span></text:p>
          </draw:text-box>
        </draw:frame>
        <draw:frame draw:style-name="gr68" draw:layer="layout" svg:width="0.188cm" svg:height="0.852cm" draw:transform="rotate (0.373500459926786) translate (22.739cm 12.051cm)">
          <draw:text-box>
            <text:p text:style-name="P1"><text:span text:style-name="T8">l</text:span></text:p>
          </draw:text-box>
        </draw:frame>
        <draw:frame draw:style-name="gr69" draw:layer="layout" svg:width="0.349cm" svg:height="0.852cm" draw:transform="rotate (0.373500459926786) translate (22.868cm 11.983cm)">
          <draw:text-box>
            <text:p text:style-name="P1"><text:span text:style-name="T8">o</text:span></text:p>
          </draw:text-box>
        </draw:frame>
        <draw:frame draw:style-name="gr67" draw:layer="layout" svg:width="0.383cm" svg:height="0.852cm" draw:transform="rotate (0.373500459926786) translate (23.118cm 11.882cm)">
          <draw:text-box>
            <text:p text:style-name="P1"><text:span text:style-name="T8">p</text:span></text:p>
          </draw:text-box>
        </draw:frame>
        <draw:frame draw:style-name="gr67" draw:layer="layout" svg:width="0.383cm" svg:height="0.852cm" draw:transform="rotate (0.373500459926786) translate (23.414cm 11.763cm)">
          <draw:text-box>
            <text:p text:style-name="P1"><text:span text:style-name="T8">p</text:span></text:p>
          </draw:text-box>
        </draw:frame>
        <draw:frame draw:style-name="gr66" draw:layer="layout" svg:width="0.307cm" svg:height="0.852cm" draw:transform="rotate (0.373500459926786) translate (23.735cm 11.649cm)">
          <draw:text-box>
            <text:p text:style-name="P1"><text:span text:style-name="T8">e</text:span></text:p>
          </draw:text-box>
        </draw:frame>
        <draw:frame draw:style-name="gr66" draw:layer="layout" svg:width="0.252cm" svg:height="0.852cm" draw:transform="rotate (0.373500459926786) translate (23.964cm 11.56cm)">
          <draw:text-box>
            <text:p text:style-name="P1"><text:span text:style-name="T8">r</text:span></text:p>
          </draw:text-box>
        </draw:frame>
        <draw:frame draw:style-name="gr70" draw:layer="layout" svg:width="0.163cm" svg:height="0.852cm" draw:transform="rotate (0.373500459926786) translate (24.222cm 11.471cm)">
          <draw:text-box>
            <text:p text:style-name="P1"><text:span text:style-name="T8">.</text:span></text:p>
          </draw:text-box>
        </draw:frame>
        <draw:frame draw:style-name="gr25" draw:layer="layout" svg:width="0.286cm" svg:height="0.852cm" draw:transform="rotate (0.373500459926786) translate (24.336cm 11.412cm)">
          <draw:text-box>
            <text:p text:style-name="P1"><text:span text:style-name="T8">c</text:span></text:p>
          </draw:text-box>
        </draw:frame>
        <draw:frame draw:style-name="gr69" draw:layer="layout" svg:width="0.349cm" svg:height="0.852cm" draw:transform="rotate (0.373500459926786) translate (24.57cm 11.318cm)">
          <draw:text-box>
            <text:p text:style-name="P1"><text:span text:style-name="T8">o</text:span></text:p>
          </draw:text-box>
        </draw:frame>
        <draw:frame draw:style-name="gr65" draw:layer="layout" svg:width="0.561cm" svg:height="0.852cm" draw:transform="rotate (0.373500459926786) translate (24.764cm 11.213cm)">
          <draw:text-box>
            <text:p text:style-name="P1"><text:span text:style-name="T8">m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draw:frame draw:style-name="gr71" draw:layer="layout" svg:width="17.651cm" svg:height="2cm" svg:x="5.949cm" svg:y="1.6cm">
          <draw:text-box>
            <text:p>Je n'aime pas ces 2diapos : j'aimerais les changer !!!</text:p>
          </draw:text-box>
        </draw:frame>
        <presentation:notes draw:style-name="dp2">
          <draw:page-thumbnail draw:style-name="gr3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8.043cm" svg:y="2.93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9.207cm" svg:y="2.932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0.121cm" svg:y="2.932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0.6cm" svg:y="2.932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2.276cm" svg:y="2.932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3.318cm" svg:y="2.932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7.966cm" svg:y="2.85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9.131cm" svg:y="2.856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0.045cm" svg:y="2.856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0.524cm" svg:y="2.856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2.2cm" svg:y="2.856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3.242cm" svg:y="2.856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4.481cm" svg:y="2.932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4.405cm" svg:y="2.856cm">
          <draw:text-box>
            <text:p text:style-name="P1"><text:span text:style-name="T5">è</text:span></text:p>
          </draw:text-box>
        </draw:frame>
        <draw:frame draw:style-name="gr46" draw:layer="layout" svg:width="0.557cm" svg:height="2.571cm" svg:x="15.396cm" svg:y="2.93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5.95cm" svg:y="2.932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6.865cm" svg:y="2.932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7.343cm" svg:y="2.932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9.143cm" svg:y="2.932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20.518cm" svg:y="2.932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15.32cm" svg:y="2.85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5.874cm" svg:y="2.856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6.789cm" svg:y="2.856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7.267cm" svg:y="2.856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9.066cm" svg:y="2.856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20.442cm" svg:y="2.856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3.708cm" svg:y="5.043cm">
          <draw:text-box>
            <text:p text:style-name="P1"><text:span text:style-name="T6">•</text:span></text:p>
          </draw:text-box>
        </draw:frame>
        <draw:frame draw:style-name="gr72" draw:layer="layout" svg:width="0.595cm" svg:height="1.009cm" svg:x="4.66cm" svg:y="5.016cm">
          <draw:text-box>
            <text:p text:style-name="P1"><text:span text:style-name="T7">V</text:span></text:p>
          </draw:text-box>
        </draw:frame>
        <draw:frame draw:style-name="gr50" draw:layer="layout" svg:width="0.552cm" svg:height="1.009cm" svg:x="5.253cm" svg:y="5.016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5.803cm" svg:y="5.016cm">
          <draw:text-box>
            <text:p text:style-name="P1"><text:span text:style-name="T7">r</text:span></text:p>
          </draw:text-box>
        </draw:frame>
        <draw:frame draw:style-name="gr51" draw:layer="layout" svg:width="0.332cm" svg:height="1.009cm" svg:x="6.057cm" svg:y="5.016cm">
          <draw:text-box>
            <text:p text:style-name="P1"><text:span text:style-name="T7">s</text:span></text:p>
          </draw:text-box>
        </draw:frame>
        <draw:frame draw:style-name="gr58" draw:layer="layout" svg:width="0.18cm" svg:height="1.009cm" svg:x="6.387cm" svg:y="5.016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6.565cm" svg:y="5.01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7.12cm" svg:y="5.016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7.636cm" svg:y="5.016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7.869cm" svg:y="5.016cm">
          <draw:text-box>
            <text:p text:style-name="P1"><text:span text:style-name="T7">m</text:span></text:p>
          </draw:text-box>
        </draw:frame>
        <draw:frame draw:style-name="gr46" draw:layer="layout" svg:width="0.557cm" svg:height="1.009cm" svg:x="8.661cm" svg:y="5.016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9.216cm" svg:y="5.016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9.795cm" svg:y="5.01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0.346cm" svg:y="5.016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0.583cm" svg:y="5.016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1.162cm" svg:y="5.016cm">
          <draw:text-box>
            <text:p text:style-name="P1"><text:span text:style-name="T7">é</text:span></text:p>
          </draw:text-box>
        </draw:frame>
        <draw:frame draw:style-name="gr59" draw:layer="layout" svg:width="0.548cm" svg:height="1.009cm" svg:x="11.713cm" svg:y="5.016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2.259cm" svg:y="5.01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2.818cm" svg:y="5.016cm">
          <draw:text-box>
            <text:p text:style-name="P1"><text:span text:style-name="T7">n</text:span></text:p>
          </draw:text-box>
        </draw:frame>
        <draw:frame draw:style-name="gr54" draw:layer="layout" svg:width="0.518cm" svg:height="1.009cm" svg:x="13.335cm" svg:y="5.016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13.851cm" svg:y="5.016cm">
          <draw:text-box>
            <text:p text:style-name="P1"><text:span text:style-name="T7">e</text:span></text:p>
          </draw:text-box>
        </draw:frame>
        <draw:frame draw:style-name="gr59" draw:layer="layout" svg:width="0.548cm" svg:height="1.009cm" svg:x="14.402cm" svg:y="5.016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14.948cm" svg:y="5.01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5.236cm" svg:y="5.016cm">
          <draw:text-box>
            <text:p text:style-name="P1"><text:span text:style-name="T7">é</text:span></text:p>
          </draw:text-box>
        </draw:frame>
        <draw:frame draw:style-name="gr2" draw:layer="layout" svg:width="16.984cm" svg:height="10.803cm" svg:x="4.652cm" svg:y="6.35cm">
          <draw:image xlink:href="Pictures/10000000000002BF000001BFDB5E71DF.png" xlink:type="simple" xlink:show="embed" xlink:actuate="onLoad">
            <text:p/>
          </draw:image>
        </draw:frame>
        <draw:path draw:style-name="gr73" draw:layer="layout" svg:width="6.781cm" svg:height="3.618cm" svg:x="2.649cm" svg:y="7.095cm" svg:viewBox="0 0 6782 3619" svg:d="m4729 3103c-521 317-1211 495-1931 495-1545 0-2798-804-2798-1799s1253-1799 2798-1799c1546 0 2803 804 2803 1799 0 254-89 508-254 741l1435 1079z">
          <text:p/>
        </draw:path>
        <draw:path draw:style-name="gr74" draw:layer="layout" svg:width="6.781cm" svg:height="3.618cm" svg:x="2.649cm" svg:y="7.095cm" svg:viewBox="0 0 6782 3619" svg:d="m4729 3103c-521 317-1211 495-1931 495-1545 0-2798-804-2798-1799s1253-1799 2798-1799c1546 0 2803 804 2803 1799 0 254-89 508-254 741l1435 1079z">
          <text:p/>
        </draw:path>
        <draw:frame draw:style-name="gr19" draw:layer="layout" svg:width="0.231cm" svg:height="1.009cm" svg:x="16.019cm" svg:y="5.016cm">
          <draw:text-box>
            <text:p text:style-name="P1"><text:span text:style-name="T7">:</text:span></text:p>
          </draw:text-box>
        </draw:frame>
        <draw:frame draw:style-name="gr65" draw:layer="layout" svg:width="0.497cm" svg:height="0.852cm" svg:x="4.491cm" svg:y="7.88cm">
          <draw:text-box>
            <text:p text:style-name="P1"><text:span text:style-name="T9">A</text:span></text:p>
          </draw:text-box>
        </draw:frame>
        <draw:frame draw:style-name="gr75" draw:layer="layout" svg:width="0.383cm" svg:height="0.852cm" svg:x="4.986cm" svg:y="7.88cm">
          <draw:text-box>
            <text:p text:style-name="P1"><text:span text:style-name="T9">u</text:span></text:p>
          </draw:text-box>
        </draw:frame>
        <draw:frame draw:style-name="gr69" draw:layer="layout" svg:width="0.286cm" svg:height="0.852cm" svg:x="5.367cm" svg:y="7.88cm">
          <draw:text-box>
            <text:p text:style-name="P1"><text:span text:style-name="T9">c</text:span></text:p>
          </draw:text-box>
        </draw:frame>
        <draw:frame draw:style-name="gr75" draw:layer="layout" svg:width="0.383cm" svg:height="0.852cm" svg:x="5.651cm" svg:y="7.88cm">
          <draw:text-box>
            <text:p text:style-name="P1"><text:span text:style-name="T9">u</text:span></text:p>
          </draw:text-box>
        </draw:frame>
        <draw:frame draw:style-name="gr76" draw:layer="layout" svg:width="0.37cm" svg:height="0.852cm" svg:x="6.032cm" svg:y="7.88cm">
          <draw:text-box>
            <text:p text:style-name="P1"><text:span text:style-name="T9">n</text:span></text:p>
          </draw:text-box>
        </draw:frame>
        <draw:frame draw:style-name="gr70" draw:layer="layout" svg:width="0.163cm" svg:height="0.852cm" svg:x="6.4cm" svg:y="7.88cm">
          <draw:text-box>
            <text:p text:style-name="P1"><text:span text:style-name="T9"><text:s/></text:span></text:p>
          </draw:text-box>
        </draw:frame>
        <draw:frame draw:style-name="gr77" draw:layer="layout" svg:width="0.353cm" svg:height="0.852cm" svg:x="4.101cm" svg:y="8.642cm">
          <draw:text-box>
            <text:p text:style-name="P1"><text:span text:style-name="T9">b</text:span></text:p>
          </draw:text-box>
        </draw:frame>
        <draw:frame draw:style-name="gr78" draw:layer="layout" svg:width="0.307cm" svg:height="0.852cm" svg:x="4.453cm" svg:y="8.642cm">
          <draw:text-box>
            <text:p text:style-name="P1"><text:span text:style-name="T9">e</text:span></text:p>
          </draw:text-box>
        </draw:frame>
        <draw:frame draw:style-name="gr79" draw:layer="layout" svg:width="0.273cm" svg:height="0.852cm" svg:x="4.757cm" svg:y="8.642cm">
          <draw:text-box>
            <text:p text:style-name="P1"><text:span text:style-name="T9">s</text:span></text:p>
          </draw:text-box>
        </draw:frame>
        <draw:frame draw:style-name="gr80" draw:layer="layout" svg:width="0.349cm" svg:height="0.852cm" svg:x="5.028cm" svg:y="8.642cm">
          <draw:text-box>
            <text:p text:style-name="P1"><text:span text:style-name="T9">o</text:span></text:p>
          </draw:text-box>
        </draw:frame>
        <draw:frame draw:style-name="gr81" draw:layer="layout" svg:width="0.188cm" svg:height="0.852cm" svg:x="5.376cm" svg:y="8.642cm">
          <draw:text-box>
            <text:p text:style-name="P1"><text:span text:style-name="T9">i</text:span></text:p>
          </draw:text-box>
        </draw:frame>
        <draw:frame draw:style-name="gr76" draw:layer="layout" svg:width="0.37cm" svg:height="0.852cm" svg:x="5.562cm" svg:y="8.642cm">
          <draw:text-box>
            <text:p text:style-name="P1"><text:span text:style-name="T9">n</text:span></text:p>
          </draw:text-box>
        </draw:frame>
        <draw:frame draw:style-name="gr70" draw:layer="layout" svg:width="0.163cm" svg:height="0.852cm" svg:x="5.93cm" svg:y="8.642cm">
          <draw:text-box>
            <text:p text:style-name="P1"><text:span text:style-name="T9"><text:s/></text:span></text:p>
          </draw:text-box>
        </draw:frame>
        <draw:frame draw:style-name="gr82" draw:layer="layout" svg:width="0.391cm" svg:height="0.852cm" svg:x="6.091cm" svg:y="8.642cm">
          <draw:text-box>
            <text:p text:style-name="P1"><text:span text:style-name="T9">d</text:span></text:p>
          </draw:text-box>
        </draw:frame>
        <draw:frame draw:style-name="gr78" draw:layer="layout" svg:width="0.307cm" svg:height="0.852cm" svg:x="6.481cm" svg:y="8.642cm">
          <draw:text-box>
            <text:p text:style-name="P1"><text:span text:style-name="T9">e</text:span></text:p>
          </draw:text-box>
        </draw:frame>
        <draw:frame draw:style-name="gr70" draw:layer="layout" svg:width="0.163cm" svg:height="0.852cm" svg:x="6.785cm" svg:y="8.642cm">
          <draw:text-box>
            <text:p text:style-name="P1"><text:span text:style-name="T9"><text:s/></text:span></text:p>
          </draw:text-box>
        </draw:frame>
        <draw:frame draw:style-name="gr76" draw:layer="layout" svg:width="0.37cm" svg:height="0.852cm" svg:x="3.835cm" svg:y="9.408cm">
          <draw:text-box>
            <text:p text:style-name="P1"><text:span text:style-name="T9">n</text:span></text:p>
          </draw:text-box>
        </draw:frame>
        <draw:frame draw:style-name="gr80" draw:layer="layout" svg:width="0.349cm" svg:height="0.852cm" svg:x="4.203cm" svg:y="9.408cm">
          <draw:text-box>
            <text:p text:style-name="P1"><text:span text:style-name="T9">o</text:span></text:p>
          </draw:text-box>
        </draw:frame>
        <draw:frame draw:style-name="gr83" draw:layer="layout" svg:width="0.209cm" svg:height="0.852cm" svg:x="4.55cm" svg:y="9.408cm">
          <draw:text-box>
            <text:p text:style-name="P1"><text:span text:style-name="T9">t</text:span></text:p>
          </draw:text-box>
        </draw:frame>
        <draw:frame draw:style-name="gr81" draw:layer="layout" svg:width="0.188cm" svg:height="0.852cm" svg:x="4.757cm" svg:y="9.408cm">
          <draw:text-box>
            <text:p text:style-name="P1"><text:span text:style-name="T9">i</text:span></text:p>
          </draw:text-box>
        </draw:frame>
        <draw:frame draw:style-name="gr84" draw:layer="layout" svg:width="0.214cm" svg:height="0.852cm" svg:x="4.944cm" svg:y="9.408cm">
          <draw:text-box>
            <text:p text:style-name="P1"><text:span text:style-name="T9">f</text:span></text:p>
          </draw:text-box>
        </draw:frame>
        <draw:frame draw:style-name="gr81" draw:layer="layout" svg:width="0.188cm" svg:height="0.852cm" svg:x="5.155cm" svg:y="9.408cm">
          <draw:text-box>
            <text:p text:style-name="P1"><text:span text:style-name="T9">i</text:span></text:p>
          </draw:text-box>
        </draw:frame>
        <draw:frame draw:style-name="gr69" draw:layer="layout" svg:width="0.286cm" svg:height="0.852cm" svg:x="5.342cm" svg:y="9.408cm">
          <draw:text-box>
            <text:p text:style-name="P1"><text:span text:style-name="T9">c</text:span></text:p>
          </draw:text-box>
        </draw:frame>
        <draw:frame draw:style-name="gr67" draw:layer="layout" svg:width="0.32cm" svg:height="0.852cm" svg:x="5.625cm" svg:y="9.408cm">
          <draw:text-box>
            <text:p text:style-name="P1"><text:span text:style-name="T9">a</text:span></text:p>
          </draw:text-box>
        </draw:frame>
        <draw:frame draw:style-name="gr83" draw:layer="layout" svg:width="0.209cm" svg:height="0.852cm" svg:x="5.943cm" svg:y="9.408cm">
          <draw:text-box>
            <text:p text:style-name="P1"><text:span text:style-name="T9">t</text:span></text:p>
          </draw:text-box>
        </draw:frame>
        <draw:frame draw:style-name="gr81" draw:layer="layout" svg:width="0.188cm" svg:height="0.852cm" svg:x="6.15cm" svg:y="9.408cm">
          <draw:text-box>
            <text:p text:style-name="P1"><text:span text:style-name="T9">i</text:span></text:p>
          </draw:text-box>
        </draw:frame>
        <draw:frame draw:style-name="gr80" draw:layer="layout" svg:width="0.349cm" svg:height="0.852cm" svg:x="6.336cm" svg:y="9.408cm">
          <draw:text-box>
            <text:p text:style-name="P1"><text:span text:style-name="T9">o</text:span></text:p>
          </draw:text-box>
        </draw:frame>
        <draw:frame draw:style-name="gr76" draw:layer="layout" svg:width="0.37cm" svg:height="0.852cm" svg:x="6.684cm" svg:y="9.408cm">
          <draw:text-box>
            <text:p text:style-name="P1"><text:span text:style-name="T9">n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8.043cm" svg:y="2.733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9.207cm" svg:y="2.733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0.121cm" svg:y="2.7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0.6cm" svg:y="2.733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2.276cm" svg:y="2.733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3.318cm" svg:y="2.733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7.966cm" svg:y="2.657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9.131cm" svg:y="2.657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0.045cm" svg:y="2.6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0.524cm" svg:y="2.657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2.2cm" svg:y="2.657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3.242cm" svg:y="2.657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4.481cm" svg:y="2.733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4.405cm" svg:y="2.657cm">
          <draw:text-box>
            <text:p text:style-name="P1"><text:span text:style-name="T5">è</text:span></text:p>
          </draw:text-box>
        </draw:frame>
        <draw:frame draw:style-name="gr46" draw:layer="layout" svg:width="0.557cm" svg:height="2.571cm" svg:x="15.396cm" svg:y="2.733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5.95cm" svg:y="2.733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6.865cm" svg:y="2.733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7.343cm" svg:y="2.733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9.143cm" svg:y="2.733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20.518cm" svg:y="2.733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15.32cm" svg:y="2.657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5.874cm" svg:y="2.657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6.789cm" svg:y="2.657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7.267cm" svg:y="2.657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9.066cm" svg:y="2.657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20.442cm" svg:y="2.657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85" draw:layer="layout" svg:width="0.629cm" svg:height="1.009cm" svg:x="4.626cm" svg:y="5.736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5.253cm" svg:y="5.736cm">
          <draw:text-box>
            <text:p text:style-name="P1"><text:span text:style-name="T7">r</text:span></text:p>
          </draw:text-box>
        </draw:frame>
        <draw:frame draw:style-name="gr59" draw:layer="layout" svg:width="0.548cm" svg:height="1.009cm" svg:x="5.507cm" svg:y="5.736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6.053cm" svg:y="5.736cm">
          <draw:text-box>
            <text:p text:style-name="P1"><text:span text:style-name="T7">h</text:span></text:p>
          </draw:text-box>
        </draw:frame>
        <draw:frame draw:style-name="gr58" draw:layer="layout" svg:width="0.18cm" svg:height="1.009cm" svg:x="6.566cm" svg:y="5.736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6.743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7.031cm" svg:y="5.736cm">
          <draw:text-box>
            <text:p text:style-name="P1"><text:span text:style-name="T7">e</text:span></text:p>
          </draw:text-box>
        </draw:frame>
        <draw:frame draw:style-name="gr59" draw:layer="layout" svg:width="0.548cm" svg:height="1.009cm" svg:x="7.582cm" svg:y="5.736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8.128cm" svg:y="5.736cm">
          <draw:text-box>
            <text:p text:style-name="P1"><text:span text:style-name="T7">t</text:span></text:p>
          </draw:text-box>
        </draw:frame>
        <draw:frame draw:style-name="gr60" draw:layer="layout" svg:width="0.518cm" svg:height="1.009cm" svg:x="8.416cm" svg:y="5.736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8.928cm" svg:y="5.736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9.182cm" svg:y="5.73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9.733cm" svg:y="5.736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9.966cm" svg:y="5.736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0.55cm" svg:y="5.73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1.1cm" svg:y="5.736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1.333cm" svg:y="5.736cm">
          <draw:text-box>
            <text:p text:style-name="P1"><text:span text:style-name="T7">p</text:span></text:p>
          </draw:text-box>
        </draw:frame>
        <draw:frame draw:style-name="gr58" draw:layer="layout" svg:width="0.171cm" svg:height="1.009cm" svg:x="11.909cm" svg:y="5.736cm">
          <draw:text-box>
            <text:p text:style-name="P1"><text:span text:style-name="T7">l</text:span></text:p>
          </draw:text-box>
        </draw:frame>
        <draw:frame draw:style-name="gr60" draw:layer="layout" svg:width="0.518cm" svg:height="1.009cm" svg:x="12.078cm" svg:y="5.736cm">
          <draw:text-box>
            <text:p text:style-name="P1"><text:span text:style-name="T7">u</text:span></text:p>
          </draw:text-box>
        </draw:frame>
        <draw:frame draw:style-name="gr51" draw:layer="layout" svg:width="0.332cm" svg:height="1.009cm" svg:x="12.594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2.924cm" svg:y="5.736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3.162cm" svg:y="5.736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3.712cm" svg:y="5.736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4.229cm" svg:y="5.736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4.462cm" svg:y="5.736cm">
          <draw:text-box>
            <text:p text:style-name="P1"><text:span text:style-name="T7">p</text:span></text:p>
          </draw:text-box>
        </draw:frame>
        <draw:frame draw:style-name="gr58" draw:layer="layout" svg:width="0.171cm" svg:height="1.009cm" svg:x="15.037cm" svg:y="5.736cm">
          <draw:text-box>
            <text:p text:style-name="P1"><text:span text:style-name="T7">l</text:span></text:p>
          </draw:text-box>
        </draw:frame>
        <draw:frame draw:style-name="gr60" draw:layer="layout" svg:width="0.518cm" svg:height="1.009cm" svg:x="15.206cm" svg:y="5.736cm">
          <draw:text-box>
            <text:p text:style-name="P1"><text:span text:style-name="T7">u</text:span></text:p>
          </draw:text-box>
        </draw:frame>
        <draw:frame draw:style-name="gr51" draw:layer="layout" svg:width="0.332cm" svg:height="1.009cm" svg:x="15.723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6.053cm" svg:y="5.736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16.286cm" svg:y="5.736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6.802cm" svg:y="5.736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7.086cm" svg:y="5.736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17.26cm" svg:y="5.736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7.425cm" svg:y="5.736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7.598cm" svg:y="5.736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7.928cm" svg:y="5.736cm">
          <draw:text-box>
            <text:p text:style-name="P1"><text:span text:style-name="T7">é</text:span></text:p>
          </draw:text-box>
        </draw:frame>
        <draw:frame draw:style-name="gr50" draw:layer="layout" svg:width="0.552cm" svg:height="1.009cm" svg:x="18.478cm" svg:y="5.736cm">
          <draw:text-box>
            <text:p text:style-name="P1"><text:span text:style-name="T7">e</text:span></text:p>
          </draw:text-box>
        </draw:frame>
        <draw:frame draw:style-name="gr86" draw:layer="layout" svg:width="0.341cm" svg:height="0.64cm" svg:x="7.484cm" svg:y="7.71cm">
          <draw:text-box>
            <text:p text:style-name="P1"><text:span text:style-name="T10">o</text:span></text:p>
          </draw:text-box>
        </draw:frame>
        <draw:frame draw:style-name="gr87" draw:layer="layout" svg:width="0.421cm" svg:height="0.67cm" svg:x="8.119cm" svg:y="7.642cm">
          <draw:text-box>
            <text:p text:style-name="P1"><text:span text:style-name="T11">D</text:span></text:p>
          </draw:text-box>
        </draw:frame>
        <draw:frame draw:style-name="gr88" draw:layer="layout" svg:width="0.387cm" svg:height="0.67cm" svg:x="8.538cm" svg:y="7.642cm">
          <draw:text-box>
            <text:p text:style-name="P1"><text:span text:style-name="T11">a</text:span></text:p>
          </draw:text-box>
        </draw:frame>
        <draw:frame draw:style-name="gr89" draw:layer="layout" svg:width="0.345cm" svg:height="0.67cm" svg:x="8.923cm" svg:y="7.642cm">
          <draw:text-box>
            <text:p text:style-name="P1"><text:span text:style-name="T11">n</text:span></text:p>
          </draw:text-box>
        </draw:frame>
        <draw:frame draw:style-name="gr90" draw:layer="layout" svg:width="0.222cm" svg:height="0.67cm" svg:x="9.266cm" svg:y="7.642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9.486cm" svg:y="7.642cm">
          <draw:text-box>
            <text:p text:style-name="P1"><text:span text:style-name="T11"><text:s/></text:span></text:p>
          </draw:text-box>
        </draw:frame>
        <draw:frame draw:style-name="gr92" draw:layer="layout" svg:width="0.121cm" svg:height="0.67cm" svg:x="9.638cm" svg:y="7.642cm">
          <draw:text-box>
            <text:p text:style-name="P1"><text:span text:style-name="T11">l</text:span></text:p>
          </draw:text-box>
        </draw:frame>
        <draw:frame draw:style-name="gr93" draw:layer="layout" svg:width="0.366cm" svg:height="0.67cm" svg:x="9.757cm" svg:y="7.642cm">
          <draw:text-box>
            <text:p text:style-name="P1"><text:span text:style-name="T11">e</text:span></text:p>
          </draw:text-box>
        </draw:frame>
        <draw:frame draw:style-name="gr90" draw:layer="layout" svg:width="0.222cm" svg:height="0.67cm" svg:x="10.121cm" svg:y="7.642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10.341cm" svg:y="7.642cm">
          <draw:text-box>
            <text:p text:style-name="P1"><text:span text:style-name="T11"><text:s/></text:span></text:p>
          </draw:text-box>
        </draw:frame>
        <draw:frame draw:style-name="gr94" draw:layer="layout" svg:width="0.459cm" svg:height="0.67cm" svg:x="10.498cm" svg:y="7.642cm">
          <draw:text-box>
            <text:p text:style-name="P1"><text:span text:style-name="T11">C</text:span></text:p>
          </draw:text-box>
        </draw:frame>
        <draw:frame draw:style-name="gr95" draw:layer="layout" svg:width="0.518cm" svg:height="0.67cm" svg:x="10.955cm" svg:y="7.642cm">
          <draw:text-box>
            <text:p text:style-name="P1"><text:span text:style-name="T11">M</text:span></text:p>
          </draw:text-box>
        </draw:frame>
        <draw:frame draw:style-name="gr96" draw:layer="layout" svg:width="0.281cm" svg:height="0.67cm" svg:x="11.471cm" svg:y="7.642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11.751cm" svg:y="7.642cm">
          <draw:text-box>
            <text:p text:style-name="P1"><text:span text:style-name="T11"><text:s/></text:span></text:p>
          </draw:text-box>
        </draw:frame>
        <draw:frame draw:style-name="gr83" draw:layer="layout" svg:width="0.197cm" svg:height="0.67cm" svg:x="11.916cm" svg:y="7.642cm">
          <draw:text-box>
            <text:p text:style-name="P1"><text:span text:style-name="T11">(</text:span></text:p>
          </draw:text-box>
        </draw:frame>
        <draw:frame draw:style-name="gr87" draw:layer="layout" svg:width="0.421cm" svg:height="0.67cm" svg:x="12.119cm" svg:y="7.642cm">
          <draw:text-box>
            <text:p text:style-name="P1"><text:span text:style-name="T11">D</text:span></text:p>
          </draw:text-box>
        </draw:frame>
        <draw:frame draw:style-name="gr58" draw:layer="layout" svg:width="0.171cm" svg:height="0.67cm" svg:x="12.538cm" svg:y="7.642cm">
          <draw:text-box>
            <text:p text:style-name="P1"><text:span text:style-name="T11">r</text:span></text:p>
          </draw:text-box>
        </draw:frame>
        <draw:frame draw:style-name="gr97" draw:layer="layout" svg:width="0.345cm" svg:height="0.67cm" svg:x="12.708cm" svg:y="7.642cm">
          <draw:text-box>
            <text:p text:style-name="P1"><text:span text:style-name="T11">u</text:span></text:p>
          </draw:text-box>
        </draw:frame>
        <draw:frame draw:style-name="gr88" draw:layer="layout" svg:width="0.387cm" svg:height="0.67cm" svg:x="13.051cm" svg:y="7.642cm">
          <draw:text-box>
            <text:p text:style-name="P1"><text:span text:style-name="T11">p</text:span></text:p>
          </draw:text-box>
        </draw:frame>
        <draw:frame draw:style-name="gr88" draw:layer="layout" svg:width="0.387cm" svg:height="0.67cm" svg:x="13.436cm" svg:y="7.642cm">
          <draw:text-box>
            <text:p text:style-name="P1"><text:span text:style-name="T11">a</text:span></text:p>
          </draw:text-box>
        </draw:frame>
        <draw:frame draw:style-name="gr92" draw:layer="layout" svg:width="0.121cm" svg:height="0.67cm" svg:x="13.821cm" svg:y="7.642cm">
          <draw:text-box>
            <text:p text:style-name="P1"><text:span text:style-name="T11">l</text:span></text:p>
          </draw:text-box>
        </draw:frame>
        <draw:frame draw:style-name="gr98" draw:layer="layout" svg:width="0.315cm" svg:height="0.67cm" svg:x="14.096cm" svg:y="7.642cm">
          <draw:text-box>
            <text:p text:style-name="P1"><text:span text:style-name="T11">7</text:span></text:p>
          </draw:text-box>
        </draw:frame>
        <draw:frame draw:style-name="gr83" draw:layer="layout" svg:width="0.205cm" svg:height="0.67cm" svg:x="14.409cm" svg:y="7.642cm">
          <draw:text-box>
            <text:p text:style-name="P1"><text:span text:style-name="T11">)</text:span></text:p>
          </draw:text-box>
        </draw:frame>
        <draw:frame draw:style-name="gr86" draw:layer="layout" svg:width="0.341cm" svg:height="0.64cm" svg:x="7.484cm" svg:y="8.527cm">
          <draw:text-box>
            <text:p text:style-name="P1"><text:span text:style-name="T10">o</text:span></text:p>
          </draw:text-box>
        </draw:frame>
        <draw:frame draw:style-name="gr87" draw:layer="layout" svg:width="0.421cm" svg:height="0.67cm" svg:x="8.119cm" svg:y="8.459cm">
          <draw:text-box>
            <text:p text:style-name="P1"><text:span text:style-name="T11">D</text:span></text:p>
          </draw:text-box>
        </draw:frame>
        <draw:frame draw:style-name="gr88" draw:layer="layout" svg:width="0.387cm" svg:height="0.67cm" svg:x="8.538cm" svg:y="8.459cm">
          <draw:text-box>
            <text:p text:style-name="P1"><text:span text:style-name="T11">a</text:span></text:p>
          </draw:text-box>
        </draw:frame>
        <draw:frame draw:style-name="gr89" draw:layer="layout" svg:width="0.345cm" svg:height="0.67cm" svg:x="8.923cm" svg:y="8.459cm">
          <draw:text-box>
            <text:p text:style-name="P1"><text:span text:style-name="T11">n</text:span></text:p>
          </draw:text-box>
        </draw:frame>
        <draw:frame draw:style-name="gr90" draw:layer="layout" svg:width="0.222cm" svg:height="0.67cm" svg:x="9.266cm" svg:y="8.459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9.486cm" svg:y="8.459cm">
          <draw:text-box>
            <text:p text:style-name="P1"><text:span text:style-name="T11"><text:s/></text:span></text:p>
          </draw:text-box>
        </draw:frame>
        <draw:frame draw:style-name="gr92" draw:layer="layout" svg:width="0.121cm" svg:height="0.67cm" svg:x="9.638cm" svg:y="8.459cm">
          <draw:text-box>
            <text:p text:style-name="P1"><text:span text:style-name="T11">l</text:span></text:p>
          </draw:text-box>
        </draw:frame>
        <draw:frame draw:style-name="gr93" draw:layer="layout" svg:width="0.366cm" svg:height="0.67cm" svg:x="9.757cm" svg:y="8.459cm">
          <draw:text-box>
            <text:p text:style-name="P1"><text:span text:style-name="T11">e</text:span></text:p>
          </draw:text-box>
        </draw:frame>
        <draw:frame draw:style-name="gr90" draw:layer="layout" svg:width="0.222cm" svg:height="0.67cm" svg:x="10.121cm" svg:y="8.459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10.341cm" svg:y="8.459cm">
          <draw:text-box>
            <text:p text:style-name="P1"><text:span text:style-name="T11"><text:s/></text:span></text:p>
          </draw:text-box>
        </draw:frame>
        <draw:frame draw:style-name="gr68" draw:layer="layout" svg:width="0.18cm" svg:height="0.67cm" svg:x="10.498cm" svg:y="8.459cm">
          <draw:text-box>
            <text:p text:style-name="P1"><text:span text:style-name="T11">f</text:span></text:p>
          </draw:text-box>
        </draw:frame>
        <draw:frame draw:style-name="gr58" draw:layer="layout" svg:width="0.171cm" svg:height="0.67cm" svg:x="10.676cm" svg:y="8.459cm">
          <draw:text-box>
            <text:p text:style-name="P1"><text:span text:style-name="T11">r</text:span></text:p>
          </draw:text-box>
        </draw:frame>
        <draw:frame draw:style-name="gr88" draw:layer="layout" svg:width="0.387cm" svg:height="0.67cm" svg:x="10.845cm" svg:y="8.459cm">
          <draw:text-box>
            <text:p text:style-name="P1"><text:span text:style-name="T11">a</text:span></text:p>
          </draw:text-box>
        </draw:frame>
        <draw:frame draw:style-name="gr99" draw:layer="layout" svg:width="0.531cm" svg:height="0.67cm" svg:x="11.23cm" svg:y="8.459cm">
          <draw:text-box>
            <text:p text:style-name="P1"><text:span text:style-name="T11">m</text:span></text:p>
          </draw:text-box>
        </draw:frame>
        <draw:frame draw:style-name="gr93" draw:layer="layout" svg:width="0.366cm" svg:height="0.67cm" svg:x="11.759cm" svg:y="8.459cm">
          <draw:text-box>
            <text:p text:style-name="P1"><text:span text:style-name="T11">e</text:span></text:p>
          </draw:text-box>
        </draw:frame>
        <draw:frame draw:style-name="gr100" draw:layer="layout" svg:width="0.459cm" svg:height="0.67cm" svg:x="12.123cm" svg:y="8.459cm">
          <draw:text-box>
            <text:p text:style-name="P1"><text:span text:style-name="T11">w</text:span></text:p>
          </draw:text-box>
        </draw:frame>
        <draw:frame draw:style-name="gr101" draw:layer="layout" svg:width="0.37cm" svg:height="0.67cm" svg:x="12.585cm" svg:y="8.459cm">
          <draw:text-box>
            <text:p text:style-name="P1"><text:span text:style-name="T11">o</text:span></text:p>
          </draw:text-box>
        </draw:frame>
        <draw:frame draw:style-name="gr58" draw:layer="layout" svg:width="0.171cm" svg:height="0.67cm" svg:x="12.958cm" svg:y="8.459cm">
          <draw:text-box>
            <text:p text:style-name="P1"><text:span text:style-name="T11">r</text:span></text:p>
          </draw:text-box>
        </draw:frame>
        <draw:frame draw:style-name="gr69" draw:layer="layout" svg:width="0.286cm" svg:height="0.67cm" svg:x="13.127cm" svg:y="8.459cm">
          <draw:text-box>
            <text:p text:style-name="P1"><text:span text:style-name="T11">k</text:span></text:p>
          </draw:text-box>
        </draw:frame>
        <draw:frame draw:style-name="gr102" draw:layer="layout" svg:width="0.273cm" svg:height="0.67cm" svg:x="13.567cm" svg:y="8.459cm">
          <draw:text-box>
            <text:p text:style-name="P1"><text:span text:style-name="T11">Z</text:span></text:p>
          </draw:text-box>
        </draw:frame>
        <draw:frame draw:style-name="gr93" draw:layer="layout" svg:width="0.366cm" svg:height="0.67cm" svg:x="13.838cm" svg:y="8.459cm">
          <draw:text-box>
            <text:p text:style-name="P1"><text:span text:style-name="T11">e</text:span></text:p>
          </draw:text-box>
        </draw:frame>
        <draw:frame draw:style-name="gr89" draw:layer="layout" svg:width="0.345cm" svg:height="0.67cm" svg:x="14.202cm" svg:y="8.459cm">
          <draw:text-box>
            <text:p text:style-name="P1"><text:span text:style-name="T11">n</text:span></text:p>
          </draw:text-box>
        </draw:frame>
        <draw:frame draw:style-name="gr103" draw:layer="layout" svg:width="0.387cm" svg:height="0.67cm" svg:x="14.55cm" svg:y="8.459cm">
          <draw:text-box>
            <text:p text:style-name="P1"><text:span text:style-name="T11">d</text:span></text:p>
          </draw:text-box>
        </draw:frame>
        <draw:frame draw:style-name="gr91" draw:layer="layout" svg:width="0.154cm" svg:height="0.67cm" svg:x="14.935cm" svg:y="8.459cm">
          <draw:text-box>
            <text:p text:style-name="P1"><text:span text:style-name="T11">,</text:span></text:p>
          </draw:text-box>
        </draw:frame>
        <draw:frame draw:style-name="gr91" draw:layer="layout" svg:width="0.159cm" svg:height="0.67cm" svg:x="15.087cm" svg:y="8.459cm">
          <draw:text-box>
            <text:p text:style-name="P1"><text:span text:style-name="T11"><text:s/></text:span></text:p>
          </draw:text-box>
        </draw:frame>
        <draw:frame draw:style-name="gr96" draw:layer="layout" svg:width="0.281cm" svg:height="0.67cm" svg:x="15.244cm" svg:y="8.459cm">
          <draw:text-box>
            <text:p text:style-name="P1"><text:span text:style-name="T11">S</text:span></text:p>
          </draw:text-box>
        </draw:frame>
        <draw:frame draw:style-name="gr104" draw:layer="layout" svg:width="0.307cm" svg:height="0.67cm" svg:x="15.523cm" svg:y="8.459cm">
          <draw:text-box>
            <text:p text:style-name="P1"><text:span text:style-name="T11">y</text:span></text:p>
          </draw:text-box>
        </draw:frame>
        <draw:frame draw:style-name="gr99" draw:layer="layout" svg:width="0.531cm" svg:height="0.67cm" svg:x="15.828cm" svg:y="8.459cm">
          <draw:text-box>
            <text:p text:style-name="P1"><text:span text:style-name="T11">m</text:span></text:p>
          </draw:text-box>
        </draw:frame>
        <draw:frame draw:style-name="gr88" draw:layer="layout" svg:width="0.387cm" svg:height="0.67cm" svg:x="16.361cm" svg:y="8.459cm">
          <draw:text-box>
            <text:p text:style-name="P1"><text:span text:style-name="T11">p</text:span></text:p>
          </draw:text-box>
        </draw:frame>
        <draw:frame draw:style-name="gr89" draw:layer="layout" svg:width="0.345cm" svg:height="0.67cm" svg:x="16.747cm" svg:y="8.459cm">
          <draw:text-box>
            <text:p text:style-name="P1"><text:span text:style-name="T11">h</text:span></text:p>
          </draw:text-box>
        </draw:frame>
        <draw:frame draw:style-name="gr101" draw:layer="layout" svg:width="0.37cm" svg:height="0.67cm" svg:x="17.09cm" svg:y="8.459cm">
          <draw:text-box>
            <text:p text:style-name="P1"><text:span text:style-name="T11">o</text:span></text:p>
          </draw:text-box>
        </draw:frame>
        <draw:frame draw:style-name="gr89" draw:layer="layout" svg:width="0.345cm" svg:height="0.67cm" svg:x="17.458cm" svg:y="8.459cm">
          <draw:text-box>
            <text:p text:style-name="P1"><text:span text:style-name="T11">n</text:span></text:p>
          </draw:text-box>
        </draw:frame>
        <draw:frame draw:style-name="gr104" draw:layer="layout" svg:width="0.307cm" svg:height="0.67cm" svg:x="17.801cm" svg:y="8.459cm">
          <draw:text-box>
            <text:p text:style-name="P1"><text:span text:style-name="T11">y</text:span></text:p>
          </draw:text-box>
        </draw:frame>
        <draw:frame draw:style-name="gr91" draw:layer="layout" svg:width="0.154cm" svg:height="0.67cm" svg:x="18.106cm" svg:y="8.459cm">
          <draw:text-box>
            <text:p text:style-name="P1"><text:span text:style-name="T11">,</text:span></text:p>
          </draw:text-box>
        </draw:frame>
        <draw:frame draw:style-name="gr91" draw:layer="layout" svg:width="0.159cm" svg:height="0.67cm" svg:x="18.258cm" svg:y="8.459cm">
          <draw:text-box>
            <text:p text:style-name="P1"><text:span text:style-name="T11"><text:s/></text:span></text:p>
          </draw:text-box>
        </draw:frame>
        <draw:frame draw:style-name="gr105" draw:layer="layout" svg:width="0.366cm" svg:height="0.67cm" svg:x="18.415cm" svg:y="8.459cm">
          <draw:text-box>
            <text:p text:style-name="P1"><text:span text:style-name="T11">c</text:span></text:p>
          </draw:text-box>
        </draw:frame>
        <draw:frame draw:style-name="gr88" draw:layer="layout" svg:width="0.387cm" svg:height="0.67cm" svg:x="18.779cm" svg:y="8.459cm">
          <draw:text-box>
            <text:p text:style-name="P1"><text:span text:style-name="T11">a</text:span></text:p>
          </draw:text-box>
        </draw:frame>
        <draw:frame draw:style-name="gr69" draw:layer="layout" svg:width="0.286cm" svg:height="0.67cm" svg:x="19.164cm" svg:y="8.459cm">
          <draw:text-box>
            <text:p text:style-name="P1"><text:span text:style-name="T11">k</text:span></text:p>
          </draw:text-box>
        </draw:frame>
        <draw:frame draw:style-name="gr93" draw:layer="layout" svg:width="0.366cm" svg:height="0.67cm" svg:x="19.448cm" svg:y="8.459cm">
          <draw:text-box>
            <text:p text:style-name="P1"><text:span text:style-name="T11">e</text:span></text:p>
          </draw:text-box>
        </draw:frame>
        <draw:frame draw:style-name="gr106" draw:layer="layout" svg:width="0.565cm" svg:height="0.67cm" svg:x="19.812cm" svg:y="8.459cm">
          <draw:text-box>
            <text:p text:style-name="P1"><text:span text:style-name="T11">…</text:span></text:p>
          </draw:text-box>
        </draw:frame>
        <draw:frame draw:style-name="gr86" draw:layer="layout" svg:width="0.341cm" svg:height="0.64cm" svg:x="7.484cm" svg:y="9.344cm">
          <draw:text-box>
            <text:p text:style-name="P1"><text:span text:style-name="T10">o</text:span></text:p>
          </draw:text-box>
        </draw:frame>
        <draw:frame draw:style-name="gr94" draw:layer="layout" svg:width="0.459cm" svg:height="0.67cm" svg:x="8.119cm" svg:y="9.276cm">
          <draw:text-box>
            <text:p text:style-name="P1"><text:span text:style-name="T11">C</text:span></text:p>
          </draw:text-box>
        </draw:frame>
        <draw:frame draw:style-name="gr89" draw:layer="layout" svg:width="0.345cm" svg:height="0.67cm" svg:x="8.576cm" svg:y="9.276cm">
          <draw:text-box>
            <text:p text:style-name="P1"><text:span text:style-name="T11">h</text:span></text:p>
          </draw:text-box>
        </draw:frame>
        <draw:frame draw:style-name="gr93" draw:layer="layout" svg:width="0.366cm" svg:height="0.67cm" svg:x="8.919cm" svg:y="9.276cm">
          <draw:text-box>
            <text:p text:style-name="P1"><text:span text:style-name="T11">e</text:span></text:p>
          </draw:text-box>
        </draw:frame>
        <draw:frame draw:style-name="gr107" draw:layer="layout" svg:width="0.239cm" svg:height="0.67cm" svg:x="9.283cm" svg:y="9.276cm">
          <draw:text-box>
            <text:p text:style-name="P1"><text:span text:style-name="T11">z</text:span></text:p>
          </draw:text-box>
        </draw:frame>
        <draw:frame draw:style-name="gr91" draw:layer="layout" svg:width="0.159cm" svg:height="0.67cm" svg:x="9.52cm" svg:y="9.276cm">
          <draw:text-box>
            <text:p text:style-name="P1"><text:span text:style-name="T11"><text:s/></text:span></text:p>
          </draw:text-box>
        </draw:frame>
        <draw:frame draw:style-name="gr95" draw:layer="layout" svg:width="0.518cm" svg:height="0.67cm" svg:x="9.681cm" svg:y="9.276cm">
          <draw:text-box>
            <text:p text:style-name="P1"><text:span text:style-name="T11">M</text:span></text:p>
          </draw:text-box>
        </draw:frame>
        <draw:frame draw:style-name="gr96" draw:layer="layout" svg:width="0.281cm" svg:height="0.67cm" svg:x="10.198cm" svg:y="9.276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10.477cm" svg:y="9.276cm">
          <draw:text-box>
            <text:p text:style-name="P1"><text:span text:style-name="T11"><text:s/></text:span></text:p>
          </draw:text-box>
        </draw:frame>
        <draw:frame draw:style-name="gr99" draw:layer="layout" svg:width="0.531cm" svg:height="0.67cm" svg:x="10.634cm" svg:y="9.276cm">
          <draw:text-box>
            <text:p text:style-name="P1"><text:span text:style-name="T11">m</text:span></text:p>
          </draw:text-box>
        </draw:frame>
        <draw:frame draw:style-name="gr88" draw:layer="layout" svg:width="0.387cm" svg:height="0.67cm" svg:x="11.163cm" svg:y="9.276cm">
          <draw:text-box>
            <text:p text:style-name="P1"><text:span text:style-name="T11">a</text:span></text:p>
          </draw:text-box>
        </draw:frame>
        <draw:frame draw:style-name="gr92" draw:layer="layout" svg:width="0.116cm" svg:height="0.67cm" svg:x="11.548cm" svg:y="9.276cm">
          <draw:text-box>
            <text:p text:style-name="P1"><text:span text:style-name="T11">i</text:span></text:p>
          </draw:text-box>
        </draw:frame>
        <draw:frame draw:style-name="gr89" draw:layer="layout" svg:width="0.345cm" svg:height="0.67cm" svg:x="11.662cm" svg:y="9.276cm">
          <draw:text-box>
            <text:p text:style-name="P1"><text:span text:style-name="T11">n</text:span></text:p>
          </draw:text-box>
        </draw:frame>
        <draw:frame draw:style-name="gr108" draw:layer="layout" svg:width="0.188cm" svg:height="0.67cm" svg:x="12.009cm" svg:y="9.276cm">
          <draw:text-box>
            <text:p text:style-name="P1"><text:span text:style-name="T11">t</text:span></text:p>
          </draw:text-box>
        </draw:frame>
        <draw:frame draw:style-name="gr93" draw:layer="layout" svg:width="0.366cm" svg:height="0.67cm" svg:x="12.2cm" svg:y="9.276cm">
          <draw:text-box>
            <text:p text:style-name="P1"><text:span text:style-name="T11">e</text:span></text:p>
          </draw:text-box>
        </draw:frame>
        <draw:frame draw:style-name="gr89" draw:layer="layout" svg:width="0.345cm" svg:height="0.67cm" svg:x="12.564cm" svg:y="9.276cm">
          <draw:text-box>
            <text:p text:style-name="P1"><text:span text:style-name="T11">n</text:span></text:p>
          </draw:text-box>
        </draw:frame>
        <draw:frame draw:style-name="gr88" draw:layer="layout" svg:width="0.387cm" svg:height="0.67cm" svg:x="12.907cm" svg:y="9.276cm">
          <draw:text-box>
            <text:p text:style-name="P1"><text:span text:style-name="T11">a</text:span></text:p>
          </draw:text-box>
        </draw:frame>
        <draw:frame draw:style-name="gr89" draw:layer="layout" svg:width="0.345cm" svg:height="0.67cm" svg:x="13.292cm" svg:y="9.276cm">
          <draw:text-box>
            <text:p text:style-name="P1"><text:span text:style-name="T11">n</text:span></text:p>
          </draw:text-box>
        </draw:frame>
        <draw:frame draw:style-name="gr108" draw:layer="layout" svg:width="0.188cm" svg:height="0.67cm" svg:x="13.635cm" svg:y="9.276cm">
          <draw:text-box>
            <text:p text:style-name="P1"><text:span text:style-name="T11">t</text:span></text:p>
          </draw:text-box>
        </draw:frame>
        <draw:frame draw:style-name="gr91" draw:layer="layout" svg:width="0.159cm" svg:height="0.67cm" svg:x="13.822cm" svg:y="9.276cm">
          <draw:text-box>
            <text:p text:style-name="P1"><text:span text:style-name="T11"><text:s/></text:span></text:p>
          </draw:text-box>
        </draw:frame>
        <draw:frame draw:style-name="gr88" draw:layer="layout" svg:width="0.387cm" svg:height="0.67cm" svg:x="13.978cm" svg:y="9.276cm">
          <draw:text-box>
            <text:p text:style-name="P1"><text:span text:style-name="T11">a</text:span></text:p>
          </draw:text-box>
        </draw:frame>
        <draw:frame draw:style-name="gr98" draw:layer="layout" svg:width="0.324cm" svg:height="0.67cm" svg:x="14.359cm" svg:y="9.276cm">
          <draw:text-box>
            <text:p text:style-name="P1"><text:span text:style-name="T11">v</text:span></text:p>
          </draw:text-box>
        </draw:frame>
        <draw:frame draw:style-name="gr93" draw:layer="layout" svg:width="0.366cm" svg:height="0.67cm" svg:x="14.681cm" svg:y="9.276cm">
          <draw:text-box>
            <text:p text:style-name="P1"><text:span text:style-name="T11">e</text:span></text:p>
          </draw:text-box>
        </draw:frame>
        <draw:frame draw:style-name="gr105" draw:layer="layout" svg:width="0.366cm" svg:height="0.67cm" svg:x="15.045cm" svg:y="9.276cm">
          <draw:text-box>
            <text:p text:style-name="P1"><text:span text:style-name="T11">c</text:span></text:p>
          </draw:text-box>
        </draw:frame>
        <draw:frame draw:style-name="gr91" draw:layer="layout" svg:width="0.159cm" svg:height="0.67cm" svg:x="15.409cm" svg:y="9.276cm">
          <draw:text-box>
            <text:p text:style-name="P1"><text:span text:style-name="T11"><text:s/></text:span></text:p>
          </draw:text-box>
        </draw:frame>
        <draw:frame draw:style-name="gr109" draw:layer="layout" svg:width="0.425cm" svg:height="0.67cm" svg:x="15.566cm" svg:y="9.276cm">
          <draw:text-box>
            <text:p text:style-name="P1"><text:span text:style-name="T11">A</text:span></text:p>
          </draw:text-box>
        </draw:frame>
        <draw:frame draw:style-name="gr96" draw:layer="layout" svg:width="0.281cm" svg:height="0.67cm" svg:x="15.989cm" svg:y="9.276cm">
          <draw:text-box>
            <text:p text:style-name="P1"><text:span text:style-name="T11">S</text:span></text:p>
          </draw:text-box>
        </draw:frame>
        <draw:frame draw:style-name="gr110" draw:layer="layout" svg:width="0.336cm" svg:height="0.67cm" svg:x="16.264cm" svg:y="9.276cm">
          <draw:text-box>
            <text:p text:style-name="P1"><text:span text:style-name="T11">P</text:span></text:p>
          </draw:text-box>
        </draw:frame>
        <draw:frame draw:style-name="gr91" draw:layer="layout" svg:width="0.154cm" svg:height="0.67cm" svg:x="16.599cm" svg:y="9.276cm">
          <draw:text-box>
            <text:p text:style-name="P1"><text:span text:style-name="T11">.</text:span></text:p>
          </draw:text-box>
        </draw:frame>
        <draw:frame draw:style-name="gr87" draw:layer="layout" svg:width="0.421cm" svg:height="0.67cm" svg:x="16.752cm" svg:y="9.276cm">
          <draw:text-box>
            <text:p text:style-name="P1"><text:span text:style-name="T11">D</text:span></text:p>
          </draw:text-box>
        </draw:frame>
        <draw:frame draw:style-name="gr101" draw:layer="layout" svg:width="0.37cm" svg:height="0.67cm" svg:x="17.171cm" svg:y="9.276cm">
          <draw:text-box>
            <text:p text:style-name="P1"><text:span text:style-name="T11">o</text:span></text:p>
          </draw:text-box>
        </draw:frame>
        <draw:frame draw:style-name="gr108" draw:layer="layout" svg:width="0.188cm" svg:height="0.67cm" svg:x="17.543cm" svg:y="9.276cm">
          <draw:text-box>
            <text:p text:style-name="P1"><text:span text:style-name="T11">t</text:span></text:p>
          </draw:text-box>
        </draw:frame>
        <draw:frame draw:style-name="gr89" draw:layer="layout" svg:width="0.345cm" svg:height="0.67cm" svg:x="17.73cm" svg:y="9.276cm">
          <draw:text-box>
            <text:p text:style-name="P1"><text:span text:style-name="T11">n</text:span></text:p>
          </draw:text-box>
        </draw:frame>
        <draw:frame draw:style-name="gr93" draw:layer="layout" svg:width="0.366cm" svg:height="0.67cm" svg:x="18.077cm" svg:y="9.276cm">
          <draw:text-box>
            <text:p text:style-name="P1"><text:span text:style-name="T11">e</text:span></text:p>
          </draw:text-box>
        </draw:frame>
        <draw:frame draw:style-name="gr108" draw:layer="layout" svg:width="0.188cm" svg:height="0.67cm" svg:x="18.441cm" svg:y="9.276cm">
          <draw:text-box>
            <text:p text:style-name="P1"><text:span text:style-name="T11">t</text:span></text:p>
          </draw:text-box>
        </draw:frame>
        <draw:frame draw:style-name="gr95" draw:layer="layout" svg:width="0.518cm" svg:height="0.67cm" svg:x="18.788cm" svg:y="9.276cm">
          <draw:text-box>
            <text:p text:style-name="P1"><text:span text:style-name="T11">M</text:span></text:p>
          </draw:text-box>
        </draw:frame>
        <draw:frame draw:style-name="gr111" draw:layer="layout" svg:width="0.391cm" svg:height="0.67cm" svg:x="19.309cm" svg:y="9.276cm">
          <draw:text-box>
            <text:p text:style-name="P1"><text:span text:style-name="T11">V</text:span></text:p>
          </draw:text-box>
        </draw:frame>
        <draw:frame draw:style-name="gr94" draw:layer="layout" svg:width="0.459cm" svg:height="0.67cm" svg:x="19.702cm" svg:y="9.276cm">
          <draw:text-box>
            <text:p text:style-name="P1"><text:span text:style-name="T11">C</text:span></text:p>
          </draw:text-box>
        </draw:frame>
        <draw:frame draw:style-name="gr91" draw:layer="layout" svg:width="0.159cm" svg:height="0.67cm" svg:x="20.16cm" svg:y="9.276cm">
          <draw:text-box>
            <text:p text:style-name="P1"><text:span text:style-name="T11"><text:s/></text:span></text:p>
          </draw:text-box>
        </draw:frame>
        <draw:frame draw:style-name="gr88" draw:layer="layout" svg:width="0.387cm" svg:height="0.67cm" svg:x="20.316cm" svg:y="9.276cm">
          <draw:text-box>
            <text:p text:style-name="P1"><text:span text:style-name="T11">q</text:span></text:p>
          </draw:text-box>
        </draw:frame>
        <draw:frame draw:style-name="gr97" draw:layer="layout" svg:width="0.345cm" svg:height="0.67cm" svg:x="20.702cm" svg:y="9.276cm">
          <draw:text-box>
            <text:p text:style-name="P1"><text:span text:style-name="T11">u</text:span></text:p>
          </draw:text-box>
        </draw:frame>
        <draw:frame draw:style-name="gr92" draw:layer="layout" svg:width="0.116cm" svg:height="0.67cm" svg:x="21.044cm" svg:y="9.276cm">
          <draw:text-box>
            <text:p text:style-name="P1"><text:span text:style-name="T11">i</text:span></text:p>
          </draw:text-box>
        </draw:frame>
        <draw:frame draw:style-name="gr91" draw:layer="layout" svg:width="0.159cm" svg:height="0.67cm" svg:x="21.159cm" svg:y="9.276cm">
          <draw:text-box>
            <text:p text:style-name="P1"><text:span text:style-name="T11"><text:s/></text:span></text:p>
          </draw:text-box>
        </draw:frame>
        <draw:frame draw:style-name="gr58" draw:layer="layout" svg:width="0.171cm" svg:height="0.67cm" svg:x="21.315cm" svg:y="9.276cm">
          <draw:text-box>
            <text:p text:style-name="P1"><text:span text:style-name="T11">r</text:span></text:p>
          </draw:text-box>
        </draw:frame>
        <draw:frame draw:style-name="gr93" draw:layer="layout" svg:width="0.366cm" svg:height="0.67cm" svg:x="21.485cm" svg:y="9.276cm">
          <draw:text-box>
            <text:p text:style-name="P1"><text:span text:style-name="T11">e</text:span></text:p>
          </draw:text-box>
        </draw:frame>
        <draw:frame draw:style-name="gr99" draw:layer="layout" svg:width="0.531cm" svg:height="0.67cm" svg:x="21.849cm" svg:y="9.276cm">
          <draw:text-box>
            <text:p text:style-name="P1"><text:span text:style-name="T11">m</text:span></text:p>
          </draw:text-box>
        </draw:frame>
        <draw:frame draw:style-name="gr88" draw:layer="layout" svg:width="0.387cm" svg:height="0.67cm" svg:x="22.378cm" svg:y="9.276cm">
          <draw:text-box>
            <text:p text:style-name="P1"><text:span text:style-name="T11">p</text:span></text:p>
          </draw:text-box>
        </draw:frame>
        <draw:frame draw:style-name="gr92" draw:layer="layout" svg:width="0.121cm" svg:height="0.67cm" svg:x="22.763cm" svg:y="9.276cm">
          <draw:text-box>
            <text:p text:style-name="P1"><text:span text:style-name="T11">l</text:span></text:p>
          </draw:text-box>
        </draw:frame>
        <draw:frame draw:style-name="gr88" draw:layer="layout" svg:width="0.387cm" svg:height="0.67cm" svg:x="22.882cm" svg:y="9.276cm">
          <draw:text-box>
            <text:p text:style-name="P1"><text:span text:style-name="T11">a</text:span></text:p>
          </draw:text-box>
        </draw:frame>
        <draw:frame draw:style-name="gr105" draw:layer="layout" svg:width="0.366cm" svg:height="0.67cm" svg:x="23.267cm" svg:y="9.276cm">
          <draw:text-box>
            <text:p text:style-name="P1"><text:span text:style-name="T11">c</text:span></text:p>
          </draw:text-box>
        </draw:frame>
        <draw:frame draw:style-name="gr93" draw:layer="layout" svg:width="0.366cm" svg:height="0.67cm" svg:x="23.631cm" svg:y="9.276cm">
          <draw:text-box>
            <text:p text:style-name="P1"><text:span text:style-name="T11">e</text:span></text:p>
          </draw:text-box>
        </draw:frame>
        <draw:frame draw:style-name="gr91" draw:layer="layout" svg:width="0.159cm" svg:height="0.67cm" svg:x="23.995cm" svg:y="9.276cm">
          <draw:text-box>
            <text:p text:style-name="P1"><text:span text:style-name="T11"><text:s/></text:span></text:p>
          </draw:text-box>
        </draw:frame>
        <draw:frame draw:style-name="gr92" draw:layer="layout" svg:width="0.121cm" svg:height="0.67cm" svg:x="24.146cm" svg:y="9.276cm">
          <draw:text-box>
            <text:p text:style-name="P1"><text:span text:style-name="T11">l</text:span></text:p>
          </draw:text-box>
        </draw:frame>
        <draw:frame draw:style-name="gr93" draw:layer="layout" svg:width="0.366cm" svg:height="0.67cm" svg:x="24.265cm" svg:y="9.276cm">
          <draw:text-box>
            <text:p text:style-name="P1"><text:span text:style-name="T11">e</text:span></text:p>
          </draw:text-box>
        </draw:frame>
        <draw:frame draw:style-name="gr90" draw:layer="layout" svg:width="0.222cm" svg:height="0.67cm" svg:x="24.629cm" svg:y="9.276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24.849cm" svg:y="9.276cm">
          <draw:text-box>
            <text:p text:style-name="P1"><text:span text:style-name="T11"><text:s/></text:span></text:p>
          </draw:text-box>
        </draw:frame>
        <draw:frame draw:style-name="gr100" draw:layer="layout" svg:width="0.459cm" svg:height="0.67cm" svg:x="8.119cm" svg:y="9.953cm">
          <draw:text-box>
            <text:p text:style-name="P1"><text:span text:style-name="T11">w</text:span></text:p>
          </draw:text-box>
        </draw:frame>
        <draw:frame draw:style-name="gr93" draw:layer="layout" svg:width="0.366cm" svg:height="0.67cm" svg:x="8.58cm" svg:y="9.953cm">
          <draw:text-box>
            <text:p text:style-name="P1"><text:span text:style-name="T11">e</text:span></text:p>
          </draw:text-box>
        </draw:frame>
        <draw:frame draw:style-name="gr88" draw:layer="layout" svg:width="0.387cm" svg:height="0.67cm" svg:x="8.944cm" svg:y="9.953cm">
          <draw:text-box>
            <text:p text:style-name="P1"><text:span text:style-name="T11">b</text:span></text:p>
          </draw:text-box>
        </draw:frame>
        <draw:frame draw:style-name="gr112" draw:layer="layout" svg:width="0.273cm" svg:height="0.67cm" svg:x="9.334cm" svg:y="9.953cm">
          <draw:text-box>
            <text:p text:style-name="P1"><text:span text:style-name="T11">F</text:span></text:p>
          </draw:text-box>
        </draw:frame>
        <draw:frame draw:style-name="gr101" draw:layer="layout" svg:width="0.37cm" svg:height="0.67cm" svg:x="9.609cm" svg:y="9.953cm">
          <draw:text-box>
            <text:p text:style-name="P1"><text:span text:style-name="T11">o</text:span></text:p>
          </draw:text-box>
        </draw:frame>
        <draw:frame draw:style-name="gr58" draw:layer="layout" svg:width="0.171cm" svg:height="0.67cm" svg:x="9.977cm" svg:y="9.953cm">
          <draw:text-box>
            <text:p text:style-name="P1"><text:span text:style-name="T11">r</text:span></text:p>
          </draw:text-box>
        </draw:frame>
        <draw:frame draw:style-name="gr99" draw:layer="layout" svg:width="0.531cm" svg:height="0.67cm" svg:x="10.147cm" svg:y="9.953cm">
          <draw:text-box>
            <text:p text:style-name="P1"><text:span text:style-name="T11">m</text:span></text:p>
          </draw:text-box>
        </draw:frame>
        <draw:frame draw:style-name="gr90" draw:layer="layout" svg:width="0.222cm" svg:height="0.67cm" svg:x="10.676cm" svg:y="9.953cm">
          <draw:text-box>
            <text:p text:style-name="P1"><text:span text:style-name="T11">s</text:span></text:p>
          </draw:text-box>
        </draw:frame>
        <draw:frame draw:style-name="gr91" draw:layer="layout" svg:width="0.154cm" svg:height="0.67cm" svg:x="10.9cm" svg:y="9.953cm">
          <draw:text-box>
            <text:p text:style-name="P1"><text:span text:style-name="T11">,</text:span></text:p>
          </draw:text-box>
        </draw:frame>
        <draw:frame draw:style-name="gr91" draw:layer="layout" svg:width="0.159cm" svg:height="0.67cm" svg:x="11.053cm" svg:y="9.953cm">
          <draw:text-box>
            <text:p text:style-name="P1"><text:span text:style-name="T11"><text:s/></text:span></text:p>
          </draw:text-box>
        </draw:frame>
        <draw:frame draw:style-name="gr92" draw:layer="layout" svg:width="0.116cm" svg:height="0.67cm" svg:x="11.209cm" svg:y="9.953cm">
          <draw:text-box>
            <text:p text:style-name="P1"><text:span text:style-name="T11">i</text:span></text:p>
          </draw:text-box>
        </draw:frame>
        <draw:frame draw:style-name="gr89" draw:layer="layout" svg:width="0.345cm" svg:height="0.67cm" svg:x="11.324cm" svg:y="9.953cm">
          <draw:text-box>
            <text:p text:style-name="P1"><text:span text:style-name="T11">n</text:span></text:p>
          </draw:text-box>
        </draw:frame>
        <draw:frame draw:style-name="gr90" draw:layer="layout" svg:width="0.222cm" svg:height="0.67cm" svg:x="11.667cm" svg:y="9.953cm">
          <draw:text-box>
            <text:p text:style-name="P1"><text:span text:style-name="T11">s</text:span></text:p>
          </draw:text-box>
        </draw:frame>
        <draw:frame draw:style-name="gr108" draw:layer="layout" svg:width="0.188cm" svg:height="0.67cm" svg:x="11.887cm" svg:y="9.953cm">
          <draw:text-box>
            <text:p text:style-name="P1"><text:span text:style-name="T11">t</text:span></text:p>
          </draw:text-box>
        </draw:frame>
        <draw:frame draw:style-name="gr88" draw:layer="layout" svg:width="0.387cm" svg:height="0.67cm" svg:x="12.077cm" svg:y="9.953cm">
          <draw:text-box>
            <text:p text:style-name="P1"><text:span text:style-name="T11">a</text:span></text:p>
          </draw:text-box>
        </draw:frame>
        <draw:frame draw:style-name="gr92" draw:layer="layout" svg:width="0.121cm" svg:height="0.67cm" svg:x="12.462cm" svg:y="9.953cm">
          <draw:text-box>
            <text:p text:style-name="P1"><text:span text:style-name="T11">l</text:span></text:p>
          </draw:text-box>
        </draw:frame>
        <draw:frame draw:style-name="gr92" draw:layer="layout" svg:width="0.121cm" svg:height="0.67cm" svg:x="12.577cm" svg:y="9.953cm">
          <draw:text-box>
            <text:p text:style-name="P1"><text:span text:style-name="T11">l</text:span></text:p>
          </draw:text-box>
        </draw:frame>
        <draw:frame draw:style-name="gr93" draw:layer="layout" svg:width="0.366cm" svg:height="0.67cm" svg:x="12.695cm" svg:y="9.953cm">
          <draw:text-box>
            <text:p text:style-name="P1"><text:span text:style-name="T11">é</text:span></text:p>
          </draw:text-box>
        </draw:frame>
        <draw:frame draw:style-name="gr88" draw:layer="layout" svg:width="0.387cm" svg:height="0.67cm" svg:x="13.211cm" svg:y="9.953cm">
          <draw:text-box>
            <text:p text:style-name="P1"><text:span text:style-name="T11">p</text:span></text:p>
          </draw:text-box>
        </draw:frame>
        <draw:frame draw:style-name="gr88" draw:layer="layout" svg:width="0.387cm" svg:height="0.67cm" svg:x="13.597cm" svg:y="9.953cm">
          <draw:text-box>
            <text:p text:style-name="P1"><text:span text:style-name="T11">a</text:span></text:p>
          </draw:text-box>
        </draw:frame>
        <draw:frame draw:style-name="gr58" draw:layer="layout" svg:width="0.171cm" svg:height="0.67cm" svg:x="13.982cm" svg:y="9.953cm">
          <draw:text-box>
            <text:p text:style-name="P1"><text:span text:style-name="T11">r</text:span></text:p>
          </draw:text-box>
        </draw:frame>
        <draw:frame draw:style-name="gr91" draw:layer="layout" svg:width="0.159cm" svg:height="0.67cm" svg:x="14.151cm" svg:y="9.953cm">
          <draw:text-box>
            <text:p text:style-name="P1"><text:span text:style-name="T11"><text:s/></text:span></text:p>
          </draw:text-box>
        </draw:frame>
        <draw:frame draw:style-name="gr103" draw:layer="layout" svg:width="0.387cm" svg:height="0.67cm" svg:x="14.308cm" svg:y="9.953cm">
          <draw:text-box>
            <text:p text:style-name="P1"><text:span text:style-name="T11">d</text:span></text:p>
          </draw:text-box>
        </draw:frame>
        <draw:frame draw:style-name="gr93" draw:layer="layout" svg:width="0.366cm" svg:height="0.67cm" svg:x="14.693cm" svg:y="9.953cm">
          <draw:text-box>
            <text:p text:style-name="P1"><text:span text:style-name="T11">é</text:span></text:p>
          </draw:text-box>
        </draw:frame>
        <draw:frame draw:style-name="gr68" draw:layer="layout" svg:width="0.18cm" svg:height="0.67cm" svg:x="15.057cm" svg:y="9.953cm">
          <draw:text-box>
            <text:p text:style-name="P1"><text:span text:style-name="T11">f</text:span></text:p>
          </draw:text-box>
        </draw:frame>
        <draw:frame draw:style-name="gr88" draw:layer="layout" svg:width="0.387cm" svg:height="0.67cm" svg:x="15.235cm" svg:y="9.953cm">
          <draw:text-box>
            <text:p text:style-name="P1"><text:span text:style-name="T11">a</text:span></text:p>
          </draw:text-box>
        </draw:frame>
        <draw:frame draw:style-name="gr97" draw:layer="layout" svg:width="0.345cm" svg:height="0.67cm" svg:x="15.62cm" svg:y="9.953cm">
          <draw:text-box>
            <text:p text:style-name="P1"><text:span text:style-name="T11">u</text:span></text:p>
          </draw:text-box>
        </draw:frame>
        <draw:frame draw:style-name="gr108" draw:layer="layout" svg:width="0.188cm" svg:height="0.67cm" svg:x="15.963cm" svg:y="9.953cm">
          <draw:text-box>
            <text:p text:style-name="P1"><text:span text:style-name="T11">t</text:span></text:p>
          </draw:text-box>
        </draw:frame>
        <draw:frame draw:style-name="gr91" draw:layer="layout" svg:width="0.159cm" svg:height="0.67cm" svg:x="16.15cm" svg:y="9.953cm">
          <draw:text-box>
            <text:p text:style-name="P1"><text:span text:style-name="T11"><text:s/></text:span></text:p>
          </draw:text-box>
        </draw:frame>
        <draw:frame draw:style-name="gr103" draw:layer="layout" svg:width="0.387cm" svg:height="0.67cm" svg:x="16.306cm" svg:y="9.953cm">
          <draw:text-box>
            <text:p text:style-name="P1"><text:span text:style-name="T11">d</text:span></text:p>
          </draw:text-box>
        </draw:frame>
        <draw:frame draw:style-name="gr88" draw:layer="layout" svg:width="0.387cm" svg:height="0.67cm" svg:x="16.692cm" svg:y="9.953cm">
          <draw:text-box>
            <text:p text:style-name="P1"><text:span text:style-name="T11">a</text:span></text:p>
          </draw:text-box>
        </draw:frame>
        <draw:frame draw:style-name="gr89" draw:layer="layout" svg:width="0.345cm" svg:height="0.67cm" svg:x="17.077cm" svg:y="9.953cm">
          <draw:text-box>
            <text:p text:style-name="P1"><text:span text:style-name="T11">n</text:span></text:p>
          </draw:text-box>
        </draw:frame>
        <draw:frame draw:style-name="gr90" draw:layer="layout" svg:width="0.222cm" svg:height="0.67cm" svg:x="17.42cm" svg:y="9.953cm">
          <draw:text-box>
            <text:p text:style-name="P1"><text:span text:style-name="T11">s</text:span></text:p>
          </draw:text-box>
        </draw:frame>
        <draw:frame draw:style-name="gr91" draw:layer="layout" svg:width="0.159cm" svg:height="0.67cm" svg:x="17.64cm" svg:y="9.953cm">
          <draw:text-box>
            <text:p text:style-name="P1"><text:span text:style-name="T11"><text:s/></text:span></text:p>
          </draw:text-box>
        </draw:frame>
        <draw:frame draw:style-name="gr111" draw:layer="layout" svg:width="0.391cm" svg:height="0.67cm" svg:x="17.801cm" svg:y="9.953cm">
          <draw:text-box>
            <text:p text:style-name="P1"><text:span text:style-name="T11">V</text:span></text:p>
          </draw:text-box>
        </draw:frame>
        <draw:frame draw:style-name="gr96" draw:layer="layout" svg:width="0.281cm" svg:height="0.67cm" svg:x="18.19cm" svg:y="9.953cm">
          <draw:text-box>
            <text:p text:style-name="P1"><text:span text:style-name="T11">S</text:span></text:p>
          </draw:text-box>
        </draw:frame>
        <draw:frame draw:style-name="gr98" draw:layer="layout" svg:width="0.315cm" svg:height="0.67cm" svg:x="18.469cm" svg:y="9.953cm">
          <draw:text-box>
            <text:p text:style-name="P1"><text:span text:style-name="T11">2</text:span></text:p>
          </draw:text-box>
        </draw:frame>
        <draw:frame draw:style-name="gr98" draw:layer="layout" svg:width="0.315cm" svg:height="0.67cm" svg:x="18.783cm" svg:y="9.953cm">
          <draw:text-box>
            <text:p text:style-name="P1"><text:span text:style-name="T11">0</text:span></text:p>
          </draw:text-box>
        </draw:frame>
        <draw:frame draw:style-name="gr98" draw:layer="layout" svg:width="0.315cm" svg:height="0.67cm" svg:x="19.096cm" svg:y="9.953cm">
          <draw:text-box>
            <text:p text:style-name="P1"><text:span text:style-name="T11">1</text:span></text:p>
          </draw:text-box>
        </draw:frame>
        <draw:frame draw:style-name="gr98" draw:layer="layout" svg:width="0.315cm" svg:height="0.67cm" svg:x="19.409cm" svg:y="9.953cm">
          <draw:text-box>
            <text:p text:style-name="P1"><text:span text:style-name="T11">0</text:span></text:p>
          </draw:text-box>
        </draw:frame>
        <draw:frame draw:style-name="gr86" draw:layer="layout" svg:width="0.341cm" svg:height="0.64cm" svg:x="7.484cm" svg:y="10.838cm">
          <draw:text-box>
            <text:p text:style-name="P1"><text:span text:style-name="T10">o</text:span></text:p>
          </draw:text-box>
        </draw:frame>
        <draw:frame draw:style-name="gr101" draw:layer="layout" svg:width="0.362cm" svg:height="0.67cm" svg:x="8.119cm" svg:y="10.77cm">
          <draw:text-box>
            <text:p text:style-name="P1"><text:span text:style-name="T11">U</text:span></text:p>
          </draw:text-box>
        </draw:frame>
        <draw:frame draw:style-name="gr89" draw:layer="layout" svg:width="0.345cm" svg:height="0.67cm" svg:x="8.483cm" svg:y="10.77cm">
          <draw:text-box>
            <text:p text:style-name="P1"><text:span text:style-name="T11">n</text:span></text:p>
          </draw:text-box>
        </draw:frame>
        <draw:frame draw:style-name="gr93" draw:layer="layout" svg:width="0.366cm" svg:height="0.67cm" svg:x="8.83cm" svg:y="10.77cm">
          <draw:text-box>
            <text:p text:style-name="P1"><text:span text:style-name="T11">e</text:span></text:p>
          </draw:text-box>
        </draw:frame>
        <draw:frame draw:style-name="gr91" draw:layer="layout" svg:width="0.159cm" svg:height="0.67cm" svg:x="9.194cm" svg:y="10.77cm">
          <draw:text-box>
            <text:p text:style-name="P1"><text:span text:style-name="T11"><text:s/></text:span></text:p>
          </draw:text-box>
        </draw:frame>
        <draw:frame draw:style-name="gr92" draw:layer="layout" svg:width="0.121cm" svg:height="0.67cm" svg:x="9.351cm" svg:y="10.77cm">
          <draw:text-box>
            <text:p text:style-name="P1"><text:span text:style-name="T11">l</text:span></text:p>
          </draw:text-box>
        </draw:frame>
        <draw:frame draw:style-name="gr92" draw:layer="layout" svg:width="0.116cm" svg:height="0.67cm" svg:x="9.469cm" svg:y="10.77cm">
          <draw:text-box>
            <text:p text:style-name="P1"><text:span text:style-name="T11">i</text:span></text:p>
          </draw:text-box>
        </draw:frame>
        <draw:frame draw:style-name="gr108" draw:layer="layout" svg:width="0.188cm" svg:height="0.67cm" svg:x="9.584cm" svg:y="10.77cm">
          <draw:text-box>
            <text:p text:style-name="P1"><text:span text:style-name="T11">t</text:span></text:p>
          </draw:text-box>
        </draw:frame>
        <draw:frame draw:style-name="gr108" draw:layer="layout" svg:width="0.188cm" svg:height="0.67cm" svg:x="9.77cm" svg:y="10.77cm">
          <draw:text-box>
            <text:p text:style-name="P1"><text:span text:style-name="T11">t</text:span></text:p>
          </draw:text-box>
        </draw:frame>
        <draw:frame draw:style-name="gr93" draw:layer="layout" svg:width="0.366cm" svg:height="0.67cm" svg:x="9.96cm" svg:y="10.77cm">
          <draw:text-box>
            <text:p text:style-name="P1"><text:span text:style-name="T11">é</text:span></text:p>
          </draw:text-box>
        </draw:frame>
        <draw:frame draw:style-name="gr58" draw:layer="layout" svg:width="0.171cm" svg:height="0.67cm" svg:x="10.325cm" svg:y="10.77cm">
          <draw:text-box>
            <text:p text:style-name="P1"><text:span text:style-name="T11">r</text:span></text:p>
          </draw:text-box>
        </draw:frame>
        <draw:frame draw:style-name="gr88" draw:layer="layout" svg:width="0.387cm" svg:height="0.67cm" svg:x="10.494cm" svg:y="10.77cm">
          <draw:text-box>
            <text:p text:style-name="P1"><text:span text:style-name="T11">a</text:span></text:p>
          </draw:text-box>
        </draw:frame>
        <draw:frame draw:style-name="gr108" draw:layer="layout" svg:width="0.188cm" svg:height="0.67cm" svg:x="10.883cm" svg:y="10.77cm">
          <draw:text-box>
            <text:p text:style-name="P1"><text:span text:style-name="T11">t</text:span></text:p>
          </draw:text-box>
        </draw:frame>
        <draw:frame draw:style-name="gr97" draw:layer="layout" svg:width="0.345cm" svg:height="0.67cm" svg:x="11.07cm" svg:y="10.77cm">
          <draw:text-box>
            <text:p text:style-name="P1"><text:span text:style-name="T11">u</text:span></text:p>
          </draw:text-box>
        </draw:frame>
        <draw:frame draw:style-name="gr58" draw:layer="layout" svg:width="0.171cm" svg:height="0.67cm" svg:x="11.417cm" svg:y="10.77cm">
          <draw:text-box>
            <text:p text:style-name="P1"><text:span text:style-name="T11">r</text:span></text:p>
          </draw:text-box>
        </draw:frame>
        <draw:frame draw:style-name="gr93" draw:layer="layout" svg:width="0.366cm" svg:height="0.67cm" svg:x="11.586cm" svg:y="10.77cm">
          <draw:text-box>
            <text:p text:style-name="P1"><text:span text:style-name="T11">e</text:span></text:p>
          </draw:text-box>
        </draw:frame>
        <draw:frame draw:style-name="gr91" draw:layer="layout" svg:width="0.159cm" svg:height="0.67cm" svg:x="11.951cm" svg:y="10.77cm">
          <draw:text-box>
            <text:p text:style-name="P1"><text:span text:style-name="T11"><text:s/></text:span></text:p>
          </draw:text-box>
        </draw:frame>
        <draw:frame draw:style-name="gr68" draw:layer="layout" svg:width="0.18cm" svg:height="0.67cm" svg:x="12.107cm" svg:y="10.77cm">
          <draw:text-box>
            <text:p text:style-name="P1"><text:span text:style-name="T11">f</text:span></text:p>
          </draw:text-box>
        </draw:frame>
        <draw:frame draw:style-name="gr101" draw:layer="layout" svg:width="0.37cm" svg:height="0.67cm" svg:x="12.285cm" svg:y="10.77cm">
          <draw:text-box>
            <text:p text:style-name="P1"><text:span text:style-name="T11">o</text:span></text:p>
          </draw:text-box>
        </draw:frame>
        <draw:frame draw:style-name="gr97" draw:layer="layout" svg:width="0.345cm" svg:height="0.67cm" svg:x="12.654cm" svg:y="10.77cm">
          <draw:text-box>
            <text:p text:style-name="P1"><text:span text:style-name="T11">u</text:span></text:p>
          </draw:text-box>
        </draw:frame>
        <draw:frame draw:style-name="gr58" draw:layer="layout" svg:width="0.171cm" svg:height="0.67cm" svg:x="12.996cm" svg:y="10.77cm">
          <draw:text-box>
            <text:p text:style-name="P1"><text:span text:style-name="T11">r</text:span></text:p>
          </draw:text-box>
        </draw:frame>
        <draw:frame draw:style-name="gr89" draw:layer="layout" svg:width="0.345cm" svg:height="0.67cm" svg:x="13.17cm" svg:y="10.77cm">
          <draw:text-box>
            <text:p text:style-name="P1"><text:span text:style-name="T11">n</text:span></text:p>
          </draw:text-box>
        </draw:frame>
        <draw:frame draw:style-name="gr92" draw:layer="layout" svg:width="0.116cm" svg:height="0.67cm" svg:x="13.513cm" svg:y="10.77cm">
          <draw:text-box>
            <text:p text:style-name="P1"><text:span text:style-name="T11">i</text:span></text:p>
          </draw:text-box>
        </draw:frame>
        <draw:frame draw:style-name="gr93" draw:layer="layout" svg:width="0.366cm" svg:height="0.67cm" svg:x="13.627cm" svg:y="10.77cm">
          <draw:text-box>
            <text:p text:style-name="P1"><text:span text:style-name="T11">e</text:span></text:p>
          </draw:text-box>
        </draw:frame>
        <draw:frame draw:style-name="gr91" draw:layer="layout" svg:width="0.159cm" svg:height="0.67cm" svg:x="13.991cm" svg:y="10.77cm">
          <draw:text-box>
            <text:p text:style-name="P1"><text:span text:style-name="T11"><text:s/></text:span></text:p>
          </draw:text-box>
        </draw:frame>
        <draw:frame draw:style-name="gr90" draw:layer="layout" svg:width="0.222cm" svg:height="0.67cm" svg:x="14.148cm" svg:y="10.77cm">
          <draw:text-box>
            <text:p text:style-name="P1"><text:span text:style-name="T11">s</text:span></text:p>
          </draw:text-box>
        </draw:frame>
        <draw:frame draw:style-name="gr97" draw:layer="layout" svg:width="0.345cm" svg:height="0.67cm" svg:x="14.368cm" svg:y="10.77cm">
          <draw:text-box>
            <text:p text:style-name="P1"><text:span text:style-name="T11">u</text:span></text:p>
          </draw:text-box>
        </draw:frame>
        <draw:frame draw:style-name="gr58" draw:layer="layout" svg:width="0.171cm" svg:height="0.67cm" svg:x="14.715cm" svg:y="10.77cm">
          <draw:text-box>
            <text:p text:style-name="P1"><text:span text:style-name="T11">r</text:span></text:p>
          </draw:text-box>
        </draw:frame>
        <draw:frame draw:style-name="gr91" draw:layer="layout" svg:width="0.159cm" svg:height="0.67cm" svg:x="14.885cm" svg:y="10.77cm">
          <draw:text-box>
            <text:p text:style-name="P1"><text:span text:style-name="T11"><text:s/></text:span></text:p>
          </draw:text-box>
        </draw:frame>
        <draw:frame draw:style-name="gr92" draw:layer="layout" svg:width="0.121cm" svg:height="0.67cm" svg:x="15.042cm" svg:y="10.77cm">
          <draw:text-box>
            <text:p text:style-name="P1"><text:span text:style-name="T11">l</text:span></text:p>
          </draw:text-box>
        </draw:frame>
        <draw:frame draw:style-name="gr93" draw:layer="layout" svg:width="0.366cm" svg:height="0.67cm" svg:x="15.16cm" svg:y="10.77cm">
          <draw:text-box>
            <text:p text:style-name="P1"><text:span text:style-name="T11">e</text:span></text:p>
          </draw:text-box>
        </draw:frame>
        <draw:frame draw:style-name="gr91" draw:layer="layout" svg:width="0.159cm" svg:height="0.67cm" svg:x="15.524cm" svg:y="10.77cm">
          <draw:text-box>
            <text:p text:style-name="P1"><text:span text:style-name="T11"><text:s/></text:span></text:p>
          </draw:text-box>
        </draw:frame>
        <draw:frame draw:style-name="gr90" draw:layer="layout" svg:width="0.222cm" svg:height="0.67cm" svg:x="15.681cm" svg:y="10.77cm">
          <draw:text-box>
            <text:p text:style-name="P1"><text:span text:style-name="T11">s</text:span></text:p>
          </draw:text-box>
        </draw:frame>
        <draw:frame draw:style-name="gr97" draw:layer="layout" svg:width="0.345cm" svg:height="0.67cm" svg:x="15.901cm" svg:y="10.77cm">
          <draw:text-box>
            <text:p text:style-name="P1"><text:span text:style-name="T11">u</text:span></text:p>
          </draw:text-box>
        </draw:frame>
        <draw:frame draw:style-name="gr113" draw:layer="layout" svg:width="0.116cm" svg:height="0.67cm" svg:x="16.244cm" svg:y="10.77cm">
          <draw:text-box>
            <text:p text:style-name="P1"><text:span text:style-name="T11">j</text:span></text:p>
          </draw:text-box>
        </draw:frame>
        <draw:frame draw:style-name="gr93" draw:layer="layout" svg:width="0.366cm" svg:height="0.67cm" svg:x="16.354cm" svg:y="10.77cm">
          <draw:text-box>
            <text:p text:style-name="P1"><text:span text:style-name="T11">e</text:span></text:p>
          </draw:text-box>
        </draw:frame>
        <draw:frame draw:style-name="gr108" draw:layer="layout" svg:width="0.188cm" svg:height="0.67cm" svg:x="16.718cm" svg:y="10.77cm">
          <draw:text-box>
            <text:p text:style-name="P1"><text:span text:style-name="T11">t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8.009cm" svg:y="2.21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9.173cm" svg:y="2.212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0.088cm" svg:y="2.212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0.566cm" svg:y="2.212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2.243cm" svg:y="2.212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3.284cm" svg:y="2.212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7.932cm" svg:y="2.13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9.097cm" svg:y="2.136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0.011cm" svg:y="2.136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0.49cm" svg:y="2.136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2.166cm" svg:y="2.136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3.208cm" svg:y="2.136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4.448cm" svg:y="2.212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4.371cm" svg:y="2.136cm">
          <draw:text-box>
            <text:p text:style-name="P1"><text:span text:style-name="T5">è</text:span></text:p>
          </draw:text-box>
        </draw:frame>
        <draw:frame draw:style-name="gr46" draw:layer="layout" svg:width="0.557cm" svg:height="2.571cm" svg:x="15.362cm" svg:y="2.21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5.916cm" svg:y="2.212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6.831cm" svg:y="2.212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7.309cm" svg:y="2.212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9.109cm" svg:y="2.212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20.484cm" svg:y="2.212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15.286cm" svg:y="2.13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5.84cm" svg:y="2.136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6.755cm" svg:y="2.136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7.233cm" svg:y="2.136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9.033cm" svg:y="2.136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20.408cm" svg:y="2.136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14" draw:layer="layout" svg:width="0.692cm" svg:height="1.009cm" svg:x="4.626cm" svg:y="5.736cm">
          <draw:text-box>
            <text:p text:style-name="P1"><text:span text:style-name="T7">C</text:span></text:p>
          </draw:text-box>
        </draw:frame>
        <draw:frame draw:style-name="gr50" draw:layer="layout" svg:width="0.552cm" svg:height="1.009cm" svg:x="5.316cm" svg:y="5.736cm">
          <draw:text-box>
            <text:p text:style-name="P1"><text:span text:style-name="T7">e</text:span></text:p>
          </draw:text-box>
        </draw:frame>
        <draw:frame draw:style-name="gr55" draw:layer="layout" svg:width="0.29cm" svg:height="1.009cm" svg:x="5.867cm" svg:y="5.736cm">
          <draw:text-box>
            <text:p text:style-name="P1"><text:span text:style-name="T7">t</text:span></text:p>
          </draw:text-box>
        </draw:frame>
        <draw:frame draw:style-name="gr55" draw:layer="layout" svg:width="0.29cm" svg:height="1.009cm" svg:x="6.155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6.443cm" svg:y="5.73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6.993cm" svg:y="5.736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7.226cm" svg:y="5.736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7.806cm" svg:y="5.736cm">
          <draw:text-box>
            <text:p text:style-name="P1"><text:span text:style-name="T7">r</text:span></text:p>
          </draw:text-box>
        </draw:frame>
        <draw:frame draw:style-name="gr59" draw:layer="layout" svg:width="0.548cm" svg:height="1.009cm" svg:x="8.06cm" svg:y="5.736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8.606cm" svg:y="5.736cm">
          <draw:text-box>
            <text:p text:style-name="P1"><text:span text:style-name="T7">h</text:span></text:p>
          </draw:text-box>
        </draw:frame>
        <draw:frame draw:style-name="gr58" draw:layer="layout" svg:width="0.18cm" svg:height="1.009cm" svg:x="9.119cm" svg:y="5.736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9.292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9.58cm" svg:y="5.736cm">
          <draw:text-box>
            <text:p text:style-name="P1"><text:span text:style-name="T7">e</text:span></text:p>
          </draw:text-box>
        </draw:frame>
        <draw:frame draw:style-name="gr59" draw:layer="layout" svg:width="0.548cm" svg:height="1.009cm" svg:x="10.13cm" svg:y="5.736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10.676cm" svg:y="5.736cm">
          <draw:text-box>
            <text:p text:style-name="P1"><text:span text:style-name="T7">t</text:span></text:p>
          </draw:text-box>
        </draw:frame>
        <draw:frame draw:style-name="gr60" draw:layer="layout" svg:width="0.518cm" svg:height="1.009cm" svg:x="10.964cm" svg:y="5.736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1.481cm" svg:y="5.736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1.735cm" svg:y="5.73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286cm" svg:y="5.736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2.518cm" svg:y="5.736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13.098cm" svg:y="5.736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13.331cm" svg:y="5.736cm">
          <draw:text-box>
            <text:p text:style-name="P1"><text:span text:style-name="T7">u</text:span></text:p>
          </draw:text-box>
        </draw:frame>
        <draw:frame draw:style-name="gr54" draw:layer="layout" svg:width="0.518cm" svg:height="1.009cm" svg:x="13.848cm" svg:y="5.736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4.364cm" svg:y="5.736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4.597cm" svg:y="5.736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5.144cm" svg:y="5.736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15.698cm" svg:y="5.736cm">
          <draw:text-box>
            <text:p text:style-name="P1"><text:span text:style-name="T7">û</text:span></text:p>
          </draw:text-box>
        </draw:frame>
        <draw:frame draw:style-name="gr55" draw:layer="layout" svg:width="0.29cm" svg:height="1.009cm" svg:x="16.215cm" svg:y="5.736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6.503cm" svg:y="5.736cm">
          <draw:text-box>
            <text:p text:style-name="P1"><text:span text:style-name="T7"><text:s/></text:span></text:p>
          </draw:text-box>
        </draw:frame>
        <draw:frame draw:style-name="gr19" draw:layer="layout" svg:width="0.231cm" svg:height="1.009cm" svg:x="16.736cm" svg:y="5.736cm">
          <draw:text-box>
            <text:p text:style-name="P1"><text:span text:style-name="T7">:</text:span></text:p>
          </draw:text-box>
        </draw:frame>
        <draw:frame draw:style-name="gr19" draw:layer="layout" svg:width="0.235cm" svg:height="1.009cm" svg:x="16.964cm" svg:y="5.736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7.197cm" svg:y="5.736cm">
          <draw:text-box>
            <text:p text:style-name="P1"><text:span text:style-name="T7">l</text:span></text:p>
          </draw:text-box>
        </draw:frame>
        <draw:frame draw:style-name="gr115" draw:layer="layout" svg:width="0.298cm" svg:height="1.009cm" svg:x="17.367cm" svg:y="5.736cm">
          <draw:text-box>
            <text:p text:style-name="P1"><text:span text:style-name="T7">’</text:span></text:p>
          </draw:text-box>
        </draw:frame>
        <draw:frame draw:style-name="gr60" draw:layer="layout" svg:width="0.518cm" svg:height="1.009cm" svg:x="17.663cm" svg:y="5.736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8.179cm" svg:y="5.736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8.463cm" svg:y="5.736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18.641cm" svg:y="5.736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8.801cm" svg:y="5.736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8.975cm" svg:y="5.736cm">
          <draw:text-box>
            <text:p text:style-name="P1"><text:span text:style-name="T7">s</text:span></text:p>
          </draw:text-box>
        </draw:frame>
        <draw:frame draw:style-name="gr52" draw:layer="layout" svg:width="0.582cm" svg:height="1.009cm" svg:x="19.305cm" svg:y="5.736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19.881cm" svg:y="5.736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20.164cm" svg:y="5.736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20.338cm" svg:y="5.73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0.888cm" svg:y="5.736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1.405cm" svg:y="5.736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21.638cm" svg:y="5.736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22.218cm" svg:y="5.736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22.768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3.098cm" svg:y="5.736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4.626cm" svg:y="6.747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4.88cm" svg:y="6.74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5.431cm" svg:y="6.747cm">
          <draw:text-box>
            <text:p text:style-name="P1"><text:span text:style-name="T7">s</text:span></text:p>
          </draw:text-box>
        </draw:frame>
        <draw:frame draw:style-name="gr51" draw:layer="layout" svg:width="0.332cm" svg:height="1.009cm" svg:x="5.761cm" svg:y="6.747cm">
          <draw:text-box>
            <text:p text:style-name="P1"><text:span text:style-name="T7">s</text:span></text:p>
          </draw:text-box>
        </draw:frame>
        <draw:frame draw:style-name="gr46" draw:layer="layout" svg:width="0.557cm" svg:height="1.009cm" svg:x="6.091cm" svg:y="6.747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6.646cm" svg:y="6.747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7.162cm" svg:y="6.747cm">
          <draw:text-box>
            <text:p text:style-name="P1"><text:span text:style-name="T7">r</text:span></text:p>
          </draw:text-box>
        </draw:frame>
        <draw:frame draw:style-name="gr59" draw:layer="layout" svg:width="0.548cm" svg:height="1.009cm" svg:x="7.421cm" svg:y="6.747cm">
          <draw:text-box>
            <text:p text:style-name="P1"><text:span text:style-name="T7">c</text:span></text:p>
          </draw:text-box>
        </draw:frame>
        <draw:frame draw:style-name="gr50" draw:layer="layout" svg:width="0.552cm" svg:height="1.009cm" svg:x="7.967cm" svg:y="6.74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8.517cm" svg:y="6.74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8.851cm" svg:y="6.747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9.084cm" svg:y="6.747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9.635cm" svg:y="6.747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0.151cm" svg:y="6.747cm">
          <draw:text-box>
            <text:p text:style-name="P1"><text:span text:style-name="T7"><text:s/></text:span></text:p>
          </draw:text-box>
        </draw:frame>
        <draw:frame draw:style-name="gr116" draw:layer="layout" svg:width="0.514cm" svg:height="1.009cm" svg:x="10.384cm" svg:y="6.747cm">
          <draw:text-box>
            <text:p text:style-name="P1"><text:span text:style-name="T7">R</text:span></text:p>
          </draw:text-box>
        </draw:frame>
        <draw:frame draw:style-name="gr85" draw:layer="layout" svg:width="0.629cm" svg:height="1.009cm" svg:x="10.897cm" svg:y="6.747cm">
          <draw:text-box>
            <text:p text:style-name="P1"><text:span text:style-name="T7">A</text:span></text:p>
          </draw:text-box>
        </draw:frame>
        <draw:frame draw:style-name="gr117" draw:layer="layout" svg:width="0.781cm" svg:height="1.009cm" svg:x="11.523cm" svg:y="6.747cm">
          <draw:text-box>
            <text:p text:style-name="P1"><text:span text:style-name="T7">M</text:span></text:p>
          </draw:text-box>
        </draw:frame>
        <draw:frame draw:style-name="gr19" draw:layer="layout" svg:width="0.235cm" svg:height="1.009cm" svg:x="12.302cm" svg:y="6.747cm">
          <draw:text-box>
            <text:p text:style-name="P1"><text:span text:style-name="T7"><text:s/></text:span></text:p>
          </draw:text-box>
        </draw:frame>
        <draw:frame draw:style-name="gr19" draw:layer="layout" svg:width="0.226cm" svg:height="1.009cm" svg:x="12.54cm" svg:y="6.747cm">
          <draw:text-box>
            <text:p text:style-name="P1"><text:span text:style-name="T7">;</text:span></text:p>
          </draw:text-box>
        </draw:frame>
        <draw:frame draw:style-name="gr19" draw:layer="layout" svg:width="0.235cm" svg:height="1.009cm" svg:x="12.768cm" svg:y="6.747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3.001cm" svg:y="6.74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3.175cm" svg:y="6.747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3.725cm" svg:y="6.747cm">
          <draw:text-box>
            <text:p text:style-name="P1"><text:span text:style-name="T7"><text:s/></text:span></text:p>
          </draw:text-box>
        </draw:frame>
        <draw:frame draw:style-name="gr118" draw:layer="layout" svg:width="0.358cm" svg:height="1.009cm" svg:x="13.962cm" svg:y="6.747cm">
          <draw:text-box>
            <text:p text:style-name="P1"><text:span text:style-name="T7">«</text:span></text:p>
          </draw:text-box>
        </draw:frame>
        <draw:frame draw:style-name="gr59" draw:layer="layout" svg:width="0.548cm" svg:height="1.009cm" svg:x="14.551cm" svg:y="6.747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5.097cm" svg:y="6.747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5.652cm" svg:y="6.747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6.168cm" svg:y="6.747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6.456cm" svg:y="6.747cm">
          <draw:text-box>
            <text:p text:style-name="P1"><text:span text:style-name="T7">r</text:span></text:p>
          </draw:text-box>
        </draw:frame>
        <draw:frame draw:style-name="gr46" draw:layer="layout" svg:width="0.557cm" svg:height="1.009cm" svg:x="16.715cm" svg:y="6.747cm">
          <draw:text-box>
            <text:p text:style-name="P1"><text:span text:style-name="T7">ô</text:span></text:p>
          </draw:text-box>
        </draw:frame>
        <draw:frame draw:style-name="gr58" draw:layer="layout" svg:width="0.171cm" svg:height="1.009cm" svg:x="17.269cm" svg:y="6.74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7.439cm" svg:y="6.747cm">
          <draw:text-box>
            <text:p text:style-name="P1"><text:span text:style-name="T7">e</text:span></text:p>
          </draw:text-box>
        </draw:frame>
        <draw:frame draw:style-name="gr60" draw:layer="layout" svg:width="0.518cm" svg:height="1.009cm" svg:x="17.989cm" svg:y="6.747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8.505cm" svg:y="6.747cm">
          <draw:text-box>
            <text:p text:style-name="P1"><text:span text:style-name="T7">r</text:span></text:p>
          </draw:text-box>
        </draw:frame>
        <draw:frame draw:style-name="gr118" draw:layer="layout" svg:width="0.358cm" svg:height="1.009cm" svg:x="18.997cm" svg:y="6.747cm">
          <draw:text-box>
            <text:p text:style-name="P1"><text:span text:style-name="T7">»</text:span></text:p>
          </draw:text-box>
        </draw:frame>
        <draw:frame draw:style-name="gr59" draw:layer="layout" svg:width="0.548cm" svg:height="1.009cm" svg:x="19.585cm" svg:y="6.747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20.136cm" svg:y="6.747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0.69cm" svg:y="6.747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21.207cm" svg:y="6.747cm">
          <draw:text-box>
            <text:p text:style-name="P1"><text:span text:style-name="T7">s</text:span></text:p>
          </draw:text-box>
        </draw:frame>
        <draw:frame draw:style-name="gr55" draw:layer="layout" svg:width="0.29cm" svg:height="1.009cm" svg:x="21.541cm" svg:y="6.747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21.829cm" svg:y="6.747cm">
          <draw:text-box>
            <text:p text:style-name="P1"><text:span text:style-name="T7">r</text:span></text:p>
          </draw:text-box>
        </draw:frame>
        <draw:frame draw:style-name="gr60" draw:layer="layout" svg:width="0.518cm" svg:height="1.009cm" svg:x="22.083cm" svg:y="6.747cm">
          <draw:text-box>
            <text:p text:style-name="P1"><text:span text:style-name="T7">u</text:span></text:p>
          </draw:text-box>
        </draw:frame>
        <draw:frame draw:style-name="gr58" draw:layer="layout" svg:width="0.18cm" svg:height="1.009cm" svg:x="22.596cm" svg:y="6.747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22.769cm" svg:y="6.747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23.057cm" svg:y="6.747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4.626cm" svg:y="7.763cm">
          <draw:text-box>
            <text:p text:style-name="P1"><text:span text:style-name="T7">d</text:span></text:p>
          </draw:text-box>
        </draw:frame>
        <draw:frame draw:style-name="gr115" draw:layer="layout" svg:width="0.298cm" svg:height="1.009cm" svg:x="5.206cm" svg:y="7.763cm">
          <draw:text-box>
            <text:p text:style-name="P1"><text:span text:style-name="T7">’</text:span></text:p>
          </draw:text-box>
        </draw:frame>
        <draw:frame draw:style-name="gr52" draw:layer="layout" svg:width="0.582cm" svg:height="1.009cm" svg:x="5.502cm" svg:y="7.763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6.082cm" svg:y="7.763cm">
          <draw:text-box>
            <text:p text:style-name="P1"><text:span text:style-name="T7">b</text:span></text:p>
          </draw:text-box>
        </draw:frame>
        <draw:frame draw:style-name="gr46" draw:layer="layout" svg:width="0.557cm" svg:height="1.009cm" svg:x="6.658cm" svg:y="7.763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7.213cm" svg:y="7.763cm">
          <draw:text-box>
            <text:p text:style-name="P1"><text:span text:style-name="T7">r</text:span></text:p>
          </draw:text-box>
        </draw:frame>
        <draw:frame draw:style-name="gr64" draw:layer="layout" svg:width="0.582cm" svg:height="1.009cm" svg:x="7.467cm" svg:y="7.763cm">
          <draw:text-box>
            <text:p text:style-name="P1"><text:span text:style-name="T7">d</text:span></text:p>
          </draw:text-box>
        </draw:frame>
        <draw:frame draw:style-name="gr19" draw:layer="layout" svg:width="0.235cm" svg:height="1.009cm" svg:x="8.051cm" svg:y="7.763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8.284cm" svg:y="7.763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8.839cm" svg:y="7.763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9.355cm" svg:y="7.763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9.588cm" svg:y="7.763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0.384cm" svg:y="7.763cm">
          <draw:text-box>
            <text:p text:style-name="P1"><text:span text:style-name="T7">é</text:span></text:p>
          </draw:text-box>
        </draw:frame>
        <draw:frame draw:style-name="gr57" draw:layer="layout" svg:width="0.798cm" svg:height="1.009cm" svg:x="10.934cm" svg:y="7.763cm">
          <draw:text-box>
            <text:p text:style-name="P1"><text:span text:style-name="T7">m</text:span></text:p>
          </draw:text-box>
        </draw:frame>
        <draw:frame draw:style-name="gr46" draw:layer="layout" svg:width="0.557cm" svg:height="1.009cm" svg:x="11.73cm" svg:y="7.763cm">
          <draw:text-box>
            <text:p text:style-name="P1"><text:span text:style-name="T7">o</text:span></text:p>
          </draw:text-box>
        </draw:frame>
        <draw:frame draw:style-name="gr58" draw:layer="layout" svg:width="0.18cm" svg:height="1.009cm" svg:x="12.28cm" svg:y="7.763cm">
          <draw:text-box>
            <text:p text:style-name="P1"><text:span text:style-name="T7">i</text:span></text:p>
          </draw:text-box>
        </draw:frame>
        <draw:frame draw:style-name="gr63" draw:layer="layout" svg:width="0.256cm" svg:height="1.009cm" svg:x="12.458cm" svg:y="7.763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2.708cm" svg:y="7.763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3.258cm" svg:y="7.763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13.491cm" svg:y="7.763cm">
          <draw:text-box>
            <text:p text:style-name="P1"><text:span text:style-name="T7">u</text:span></text:p>
          </draw:text-box>
        </draw:frame>
        <draw:frame draw:style-name="gr54" draw:layer="layout" svg:width="0.518cm" svg:height="1.009cm" svg:x="14.008cm" svg:y="7.763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14.524cm" svg:y="7.763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5.075cm" svg:y="7.763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15.308cm" svg:y="7.763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5.562cm" svg:y="7.763cm">
          <draw:text-box>
            <text:p text:style-name="P1"><text:span text:style-name="T7">e</text:span></text:p>
          </draw:text-box>
        </draw:frame>
        <draw:frame draw:style-name="gr62" draw:layer="layout" svg:width="0.578cm" svg:height="1.009cm" svg:x="16.117cm" svg:y="7.763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16.692cm" svg:y="7.763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6.951cm" svg:y="7.763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17.501cm" svg:y="7.763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7.831cm" svg:y="7.763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8.381cm" svg:y="7.763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8.898cm" svg:y="7.763cm">
          <draw:text-box>
            <text:p text:style-name="P1"><text:span text:style-name="T7">t</text:span></text:p>
          </draw:text-box>
        </draw:frame>
        <draw:frame draw:style-name="gr52" draw:layer="layout" svg:width="0.582cm" svg:height="1.009cm" svg:x="19.186cm" svg:y="7.763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19.766cm" svg:y="7.763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20.05cm" svg:y="7.763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20.223cm" svg:y="7.763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0.774cm" svg:y="7.763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1.29cm" svg:y="7.763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21.523cm" svg:y="7.763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22.103cm" svg:y="7.763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22.653cm" svg:y="7.763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22.886cm" svg:y="7.763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23.056cm" svg:y="7.763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23.635cm" svg:y="7.763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4.626cm" svg:y="8.779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4.88cm" svg:y="8.779cm">
          <draw:text-box>
            <text:p text:style-name="P1"><text:span text:style-name="T7">e</text:span></text:p>
          </draw:text-box>
        </draw:frame>
        <draw:frame draw:style-name="gr62" draw:layer="layout" svg:width="0.578cm" svg:height="1.009cm" svg:x="5.431cm" svg:y="8.779cm">
          <draw:text-box>
            <text:p text:style-name="P1"><text:span text:style-name="T7">q</text:span></text:p>
          </draw:text-box>
        </draw:frame>
        <draw:frame draw:style-name="gr60" draw:layer="layout" svg:width="0.518cm" svg:height="1.009cm" svg:x="6.006cm" svg:y="8.779cm">
          <draw:text-box>
            <text:p text:style-name="P1"><text:span text:style-name="T7">u</text:span></text:p>
          </draw:text-box>
        </draw:frame>
        <draw:frame draw:style-name="gr50" draw:layer="layout" svg:width="0.552cm" svg:height="1.009cm" svg:x="6.523cm" svg:y="8.779cm">
          <draw:text-box>
            <text:p text:style-name="P1"><text:span text:style-name="T7">ê</text:span></text:p>
          </draw:text-box>
        </draw:frame>
        <draw:frame draw:style-name="gr55" draw:layer="layout" svg:width="0.29cm" svg:height="1.009cm" svg:x="7.073cm" svg:y="8.779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7.361cm" svg:y="8.779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7.912cm" svg:y="8.779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8.145cm" svg:y="8.779cm">
          <draw:text-box>
            <text:p text:style-name="P1"><text:span text:style-name="T7">a</text:span></text:p>
          </draw:text-box>
        </draw:frame>
        <draw:frame draw:style-name="gr53" draw:layer="layout" svg:width="0.48cm" svg:height="1.009cm" svg:x="8.729cm" svg:y="8.779cm">
          <draw:text-box>
            <text:p text:style-name="P1"><text:span text:style-name="T7">v</text:span></text:p>
          </draw:text-box>
        </draw:frame>
        <draw:frame draw:style-name="gr52" draw:layer="layout" svg:width="0.582cm" svg:height="1.009cm" svg:x="9.203cm" svg:y="8.779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9.778cm" svg:y="8.779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0.291cm" svg:y="8.779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0.579cm" svg:y="8.779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0.812cm" svg:y="8.779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1.392cm" svg:y="8.779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1.942cm" svg:y="8.779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2.175cm" svg:y="8.779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2.344cm" svg:y="8.779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12.924cm" svg:y="8.779cm">
          <draw:text-box>
            <text:p text:style-name="P1"><text:span text:style-name="T7"><text:s/></text:span></text:p>
          </draw:text-box>
        </draw:frame>
        <draw:frame draw:style-name="gr51" draw:layer="layout" svg:width="0.332cm" svg:height="1.009cm" svg:x="13.157cm" svg:y="8.779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3.487cm" svg:y="8.779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14.037cm" svg:y="8.779cm">
          <draw:text-box>
            <text:p text:style-name="P1"><text:span text:style-name="T7">r</text:span></text:p>
          </draw:text-box>
        </draw:frame>
        <draw:frame draw:style-name="gr53" draw:layer="layout" svg:width="0.48cm" svg:height="1.009cm" svg:x="14.287cm" svg:y="8.779cm">
          <draw:text-box>
            <text:p text:style-name="P1"><text:span text:style-name="T7">v</text:span></text:p>
          </draw:text-box>
        </draw:frame>
        <draw:frame draw:style-name="gr58" draw:layer="layout" svg:width="0.18cm" svg:height="1.009cm" svg:x="14.761cm" svg:y="8.779cm">
          <draw:text-box>
            <text:p text:style-name="P1"><text:span text:style-name="T7">i</text:span></text:p>
          </draw:text-box>
        </draw:frame>
        <draw:frame draw:style-name="gr63" draw:layer="layout" svg:width="0.256cm" svg:height="1.009cm" svg:x="14.935cm" svg:y="8.779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5.189cm" svg:y="8.779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5.422cm" svg:y="8.779cm">
          <draw:text-box>
            <text:p text:style-name="P1"><text:span text:style-name="T7">à</text:span></text:p>
          </draw:text-box>
        </draw:frame>
        <draw:frame draw:style-name="gr58" draw:layer="layout" svg:width="0.171cm" svg:height="1.009cm" svg:x="16.235cm" svg:y="8.779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6.4cm" svg:y="8.779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16.979cm" svg:y="8.779cm">
          <draw:text-box>
            <text:p text:style-name="P1"><text:span text:style-name="T7"><text:s/></text:span></text:p>
          </draw:text-box>
        </draw:frame>
        <draw:frame draw:style-name="gr53" draw:layer="layout" svg:width="0.48cm" svg:height="1.009cm" svg:x="17.208cm" svg:y="8.779cm">
          <draw:text-box>
            <text:p text:style-name="P1"><text:span text:style-name="T7">v</text:span></text:p>
          </draw:text-box>
        </draw:frame>
        <draw:frame draw:style-name="gr60" draw:layer="layout" svg:width="0.518cm" svg:height="1.009cm" svg:x="17.682cm" svg:y="8.779cm">
          <draw:text-box>
            <text:p text:style-name="P1"><text:span text:style-name="T7">u</text:span></text:p>
          </draw:text-box>
        </draw:frame>
        <draw:frame draw:style-name="gr50" draw:layer="layout" svg:width="0.552cm" svg:height="1.009cm" svg:x="18.194cm" svg:y="8.779cm">
          <draw:text-box>
            <text:p text:style-name="P1"><text:span text:style-name="T7">e</text:span></text:p>
          </draw:text-box>
        </draw:frame>
        <draw:frame draw:style-name="gr48" draw:layer="layout" svg:width="0.298cm" svg:height="0.945cm" svg:x="3.674cm" svg:y="10.021cm">
          <draw:text-box>
            <text:p text:style-name="P1"><text:span text:style-name="T6">•</text:span></text:p>
          </draw:text-box>
        </draw:frame>
        <draw:frame draw:style-name="gr114" draw:layer="layout" svg:width="0.692cm" svg:height="1.009cm" svg:x="4.626cm" svg:y="9.994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5.316cm" svg:y="9.994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5.871cm" svg:y="9.994cm">
          <draw:text-box>
            <text:p text:style-name="P1"><text:span text:style-name="T7">u</text:span></text:p>
          </draw:text-box>
        </draw:frame>
        <draw:frame draw:style-name="gr62" draw:layer="layout" svg:width="0.578cm" svg:height="1.009cm" svg:x="6.388cm" svg:y="9.994cm">
          <draw:text-box>
            <text:p text:style-name="P1"><text:span text:style-name="T7">p</text:span></text:p>
          </draw:text-box>
        </draw:frame>
        <draw:frame draw:style-name="gr58" draw:layer="layout" svg:width="0.171cm" svg:height="1.009cm" svg:x="6.963cm" svg:y="9.994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7.132cm" svg:y="9.994cm">
          <draw:text-box>
            <text:p text:style-name="P1"><text:span text:style-name="T7">é</text:span></text:p>
          </draw:text-box>
        </draw:frame>
        <draw:frame draw:style-name="gr50" draw:layer="layout" svg:width="0.552cm" svg:height="1.009cm" svg:x="7.683cm" svg:y="9.99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233cm" svg:y="9.994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8.466cm" svg:y="9.994cm">
          <draw:text-box>
            <text:p text:style-name="P1"><text:span text:style-name="T7">à</text:span></text:p>
          </draw:text-box>
        </draw:frame>
        <draw:frame draw:style-name="gr64" draw:layer="layout" svg:width="0.582cm" svg:height="1.009cm" svg:x="9.279cm" svg:y="9.994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9.859cm" svg:y="9.994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0.409cm" svg:y="9.99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0.739cm" svg:y="9.994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10.972cm" svg:y="9.994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1.768cm" svg:y="9.994cm">
          <draw:text-box>
            <text:p text:style-name="P1"><text:span text:style-name="T7">é</text:span></text:p>
          </draw:text-box>
        </draw:frame>
        <draw:frame draw:style-name="gr59" draw:layer="layout" svg:width="0.548cm" svg:height="1.009cm" svg:x="12.318cm" svg:y="9.994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12.864cm" svg:y="9.994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13.444cm" svg:y="9.994cm">
          <draw:text-box>
            <text:p text:style-name="P1"><text:span text:style-name="T7">n</text:span></text:p>
          </draw:text-box>
        </draw:frame>
        <draw:frame draw:style-name="gr58" draw:layer="layout" svg:width="0.18cm" svg:height="1.009cm" svg:x="13.957cm" svg:y="9.994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4.13cm" svg:y="9.994cm">
          <draw:text-box>
            <text:p text:style-name="P1"><text:span text:style-name="T7">s</text:span></text:p>
          </draw:text-box>
        </draw:frame>
        <draw:frame draw:style-name="gr57" draw:layer="layout" svg:width="0.798cm" svg:height="1.009cm" svg:x="14.46cm" svg:y="9.994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5.256cm" svg:y="9.994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5.806cm" svg:y="9.99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6.136cm" svg:y="9.99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6.365cm" svg:y="9.994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6.945cm" svg:y="9.99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7.495cm" svg:y="9.994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7.728cm" svg:y="9.994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18.274cm" svg:y="9.994cm">
          <draw:text-box>
            <text:p text:style-name="P1"><text:span text:style-name="T7">a</text:span></text:p>
          </draw:text-box>
        </draw:frame>
        <draw:frame draw:style-name="gr59" draw:layer="layout" svg:width="0.548cm" svg:height="1.009cm" svg:x="18.854cm" svg:y="9.994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19.4cm" svg:y="9.994cm">
          <draw:text-box>
            <text:p text:style-name="P1"><text:span text:style-name="T7">h</text:span></text:p>
          </draw:text-box>
        </draw:frame>
        <draw:frame draw:style-name="gr50" draw:layer="layout" svg:width="0.552cm" svg:height="1.009cm" svg:x="19.917cm" svg:y="9.994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20.472cm" svg:y="9.99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0.802cm" svg:y="9.994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21.035cm" svg:y="9.994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21.61cm" svg:y="9.994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21.864cm" svg:y="9.994cm">
          <draw:text-box>
            <text:p text:style-name="P1"><text:span text:style-name="T7">é</text:span></text:p>
          </draw:text-box>
        </draw:frame>
        <draw:frame draw:style-name="gr53" draw:layer="layout" svg:width="0.48cm" svg:height="1.009cm" svg:x="22.415cm" svg:y="9.994cm">
          <draw:text-box>
            <text:p text:style-name="P1"><text:span text:style-name="T7">v</text:span></text:p>
          </draw:text-box>
        </draw:frame>
        <draw:frame draw:style-name="gr60" draw:layer="layout" svg:width="0.518cm" svg:height="1.009cm" svg:x="22.893cm" svg:y="9.994cm">
          <draw:text-box>
            <text:p text:style-name="P1"><text:span text:style-name="T7">u</text:span></text:p>
          </draw:text-box>
        </draw:frame>
        <draw:frame draw:style-name="gr51" draw:layer="layout" svg:width="0.332cm" svg:height="1.009cm" svg:x="23.41cm" svg:y="9.99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3.74cm" svg:y="9.99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23.973cm" svg:y="9.994cm">
          <draw:text-box>
            <text:p text:style-name="P1"><text:span text:style-name="T7">d</text:span></text:p>
          </draw:text-box>
        </draw:frame>
        <draw:frame draw:style-name="gr52" draw:layer="layout" svg:width="0.582cm" svg:height="1.009cm" svg:x="24.553cm" svg:y="9.994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25.132cm" svg:y="9.994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25.649cm" svg:y="9.99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5.979cm" svg:y="9.994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4.626cm" svg:y="11.0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4.795cm" svg:y="11.01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5.346cm" svg:y="11.01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5.676cm" svg:y="11.01cm">
          <draw:text-box>
            <text:p text:style-name="P1"><text:span text:style-name="T7"><text:s/></text:span></text:p>
          </draw:text-box>
        </draw:frame>
        <draw:frame draw:style-name="gr119" draw:layer="layout" svg:width="0.413cm" svg:height="1.009cm" svg:x="5.909cm" svg:y="11.01cm">
          <draw:text-box>
            <text:p text:style-name="P1"><text:span text:style-name="T7">F</text:span></text:p>
          </draw:text-box>
        </draw:frame>
        <draw:frame draw:style-name="gr63" draw:layer="layout" svg:width="0.256cm" svg:height="1.009cm" svg:x="6.32cm" svg:y="11.01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6.574cm" svg:y="11.01cm">
          <draw:text-box>
            <text:p text:style-name="P1"><text:span text:style-name="T7">a</text:span></text:p>
          </draw:text-box>
        </draw:frame>
        <draw:frame draw:style-name="gr57" draw:layer="layout" svg:width="0.798cm" svg:height="1.009cm" svg:x="7.154cm" svg:y="11.01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7.949cm" svg:y="11.01cm">
          <draw:text-box>
            <text:p text:style-name="P1"><text:span text:style-name="T7">e</text:span></text:p>
          </draw:text-box>
        </draw:frame>
        <draw:frame draw:style-name="gr120" draw:layer="layout" svg:width="0.705cm" svg:height="1.009cm" svg:x="8.5cm" svg:y="11.01cm">
          <draw:text-box>
            <text:p text:style-name="P1"><text:span text:style-name="T7">w</text:span></text:p>
          </draw:text-box>
        </draw:frame>
        <draw:frame draw:style-name="gr46" draw:layer="layout" svg:width="0.557cm" svg:height="1.009cm" svg:x="9.203cm" svg:y="11.01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9.757cm" svg:y="11.01cm">
          <draw:text-box>
            <text:p text:style-name="P1"><text:span text:style-name="T7">r</text:span></text:p>
          </draw:text-box>
        </draw:frame>
        <draw:frame draw:style-name="gr121" draw:layer="layout" svg:width="0.425cm" svg:height="1.009cm" svg:x="10.011cm" svg:y="11.01cm">
          <draw:text-box>
            <text:p text:style-name="P1"><text:span text:style-name="T7">k</text:span></text:p>
          </draw:text-box>
        </draw:frame>
        <draw:frame draw:style-name="gr19" draw:layer="layout" svg:width="0.235cm" svg:height="1.009cm" svg:x="10.439cm" svg:y="11.01cm">
          <draw:text-box>
            <text:p text:style-name="P1"><text:span text:style-name="T7"><text:s/></text:span></text:p>
          </draw:text-box>
        </draw:frame>
        <draw:frame draw:style-name="gr46" draw:layer="layout" svg:width="0.557cm" svg:height="1.009cm" svg:x="10.672cm" svg:y="11.01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11.227cm" svg:y="11.01cm">
          <draw:text-box>
            <text:p text:style-name="P1"><text:span text:style-name="T7">u</text:span></text:p>
          </draw:text-box>
        </draw:frame>
        <draw:frame draw:style-name="gr19" draw:layer="layout" svg:width="0.235cm" svg:height="1.009cm" svg:x="11.743cm" svg:y="11.01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1.976cm" svg:y="11.01cm">
          <draw:text-box>
            <text:p text:style-name="P1"><text:span text:style-name="T7">à</text:span></text:p>
          </draw:text-box>
        </draw:frame>
        <draw:frame draw:style-name="gr63" draw:layer="layout" svg:width="0.256cm" svg:height="1.009cm" svg:x="12.793cm" svg:y="11.01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3.047cm" svg:y="11.01cm">
          <draw:text-box>
            <text:p text:style-name="P1"><text:span text:style-name="T7">a</text:span></text:p>
          </draw:text-box>
        </draw:frame>
        <draw:frame draw:style-name="gr122" draw:layer="layout" svg:width="0.18cm" svg:height="1.009cm" svg:x="13.623cm" svg:y="11.01cm">
          <draw:text-box>
            <text:p text:style-name="P1"><text:span text:style-name="T7">j</text:span></text:p>
          </draw:text-box>
        </draw:frame>
        <draw:frame draw:style-name="gr46" draw:layer="layout" svg:width="0.557cm" svg:height="1.009cm" svg:x="13.801cm" svg:y="11.01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14.355cm" svg:y="11.01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4.872cm" svg:y="11.01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5.16cm" svg:y="11.01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15.71cm" svg:y="11.01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5.965cm" svg:y="11.01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6.198cm" svg:y="11.01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6.748cm" svg:y="11.0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7.265cm" svg:y="11.01cm">
          <draw:text-box>
            <text:p text:style-name="P1"><text:span text:style-name="T7"><text:s/></text:span></text:p>
          </draw:text-box>
        </draw:frame>
        <draw:frame draw:style-name="gr119" draw:layer="layout" svg:width="0.413cm" svg:height="1.009cm" svg:x="17.498cm" svg:y="11.01cm">
          <draw:text-box>
            <text:p text:style-name="P1"><text:span text:style-name="T7">F</text:span></text:p>
          </draw:text-box>
        </draw:frame>
        <draw:frame draw:style-name="gr63" draw:layer="layout" svg:width="0.256cm" svg:height="1.009cm" svg:x="17.908cm" svg:y="11.01cm">
          <draw:text-box>
            <text:p text:style-name="P1"><text:span text:style-name="T7">r</text:span></text:p>
          </draw:text-box>
        </draw:frame>
        <draw:frame draw:style-name="gr46" draw:layer="layout" svg:width="0.557cm" svg:height="1.009cm" svg:x="18.162cm" svg:y="11.01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8.717cm" svg:y="11.01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9.234cm" svg:y="11.01cm">
          <draw:text-box>
            <text:p text:style-name="P1"><text:span text:style-name="T7">t</text:span></text:p>
          </draw:text-box>
        </draw:frame>
        <draw:frame draw:style-name="gr123" draw:layer="layout" svg:width="0.455cm" svg:height="1.009cm" svg:x="19.522cm" svg:y="11.01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9.975cm" svg:y="11.01cm">
          <draw:text-box>
            <text:p text:style-name="P1"><text:span text:style-name="T7">n</text:span></text:p>
          </draw:text-box>
        </draw:frame>
        <draw:frame draw:style-name="gr64" draw:layer="layout" svg:width="0.582cm" svg:height="1.009cm" svg:x="20.491cm" svg:y="11.01cm">
          <draw:text-box>
            <text:p text:style-name="P1"><text:span text:style-name="T7">d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24" draw:layer="layout" svg:width="0.955cm" svg:height="2.101cm" svg:x="5.769cm" svg:y="2.657cm">
          <draw:text-box>
            <text:p text:style-name="P1"><text:span text:style-name="T12">L</text:span></text:p>
          </draw:text-box>
        </draw:frame>
        <draw:frame draw:style-name="gr125" draw:layer="layout" svg:width="0.747cm" svg:height="2.101cm" svg:x="6.718cm" svg:y="2.657cm">
          <draw:text-box>
            <text:p text:style-name="P1"><text:span text:style-name="T12">e</text:span></text:p>
          </draw:text-box>
        </draw:frame>
        <draw:frame draw:style-name="gr82" draw:layer="layout" svg:width="0.391cm" svg:height="2.101cm" svg:x="7.463cm" svg:y="2.657cm">
          <draw:text-box>
            <text:p text:style-name="P1"><text:span text:style-name="T12"><text:s/></text:span></text:p>
          </draw:text-box>
        </draw:frame>
        <draw:frame draw:style-name="gr126" draw:layer="layout" svg:width="1.378cm" svg:height="2.101cm" svg:x="7.852cm" svg:y="2.657cm">
          <draw:text-box>
            <text:p text:style-name="P1"><text:span text:style-name="T12">m</text:span></text:p>
          </draw:text-box>
        </draw:frame>
        <draw:frame draw:style-name="gr127" draw:layer="layout" svg:width="0.853cm" svg:height="2.101cm" svg:x="9.224cm" svg:y="2.657cm">
          <draw:text-box>
            <text:p text:style-name="P1"><text:span text:style-name="T12">o</text:span></text:p>
          </draw:text-box>
        </draw:frame>
        <draw:frame draw:style-name="gr124" draw:layer="layout" svg:width="0.955cm" svg:height="2.101cm" svg:x="10.071cm" svg:y="2.657cm">
          <draw:text-box>
            <text:p text:style-name="P1"><text:span text:style-name="T12">d</text:span></text:p>
          </draw:text-box>
        </draw:frame>
        <draw:frame draw:style-name="gr124" draw:layer="layout" svg:width="0.955cm" svg:height="2.101cm" svg:x="5.706cm" svg:y="2.593cm">
          <draw:text-box>
            <text:p text:style-name="P1"><text:span text:style-name="T13">L</text:span></text:p>
          </draw:text-box>
        </draw:frame>
        <draw:frame draw:style-name="gr125" draw:layer="layout" svg:width="0.747cm" svg:height="2.101cm" svg:x="6.654cm" svg:y="2.593cm">
          <draw:text-box>
            <text:p text:style-name="P1"><text:span text:style-name="T13">e</text:span></text:p>
          </draw:text-box>
        </draw:frame>
        <draw:frame draw:style-name="gr82" draw:layer="layout" svg:width="0.391cm" svg:height="2.101cm" svg:x="7.399cm" svg:y="2.593cm">
          <draw:text-box>
            <text:p text:style-name="P1"><text:span text:style-name="T13"><text:s/></text:span></text:p>
          </draw:text-box>
        </draw:frame>
        <draw:frame draw:style-name="gr126" draw:layer="layout" svg:width="1.378cm" svg:height="2.101cm" svg:x="7.789cm" svg:y="2.593cm">
          <draw:text-box>
            <text:p text:style-name="P1"><text:span text:style-name="T13">m</text:span></text:p>
          </draw:text-box>
        </draw:frame>
        <draw:frame draw:style-name="gr127" draw:layer="layout" svg:width="0.853cm" svg:height="2.101cm" svg:x="9.161cm" svg:y="2.593cm">
          <draw:text-box>
            <text:p text:style-name="P1"><text:span text:style-name="T13">o</text:span></text:p>
          </draw:text-box>
        </draw:frame>
        <draw:frame draw:style-name="gr124" draw:layer="layout" svg:width="0.955cm" svg:height="2.101cm" svg:x="10.007cm" svg:y="2.593cm">
          <draw:text-box>
            <text:p text:style-name="P1"><text:span text:style-name="T13">d</text:span></text:p>
          </draw:text-box>
        </draw:frame>
        <draw:frame draw:style-name="gr125" draw:layer="layout" svg:width="0.747cm" svg:height="2.101cm" svg:x="11.019cm" svg:y="2.657cm">
          <draw:text-box>
            <text:p text:style-name="P1"><text:span text:style-name="T12">è</text:span></text:p>
          </draw:text-box>
        </draw:frame>
        <draw:frame draw:style-name="gr125" draw:layer="layout" svg:width="0.747cm" svg:height="2.101cm" svg:x="10.955cm" svg:y="2.593cm">
          <draw:text-box>
            <text:p text:style-name="P1"><text:span text:style-name="T13">è</text:span></text:p>
          </draw:text-box>
        </draw:frame>
        <draw:frame draw:style-name="gr128" draw:layer="layout" svg:width="0.455cm" svg:height="2.101cm" svg:x="11.764cm" svg:y="2.657cm">
          <draw:text-box>
            <text:p text:style-name="P1"><text:span text:style-name="T12">l</text:span></text:p>
          </draw:text-box>
        </draw:frame>
        <draw:frame draw:style-name="gr125" draw:layer="layout" svg:width="0.747cm" svg:height="2.101cm" svg:x="12.217cm" svg:y="2.657cm">
          <draw:text-box>
            <text:p text:style-name="P1"><text:span text:style-name="T12">e</text:span></text:p>
          </draw:text-box>
        </draw:frame>
        <draw:frame draw:style-name="gr82" draw:layer="layout" svg:width="0.391cm" svg:height="2.101cm" svg:x="12.962cm" svg:y="2.657cm">
          <draw:text-box>
            <text:p text:style-name="P1"><text:span text:style-name="T12"><text:s/></text:span></text:p>
          </draw:text-box>
        </draw:frame>
        <draw:frame draw:style-name="gr129" draw:layer="layout" svg:width="1.475cm" svg:height="2.101cm" svg:x="13.347cm" svg:y="2.657cm">
          <draw:text-box>
            <text:p text:style-name="P1"><text:span text:style-name="T12">M</text:span></text:p>
          </draw:text-box>
        </draw:frame>
        <draw:frame draw:style-name="gr130" draw:layer="layout" svg:width="1.128cm" svg:height="2.101cm" svg:x="14.816cm" svg:y="2.657cm">
          <draw:text-box>
            <text:p text:style-name="P1"><text:span text:style-name="T12">V</text:span></text:p>
          </draw:text-box>
        </draw:frame>
        <draw:frame draw:style-name="gr131" draw:layer="layout" svg:width="1.107cm" svg:height="2.101cm" svg:x="15.938cm" svg:y="2.657cm">
          <draw:text-box>
            <text:p text:style-name="P1"><text:span text:style-name="T12">C</text:span></text:p>
          </draw:text-box>
        </draw:frame>
        <draw:frame draw:style-name="gr82" draw:layer="layout" svg:width="0.391cm" svg:height="2.101cm" svg:x="17.038cm" svg:y="2.657cm">
          <draw:text-box>
            <text:p text:style-name="P1"><text:span text:style-name="T12"><text:s/></text:span></text:p>
          </draw:text-box>
        </draw:frame>
        <draw:frame draw:style-name="gr124" draw:layer="layout" svg:width="0.955cm" svg:height="2.101cm" svg:x="17.428cm" svg:y="2.657cm">
          <draw:text-box>
            <text:p text:style-name="P1"><text:span text:style-name="T12">d</text:span></text:p>
          </draw:text-box>
        </draw:frame>
        <draw:frame draw:style-name="gr132" draw:layer="layout" svg:width="0.781cm" svg:height="2.101cm" svg:x="18.376cm" svg:y="2.657cm">
          <draw:text-box>
            <text:p text:style-name="P1"><text:span text:style-name="T12">a</text:span></text:p>
          </draw:text-box>
        </draw:frame>
        <draw:frame draw:style-name="gr133" draw:layer="layout" svg:width="0.908cm" svg:height="2.101cm" svg:x="19.155cm" svg:y="2.657cm">
          <draw:text-box>
            <text:p text:style-name="P1"><text:span text:style-name="T12">n</text:span></text:p>
          </draw:text-box>
        </draw:frame>
        <draw:frame draw:style-name="gr134" draw:layer="layout" svg:width="0.662cm" svg:height="2.101cm" svg:x="20.057cm" svg:y="2.657cm">
          <draw:text-box>
            <text:p text:style-name="P1"><text:span text:style-name="T12">s</text:span></text:p>
          </draw:text-box>
        </draw:frame>
        <draw:frame draw:style-name="gr82" draw:layer="layout" svg:width="0.391cm" svg:height="2.101cm" svg:x="20.718cm" svg:y="2.657cm">
          <draw:text-box>
            <text:p text:style-name="P1"><text:span text:style-name="T12"><text:s/></text:span></text:p>
          </draw:text-box>
        </draw:frame>
        <draw:frame draw:style-name="gr135" draw:layer="layout" svg:width="1.192cm" svg:height="2.101cm" svg:x="21.103cm" svg:y="2.657cm">
          <draw:text-box>
            <text:p text:style-name="P1"><text:span text:style-name="T12">G</text:span></text:p>
          </draw:text-box>
        </draw:frame>
        <draw:frame draw:style-name="gr136" draw:layer="layout" svg:width="0.819cm" svg:height="2.101cm" svg:x="22.288cm" svg:y="2.657cm">
          <draw:text-box>
            <text:p text:style-name="P1"><text:span text:style-name="T12">S</text:span></text:p>
          </draw:text-box>
        </draw:frame>
        <draw:frame draw:style-name="gr124" draw:layer="layout" svg:width="0.955cm" svg:height="2.101cm" svg:x="23.105cm" svg:y="2.657cm">
          <draw:text-box>
            <text:p text:style-name="P1"><text:span text:style-name="T12">B</text:span></text:p>
          </draw:text-box>
        </draw:frame>
        <draw:frame draw:style-name="gr128" draw:layer="layout" svg:width="0.455cm" svg:height="2.101cm" svg:x="11.7cm" svg:y="2.593cm">
          <draw:text-box>
            <text:p text:style-name="P1"><text:span text:style-name="T13">l</text:span></text:p>
          </draw:text-box>
        </draw:frame>
        <draw:frame draw:style-name="gr125" draw:layer="layout" svg:width="0.747cm" svg:height="2.101cm" svg:x="12.153cm" svg:y="2.593cm">
          <draw:text-box>
            <text:p text:style-name="P1"><text:span text:style-name="T13">e</text:span></text:p>
          </draw:text-box>
        </draw:frame>
        <draw:frame draw:style-name="gr82" draw:layer="layout" svg:width="0.391cm" svg:height="2.101cm" svg:x="12.898cm" svg:y="2.593cm">
          <draw:text-box>
            <text:p text:style-name="P1"><text:span text:style-name="T13"><text:s/></text:span></text:p>
          </draw:text-box>
        </draw:frame>
        <draw:frame draw:style-name="gr129" draw:layer="layout" svg:width="1.475cm" svg:height="2.101cm" svg:x="13.283cm" svg:y="2.593cm">
          <draw:text-box>
            <text:p text:style-name="P1"><text:span text:style-name="T13">M</text:span></text:p>
          </draw:text-box>
        </draw:frame>
        <draw:frame draw:style-name="gr130" draw:layer="layout" svg:width="1.128cm" svg:height="2.101cm" svg:x="14.753cm" svg:y="2.593cm">
          <draw:text-box>
            <text:p text:style-name="P1"><text:span text:style-name="T13">V</text:span></text:p>
          </draw:text-box>
        </draw:frame>
        <draw:frame draw:style-name="gr131" draw:layer="layout" svg:width="1.107cm" svg:height="2.101cm" svg:x="15.874cm" svg:y="2.593cm">
          <draw:text-box>
            <text:p text:style-name="P1"><text:span text:style-name="T13">C</text:span></text:p>
          </draw:text-box>
        </draw:frame>
        <draw:frame draw:style-name="gr82" draw:layer="layout" svg:width="0.391cm" svg:height="2.101cm" svg:x="16.975cm" svg:y="2.593cm">
          <draw:text-box>
            <text:p text:style-name="P1"><text:span text:style-name="T13"><text:s/></text:span></text:p>
          </draw:text-box>
        </draw:frame>
        <draw:frame draw:style-name="gr124" draw:layer="layout" svg:width="0.955cm" svg:height="2.101cm" svg:x="17.364cm" svg:y="2.593cm">
          <draw:text-box>
            <text:p text:style-name="P1"><text:span text:style-name="T13">d</text:span></text:p>
          </draw:text-box>
        </draw:frame>
        <draw:frame draw:style-name="gr132" draw:layer="layout" svg:width="0.781cm" svg:height="2.101cm" svg:x="18.313cm" svg:y="2.593cm">
          <draw:text-box>
            <text:p text:style-name="P1"><text:span text:style-name="T13">a</text:span></text:p>
          </draw:text-box>
        </draw:frame>
        <draw:frame draw:style-name="gr133" draw:layer="layout" svg:width="0.908cm" svg:height="2.101cm" svg:x="19.092cm" svg:y="2.593cm">
          <draw:text-box>
            <text:p text:style-name="P1"><text:span text:style-name="T13">n</text:span></text:p>
          </draw:text-box>
        </draw:frame>
        <draw:frame draw:style-name="gr134" draw:layer="layout" svg:width="0.662cm" svg:height="2.101cm" svg:x="19.993cm" svg:y="2.593cm">
          <draw:text-box>
            <text:p text:style-name="P1"><text:span text:style-name="T13">s</text:span></text:p>
          </draw:text-box>
        </draw:frame>
        <draw:frame draw:style-name="gr82" draw:layer="layout" svg:width="0.391cm" svg:height="2.101cm" svg:x="20.654cm" svg:y="2.593cm">
          <draw:text-box>
            <text:p text:style-name="P1"><text:span text:style-name="T13"><text:s/></text:span></text:p>
          </draw:text-box>
        </draw:frame>
        <draw:frame draw:style-name="gr135" draw:layer="layout" svg:width="1.192cm" svg:height="2.101cm" svg:x="21.039cm" svg:y="2.593cm">
          <draw:text-box>
            <text:p text:style-name="P1"><text:span text:style-name="T13">G</text:span></text:p>
          </draw:text-box>
        </draw:frame>
        <draw:frame draw:style-name="gr136" draw:layer="layout" svg:width="0.819cm" svg:height="2.101cm" svg:x="22.224cm" svg:y="2.593cm">
          <draw:text-box>
            <text:p text:style-name="P1"><text:span text:style-name="T13">S</text:span></text:p>
          </draw:text-box>
        </draw:frame>
        <draw:frame draw:style-name="gr124" draw:layer="layout" svg:width="0.955cm" svg:height="2.101cm" svg:x="23.042cm" svg:y="2.593cm">
          <draw:text-box>
            <text:p text:style-name="P1"><text:span text:style-name="T13">B</text:span></text:p>
          </draw:text-box>
        </draw:frame>
        <draw:frame draw:style-name="gr48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37" draw:layer="layout" svg:width="0.502cm" svg:height="1.009cm" svg:x="4.626cm" svg:y="5.736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5.126cm" svg:y="5.736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5.38cm" svg:y="5.736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5.931cm" svg:y="5.736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6.265cm" svg:y="5.736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6.815cm" svg:y="5.736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7.332cm" svg:y="5.736cm">
          <draw:text-box>
            <text:p text:style-name="P1"><text:span text:style-name="T7">t</text:span></text:p>
          </draw:text-box>
        </draw:frame>
        <draw:frame draw:style-name="gr46" draw:layer="layout" svg:width="0.557cm" svg:height="1.009cm" svg:x="7.62cm" svg:y="5.73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8.175cm" svg:y="5.736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8.691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9.021cm" svg:y="5.736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9.254cm" svg:y="5.736cm">
          <draw:text-box>
            <text:p text:style-name="P1"><text:span text:style-name="T7">d</text:span></text:p>
          </draw:text-box>
        </draw:frame>
        <draw:frame draw:style-name="gr115" draw:layer="layout" svg:width="0.298cm" svg:height="1.009cm" svg:x="9.833cm" svg:y="5.736cm">
          <draw:text-box>
            <text:p text:style-name="P1"><text:span text:style-name="T7">’</text:span></text:p>
          </draw:text-box>
        </draw:frame>
        <draw:frame draw:style-name="gr52" draw:layer="layout" svg:width="0.582cm" svg:height="1.009cm" svg:x="10.129cm" svg:y="5.736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10.709cm" svg:y="5.736cm">
          <draw:text-box>
            <text:p text:style-name="P1"><text:span text:style-name="T7">b</text:span></text:p>
          </draw:text-box>
        </draw:frame>
        <draw:frame draw:style-name="gr46" draw:layer="layout" svg:width="0.557cm" svg:height="1.009cm" svg:x="11.285cm" svg:y="5.736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11.84cm" svg:y="5.736cm">
          <draw:text-box>
            <text:p text:style-name="P1"><text:span text:style-name="T7">r</text:span></text:p>
          </draw:text-box>
        </draw:frame>
        <draw:frame draw:style-name="gr64" draw:layer="layout" svg:width="0.582cm" svg:height="1.009cm" svg:x="12.098cm" svg:y="5.736cm">
          <draw:text-box>
            <text:p text:style-name="P1"><text:span text:style-name="T7">d</text:span></text:p>
          </draw:text-box>
        </draw:frame>
        <draw:frame draw:style-name="gr19" draw:layer="layout" svg:width="0.235cm" svg:height="1.009cm" svg:x="12.678cm" svg:y="5.736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12.915cm" svg:y="5.736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3.169cm" svg:y="5.736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13.749cm" svg:y="5.736cm">
          <draw:text-box>
            <text:p text:style-name="P1"><text:span text:style-name="T7">p</text:span></text:p>
          </draw:text-box>
        </draw:frame>
        <draw:frame draw:style-name="gr58" draw:layer="layout" svg:width="0.18cm" svg:height="1.009cm" svg:x="14.321cm" svg:y="5.736cm">
          <draw:text-box>
            <text:p text:style-name="P1"><text:span text:style-name="T7">i</text:span></text:p>
          </draw:text-box>
        </draw:frame>
        <draw:frame draw:style-name="gr64" draw:layer="layout" svg:width="0.582cm" svg:height="1.009cm" svg:x="14.498cm" svg:y="5.736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5.078cm" svg:y="5.736cm">
          <draw:text-box>
            <text:p text:style-name="P1"><text:span text:style-name="T7">e</text:span></text:p>
          </draw:text-box>
        </draw:frame>
        <draw:frame draw:style-name="gr57" draw:layer="layout" svg:width="0.798cm" svg:height="1.009cm" svg:x="15.629cm" svg:y="5.736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6.425cm" svg:y="5.736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6.971cm" svg:y="5.736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7.487cm" svg:y="5.736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7.775cm" svg:y="5.736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8.008cm" svg:y="5.736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8.177cm" svg:y="5.736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8.728cm" svg:y="5.736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8.961cm" svg:y="5.736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9.507cm" svg:y="5.73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0.062cm" svg:y="5.736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20.578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20.866cm" svg:y="5.736cm">
          <draw:text-box>
            <text:p text:style-name="P1"><text:span text:style-name="T7">e</text:span></text:p>
          </draw:text-box>
        </draw:frame>
        <draw:frame draw:style-name="gr138" draw:layer="layout" svg:width="0.408cm" svg:height="1.009cm" svg:x="21.416cm" svg:y="5.736cm">
          <draw:text-box>
            <text:p text:style-name="P1"><text:span text:style-name="T7">x</text:span></text:p>
          </draw:text-box>
        </draw:frame>
        <draw:frame draw:style-name="gr55" draw:layer="layout" svg:width="0.29cm" svg:height="1.009cm" svg:x="21.823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22.111cm" svg:y="5.736cm">
          <draw:text-box>
            <text:p text:style-name="P1"><text:span text:style-name="T7">e</text:span></text:p>
          </draw:text-box>
        </draw:frame>
        <draw:frame draw:style-name="gr139" draw:layer="layout" svg:width="0.849cm" svg:height="1.009cm" svg:x="22.661cm" svg:y="5.736cm">
          <draw:text-box>
            <text:p text:style-name="P1"><text:span text:style-name="T7">…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5.172cm" svg:y="5.767cm">
          <draw:text-box>
            <text:p text:style-name="P1"><text:span text:style-name="T6">•</text:span></text:p>
          </draw:text-box>
        </draw:frame>
        <draw:frame draw:style-name="gr146" draw:layer="layout" svg:width="0.514cm" svg:height="1.009cm" svg:x="6.125cm" svg:y="5.74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6.616cm" svg:y="5.74cm">
          <draw:text-box>
            <text:p text:style-name="P1"><text:span text:style-name="T7">è</text:span></text:p>
          </draw:text-box>
        </draw:frame>
        <draw:frame draw:style-name="gr148" draw:layer="layout" svg:width="0.574cm" svg:height="1.009cm" svg:x="7.158cm" svg:y="5.74cm">
          <draw:text-box>
            <text:p text:style-name="P1"><text:span text:style-name="T7">g</text:span></text:p>
          </draw:text-box>
        </draw:frame>
        <draw:frame draw:style-name="gr149" draw:layer="layout" svg:width="0.171cm" svg:height="1.009cm" svg:x="7.716cm" svg:y="5.74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7.92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8.461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8.834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9.071cm" svg:y="5.74cm">
          <draw:text-box>
            <text:p text:style-name="P1"><text:span text:style-name="T7">d</text:span></text:p>
          </draw:text-box>
        </draw:frame>
        <draw:frame draw:style-name="gr151" draw:layer="layout" svg:width="0.298cm" svg:height="1.009cm" svg:x="9.63cm" svg:y="5.74cm">
          <draw:text-box>
            <text:p text:style-name="P1"><text:span text:style-name="T7">’</text:span></text:p>
          </draw:text-box>
        </draw:frame>
        <draw:frame draw:style-name="gr147" draw:layer="layout" svg:width="0.552cm" svg:height="1.009cm" svg:x="9.867cm" svg:y="5.74cm">
          <draw:text-box>
            <text:p text:style-name="P1"><text:span text:style-name="T7">é</text:span></text:p>
          </draw:text-box>
        </draw:frame>
        <draw:frame draw:style-name="gr147" draw:layer="layout" svg:width="0.548cm" svg:height="1.009cm" svg:x="10.409cm" svg:y="5.74cm">
          <draw:text-box>
            <text:p text:style-name="P1"><text:span text:style-name="T7">c</text:span></text:p>
          </draw:text-box>
        </draw:frame>
        <draw:frame draw:style-name="gr152" draw:layer="layout" svg:width="0.256cm" svg:height="1.009cm" svg:x="10.951cm" svg:y="5.74cm">
          <draw:text-box>
            <text:p text:style-name="P1"><text:span text:style-name="T7">r</text:span></text:p>
          </draw:text-box>
        </draw:frame>
        <draw:frame draw:style-name="gr149" draw:layer="layout" svg:width="0.18cm" svg:height="1.009cm" svg:x="11.222cm" svg:y="5.74cm">
          <draw:text-box>
            <text:p text:style-name="P1"><text:span text:style-name="T7">i</text:span></text:p>
          </draw:text-box>
        </draw:frame>
        <draw:frame draw:style-name="gr63" draw:layer="layout" svg:width="0.29cm" svg:height="1.009cm" svg:x="11.425cm" svg:y="5.74cm">
          <draw:text-box>
            <text:p text:style-name="P1"><text:span text:style-name="T7">t</text:span></text:p>
          </draw:text-box>
        </draw:frame>
        <draw:frame draw:style-name="gr153" draw:layer="layout" svg:width="0.518cm" svg:height="1.009cm" svg:x="11.679cm" svg:y="5.74cm">
          <draw:text-box>
            <text:p text:style-name="P1"><text:span text:style-name="T7">u</text:span></text:p>
          </draw:text-box>
        </draw:frame>
        <draw:frame draw:style-name="gr152" draw:layer="layout" svg:width="0.256cm" svg:height="1.009cm" svg:x="12.187cm" svg:y="5.74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12.458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3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3.237cm" svg:y="5.74cm">
          <draw:text-box>
            <text:p text:style-name="P1"><text:span text:style-name="T7">d</text:span></text:p>
          </draw:text-box>
        </draw:frame>
        <draw:frame draw:style-name="gr153" draw:layer="layout" svg:width="0.518cm" svg:height="1.009cm" svg:x="13.796cm" svg:y="5.74cm">
          <draw:text-box>
            <text:p text:style-name="P1"><text:span text:style-name="T7">u</text:span></text:p>
          </draw:text-box>
        </draw:frame>
        <draw:frame draw:style-name="gr151" draw:layer="layout" svg:width="0.235cm" svg:height="1.009cm" svg:x="14.304cm" svg:y="5.74cm">
          <draw:text-box>
            <text:p text:style-name="P1"><text:span text:style-name="T7"><text:s/></text:span></text:p>
          </draw:text-box>
        </draw:frame>
        <draw:frame draw:style-name="gr147" draw:layer="layout" svg:width="0.548cm" svg:height="1.009cm" svg:x="14.541cm" svg:y="5.74cm">
          <draw:text-box>
            <text:p text:style-name="P1"><text:span text:style-name="T7">c</text:span></text:p>
          </draw:text-box>
        </draw:frame>
        <draw:frame draw:style-name="gr147" draw:layer="layout" svg:width="0.557cm" svg:height="1.009cm" svg:x="15.083cm" svg:y="5.74cm">
          <draw:text-box>
            <text:p text:style-name="P1"><text:span text:style-name="T7">o</text:span></text:p>
          </draw:text-box>
        </draw:frame>
        <draw:frame draw:style-name="gr148" draw:layer="layout" svg:width="0.582cm" svg:height="1.009cm" svg:x="15.625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6.183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6.725cm" svg:y="5.74cm">
          <draw:text-box>
            <text:p text:style-name="P1"><text:span text:style-name="T7"><text:s/></text:span></text:p>
          </draw:text-box>
        </draw:frame>
        <draw:frame draw:style-name="gr98" draw:layer="layout" svg:width="0.315cm" svg:height="1.009cm" svg:x="16.962cm" svg:y="5.74cm">
          <draw:text-box>
            <text:p text:style-name="P1"><text:span text:style-name="T7">(</text:span></text:p>
          </draw:text-box>
        </draw:frame>
        <draw:frame draw:style-name="gr59" draw:layer="layout" svg:width="0.548cm" svg:height="1.009cm" svg:x="17.275cm" svg:y="5.74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7.821cm" svg:y="5.74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18.38cm" svg:y="5.74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8.96cm" svg:y="5.7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9.511cm" svg:y="5.74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9.744cm" svg:y="5.74cm">
          <draw:text-box>
            <text:p text:style-name="P1"><text:span text:style-name="T7">b</text:span></text:p>
          </draw:text-box>
        </draw:frame>
        <draw:frame draw:style-name="gr58" draw:layer="layout" svg:width="0.18cm" svg:height="1.009cm" svg:x="20.319cm" svg:y="5.74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20.497cm" svg:y="5.74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21.047cm" svg:y="5.74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1.564cm" svg:y="5.74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21.797cm" svg:y="5.74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22.064cm" svg:y="5.74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22.614cm" svg:y="5.74cm">
          <draw:text-box>
            <text:p text:style-name="P1"><text:span text:style-name="T7">r</text:span></text:p>
          </draw:text-box>
        </draw:frame>
        <draw:frame draw:style-name="gr57" draw:layer="layout" svg:width="0.798cm" svg:height="1.009cm" svg:x="22.868cm" svg:y="5.74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23.663cm" svg:y="5.74cm">
          <draw:text-box>
            <text:p text:style-name="P1"><text:span text:style-name="T7">é</text:span></text:p>
          </draw:text-box>
        </draw:frame>
        <draw:frame draw:style-name="gr98" draw:layer="layout" svg:width="0.303cm" svg:height="1.009cm" svg:x="24.218cm" svg:y="5.74cm">
          <draw:text-box>
            <text:p text:style-name="P1"><text:span text:style-name="T7">)</text:span></text:p>
          </draw:text-box>
        </draw:frame>
        <draw:frame draw:style-name="gr154" draw:layer="layout" svg:width="0.176cm" svg:height="0.556cm" svg:x="3.674cm" svg:y="6.802cm">
          <draw:text-box>
            <text:p text:style-name="P1"><text:span text:style-name="T14">•</text:span></text:p>
          </draw:text-box>
        </draw:frame>
        <draw:frame draw:style-name="gr155" draw:layer="layout" svg:width="0.404cm" svg:height="0.594cm" svg:x="4.626cm" svg:y="6.787cm">
          <draw:text-box>
            <text:p text:style-name="P1"><text:span text:style-name="T15">C</text:span></text:p>
          </draw:text-box>
        </draw:frame>
        <draw:frame draw:style-name="gr156" draw:layer="layout" svg:width="0.303cm" svg:height="0.594cm" svg:x="5.028cm" svg:y="6.787cm">
          <draw:text-box>
            <text:p text:style-name="P1"><text:span text:style-name="T15">h</text:span></text:p>
          </draw:text-box>
        </draw:frame>
        <draw:frame draw:style-name="gr86" draw:layer="layout" svg:width="0.341cm" svg:height="0.594cm" svg:x="5.329cm" svg:y="6.787cm">
          <draw:text-box>
            <text:p text:style-name="P1"><text:span text:style-name="T15">a</text:span></text:p>
          </draw:text-box>
        </draw:frame>
        <draw:frame draw:style-name="gr157" draw:layer="layout" svg:width="0.341cm" svg:height="0.594cm" svg:x="5.668cm" svg:y="6.787cm">
          <draw:text-box>
            <text:p text:style-name="P1"><text:span text:style-name="T15">q</text:span></text:p>
          </draw:text-box>
        </draw:frame>
        <draw:frame draw:style-name="gr104" draw:layer="layout" svg:width="0.303cm" svg:height="0.594cm" svg:x="6.006cm" svg:y="6.787cm">
          <draw:text-box>
            <text:p text:style-name="P1"><text:span text:style-name="T15">u</text:span></text:p>
          </draw:text-box>
        </draw:frame>
        <draw:frame draw:style-name="gr158" draw:layer="layout" svg:width="0.324cm" svg:height="0.594cm" svg:x="6.307cm" svg:y="6.787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6.629cm" svg:y="6.787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6.76cm" svg:y="6.787cm">
          <draw:text-box>
            <text:p text:style-name="P1"><text:span text:style-name="T15">l</text:span></text:p>
          </draw:text-box>
        </draw:frame>
        <draw:frame draw:style-name="gr160" draw:layer="layout" svg:width="0.108cm" svg:height="0.594cm" svg:x="6.857cm" svg:y="6.787cm">
          <draw:text-box>
            <text:p text:style-name="P1"><text:span text:style-name="T15">i</text:span></text:p>
          </draw:text-box>
        </draw:frame>
        <draw:frame draw:style-name="gr110" draw:layer="layout" svg:width="0.336cm" svg:height="0.594cm" svg:x="6.959cm" svg:y="6.787cm">
          <draw:text-box>
            <text:p text:style-name="P1"><text:span text:style-name="T15">g</text:span></text:p>
          </draw:text-box>
        </draw:frame>
        <draw:frame draw:style-name="gr156" draw:layer="layout" svg:width="0.303cm" svg:height="0.594cm" svg:x="7.289cm" svg:y="6.787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7.59cm" svg:y="6.787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7.911cm" svg:y="6.787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8.047cm" svg:y="6.787cm">
          <draw:text-box>
            <text:p text:style-name="P1"><text:span text:style-name="T15">d</text:span></text:p>
          </draw:text-box>
        </draw:frame>
        <draw:frame draw:style-name="gr162" draw:layer="layout" svg:width="0.328cm" svg:height="0.594cm" svg:x="8.386cm" svg:y="6.787cm">
          <draw:text-box>
            <text:p text:style-name="P1"><text:span text:style-name="T15">o</text:span></text:p>
          </draw:text-box>
        </draw:frame>
        <draw:frame draw:style-name="gr160" draw:layer="layout" svg:width="0.108cm" svg:height="0.594cm" svg:x="8.703cm" svg:y="6.787cm">
          <draw:text-box>
            <text:p text:style-name="P1"><text:span text:style-name="T15">i</text:span></text:p>
          </draw:text-box>
        </draw:frame>
        <draw:frame draw:style-name="gr163" draw:layer="layout" svg:width="0.167cm" svg:height="0.594cm" svg:x="8.8cm" svg:y="6.787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8.966cm" svg:y="6.787cm">
          <draw:text-box>
            <text:p text:style-name="P1"><text:span text:style-name="T15"><text:s/></text:span></text:p>
          </draw:text-box>
        </draw:frame>
        <draw:frame draw:style-name="gr164" draw:layer="layout" svg:width="0.324cm" svg:height="0.594cm" svg:x="9.101cm" svg:y="6.787cm">
          <draw:text-box>
            <text:p text:style-name="P1"><text:span text:style-name="T15">c</text:span></text:p>
          </draw:text-box>
        </draw:frame>
        <draw:frame draw:style-name="gr162" draw:layer="layout" svg:width="0.328cm" svg:height="0.594cm" svg:x="9.423cm" svg:y="6.787cm">
          <draw:text-box>
            <text:p text:style-name="P1"><text:span text:style-name="T15">o</text:span></text:p>
          </draw:text-box>
        </draw:frame>
        <draw:frame draw:style-name="gr165" draw:layer="layout" svg:width="0.468cm" svg:height="0.594cm" svg:x="9.745cm" svg:y="6.787cm">
          <draw:text-box>
            <text:p text:style-name="P1"><text:span text:style-name="T15">m</text:span></text:p>
          </draw:text-box>
        </draw:frame>
        <draw:frame draw:style-name="gr157" draw:layer="layout" svg:width="0.341cm" svg:height="0.594cm" svg:x="10.206cm" svg:y="6.787cm">
          <draw:text-box>
            <text:p text:style-name="P1"><text:span text:style-name="T15">p</text:span></text:p>
          </draw:text-box>
        </draw:frame>
        <draw:frame draw:style-name="gr162" draw:layer="layout" svg:width="0.328cm" svg:height="0.594cm" svg:x="10.541cm" svg:y="6.787cm">
          <draw:text-box>
            <text:p text:style-name="P1"><text:span text:style-name="T15">o</text:span></text:p>
          </draw:text-box>
        </draw:frame>
        <draw:frame draw:style-name="gr166" draw:layer="layout" svg:width="0.15cm" svg:height="0.594cm" svg:x="10.867cm" svg:y="6.787cm">
          <draw:text-box>
            <text:p text:style-name="P1"><text:span text:style-name="T15">r</text:span></text:p>
          </draw:text-box>
        </draw:frame>
        <draw:frame draw:style-name="gr163" draw:layer="layout" svg:width="0.167cm" svg:height="0.594cm" svg:x="11.015cm" svg:y="6.787cm">
          <draw:text-box>
            <text:p text:style-name="P1"><text:span text:style-name="T15">t</text:span></text:p>
          </draw:text-box>
        </draw:frame>
        <draw:frame draw:style-name="gr158" draw:layer="layout" svg:width="0.324cm" svg:height="0.594cm" svg:x="11.18cm" svg:y="6.787cm">
          <draw:text-box>
            <text:p text:style-name="P1"><text:span text:style-name="T15">e</text:span></text:p>
          </draw:text-box>
        </draw:frame>
        <draw:frame draw:style-name="gr166" draw:layer="layout" svg:width="0.15cm" svg:height="0.594cm" svg:x="11.502cm" svg:y="6.787cm">
          <draw:text-box>
            <text:p text:style-name="P1"><text:span text:style-name="T15">r</text:span></text:p>
          </draw:text-box>
        </draw:frame>
        <draw:frame draw:style-name="gr159" draw:layer="layout" svg:width="0.137cm" svg:height="0.594cm" svg:x="11.65cm" svg:y="6.787cm">
          <draw:text-box>
            <text:p text:style-name="P1"><text:span text:style-name="T15"><text:s/></text:span></text:p>
          </draw:text-box>
        </draw:frame>
        <draw:frame draw:style-name="gr86" draw:layer="layout" svg:width="0.341cm" svg:height="0.594cm" svg:x="11.786cm" svg:y="6.787cm">
          <draw:text-box>
            <text:p text:style-name="P1"><text:span text:style-name="T15">a</text:span></text:p>
          </draw:text-box>
        </draw:frame>
        <draw:frame draw:style-name="gr104" draw:layer="layout" svg:width="0.303cm" svg:height="0.594cm" svg:x="12.124cm" svg:y="6.787cm">
          <draw:text-box>
            <text:p text:style-name="P1"><text:span text:style-name="T15">u</text:span></text:p>
          </draw:text-box>
        </draw:frame>
        <draw:frame draw:style-name="gr159" draw:layer="layout" svg:width="0.137cm" svg:height="0.594cm" svg:x="12.429cm" svg:y="6.787cm">
          <draw:text-box>
            <text:p text:style-name="P1"><text:span text:style-name="T15"><text:s/></text:span></text:p>
          </draw:text-box>
        </draw:frame>
        <draw:frame draw:style-name="gr157" draw:layer="layout" svg:width="0.341cm" svg:height="0.594cm" svg:x="12.565cm" svg:y="6.787cm">
          <draw:text-box>
            <text:p text:style-name="P1"><text:span text:style-name="T15">p</text:span></text:p>
          </draw:text-box>
        </draw:frame>
        <draw:frame draw:style-name="gr160" draw:layer="layout" svg:width="0.108cm" svg:height="0.594cm" svg:x="12.899cm" svg:y="6.787cm">
          <draw:text-box>
            <text:p text:style-name="P1"><text:span text:style-name="T15">l</text:span></text:p>
          </draw:text-box>
        </draw:frame>
        <draw:frame draw:style-name="gr104" draw:layer="layout" svg:width="0.303cm" svg:height="0.594cm" svg:x="13.001cm" svg:y="6.787cm">
          <draw:text-box>
            <text:p text:style-name="P1"><text:span text:style-name="T15">u</text:span></text:p>
          </draw:text-box>
        </draw:frame>
        <draw:frame draw:style-name="gr167" draw:layer="layout" svg:width="0.193cm" svg:height="0.594cm" svg:x="13.301cm" svg:y="6.787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13.492cm" svg:y="6.787cm">
          <draw:text-box>
            <text:p text:style-name="P1"><text:span text:style-name="T15"><text:s/></text:span></text:p>
          </draw:text-box>
        </draw:frame>
        <draw:frame draw:style-name="gr104" draw:layer="layout" svg:width="0.303cm" svg:height="0.594cm" svg:x="13.627cm" svg:y="6.787cm">
          <draw:text-box>
            <text:p text:style-name="P1"><text:span text:style-name="T15">u</text:span></text:p>
          </draw:text-box>
        </draw:frame>
        <draw:frame draw:style-name="gr156" draw:layer="layout" svg:width="0.303cm" svg:height="0.594cm" svg:x="13.928cm" svg:y="6.787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14.228cm" svg:y="6.787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4.55cm" svg:y="6.787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14.681cm" svg:y="6.787cm">
          <draw:text-box>
            <text:p text:style-name="P1"><text:span text:style-name="T15">i</text:span></text:p>
          </draw:text-box>
        </draw:frame>
        <draw:frame draw:style-name="gr156" draw:layer="layout" svg:width="0.303cm" svg:height="0.594cm" svg:x="14.787cm" svg:y="6.787cm">
          <draw:text-box>
            <text:p text:style-name="P1"><text:span text:style-name="T15">n</text:span></text:p>
          </draw:text-box>
        </draw:frame>
        <draw:frame draw:style-name="gr167" draw:layer="layout" svg:width="0.193cm" svg:height="0.594cm" svg:x="15.084cm" svg:y="6.787cm">
          <draw:text-box>
            <text:p text:style-name="P1"><text:span text:style-name="T15">s</text:span></text:p>
          </draw:text-box>
        </draw:frame>
        <draw:frame draw:style-name="gr163" draw:layer="layout" svg:width="0.167cm" svg:height="0.594cm" svg:x="15.274cm" svg:y="6.787cm">
          <draw:text-box>
            <text:p text:style-name="P1"><text:span text:style-name="T15">t</text:span></text:p>
          </draw:text-box>
        </draw:frame>
        <draw:frame draw:style-name="gr166" draw:layer="layout" svg:width="0.15cm" svg:height="0.594cm" svg:x="15.439cm" svg:y="6.787cm">
          <draw:text-box>
            <text:p text:style-name="P1"><text:span text:style-name="T15">r</text:span></text:p>
          </draw:text-box>
        </draw:frame>
        <draw:frame draw:style-name="gr104" draw:layer="layout" svg:width="0.303cm" svg:height="0.594cm" svg:x="15.587cm" svg:y="6.787cm">
          <draw:text-box>
            <text:p text:style-name="P1"><text:span text:style-name="T15">u</text:span></text:p>
          </draw:text-box>
        </draw:frame>
        <draw:frame draw:style-name="gr164" draw:layer="layout" svg:width="0.324cm" svg:height="0.594cm" svg:x="15.888cm" svg:y="6.787cm">
          <draw:text-box>
            <text:p text:style-name="P1"><text:span text:style-name="T15">c</text:span></text:p>
          </draw:text-box>
        </draw:frame>
        <draw:frame draw:style-name="gr163" draw:layer="layout" svg:width="0.167cm" svg:height="0.594cm" svg:x="16.21cm" svg:y="6.787cm">
          <draw:text-box>
            <text:p text:style-name="P1"><text:span text:style-name="T15">t</text:span></text:p>
          </draw:text-box>
        </draw:frame>
        <draw:frame draw:style-name="gr160" draw:layer="layout" svg:width="0.108cm" svg:height="0.594cm" svg:x="16.371cm" svg:y="6.787cm">
          <draw:text-box>
            <text:p text:style-name="P1"><text:span text:style-name="T15">i</text:span></text:p>
          </draw:text-box>
        </draw:frame>
        <draw:frame draw:style-name="gr162" draw:layer="layout" svg:width="0.328cm" svg:height="0.594cm" svg:x="16.472cm" svg:y="6.787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16.798cm" svg:y="6.787cm">
          <draw:text-box>
            <text:p text:style-name="P1"><text:span text:style-name="T15">n</text:span></text:p>
          </draw:text-box>
        </draw:frame>
        <draw:frame draw:style-name="gr159" draw:layer="layout" svg:width="0.133cm" svg:height="0.594cm" svg:x="17.098cm" svg:y="6.787cm">
          <draw:text-box>
            <text:p text:style-name="P1"><text:span text:style-name="T15">.</text:span></text:p>
          </draw:text-box>
        </draw:frame>
        <draw:frame draw:style-name="gr154" draw:layer="layout" svg:width="0.176cm" svg:height="0.556cm" svg:x="3.674cm" svg:y="7.509cm">
          <draw:text-box>
            <text:p text:style-name="P1"><text:span text:style-name="T14">•</text:span></text:p>
          </draw:text-box>
        </draw:frame>
        <draw:frame draw:style-name="gr168" draw:layer="layout" svg:width="0.231cm" svg:height="0.594cm" svg:x="4.626cm" svg:y="7.494cm">
          <draw:text-box>
            <text:p text:style-name="P1"><text:span text:style-name="T15">L</text:span></text:p>
          </draw:text-box>
        </draw:frame>
        <draw:frame draw:style-name="gr158" draw:layer="layout" svg:width="0.324cm" svg:height="0.594cm" svg:x="4.855cm" svg:y="7.494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5.177cm" svg:y="7.494cm">
          <draw:text-box>
            <text:p text:style-name="P1"><text:span text:style-name="T15"><text:s/></text:span></text:p>
          </draw:text-box>
        </draw:frame>
        <draw:frame draw:style-name="gr157" draw:layer="layout" svg:width="0.341cm" svg:height="0.594cm" svg:x="5.312cm" svg:y="7.494cm">
          <draw:text-box>
            <text:p text:style-name="P1"><text:span text:style-name="T15">p</text:span></text:p>
          </draw:text-box>
        </draw:frame>
        <draw:frame draw:style-name="gr86" draw:layer="layout" svg:width="0.341cm" svg:height="0.594cm" svg:x="5.651cm" svg:y="7.494cm">
          <draw:text-box>
            <text:p text:style-name="P1"><text:span text:style-name="T15">a</text:span></text:p>
          </draw:text-box>
        </draw:frame>
        <draw:frame draw:style-name="gr167" draw:layer="layout" svg:width="0.193cm" svg:height="0.594cm" svg:x="5.989cm" svg:y="7.494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6.18cm" svg:y="7.494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6.315cm" svg:y="7.494cm">
          <draw:text-box>
            <text:p text:style-name="P1"><text:span text:style-name="T15">d</text:span></text:p>
          </draw:text-box>
        </draw:frame>
        <draw:frame draw:style-name="gr154" draw:layer="layout" svg:width="0.176cm" svg:height="0.594cm" svg:x="6.654cm" svg:y="7.494cm">
          <draw:text-box>
            <text:p text:style-name="P1"><text:span text:style-name="T15">’</text:span></text:p>
          </draw:text-box>
        </draw:frame>
        <draw:frame draw:style-name="gr160" draw:layer="layout" svg:width="0.108cm" svg:height="0.594cm" svg:x="6.823cm" svg:y="7.494cm">
          <draw:text-box>
            <text:p text:style-name="P1"><text:span text:style-name="T15">i</text:span></text:p>
          </draw:text-box>
        </draw:frame>
        <draw:frame draw:style-name="gr156" draw:layer="layout" svg:width="0.303cm" svg:height="0.594cm" svg:x="6.929cm" svg:y="7.494cm">
          <draw:text-box>
            <text:p text:style-name="P1"><text:span text:style-name="T15">n</text:span></text:p>
          </draw:text-box>
        </draw:frame>
        <draw:frame draw:style-name="gr161" draw:layer="layout" svg:width="0.341cm" svg:height="0.594cm" svg:x="7.23cm" svg:y="7.494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7.568cm" svg:y="7.494cm">
          <draw:text-box>
            <text:p text:style-name="P1"><text:span text:style-name="T15">e</text:span></text:p>
          </draw:text-box>
        </draw:frame>
        <draw:frame draw:style-name="gr156" draw:layer="layout" svg:width="0.303cm" svg:height="0.594cm" svg:x="7.89cm" svg:y="7.494cm">
          <draw:text-box>
            <text:p text:style-name="P1"><text:span text:style-name="T15">n</text:span></text:p>
          </draw:text-box>
        </draw:frame>
        <draw:frame draw:style-name="gr163" draw:layer="layout" svg:width="0.167cm" svg:height="0.594cm" svg:x="8.191cm" svg:y="7.494cm">
          <draw:text-box>
            <text:p text:style-name="P1"><text:span text:style-name="T15">t</text:span></text:p>
          </draw:text-box>
        </draw:frame>
        <draw:frame draw:style-name="gr86" draw:layer="layout" svg:width="0.341cm" svg:height="0.594cm" svg:x="8.356cm" svg:y="7.494cm">
          <draw:text-box>
            <text:p text:style-name="P1"><text:span text:style-name="T15">a</text:span></text:p>
          </draw:text-box>
        </draw:frame>
        <draw:frame draw:style-name="gr163" draw:layer="layout" svg:width="0.167cm" svg:height="0.594cm" svg:x="8.695cm" svg:y="7.494cm">
          <draw:text-box>
            <text:p text:style-name="P1"><text:span text:style-name="T15">t</text:span></text:p>
          </draw:text-box>
        </draw:frame>
        <draw:frame draw:style-name="gr160" draw:layer="layout" svg:width="0.108cm" svg:height="0.594cm" svg:x="8.855cm" svg:y="7.494cm">
          <draw:text-box>
            <text:p text:style-name="P1"><text:span text:style-name="T15">i</text:span></text:p>
          </draw:text-box>
        </draw:frame>
        <draw:frame draw:style-name="gr162" draw:layer="layout" svg:width="0.328cm" svg:height="0.594cm" svg:x="8.957cm" svg:y="7.494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9.283cm" svg:y="7.494cm">
          <draw:text-box>
            <text:p text:style-name="P1"><text:span text:style-name="T15">n</text:span></text:p>
          </draw:text-box>
        </draw:frame>
        <draw:frame draw:style-name="gr159" draw:layer="layout" svg:width="0.137cm" svg:height="0.594cm" svg:x="9.584cm" svg:y="7.494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9.719cm" svg:y="7.494cm">
          <draw:text-box>
            <text:p text:style-name="P1"><text:span text:style-name="T15">d</text:span></text:p>
          </draw:text-box>
        </draw:frame>
        <draw:frame draw:style-name="gr162" draw:layer="layout" svg:width="0.328cm" svg:height="0.594cm" svg:x="10.054cm" svg:y="7.494cm">
          <draw:text-box>
            <text:p text:style-name="P1"><text:span text:style-name="T15">o</text:span></text:p>
          </draw:text-box>
        </draw:frame>
        <draw:frame draw:style-name="gr160" draw:layer="layout" svg:width="0.108cm" svg:height="0.594cm" svg:x="10.375cm" svg:y="7.494cm">
          <draw:text-box>
            <text:p text:style-name="P1"><text:span text:style-name="T15">i</text:span></text:p>
          </draw:text-box>
        </draw:frame>
        <draw:frame draw:style-name="gr163" draw:layer="layout" svg:width="0.167cm" svg:height="0.594cm" svg:x="10.481cm" svg:y="7.494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10.646cm" svg:y="7.494cm">
          <draw:text-box>
            <text:p text:style-name="P1"><text:span text:style-name="T15"><text:s/></text:span></text:p>
          </draw:text-box>
        </draw:frame>
        <draw:frame draw:style-name="gr158" draw:layer="layout" svg:width="0.324cm" svg:height="0.594cm" svg:x="10.782cm" svg:y="7.494cm">
          <draw:text-box>
            <text:p text:style-name="P1"><text:span text:style-name="T15">ê</text:span></text:p>
          </draw:text-box>
        </draw:frame>
        <draw:frame draw:style-name="gr163" draw:layer="layout" svg:width="0.167cm" svg:height="0.594cm" svg:x="11.104cm" svg:y="7.494cm">
          <draw:text-box>
            <text:p text:style-name="P1"><text:span text:style-name="T15">t</text:span></text:p>
          </draw:text-box>
        </draw:frame>
        <draw:frame draw:style-name="gr166" draw:layer="layout" svg:width="0.15cm" svg:height="0.594cm" svg:x="11.269cm" svg:y="7.494cm">
          <draw:text-box>
            <text:p text:style-name="P1"><text:span text:style-name="T15">r</text:span></text:p>
          </draw:text-box>
        </draw:frame>
        <draw:frame draw:style-name="gr158" draw:layer="layout" svg:width="0.324cm" svg:height="0.594cm" svg:x="11.417cm" svg:y="7.494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1.739cm" svg:y="7.494cm">
          <draw:text-box>
            <text:p text:style-name="P1"><text:span text:style-name="T15"><text:s/></text:span></text:p>
          </draw:text-box>
        </draw:frame>
        <draw:frame draw:style-name="gr169" draw:layer="layout" svg:width="0.159cm" svg:height="0.594cm" svg:x="11.874cm" svg:y="7.494cm">
          <draw:text-box>
            <text:p text:style-name="P1"><text:span text:style-name="T15">f</text:span></text:p>
          </draw:text-box>
        </draw:frame>
        <draw:frame draw:style-name="gr170" draw:layer="layout" svg:width="0.108cm" svg:height="0.594cm" svg:x="12.014cm" svg:y="7.494cm">
          <draw:text-box>
            <text:p text:style-name="P1"><text:span text:style-name="T15">i</text:span></text:p>
          </draw:text-box>
        </draw:frame>
        <draw:frame draw:style-name="gr171" draw:layer="layout" svg:width="0.239cm" svg:height="0.594cm" svg:x="12.132cm" svg:y="7.494cm">
          <draw:text-box>
            <text:p text:style-name="P1"><text:span text:style-name="T15">x</text:span></text:p>
          </draw:text-box>
        </draw:frame>
        <draw:frame draw:style-name="gr67" draw:layer="layout" svg:width="0.324cm" svg:height="0.594cm" svg:x="12.412cm" svg:y="7.494cm">
          <draw:text-box>
            <text:p text:style-name="P1"><text:span text:style-name="T15">e</text:span></text:p>
          </draw:text-box>
        </draw:frame>
        <draw:frame draw:style-name="gr158" draw:layer="layout" svg:width="0.324cm" svg:height="0.594cm" svg:x="12.864cm" svg:y="7.494cm">
          <draw:text-box>
            <text:p text:style-name="P1"><text:span text:style-name="T15">e</text:span></text:p>
          </draw:text-box>
        </draw:frame>
        <draw:frame draw:style-name="gr163" draw:layer="layout" svg:width="0.167cm" svg:height="0.594cm" svg:x="13.186cm" svg:y="7.494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13.351cm" svg:y="7.494cm">
          <draw:text-box>
            <text:p text:style-name="P1"><text:span text:style-name="T15"><text:s/></text:span></text:p>
          </draw:text-box>
        </draw:frame>
        <draw:frame draw:style-name="gr164" draw:layer="layout" svg:width="0.324cm" svg:height="0.594cm" svg:x="13.487cm" svg:y="7.494cm">
          <draw:text-box>
            <text:p text:style-name="P1"><text:span text:style-name="T15">c</text:span></text:p>
          </draw:text-box>
        </draw:frame>
        <draw:frame draw:style-name="gr162" draw:layer="layout" svg:width="0.328cm" svg:height="0.594cm" svg:x="13.809cm" svg:y="7.494cm">
          <draw:text-box>
            <text:p text:style-name="P1"><text:span text:style-name="T15">o</text:span></text:p>
          </draw:text-box>
        </draw:frame>
        <draw:frame draw:style-name="gr166" draw:layer="layout" svg:width="0.15cm" svg:height="0.594cm" svg:x="14.135cm" svg:y="7.494cm">
          <draw:text-box>
            <text:p text:style-name="P1"><text:span text:style-name="T15">r</text:span></text:p>
          </draw:text-box>
        </draw:frame>
        <draw:frame draw:style-name="gr166" draw:layer="layout" svg:width="0.15cm" svg:height="0.594cm" svg:x="14.283cm" svg:y="7.494cm">
          <draw:text-box>
            <text:p text:style-name="P1"><text:span text:style-name="T15">r</text:span></text:p>
          </draw:text-box>
        </draw:frame>
        <draw:frame draw:style-name="gr158" draw:layer="layout" svg:width="0.324cm" svg:height="0.594cm" svg:x="14.431cm" svg:y="7.494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14.753cm" svg:y="7.494cm">
          <draw:text-box>
            <text:p text:style-name="P1"><text:span text:style-name="T15">s</text:span></text:p>
          </draw:text-box>
        </draw:frame>
        <draw:frame draw:style-name="gr157" draw:layer="layout" svg:width="0.341cm" svg:height="0.594cm" svg:x="14.943cm" svg:y="7.494cm">
          <draw:text-box>
            <text:p text:style-name="P1"><text:span text:style-name="T15">p</text:span></text:p>
          </draw:text-box>
        </draw:frame>
        <draw:frame draw:style-name="gr162" draw:layer="layout" svg:width="0.328cm" svg:height="0.594cm" svg:x="15.278cm" svg:y="7.494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15.604cm" svg:y="7.494cm">
          <draw:text-box>
            <text:p text:style-name="P1"><text:span text:style-name="T15">n</text:span></text:p>
          </draw:text-box>
        </draw:frame>
        <draw:frame draw:style-name="gr161" draw:layer="layout" svg:width="0.341cm" svg:height="0.594cm" svg:x="15.904cm" svg:y="7.494cm">
          <draw:text-box>
            <text:p text:style-name="P1"><text:span text:style-name="T15">d</text:span></text:p>
          </draw:text-box>
        </draw:frame>
        <draw:frame draw:style-name="gr166" draw:layer="layout" svg:width="0.15cm" svg:height="0.594cm" svg:x="16.243cm" svg:y="7.494cm">
          <draw:text-box>
            <text:p text:style-name="P1"><text:span text:style-name="T15">r</text:span></text:p>
          </draw:text-box>
        </draw:frame>
        <draw:frame draw:style-name="gr158" draw:layer="layout" svg:width="0.324cm" svg:height="0.594cm" svg:x="16.391cm" svg:y="7.494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6.713cm" svg:y="7.494cm">
          <draw:text-box>
            <text:p text:style-name="P1"><text:span text:style-name="T15"><text:s/></text:span></text:p>
          </draw:text-box>
        </draw:frame>
        <draw:frame draw:style-name="gr86" draw:layer="layout" svg:width="0.341cm" svg:height="0.594cm" svg:x="16.849cm" svg:y="7.494cm">
          <draw:text-box>
            <text:p text:style-name="P1"><text:span text:style-name="T15">à</text:span></text:p>
          </draw:text-box>
        </draw:frame>
        <draw:frame draw:style-name="gr171" draw:layer="layout" svg:width="0.277cm" svg:height="0.594cm" svg:x="17.322cm" svg:y="7.494cm">
          <draw:text-box>
            <text:p text:style-name="P1"><text:span text:style-name="T15">4</text:span></text:p>
          </draw:text-box>
        </draw:frame>
        <draw:frame draw:style-name="gr169" draw:layer="layout" svg:width="0.137cm" svg:height="0.594cm" svg:x="17.601cm" svg:y="7.494cm">
          <draw:text-box>
            <text:p text:style-name="P1"><text:span text:style-name="T15"><text:s/></text:span></text:p>
          </draw:text-box>
        </draw:frame>
        <draw:frame draw:style-name="gr67" draw:layer="layout" svg:width="0.324cm" svg:height="0.594cm" svg:x="17.741cm" svg:y="7.494cm">
          <draw:text-box>
            <text:p text:style-name="P1"><text:span text:style-name="T15">c</text:span></text:p>
          </draw:text-box>
        </draw:frame>
        <draw:frame draw:style-name="gr172" draw:layer="layout" svg:width="0.341cm" svg:height="0.594cm" svg:x="18.059cm" svg:y="7.494cm">
          <draw:text-box>
            <text:p text:style-name="P1"><text:span text:style-name="T15">a</text:span></text:p>
          </draw:text-box>
        </draw:frame>
        <draw:frame draw:style-name="gr70" draw:layer="layout" svg:width="0.15cm" svg:height="0.594cm" svg:x="18.385cm" svg:y="7.494cm">
          <draw:text-box>
            <text:p text:style-name="P1"><text:span text:style-name="T15">r</text:span></text:p>
          </draw:text-box>
        </draw:frame>
        <draw:frame draw:style-name="gr172" draw:layer="layout" svg:width="0.341cm" svg:height="0.594cm" svg:x="18.541cm" svg:y="7.494cm">
          <draw:text-box>
            <text:p text:style-name="P1"><text:span text:style-name="T15">a</text:span></text:p>
          </draw:text-box>
        </draw:frame>
        <draw:frame draw:style-name="gr67" draw:layer="layout" svg:width="0.324cm" svg:height="0.594cm" svg:x="18.867cm" svg:y="7.494cm">
          <draw:text-box>
            <text:p text:style-name="P1"><text:span text:style-name="T15">c</text:span></text:p>
          </draw:text-box>
        </draw:frame>
        <draw:frame draw:style-name="gr173" draw:layer="layout" svg:width="0.167cm" svg:height="0.594cm" svg:x="19.185cm" svg:y="7.494cm">
          <draw:text-box>
            <text:p text:style-name="P1"><text:span text:style-name="T15">t</text:span></text:p>
          </draw:text-box>
        </draw:frame>
        <draw:frame draw:style-name="gr67" draw:layer="layout" svg:width="0.324cm" svg:height="0.594cm" svg:x="19.333cm" svg:y="7.494cm">
          <draw:text-box>
            <text:p text:style-name="P1"><text:span text:style-name="T15">è</text:span></text:p>
          </draw:text-box>
        </draw:frame>
        <draw:frame draw:style-name="gr70" draw:layer="layout" svg:width="0.15cm" svg:height="0.594cm" svg:x="19.65cm" svg:y="7.494cm">
          <draw:text-box>
            <text:p text:style-name="P1"><text:span text:style-name="T15">r</text:span></text:p>
          </draw:text-box>
        </draw:frame>
        <draw:frame draw:style-name="gr67" draw:layer="layout" svg:width="0.324cm" svg:height="0.594cm" svg:x="19.807cm" svg:y="7.494cm">
          <draw:text-box>
            <text:p text:style-name="P1"><text:span text:style-name="T15">e</text:span></text:p>
          </draw:text-box>
        </draw:frame>
        <draw:frame draw:style-name="gr90" draw:layer="layout" svg:width="0.193cm" svg:height="0.594cm" svg:x="20.124cm" svg:y="7.494cm">
          <draw:text-box>
            <text:p text:style-name="P1"><text:span text:style-name="T15">s</text:span></text:p>
          </draw:text-box>
        </draw:frame>
        <draw:frame draw:style-name="gr169" draw:layer="layout" svg:width="0.133cm" svg:height="0.594cm" svg:x="20.34cm" svg:y="7.494cm">
          <draw:text-box>
            <text:p text:style-name="P1"><text:span text:style-name="T15">.</text:span></text:p>
          </draw:text-box>
        </draw:frame>
        <draw:frame draw:style-name="gr169" draw:layer="layout" svg:width="0.137cm" svg:height="0.594cm" svg:x="20.48cm" svg:y="7.494cm">
          <draw:text-box>
            <text:p text:style-name="P1"><text:span text:style-name="T15"><text:s/></text:span></text:p>
          </draw:text-box>
        </draw:frame>
        <draw:frame draw:style-name="gr154" draw:layer="layout" svg:width="0.176cm" svg:height="0.556cm" svg:x="3.674cm" svg:y="8.221cm">
          <draw:text-box>
            <text:p text:style-name="P1"><text:span text:style-name="T14">•</text:span></text:p>
          </draw:text-box>
        </draw:frame>
        <draw:frame draw:style-name="gr174" draw:layer="layout" svg:width="0.121cm" svg:height="0.594cm" svg:x="4.626cm" svg:y="8.205cm">
          <draw:text-box>
            <text:p text:style-name="P1"><text:span text:style-name="T15">I</text:span></text:p>
          </draw:text-box>
        </draw:frame>
        <draw:frame draw:style-name="gr160" draw:layer="layout" svg:width="0.108cm" svg:height="0.594cm" svg:x="4.736cm" svg:y="8.205cm">
          <draw:text-box>
            <text:p text:style-name="P1"><text:span text:style-name="T15">l</text:span></text:p>
          </draw:text-box>
        </draw:frame>
        <draw:frame draw:style-name="gr159" draw:layer="layout" svg:width="0.137cm" svg:height="0.594cm" svg:x="4.838cm" svg:y="8.205cm">
          <draw:text-box>
            <text:p text:style-name="P1"><text:span text:style-name="T15"><text:s/></text:span></text:p>
          </draw:text-box>
        </draw:frame>
        <draw:frame draw:style-name="gr158" draw:layer="layout" svg:width="0.324cm" svg:height="0.594cm" svg:x="4.973cm" svg:y="8.205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5.295cm" svg:y="8.205cm">
          <draw:text-box>
            <text:p text:style-name="P1"><text:span text:style-name="T15">s</text:span></text:p>
          </draw:text-box>
        </draw:frame>
        <draw:frame draw:style-name="gr163" draw:layer="layout" svg:width="0.167cm" svg:height="0.594cm" svg:x="5.485cm" svg:y="8.205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5.651cm" svg:y="8.205cm">
          <draw:text-box>
            <text:p text:style-name="P1"><text:span text:style-name="T15"><text:s/></text:span></text:p>
          </draw:text-box>
        </draw:frame>
        <draw:frame draw:style-name="gr166" draw:layer="layout" svg:width="0.15cm" svg:height="0.594cm" svg:x="5.786cm" svg:y="8.205cm">
          <draw:text-box>
            <text:p text:style-name="P1"><text:span text:style-name="T15">r</text:span></text:p>
          </draw:text-box>
        </draw:frame>
        <draw:frame draw:style-name="gr158" draw:layer="layout" svg:width="0.324cm" svg:height="0.594cm" svg:x="5.934cm" svg:y="8.205cm">
          <draw:text-box>
            <text:p text:style-name="P1"><text:span text:style-name="T15">e</text:span></text:p>
          </draw:text-box>
        </draw:frame>
        <draw:frame draw:style-name="gr164" draw:layer="layout" svg:width="0.324cm" svg:height="0.594cm" svg:x="6.256cm" svg:y="8.205cm">
          <draw:text-box>
            <text:p text:style-name="P1"><text:span text:style-name="T15">c</text:span></text:p>
          </draw:text-box>
        </draw:frame>
        <draw:frame draw:style-name="gr162" draw:layer="layout" svg:width="0.328cm" svg:height="0.594cm" svg:x="6.574cm" svg:y="8.205cm">
          <draw:text-box>
            <text:p text:style-name="P1"><text:span text:style-name="T15">o</text:span></text:p>
          </draw:text-box>
        </draw:frame>
        <draw:frame draw:style-name="gr165" draw:layer="layout" svg:width="0.468cm" svg:height="0.594cm" svg:x="6.9cm" svg:y="8.205cm">
          <draw:text-box>
            <text:p text:style-name="P1"><text:span text:style-name="T15">m</text:span></text:p>
          </draw:text-box>
        </draw:frame>
        <draw:frame draw:style-name="gr165" draw:layer="layout" svg:width="0.468cm" svg:height="0.594cm" svg:x="7.361cm" svg:y="8.205cm">
          <draw:text-box>
            <text:p text:style-name="P1"><text:span text:style-name="T15">m</text:span></text:p>
          </draw:text-box>
        </draw:frame>
        <draw:frame draw:style-name="gr86" draw:layer="layout" svg:width="0.341cm" svg:height="0.594cm" svg:x="7.827cm" svg:y="8.205cm">
          <draw:text-box>
            <text:p text:style-name="P1"><text:span text:style-name="T15">a</text:span></text:p>
          </draw:text-box>
        </draw:frame>
        <draw:frame draw:style-name="gr156" draw:layer="layout" svg:width="0.303cm" svg:height="0.594cm" svg:x="8.166cm" svg:y="8.205cm">
          <draw:text-box>
            <text:p text:style-name="P1"><text:span text:style-name="T15">n</text:span></text:p>
          </draw:text-box>
        </draw:frame>
        <draw:frame draw:style-name="gr161" draw:layer="layout" svg:width="0.341cm" svg:height="0.594cm" svg:x="8.466cm" svg:y="8.205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8.801cm" svg:y="8.205cm">
          <draw:text-box>
            <text:p text:style-name="P1"><text:span text:style-name="T15">é</text:span></text:p>
          </draw:text-box>
        </draw:frame>
        <draw:frame draw:style-name="gr157" draw:layer="layout" svg:width="0.341cm" svg:height="0.594cm" svg:x="9.258cm" svg:y="8.205cm">
          <draw:text-box>
            <text:p text:style-name="P1"><text:span text:style-name="T15">q</text:span></text:p>
          </draw:text-box>
        </draw:frame>
        <draw:frame draw:style-name="gr104" draw:layer="layout" svg:width="0.303cm" svg:height="0.594cm" svg:x="9.596cm" svg:y="8.205cm">
          <draw:text-box>
            <text:p text:style-name="P1"><text:span text:style-name="T15">u</text:span></text:p>
          </draw:text-box>
        </draw:frame>
        <draw:frame draw:style-name="gr158" draw:layer="layout" svg:width="0.324cm" svg:height="0.594cm" svg:x="9.897cm" svg:y="8.205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0.219cm" svg:y="8.205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10.35cm" svg:y="8.205cm">
          <draw:text-box>
            <text:p text:style-name="P1"><text:span text:style-name="T15">l</text:span></text:p>
          </draw:text-box>
        </draw:frame>
        <draw:frame draw:style-name="gr86" draw:layer="layout" svg:width="0.341cm" svg:height="0.594cm" svg:x="10.456cm" svg:y="8.205cm">
          <draw:text-box>
            <text:p text:style-name="P1"><text:span text:style-name="T15">a</text:span></text:p>
          </draw:text-box>
        </draw:frame>
        <draw:frame draw:style-name="gr159" draw:layer="layout" svg:width="0.137cm" svg:height="0.594cm" svg:x="10.794cm" svg:y="8.205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10.926cm" svg:y="8.205cm">
          <draw:text-box>
            <text:p text:style-name="P1"><text:span text:style-name="T15">l</text:span></text:p>
          </draw:text-box>
        </draw:frame>
        <draw:frame draw:style-name="gr162" draw:layer="layout" svg:width="0.328cm" svg:height="0.594cm" svg:x="11.027cm" svg:y="8.205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11.349cm" svg:y="8.205cm">
          <draw:text-box>
            <text:p text:style-name="P1"><text:span text:style-name="T15">n</text:span></text:p>
          </draw:text-box>
        </draw:frame>
        <draw:frame draw:style-name="gr110" draw:layer="layout" svg:width="0.336cm" svg:height="0.594cm" svg:x="11.646cm" svg:y="8.205cm">
          <draw:text-box>
            <text:p text:style-name="P1"><text:span text:style-name="T15">g</text:span></text:p>
          </draw:text-box>
        </draw:frame>
        <draw:frame draw:style-name="gr104" draw:layer="layout" svg:width="0.303cm" svg:height="0.594cm" svg:x="11.98cm" svg:y="8.205cm">
          <draw:text-box>
            <text:p text:style-name="P1"><text:span text:style-name="T15">u</text:span></text:p>
          </draw:text-box>
        </draw:frame>
        <draw:frame draw:style-name="gr158" draw:layer="layout" svg:width="0.324cm" svg:height="0.594cm" svg:x="12.281cm" svg:y="8.205cm">
          <draw:text-box>
            <text:p text:style-name="P1"><text:span text:style-name="T15">e</text:span></text:p>
          </draw:text-box>
        </draw:frame>
        <draw:frame draw:style-name="gr104" draw:layer="layout" svg:width="0.303cm" svg:height="0.594cm" svg:x="12.602cm" svg:y="8.205cm">
          <draw:text-box>
            <text:p text:style-name="P1"><text:span text:style-name="T15">u</text:span></text:p>
          </draw:text-box>
        </draw:frame>
        <draw:frame draw:style-name="gr166" draw:layer="layout" svg:width="0.15cm" svg:height="0.594cm" svg:x="12.903cm" svg:y="8.205cm">
          <draw:text-box>
            <text:p text:style-name="P1"><text:span text:style-name="T15">r</text:span></text:p>
          </draw:text-box>
        </draw:frame>
        <draw:frame draw:style-name="gr159" draw:layer="layout" svg:width="0.137cm" svg:height="0.594cm" svg:x="13.047cm" svg:y="8.205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13.183cm" svg:y="8.205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13.521cm" svg:y="8.205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13.843cm" svg:y="8.205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14.033cm" svg:y="8.205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14.169cm" svg:y="8.205cm">
          <draw:text-box>
            <text:p text:style-name="P1"><text:span text:style-name="T15">l</text:span></text:p>
          </draw:text-box>
        </draw:frame>
        <draw:frame draw:style-name="gr160" draw:layer="layout" svg:width="0.108cm" svg:height="0.594cm" svg:x="14.266cm" svg:y="8.205cm">
          <draw:text-box>
            <text:p text:style-name="P1"><text:span text:style-name="T15">i</text:span></text:p>
          </draw:text-box>
        </draw:frame>
        <draw:frame draw:style-name="gr110" draw:layer="layout" svg:width="0.336cm" svg:height="0.594cm" svg:x="14.368cm" svg:y="8.205cm">
          <draw:text-box>
            <text:p text:style-name="P1"><text:span text:style-name="T15">g</text:span></text:p>
          </draw:text-box>
        </draw:frame>
        <draw:frame draw:style-name="gr156" draw:layer="layout" svg:width="0.303cm" svg:height="0.594cm" svg:x="14.698cm" svg:y="8.205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14.999cm" svg:y="8.205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15.32cm" svg:y="8.205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15.511cm" svg:y="8.205cm">
          <draw:text-box>
            <text:p text:style-name="P1"><text:span text:style-name="T15"><text:s/></text:span></text:p>
          </draw:text-box>
        </draw:frame>
        <draw:frame draw:style-name="gr156" draw:layer="layout" svg:width="0.303cm" svg:height="0.594cm" svg:x="15.646cm" svg:y="8.205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15.947cm" svg:y="8.205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6.269cm" svg:y="8.205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16.404cm" svg:y="8.205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16.743cm" svg:y="8.205cm">
          <draw:text-box>
            <text:p text:style-name="P1"><text:span text:style-name="T15">é</text:span></text:p>
          </draw:text-box>
        </draw:frame>
        <draw:frame draw:style-name="gr157" draw:layer="layout" svg:width="0.341cm" svg:height="0.594cm" svg:x="17.065cm" svg:y="8.205cm">
          <draw:text-box>
            <text:p text:style-name="P1"><text:span text:style-name="T15">p</text:span></text:p>
          </draw:text-box>
        </draw:frame>
        <draw:frame draw:style-name="gr86" draw:layer="layout" svg:width="0.341cm" svg:height="0.594cm" svg:x="17.403cm" svg:y="8.205cm">
          <draw:text-box>
            <text:p text:style-name="P1"><text:span text:style-name="T15">a</text:span></text:p>
          </draw:text-box>
        </draw:frame>
        <draw:frame draw:style-name="gr167" draw:layer="layout" svg:width="0.193cm" svg:height="0.594cm" svg:x="17.741cm" svg:y="8.205cm">
          <draw:text-box>
            <text:p text:style-name="P1"><text:span text:style-name="T15">s</text:span></text:p>
          </draw:text-box>
        </draw:frame>
        <draw:frame draw:style-name="gr167" draw:layer="layout" svg:width="0.193cm" svg:height="0.594cm" svg:x="17.932cm" svg:y="8.205cm">
          <draw:text-box>
            <text:p text:style-name="P1"><text:span text:style-name="T15">s</text:span></text:p>
          </draw:text-box>
        </draw:frame>
        <draw:frame draw:style-name="gr158" draw:layer="layout" svg:width="0.324cm" svg:height="0.594cm" svg:x="18.122cm" svg:y="8.205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8.444cm" svg:y="8.205cm">
          <draw:text-box>
            <text:p text:style-name="P1"><text:span text:style-name="T15"><text:s/></text:span></text:p>
          </draw:text-box>
        </draw:frame>
        <draw:frame draw:style-name="gr157" draw:layer="layout" svg:width="0.341cm" svg:height="0.594cm" svg:x="18.575cm" svg:y="8.205cm">
          <draw:text-box>
            <text:p text:style-name="P1"><text:span text:style-name="T15">p</text:span></text:p>
          </draw:text-box>
        </draw:frame>
        <draw:frame draw:style-name="gr86" draw:layer="layout" svg:width="0.341cm" svg:height="0.594cm" svg:x="18.914cm" svg:y="8.205cm">
          <draw:text-box>
            <text:p text:style-name="P1"><text:span text:style-name="T15">a</text:span></text:p>
          </draw:text-box>
        </draw:frame>
        <draw:frame draw:style-name="gr167" draw:layer="layout" svg:width="0.193cm" svg:height="0.594cm" svg:x="19.252cm" svg:y="8.205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19.443cm" svg:y="8.205cm">
          <draw:text-box>
            <text:p text:style-name="P1"><text:span text:style-name="T15"><text:s/></text:span></text:p>
          </draw:text-box>
        </draw:frame>
        <draw:frame draw:style-name="gr31" draw:layer="layout" svg:width="0.277cm" svg:height="0.594cm" svg:x="19.578cm" svg:y="8.205cm">
          <draw:text-box>
            <text:p text:style-name="P1"><text:span text:style-name="T15">7</text:span></text:p>
          </draw:text-box>
        </draw:frame>
        <draw:frame draw:style-name="gr31" draw:layer="layout" svg:width="0.277cm" svg:height="0.594cm" svg:x="19.853cm" svg:y="8.205cm">
          <draw:text-box>
            <text:p text:style-name="P1"><text:span text:style-name="T15">5</text:span></text:p>
          </draw:text-box>
        </draw:frame>
        <draw:frame draw:style-name="gr159" draw:layer="layout" svg:width="0.137cm" svg:height="0.594cm" svg:x="20.128cm" svg:y="8.205cm">
          <draw:text-box>
            <text:p text:style-name="P1"><text:span text:style-name="T15"><text:s/></text:span></text:p>
          </draw:text-box>
        </draw:frame>
        <draw:frame draw:style-name="gr86" draw:layer="layout" svg:width="0.341cm" svg:height="0.594cm" svg:x="20.264cm" svg:y="8.205cm">
          <draw:text-box>
            <text:p text:style-name="P1"><text:span text:style-name="T15">à</text:span></text:p>
          </draw:text-box>
        </draw:frame>
        <draw:frame draw:style-name="gr31" draw:layer="layout" svg:width="0.277cm" svg:height="0.594cm" svg:x="20.738cm" svg:y="8.205cm">
          <draw:text-box>
            <text:p text:style-name="P1"><text:span text:style-name="T15">8</text:span></text:p>
          </draw:text-box>
        </draw:frame>
        <draw:frame draw:style-name="gr31" draw:layer="layout" svg:width="0.277cm" svg:height="0.594cm" svg:x="21.013cm" svg:y="8.205cm">
          <draw:text-box>
            <text:p text:style-name="P1"><text:span text:style-name="T15">5</text:span></text:p>
          </draw:text-box>
        </draw:frame>
        <draw:frame draw:style-name="gr159" draw:layer="layout" svg:width="0.137cm" svg:height="0.594cm" svg:x="21.284cm" svg:y="8.205cm">
          <draw:text-box>
            <text:p text:style-name="P1"><text:span text:style-name="T15"><text:s/></text:span></text:p>
          </draw:text-box>
        </draw:frame>
        <draw:frame draw:style-name="gr164" draw:layer="layout" svg:width="0.324cm" svg:height="0.594cm" svg:x="21.419cm" svg:y="8.205cm">
          <draw:text-box>
            <text:p text:style-name="P1"><text:span text:style-name="T15">c</text:span></text:p>
          </draw:text-box>
        </draw:frame>
        <draw:frame draw:style-name="gr86" draw:layer="layout" svg:width="0.341cm" svg:height="0.594cm" svg:x="21.741cm" svg:y="8.205cm">
          <draw:text-box>
            <text:p text:style-name="P1"><text:span text:style-name="T15">a</text:span></text:p>
          </draw:text-box>
        </draw:frame>
        <draw:frame draw:style-name="gr166" draw:layer="layout" svg:width="0.15cm" svg:height="0.594cm" svg:x="22.08cm" svg:y="8.205cm">
          <draw:text-box>
            <text:p text:style-name="P1"><text:span text:style-name="T15">r</text:span></text:p>
          </draw:text-box>
        </draw:frame>
        <draw:frame draw:style-name="gr86" draw:layer="layout" svg:width="0.341cm" svg:height="0.594cm" svg:x="22.228cm" svg:y="8.205cm">
          <draw:text-box>
            <text:p text:style-name="P1"><text:span text:style-name="T15">a</text:span></text:p>
          </draw:text-box>
        </draw:frame>
        <draw:frame draw:style-name="gr164" draw:layer="layout" svg:width="0.324cm" svg:height="0.594cm" svg:x="22.567cm" svg:y="8.205cm">
          <draw:text-box>
            <text:p text:style-name="P1"><text:span text:style-name="T15">c</text:span></text:p>
          </draw:text-box>
        </draw:frame>
        <draw:frame draw:style-name="gr163" draw:layer="layout" svg:width="0.167cm" svg:height="0.594cm" svg:x="22.888cm" svg:y="8.205cm">
          <draw:text-box>
            <text:p text:style-name="P1"><text:span text:style-name="T15">t</text:span></text:p>
          </draw:text-box>
        </draw:frame>
        <draw:frame draw:style-name="gr158" draw:layer="layout" svg:width="0.324cm" svg:height="0.594cm" svg:x="23.054cm" svg:y="8.205cm">
          <draw:text-box>
            <text:p text:style-name="P1"><text:span text:style-name="T15">è</text:span></text:p>
          </draw:text-box>
        </draw:frame>
        <draw:frame draw:style-name="gr166" draw:layer="layout" svg:width="0.15cm" svg:height="0.594cm" svg:x="23.375cm" svg:y="8.205cm">
          <draw:text-box>
            <text:p text:style-name="P1"><text:span text:style-name="T15">r</text:span></text:p>
          </draw:text-box>
        </draw:frame>
        <draw:frame draw:style-name="gr158" draw:layer="layout" svg:width="0.324cm" svg:height="0.594cm" svg:x="23.524cm" svg:y="8.205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23.845cm" svg:y="8.205cm">
          <draw:text-box>
            <text:p text:style-name="P1"><text:span text:style-name="T15">s</text:span></text:p>
          </draw:text-box>
        </draw:frame>
        <draw:frame draw:style-name="gr159" draw:layer="layout" svg:width="0.133cm" svg:height="0.594cm" svg:x="24.036cm" svg:y="8.205cm">
          <draw:text-box>
            <text:p text:style-name="P1"><text:span text:style-name="T15">.</text:span></text:p>
          </draw:text-box>
        </draw:frame>
        <draw:frame draw:style-name="gr154" draw:layer="layout" svg:width="0.176cm" svg:height="0.556cm" svg:x="3.674cm" svg:y="8.932cm">
          <draw:text-box>
            <text:p text:style-name="P1"><text:span text:style-name="T14">•</text:span></text:p>
          </draw:text-box>
        </draw:frame>
        <draw:frame draw:style-name="gr168" draw:layer="layout" svg:width="0.231cm" svg:height="0.594cm" svg:x="4.626cm" svg:y="8.916cm">
          <draw:text-box>
            <text:p text:style-name="P1"><text:span text:style-name="T15">L</text:span></text:p>
          </draw:text-box>
        </draw:frame>
        <draw:frame draw:style-name="gr86" draw:layer="layout" svg:width="0.341cm" svg:height="0.594cm" svg:x="4.855cm" svg:y="8.916cm">
          <draw:text-box>
            <text:p text:style-name="P1"><text:span text:style-name="T15">a</text:span></text:p>
          </draw:text-box>
        </draw:frame>
        <draw:frame draw:style-name="gr159" draw:layer="layout" svg:width="0.137cm" svg:height="0.594cm" svg:x="5.193cm" svg:y="8.916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5.329cm" svg:y="8.916cm">
          <draw:text-box>
            <text:p text:style-name="P1"><text:span text:style-name="T15">l</text:span></text:p>
          </draw:text-box>
        </draw:frame>
        <draw:frame draw:style-name="gr160" draw:layer="layout" svg:width="0.108cm" svg:height="0.594cm" svg:x="5.426cm" svg:y="8.916cm">
          <draw:text-box>
            <text:p text:style-name="P1"><text:span text:style-name="T15">i</text:span></text:p>
          </draw:text-box>
        </draw:frame>
        <draw:frame draw:style-name="gr110" draw:layer="layout" svg:width="0.336cm" svg:height="0.594cm" svg:x="5.528cm" svg:y="8.916cm">
          <draw:text-box>
            <text:p text:style-name="P1"><text:span text:style-name="T15">g</text:span></text:p>
          </draw:text-box>
        </draw:frame>
        <draw:frame draw:style-name="gr156" draw:layer="layout" svg:width="0.303cm" svg:height="0.594cm" svg:x="5.858cm" svg:y="8.916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6.159cm" svg:y="8.916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6.48cm" svg:y="8.916cm">
          <draw:text-box>
            <text:p text:style-name="P1"><text:span text:style-name="T15"><text:s/></text:span></text:p>
          </draw:text-box>
        </draw:frame>
        <draw:frame draw:style-name="gr158" draw:layer="layout" svg:width="0.324cm" svg:height="0.594cm" svg:x="6.616cm" svg:y="8.916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6.938cm" svg:y="8.916cm">
          <draw:text-box>
            <text:p text:style-name="P1"><text:span text:style-name="T15">s</text:span></text:p>
          </draw:text-box>
        </draw:frame>
        <draw:frame draw:style-name="gr163" draw:layer="layout" svg:width="0.167cm" svg:height="0.594cm" svg:x="7.128cm" svg:y="8.916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7.293cm" svg:y="8.916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7.429cm" svg:y="8.916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7.768cm" svg:y="8.916cm">
          <draw:text-box>
            <text:p text:style-name="P1"><text:span text:style-name="T15">é</text:span></text:p>
          </draw:text-box>
        </draw:frame>
        <draw:frame draw:style-name="gr164" draw:layer="layout" svg:width="0.324cm" svg:height="0.594cm" svg:x="8.089cm" svg:y="8.916cm">
          <draw:text-box>
            <text:p text:style-name="P1"><text:span text:style-name="T15">c</text:span></text:p>
          </draw:text-box>
        </draw:frame>
        <draw:frame draw:style-name="gr162" draw:layer="layout" svg:width="0.328cm" svg:height="0.594cm" svg:x="8.411cm" svg:y="8.916cm">
          <draw:text-box>
            <text:p text:style-name="P1"><text:span text:style-name="T15">o</text:span></text:p>
          </draw:text-box>
        </draw:frame>
        <draw:frame draw:style-name="gr104" draw:layer="layout" svg:width="0.303cm" svg:height="0.594cm" svg:x="8.733cm" svg:y="8.916cm">
          <draw:text-box>
            <text:p text:style-name="P1"><text:span text:style-name="T15">u</text:span></text:p>
          </draw:text-box>
        </draw:frame>
        <draw:frame draw:style-name="gr157" draw:layer="layout" svg:width="0.341cm" svg:height="0.594cm" svg:x="9.034cm" svg:y="8.916cm">
          <draw:text-box>
            <text:p text:style-name="P1"><text:span text:style-name="T15">p</text:span></text:p>
          </draw:text-box>
        </draw:frame>
        <draw:frame draw:style-name="gr158" draw:layer="layout" svg:width="0.324cm" svg:height="0.594cm" svg:x="9.372cm" svg:y="8.916cm">
          <draw:text-box>
            <text:p text:style-name="P1"><text:span text:style-name="T15">é</text:span></text:p>
          </draw:text-box>
        </draw:frame>
        <draw:frame draw:style-name="gr158" draw:layer="layout" svg:width="0.324cm" svg:height="0.594cm" svg:x="9.694cm" svg:y="8.916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0.016cm" svg:y="8.916cm">
          <draw:text-box>
            <text:p text:style-name="P1"><text:span text:style-name="T15"><text:s/></text:span></text:p>
          </draw:text-box>
        </draw:frame>
        <draw:frame draw:style-name="gr86" draw:layer="layout" svg:width="0.341cm" svg:height="0.594cm" svg:x="10.151cm" svg:y="8.916cm">
          <draw:text-box>
            <text:p text:style-name="P1"><text:span text:style-name="T15">a</text:span></text:p>
          </draw:text-box>
        </draw:frame>
        <draw:frame draw:style-name="gr31" draw:layer="layout" svg:width="0.281cm" svg:height="0.594cm" svg:x="10.486cm" svg:y="8.916cm">
          <draw:text-box>
            <text:p text:style-name="P1"><text:span text:style-name="T15">v</text:span></text:p>
          </draw:text-box>
        </draw:frame>
        <draw:frame draw:style-name="gr86" draw:layer="layout" svg:width="0.341cm" svg:height="0.594cm" svg:x="10.765cm" svg:y="8.916cm">
          <draw:text-box>
            <text:p text:style-name="P1"><text:span text:style-name="T15">a</text:span></text:p>
          </draw:text-box>
        </draw:frame>
        <draw:frame draw:style-name="gr156" draw:layer="layout" svg:width="0.303cm" svg:height="0.594cm" svg:x="11.104cm" svg:y="8.916cm">
          <draw:text-box>
            <text:p text:style-name="P1"><text:span text:style-name="T15">n</text:span></text:p>
          </draw:text-box>
        </draw:frame>
        <draw:frame draw:style-name="gr163" draw:layer="layout" svg:width="0.167cm" svg:height="0.594cm" svg:x="11.404cm" svg:y="8.916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11.569cm" svg:y="8.916cm">
          <draw:text-box>
            <text:p text:style-name="P1"><text:span text:style-name="T15"><text:s/></text:span></text:p>
          </draw:text-box>
        </draw:frame>
        <draw:frame draw:style-name="gr104" draw:layer="layout" svg:width="0.303cm" svg:height="0.594cm" svg:x="11.705cm" svg:y="8.916cm">
          <draw:text-box>
            <text:p text:style-name="P1"><text:span text:style-name="T15">u</text:span></text:p>
          </draw:text-box>
        </draw:frame>
        <draw:frame draw:style-name="gr156" draw:layer="layout" svg:width="0.303cm" svg:height="0.594cm" svg:x="12.006cm" svg:y="8.916cm">
          <draw:text-box>
            <text:p text:style-name="P1"><text:span text:style-name="T15">n</text:span></text:p>
          </draw:text-box>
        </draw:frame>
        <draw:frame draw:style-name="gr159" draw:layer="layout" svg:width="0.137cm" svg:height="0.594cm" svg:x="12.306cm" svg:y="8.916cm">
          <draw:text-box>
            <text:p text:style-name="P1"><text:span text:style-name="T15"><text:s/></text:span></text:p>
          </draw:text-box>
        </draw:frame>
        <draw:frame draw:style-name="gr162" draw:layer="layout" svg:width="0.328cm" svg:height="0.594cm" svg:x="12.442cm" svg:y="8.916cm">
          <draw:text-box>
            <text:p text:style-name="P1"><text:span text:style-name="T15">o</text:span></text:p>
          </draw:text-box>
        </draw:frame>
        <draw:frame draw:style-name="gr157" draw:layer="layout" svg:width="0.341cm" svg:height="0.594cm" svg:x="12.764cm" svg:y="8.916cm">
          <draw:text-box>
            <text:p text:style-name="P1"><text:span text:style-name="T15">p</text:span></text:p>
          </draw:text-box>
        </draw:frame>
        <draw:frame draw:style-name="gr158" draw:layer="layout" svg:width="0.324cm" svg:height="0.594cm" svg:x="13.102cm" svg:y="8.916cm">
          <draw:text-box>
            <text:p text:style-name="P1"><text:span text:style-name="T15">é</text:span></text:p>
          </draw:text-box>
        </draw:frame>
        <draw:frame draw:style-name="gr166" draw:layer="layout" svg:width="0.15cm" svg:height="0.594cm" svg:x="13.424cm" svg:y="8.916cm">
          <draw:text-box>
            <text:p text:style-name="P1"><text:span text:style-name="T15">r</text:span></text:p>
          </draw:text-box>
        </draw:frame>
        <draw:frame draw:style-name="gr86" draw:layer="layout" svg:width="0.341cm" svg:height="0.594cm" svg:x="13.572cm" svg:y="8.916cm">
          <draw:text-box>
            <text:p text:style-name="P1"><text:span text:style-name="T15">a</text:span></text:p>
          </draw:text-box>
        </draw:frame>
        <draw:frame draw:style-name="gr163" draw:layer="layout" svg:width="0.167cm" svg:height="0.594cm" svg:x="13.911cm" svg:y="8.916cm">
          <draw:text-box>
            <text:p text:style-name="P1"><text:span text:style-name="T15">t</text:span></text:p>
          </draw:text-box>
        </draw:frame>
        <draw:frame draw:style-name="gr158" draw:layer="layout" svg:width="0.324cm" svg:height="0.594cm" svg:x="14.076cm" svg:y="8.916cm">
          <draw:text-box>
            <text:p text:style-name="P1"><text:span text:style-name="T15">e</text:span></text:p>
          </draw:text-box>
        </draw:frame>
        <draw:frame draw:style-name="gr104" draw:layer="layout" svg:width="0.303cm" svg:height="0.594cm" svg:x="14.398cm" svg:y="8.916cm">
          <draw:text-box>
            <text:p text:style-name="P1"><text:span text:style-name="T15">u</text:span></text:p>
          </draw:text-box>
        </draw:frame>
        <draw:frame draw:style-name="gr166" draw:layer="layout" svg:width="0.15cm" svg:height="0.594cm" svg:x="14.698cm" svg:y="8.916cm">
          <draw:text-box>
            <text:p text:style-name="P1"><text:span text:style-name="T15">r</text:span></text:p>
          </draw:text-box>
        </draw:frame>
        <draw:frame draw:style-name="gr159" draw:layer="layout" svg:width="0.133cm" svg:height="0.594cm" svg:x="14.985cm" svg:y="8.916cm">
          <draw:text-box>
            <text:p text:style-name="P1"><text:span text:style-name="T15">:</text:span></text:p>
          </draw:text-box>
        </draw:frame>
        <draw:frame draw:style-name="gr154" draw:layer="layout" svg:width="0.176cm" svg:height="0.556cm" svg:x="3.674cm" svg:y="12.158cm">
          <draw:text-box>
            <text:p text:style-name="P1"><text:span text:style-name="T14">•</text:span></text:p>
          </draw:text-box>
        </draw:frame>
        <draw:frame draw:style-name="gr175" draw:layer="layout" svg:width="0.248cm" svg:height="0.594cm" svg:x="4.626cm" svg:y="12.142cm">
          <draw:text-box>
            <text:p text:style-name="P1"><text:span text:style-name="T15">S</text:span></text:p>
          </draw:text-box>
        </draw:frame>
        <draw:frame draw:style-name="gr163" draw:layer="layout" svg:width="0.167cm" svg:height="0.594cm" svg:x="4.872cm" svg:y="12.142cm">
          <draw:text-box>
            <text:p text:style-name="P1"><text:span text:style-name="T15">t</text:span></text:p>
          </draw:text-box>
        </draw:frame>
        <draw:frame draw:style-name="gr86" draw:layer="layout" svg:width="0.341cm" svg:height="0.594cm" svg:x="5.037cm" svg:y="12.142cm">
          <draw:text-box>
            <text:p text:style-name="P1"><text:span text:style-name="T15">a</text:span></text:p>
          </draw:text-box>
        </draw:frame>
        <draw:frame draw:style-name="gr156" draw:layer="layout" svg:width="0.303cm" svg:height="0.594cm" svg:x="5.376cm" svg:y="12.142cm">
          <draw:text-box>
            <text:p text:style-name="P1"><text:span text:style-name="T15">n</text:span></text:p>
          </draw:text-box>
        </draw:frame>
        <draw:frame draw:style-name="gr161" draw:layer="layout" svg:width="0.341cm" svg:height="0.594cm" svg:x="5.676cm" svg:y="12.142cm">
          <draw:text-box>
            <text:p text:style-name="P1"><text:span text:style-name="T15">d</text:span></text:p>
          </draw:text-box>
        </draw:frame>
        <draw:frame draw:style-name="gr86" draw:layer="layout" svg:width="0.341cm" svg:height="0.594cm" svg:x="6.015cm" svg:y="12.142cm">
          <draw:text-box>
            <text:p text:style-name="P1"><text:span text:style-name="T15">a</text:span></text:p>
          </draw:text-box>
        </draw:frame>
        <draw:frame draw:style-name="gr166" draw:layer="layout" svg:width="0.15cm" svg:height="0.594cm" svg:x="6.358cm" svg:y="12.142cm">
          <draw:text-box>
            <text:p text:style-name="P1"><text:span text:style-name="T15">r</text:span></text:p>
          </draw:text-box>
        </draw:frame>
        <draw:frame draw:style-name="gr161" draw:layer="layout" svg:width="0.341cm" svg:height="0.594cm" svg:x="6.506cm" svg:y="12.142cm">
          <draw:text-box>
            <text:p text:style-name="P1"><text:span text:style-name="T15">d</text:span></text:p>
          </draw:text-box>
        </draw:frame>
        <draw:frame draw:style-name="gr160" draw:layer="layout" svg:width="0.108cm" svg:height="0.594cm" svg:x="6.845cm" svg:y="12.142cm">
          <draw:text-box>
            <text:p text:style-name="P1"><text:span text:style-name="T15">i</text:span></text:p>
          </draw:text-box>
        </draw:frame>
        <draw:frame draw:style-name="gr167" draw:layer="layout" svg:width="0.193cm" svg:height="0.594cm" svg:x="6.95cm" svg:y="12.142cm">
          <draw:text-box>
            <text:p text:style-name="P1"><text:span text:style-name="T15">s</text:span></text:p>
          </draw:text-box>
        </draw:frame>
        <draw:frame draw:style-name="gr158" draw:layer="layout" svg:width="0.324cm" svg:height="0.594cm" svg:x="7.141cm" svg:y="12.142cm">
          <draw:text-box>
            <text:p text:style-name="P1"><text:span text:style-name="T15">e</text:span></text:p>
          </draw:text-box>
        </draw:frame>
        <draw:frame draw:style-name="gr166" draw:layer="layout" svg:width="0.15cm" svg:height="0.594cm" svg:x="7.463cm" svg:y="12.142cm">
          <draw:text-box>
            <text:p text:style-name="P1"><text:span text:style-name="T15">r</text:span></text:p>
          </draw:text-box>
        </draw:frame>
        <draw:frame draw:style-name="gr159" draw:layer="layout" svg:width="0.137cm" svg:height="0.594cm" svg:x="7.611cm" svg:y="12.142cm">
          <draw:text-box>
            <text:p text:style-name="P1"><text:span text:style-name="T15"><text:s/></text:span></text:p>
          </draw:text-box>
        </draw:frame>
        <draw:frame draw:style-name="gr160" draw:layer="layout" svg:width="0.108cm" svg:height="0.594cm" svg:x="7.742cm" svg:y="12.142cm">
          <draw:text-box>
            <text:p text:style-name="P1"><text:span text:style-name="T15">l</text:span></text:p>
          </draw:text-box>
        </draw:frame>
        <draw:frame draw:style-name="gr158" draw:layer="layout" svg:width="0.324cm" svg:height="0.594cm" svg:x="7.844cm" svg:y="12.142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8.165cm" svg:y="12.142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8.356cm" svg:y="12.142cm">
          <draw:text-box>
            <text:p text:style-name="P1"><text:span text:style-name="T15"><text:s/></text:span></text:p>
          </draw:text-box>
        </draw:frame>
        <draw:frame draw:style-name="gr158" draw:layer="layout" svg:width="0.324cm" svg:height="0.594cm" svg:x="8.491cm" svg:y="12.142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8.813cm" svg:y="12.142cm">
          <draw:text-box>
            <text:p text:style-name="P1"><text:span text:style-name="T15">s</text:span></text:p>
          </draw:text-box>
        </draw:frame>
        <draw:frame draw:style-name="gr157" draw:layer="layout" svg:width="0.341cm" svg:height="0.594cm" svg:x="9.004cm" svg:y="12.142cm">
          <draw:text-box>
            <text:p text:style-name="P1"><text:span text:style-name="T15">p</text:span></text:p>
          </draw:text-box>
        </draw:frame>
        <draw:frame draw:style-name="gr86" draw:layer="layout" svg:width="0.341cm" svg:height="0.594cm" svg:x="9.342cm" svg:y="12.142cm">
          <draw:text-box>
            <text:p text:style-name="P1"><text:span text:style-name="T15">a</text:span></text:p>
          </draw:text-box>
        </draw:frame>
        <draw:frame draw:style-name="gr164" draw:layer="layout" svg:width="0.324cm" svg:height="0.594cm" svg:x="9.676cm" svg:y="12.142cm">
          <draw:text-box>
            <text:p text:style-name="P1"><text:span text:style-name="T15">c</text:span></text:p>
          </draw:text-box>
        </draw:frame>
        <draw:frame draw:style-name="gr158" draw:layer="layout" svg:width="0.324cm" svg:height="0.594cm" svg:x="9.998cm" svg:y="12.142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10.32cm" svg:y="12.142cm">
          <draw:text-box>
            <text:p text:style-name="P1"><text:span text:style-name="T15">s</text:span></text:p>
          </draw:text-box>
        </draw:frame>
        <draw:frame draw:style-name="gr159" draw:layer="layout" svg:width="0.137cm" svg:height="0.594cm" svg:x="10.51cm" svg:y="12.142cm">
          <draw:text-box>
            <text:p text:style-name="P1"><text:span text:style-name="T15"><text:s/></text:span></text:p>
          </draw:text-box>
        </draw:frame>
        <draw:frame draw:style-name="gr2" draw:layer="layout" svg:width="16.332cm" svg:height="1.38cm" svg:x="7.971cm" svg:y="9.914cm">
          <draw:image xlink:href="Pictures/10000000000002080000002C50EF131C.png" xlink:type="simple" xlink:show="embed" xlink:actuate="onLoad">
            <text:p/>
          </draw:image>
        </draw:frame>
        <draw:frame draw:style-name="gr2" draw:layer="layout" svg:width="12.725cm" svg:height="5.397cm" svg:x="11.852cm" svg:y="13.097cm">
          <draw:image xlink:href="Pictures/10000000000001E1000000CC5B9581B8.png" xlink:type="simple" xlink:show="embed" xlink:actuate="onLoad">
            <text:p/>
          </draw:image>
        </draw:frame>
        <draw:frame draw:style-name="gr159" draw:layer="layout" svg:width="0.133cm" svg:height="0.594cm" svg:x="10.646cm" svg:y="12.142cm">
          <draw:text-box>
            <text:p text:style-name="P1"><text:span text:style-name="T15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10.079cm" svg:y="5.682cm">
          <draw:text-box>
            <text:p text:style-name="P1"><text:span text:style-name="T6">•</text:span></text:p>
          </draw:text-box>
        </draw:frame>
        <draw:frame draw:style-name="gr146" draw:layer="layout" svg:width="0.514cm" svg:height="1.009cm" svg:x="11.031cm" svg:y="5.655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11.522cm" svg:y="5.655cm">
          <draw:text-box>
            <text:p text:style-name="P1"><text:span text:style-name="T7">è</text:span></text:p>
          </draw:text-box>
        </draw:frame>
        <draw:frame draw:style-name="gr148" draw:layer="layout" svg:width="0.574cm" svg:height="1.009cm" svg:x="12.064cm" svg:y="5.655cm">
          <draw:text-box>
            <text:p text:style-name="P1"><text:span text:style-name="T7">g</text:span></text:p>
          </draw:text-box>
        </draw:frame>
        <draw:frame draw:style-name="gr149" draw:layer="layout" svg:width="0.171cm" svg:height="1.009cm" svg:x="12.623cm" svg:y="5.655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2.826cm" svg:y="5.655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3.368cm" svg:y="5.655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3.74cm" svg:y="5.655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3.978cm" svg:y="5.655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4.536cm" svg:y="5.655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5.078cm" svg:y="5.655cm">
          <draw:text-box>
            <text:p text:style-name="P1"><text:span text:style-name="T7"><text:s/></text:span></text:p>
          </draw:text-box>
        </draw:frame>
        <draw:frame draw:style-name="gr153" draw:layer="layout" svg:width="0.518cm" svg:height="1.009cm" svg:x="15.315cm" svg:y="5.655cm">
          <draw:text-box>
            <text:p text:style-name="P1"><text:span text:style-name="T7">n</text:span></text:p>
          </draw:text-box>
        </draw:frame>
        <draw:frame draw:style-name="gr147" draw:layer="layout" svg:width="0.557cm" svg:height="1.009cm" svg:x="15.823cm" svg:y="5.655cm">
          <draw:text-box>
            <text:p text:style-name="P1"><text:span text:style-name="T7">o</text:span></text:p>
          </draw:text-box>
        </draw:frame>
        <draw:frame draw:style-name="gr176" draw:layer="layout" svg:width="0.798cm" svg:height="1.009cm" svg:x="16.365cm" svg:y="5.655cm">
          <draw:text-box>
            <text:p text:style-name="P1"><text:span text:style-name="T7">m</text:span></text:p>
          </draw:text-box>
        </draw:frame>
        <draw:frame draw:style-name="gr176" draw:layer="layout" svg:width="0.798cm" svg:height="1.009cm" svg:x="17.161cm" svg:y="5.655cm">
          <draw:text-box>
            <text:p text:style-name="P1"><text:span text:style-name="T7">m</text:span></text:p>
          </draw:text-box>
        </draw:frame>
        <draw:frame draw:style-name="gr148" draw:layer="layout" svg:width="0.582cm" svg:height="1.009cm" svg:x="17.957cm" svg:y="5.655cm">
          <draw:text-box>
            <text:p text:style-name="P1"><text:span text:style-name="T7">a</text:span></text:p>
          </draw:text-box>
        </draw:frame>
        <draw:frame draw:style-name="gr148" draw:layer="layout" svg:width="0.574cm" svg:height="1.009cm" svg:x="18.515cm" svg:y="5.655cm">
          <draw:text-box>
            <text:p text:style-name="P1"><text:span text:style-name="T7">g</text:span></text:p>
          </draw:text-box>
        </draw:frame>
        <draw:frame draw:style-name="gr147" draw:layer="layout" svg:width="0.552cm" svg:height="1.009cm" svg:x="19.074cm" svg:y="5.655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9.616cm" svg:y="5.655cm">
          <draw:text-box>
            <text:p text:style-name="P1"><text:span text:style-name="T7"><text:s/></text:span></text:p>
          </draw:text-box>
        </draw:frame>
        <draw:frame draw:style-name="gr177" draw:layer="layout" svg:width="0.226cm" svg:height="0.712cm" svg:x="3.674cm" svg:y="6.943cm">
          <draw:text-box>
            <text:p text:style-name="P1"><text:span text:style-name="T16">•</text:span></text:p>
          </draw:text-box>
        </draw:frame>
        <draw:frame draw:style-name="gr178" draw:layer="layout" svg:width="0.472cm" svg:height="0.767cm" svg:x="4.626cm" svg:y="6.923cm">
          <draw:text-box>
            <text:p text:style-name="P1"><text:span text:style-name="T17">N</text:span></text:p>
          </draw:text-box>
        </draw:frame>
        <draw:frame draw:style-name="gr109" draw:layer="layout" svg:width="0.417cm" svg:height="0.767cm" svg:x="5.096cm" svg:y="6.923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5.511cm" svg:y="6.923cm">
          <draw:text-box>
            <text:p text:style-name="P1"><text:span text:style-name="T17">m</text:span></text:p>
          </draw:text-box>
        </draw:frame>
        <draw:frame draw:style-name="gr175" draw:layer="layout" svg:width="0.248cm" svg:height="0.767cm" svg:x="6.10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6.923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6.923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6.923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7.37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6.923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802cm" svg:y="6.923cm">
          <draw:text-box>
            <text:p text:style-name="P1"><text:span text:style-name="T17">f</text:span></text:p>
          </draw:text-box>
        </draw:frame>
        <draw:frame draw:style-name="gr28" draw:layer="layout" svg:width="0.137cm" svg:height="0.767cm" svg:x="8cm" svg:y="6.923cm">
          <draw:text-box>
            <text:p text:style-name="P1"><text:span text:style-name="T17">i</text:span></text:p>
          </draw:text-box>
        </draw:frame>
        <draw:frame draw:style-name="gr184" draw:layer="layout" svg:width="0.413cm" svg:height="0.767cm" svg:x="8.136cm" svg:y="6.923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8.546cm" svg:y="6.923cm">
          <draw:text-box>
            <text:p text:style-name="P1"><text:span text:style-name="T17">h</text:span></text:p>
          </draw:text-box>
        </draw:frame>
        <draw:frame draw:style-name="gr28" draw:layer="layout" svg:width="0.137cm" svg:height="0.767cm" svg:x="8.932cm" svg:y="6.923cm">
          <draw:text-box>
            <text:p text:style-name="P1"><text:span text:style-name="T17">i</text:span></text:p>
          </draw:text-box>
        </draw:frame>
        <draw:frame draw:style-name="gr182" draw:layer="layout" svg:width="0.413cm" svg:height="0.767cm" svg:x="9.067cm" svg:y="6.923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9.478cm" svg:y="6.923cm">
          <draw:text-box>
            <text:p text:style-name="P1"><text:span text:style-name="T17">r</text:span></text:p>
          </draw:text-box>
        </draw:frame>
        <draw:frame draw:style-name="gr175" draw:layer="layout" svg:width="0.248cm" svg:height="0.767cm" svg:x="9.66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914cm" svg:y="6.923cm">
          <draw:text-box>
            <text:p text:style-name="P1"><text:span text:style-name="T17"><text:s/></text:span></text:p>
          </draw:text-box>
        </draw:frame>
        <draw:frame draw:style-name="gr19" draw:layer="layout" svg:width="0.231cm" svg:height="1.009cm" svg:x="10.091cm" svg:y="6.764cm">
          <draw:text-box>
            <text:p text:style-name="P1"><text:span text:style-name="T7">:</text:span></text:p>
          </draw:text-box>
        </draw:frame>
        <draw:frame draw:style-name="gr177" draw:layer="layout" svg:width="0.226cm" svg:height="0.712cm" svg:x="3.674cm" svg:y="11.206cm">
          <draw:text-box>
            <text:p text:style-name="P1"><text:span text:style-name="T16">•</text:span></text:p>
          </draw:text-box>
        </draw:frame>
        <draw:frame draw:style-name="gr178" draw:layer="layout" svg:width="0.472cm" svg:height="0.767cm" svg:x="4.626cm" svg:y="11.186cm">
          <draw:text-box>
            <text:p text:style-name="P1"><text:span text:style-name="T17">N</text:span></text:p>
          </draw:text-box>
        </draw:frame>
        <draw:frame draw:style-name="gr109" draw:layer="layout" svg:width="0.417cm" svg:height="0.767cm" svg:x="5.096cm" svg:y="11.186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5.511cm" svg:y="11.186cm">
          <draw:text-box>
            <text:p text:style-name="P1"><text:span text:style-name="T17">m</text:span></text:p>
          </draw:text-box>
        </draw:frame>
        <draw:frame draw:style-name="gr175" draw:layer="layout" svg:width="0.248cm" svg:height="0.767cm" svg:x="6.108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11.186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11.18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11.186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7.378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11.186cm">
          <draw:text-box>
            <text:p text:style-name="P1"><text:span text:style-name="T17"><text:s/></text:span></text:p>
          </draw:text-box>
        </draw:frame>
        <draw:frame draw:style-name="gr77" draw:layer="layout" svg:width="0.362cm" svg:height="0.767cm" svg:x="7.802cm" svg:y="11.186cm">
          <draw:text-box>
            <text:p text:style-name="P1"><text:span text:style-name="T17">v</text:span></text:p>
          </draw:text-box>
        </draw:frame>
        <draw:frame draw:style-name="gr187" draw:layer="layout" svg:width="0.434cm" svg:height="0.767cm" svg:x="8.161cm" svg:y="11.18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8.593cm" svg:y="11.186cm">
          <draw:text-box>
            <text:p text:style-name="P1"><text:span text:style-name="T17">r</text:span></text:p>
          </draw:text-box>
        </draw:frame>
        <draw:frame draw:style-name="gr28" draw:layer="layout" svg:width="0.137cm" svg:height="0.767cm" svg:x="8.779cm" svg:y="11.186cm">
          <draw:text-box>
            <text:p text:style-name="P1"><text:span text:style-name="T17">i</text:span></text:p>
          </draw:text-box>
        </draw:frame>
        <draw:frame draw:style-name="gr187" draw:layer="layout" svg:width="0.434cm" svg:height="0.767cm" svg:x="8.906cm" svg:y="11.186cm">
          <draw:text-box>
            <text:p text:style-name="P1"><text:span text:style-name="T17">a</text:span></text:p>
          </draw:text-box>
        </draw:frame>
        <draw:frame draw:style-name="gr187" draw:layer="layout" svg:width="0.434cm" svg:height="0.767cm" svg:x="9.338cm" svg:y="11.186cm">
          <draw:text-box>
            <text:p text:style-name="P1"><text:span text:style-name="T17">b</text:span></text:p>
          </draw:text-box>
        </draw:frame>
        <draw:frame draw:style-name="gr28" draw:layer="layout" svg:width="0.133cm" svg:height="0.767cm" svg:x="9.77cm" svg:y="11.186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9.901cm" svg:y="11.186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0.311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0.557cm" svg:y="11.186cm">
          <draw:text-box>
            <text:p text:style-name="P1"><text:span text:style-name="T17"><text:s/></text:span></text:p>
          </draw:text-box>
        </draw:frame>
        <draw:frame draw:style-name="gr19" draw:layer="layout" svg:width="0.231cm" svg:height="1.009cm" svg:x="10.735cm" svg:y="11.027cm">
          <draw:text-box>
            <text:p text:style-name="P1"><text:span text:style-name="T7">:</text:span></text:p>
          </draw:text-box>
        </draw:frame>
        <draw:frame draw:style-name="gr188" draw:layer="layout" svg:width="0.248cm" svg:height="0.636cm" svg:x="4.694cm" svg:y="12.027cm">
          <draw:text-box>
            <text:p text:style-name="P1"><text:span text:style-name="T18">L</text:span></text:p>
          </draw:text-box>
        </draw:frame>
        <draw:frame draw:style-name="gr189" draw:layer="layout" svg:width="0.108cm" svg:height="0.636cm" svg:x="4.94cm" svg:y="12.027cm">
          <draw:text-box>
            <text:p text:style-name="P1"><text:span text:style-name="T18">'</text:span></text:p>
          </draw:text-box>
        </draw:frame>
        <draw:frame draw:style-name="gr190" draw:layer="layout" svg:width="0.112cm" svg:height="0.636cm" svg:x="5.041cm" svg:y="12.027cm">
          <draw:text-box>
            <text:p text:style-name="P1"><text:span text:style-name="T18">i</text:span></text:p>
          </draw:text-box>
        </draw:frame>
        <draw:frame draw:style-name="gr191" draw:layer="layout" svg:width="0.366cm" svg:height="0.636cm" svg:x="5.147cm" svg:y="12.027cm">
          <draw:text-box>
            <text:p text:style-name="P1"><text:span text:style-name="T18">d</text:span></text:p>
          </draw:text-box>
        </draw:frame>
        <draw:frame draw:style-name="gr192" draw:layer="layout" svg:width="0.345cm" svg:height="0.636cm" svg:x="5.511cm" svg:y="12.027cm">
          <draw:text-box>
            <text:p text:style-name="P1"><text:span text:style-name="T18">e</text:span></text:p>
          </draw:text-box>
        </draw:frame>
        <draw:frame draw:style-name="gr158" draw:layer="layout" svg:width="0.324cm" svg:height="0.636cm" svg:x="5.854cm" svg:y="12.027cm">
          <draw:text-box>
            <text:p text:style-name="P1"><text:span text:style-name="T18">n</text:span></text:p>
          </draw:text-box>
        </draw:frame>
        <draw:frame draw:style-name="gr193" draw:layer="layout" svg:width="0.184cm" svg:height="0.636cm" svg:x="6.176cm" svg:y="12.027cm">
          <draw:text-box>
            <text:p text:style-name="P1"><text:span text:style-name="T18">t</text:span></text:p>
          </draw:text-box>
        </draw:frame>
        <draw:frame draw:style-name="gr190" draw:layer="layout" svg:width="0.112cm" svg:height="0.636cm" svg:x="6.354cm" svg:y="12.027cm">
          <draw:text-box>
            <text:p text:style-name="P1"><text:span text:style-name="T18">i</text:span></text:p>
          </draw:text-box>
        </draw:frame>
        <draw:frame draw:style-name="gr194" draw:layer="layout" svg:width="0.167cm" svg:height="0.636cm" svg:x="6.464cm" svg:y="12.027cm">
          <draw:text-box>
            <text:p text:style-name="P1"><text:span text:style-name="T18">f</text:span></text:p>
          </draw:text-box>
        </draw:frame>
        <draw:frame draw:style-name="gr190" draw:layer="layout" svg:width="0.112cm" svg:height="0.636cm" svg:x="6.629cm" svg:y="12.027cm">
          <draw:text-box>
            <text:p text:style-name="P1"><text:span text:style-name="T18">i</text:span></text:p>
          </draw:text-box>
        </draw:frame>
        <draw:frame draw:style-name="gr97" draw:layer="layout" svg:width="0.345cm" svg:height="0.636cm" svg:x="6.739cm" svg:y="12.027cm">
          <draw:text-box>
            <text:p text:style-name="P1"><text:span text:style-name="T18">c</text:span></text:p>
          </draw:text-box>
        </draw:frame>
        <draw:frame draw:style-name="gr195" draw:layer="layout" svg:width="0.362cm" svg:height="0.636cm" svg:x="7.082cm" svg:y="12.027cm">
          <draw:text-box>
            <text:p text:style-name="P1"><text:span text:style-name="T18">a</text:span></text:p>
          </draw:text-box>
        </draw:frame>
        <draw:frame draw:style-name="gr193" draw:layer="layout" svg:width="0.184cm" svg:height="0.636cm" svg:x="7.441cm" svg:y="12.027cm">
          <draw:text-box>
            <text:p text:style-name="P1"><text:span text:style-name="T18">t</text:span></text:p>
          </draw:text-box>
        </draw:frame>
        <draw:frame draw:style-name="gr192" draw:layer="layout" svg:width="0.345cm" svg:height="0.636cm" svg:x="7.623cm" svg:y="12.027cm">
          <draw:text-box>
            <text:p text:style-name="P1"><text:span text:style-name="T18">e</text:span></text:p>
          </draw:text-box>
        </draw:frame>
        <draw:frame draw:style-name="gr196" draw:layer="layout" svg:width="0.324cm" svg:height="0.636cm" svg:x="7.966cm" svg:y="12.027cm">
          <draw:text-box>
            <text:p text:style-name="P1"><text:span text:style-name="T18">u</text:span></text:p>
          </draw:text-box>
        </draw:frame>
        <draw:frame draw:style-name="gr197" draw:layer="layout" svg:width="0.163cm" svg:height="0.636cm" svg:x="8.288cm" svg:y="12.027cm">
          <draw:text-box>
            <text:p text:style-name="P1"><text:span text:style-name="T18">r</text:span></text:p>
          </draw:text-box>
        </draw:frame>
        <draw:frame draw:style-name="gr198" draw:layer="layout" svg:width="0.15cm" svg:height="0.636cm" svg:x="8.449cm" svg:y="12.027cm">
          <draw:text-box>
            <text:p text:style-name="P1"><text:span text:style-name="T18"><text:s/></text:span></text:p>
          </draw:text-box>
        </draw:frame>
        <draw:frame draw:style-name="gr191" draw:layer="layout" svg:width="0.366cm" svg:height="0.636cm" svg:x="8.593cm" svg:y="12.027cm">
          <draw:text-box>
            <text:p text:style-name="P1"><text:span text:style-name="T18">d</text:span></text:p>
          </draw:text-box>
        </draw:frame>
        <draw:frame draw:style-name="gr199" draw:layer="layout" svg:width="0.188cm" svg:height="0.636cm" svg:x="8.957cm" svg:y="12.027cm">
          <draw:text-box>
            <text:p text:style-name="P1"><text:span text:style-name="T18">’</text:span></text:p>
          </draw:text-box>
        </draw:frame>
        <draw:frame draw:style-name="gr196" draw:layer="layout" svg:width="0.324cm" svg:height="0.636cm" svg:x="9.143cm" svg:y="12.027cm">
          <draw:text-box>
            <text:p text:style-name="P1"><text:span text:style-name="T18">u</text:span></text:p>
          </draw:text-box>
        </draw:frame>
        <draw:frame draw:style-name="gr158" draw:layer="layout" svg:width="0.324cm" svg:height="0.636cm" svg:x="9.465cm" svg:y="12.027cm">
          <draw:text-box>
            <text:p text:style-name="P1"><text:span text:style-name="T18">n</text:span></text:p>
          </draw:text-box>
        </draw:frame>
        <draw:frame draw:style-name="gr192" draw:layer="layout" svg:width="0.345cm" svg:height="0.636cm" svg:x="9.787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0.13cm" svg:y="12.027cm">
          <draw:text-box>
            <text:p text:style-name="P1"><text:span text:style-name="T18"><text:s/></text:span></text:p>
          </draw:text-box>
        </draw:frame>
        <draw:frame draw:style-name="gr200" draw:layer="layout" svg:width="0.303cm" svg:height="0.636cm" svg:x="10.274cm" svg:y="12.027cm">
          <draw:text-box>
            <text:p text:style-name="P1"><text:span text:style-name="T18">v</text:span></text:p>
          </draw:text-box>
        </draw:frame>
        <draw:frame draw:style-name="gr195" draw:layer="layout" svg:width="0.362cm" svg:height="0.636cm" svg:x="10.574cm" svg:y="12.027cm">
          <draw:text-box>
            <text:p text:style-name="P1"><text:span text:style-name="T18">a</text:span></text:p>
          </draw:text-box>
        </draw:frame>
        <draw:frame draw:style-name="gr197" draw:layer="layout" svg:width="0.163cm" svg:height="0.636cm" svg:x="10.93cm" svg:y="12.027cm">
          <draw:text-box>
            <text:p text:style-name="P1"><text:span text:style-name="T18">r</text:span></text:p>
          </draw:text-box>
        </draw:frame>
        <draw:frame draw:style-name="gr190" draw:layer="layout" svg:width="0.112cm" svg:height="0.636cm" svg:x="11.087cm" svg:y="12.027cm">
          <draw:text-box>
            <text:p text:style-name="P1"><text:span text:style-name="T18">i</text:span></text:p>
          </draw:text-box>
        </draw:frame>
        <draw:frame draw:style-name="gr195" draw:layer="layout" svg:width="0.362cm" svg:height="0.636cm" svg:x="11.197cm" svg:y="12.027cm">
          <draw:text-box>
            <text:p text:style-name="P1"><text:span text:style-name="T18">a</text:span></text:p>
          </draw:text-box>
        </draw:frame>
        <draw:frame draw:style-name="gr195" draw:layer="layout" svg:width="0.362cm" svg:height="0.636cm" svg:x="11.557cm" svg:y="12.027cm">
          <draw:text-box>
            <text:p text:style-name="P1"><text:span text:style-name="T18">b</text:span></text:p>
          </draw:text-box>
        </draw:frame>
        <draw:frame draw:style-name="gr190" draw:layer="layout" svg:width="0.112cm" svg:height="0.636cm" svg:x="11.916cm" svg:y="12.027cm">
          <draw:text-box>
            <text:p text:style-name="P1"><text:span text:style-name="T18">l</text:span></text:p>
          </draw:text-box>
        </draw:frame>
        <draw:frame draw:style-name="gr192" draw:layer="layout" svg:width="0.345cm" svg:height="0.636cm" svg:x="12.022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2.365cm" svg:y="12.027cm">
          <draw:text-box>
            <text:p text:style-name="P1"><text:span text:style-name="T18"><text:s/></text:span></text:p>
          </draw:text-box>
        </draw:frame>
        <draw:frame draw:style-name="gr80" draw:layer="layout" svg:width="0.349cm" svg:height="0.636cm" svg:x="12.513cm" svg:y="12.027cm">
          <draw:text-box>
            <text:p text:style-name="P1"><text:span text:style-name="T18">o</text:span></text:p>
          </draw:text-box>
        </draw:frame>
        <draw:frame draw:style-name="gr196" draw:layer="layout" svg:width="0.324cm" svg:height="0.636cm" svg:x="12.86cm" svg:y="12.027cm">
          <draw:text-box>
            <text:p text:style-name="P1"><text:span text:style-name="T18">u</text:span></text:p>
          </draw:text-box>
        </draw:frame>
        <draw:frame draw:style-name="gr198" draw:layer="layout" svg:width="0.15cm" svg:height="0.636cm" svg:x="13.182cm" svg:y="12.027cm">
          <draw:text-box>
            <text:p text:style-name="P1"><text:span text:style-name="T18"><text:s/></text:span></text:p>
          </draw:text-box>
        </draw:frame>
        <draw:frame draw:style-name="gr195" draw:layer="layout" svg:width="0.362cm" svg:height="0.636cm" svg:x="13.33cm" svg:y="12.027cm">
          <draw:text-box>
            <text:p text:style-name="P1"><text:span text:style-name="T18">p</text:span></text:p>
          </draw:text-box>
        </draw:frame>
        <draw:frame draw:style-name="gr195" draw:layer="layout" svg:width="0.362cm" svg:height="0.636cm" svg:x="13.69cm" svg:y="12.027cm">
          <draw:text-box>
            <text:p text:style-name="P1"><text:span text:style-name="T18">a</text:span></text:p>
          </draw:text-box>
        </draw:frame>
        <draw:frame draw:style-name="gr197" draw:layer="layout" svg:width="0.163cm" svg:height="0.636cm" svg:x="14.05cm" svg:y="12.027cm">
          <draw:text-box>
            <text:p text:style-name="P1"><text:span text:style-name="T18">r</text:span></text:p>
          </draw:text-box>
        </draw:frame>
        <draw:frame draw:style-name="gr195" draw:layer="layout" svg:width="0.362cm" svg:height="0.636cm" svg:x="14.211cm" svg:y="12.027cm">
          <draw:text-box>
            <text:p text:style-name="P1"><text:span text:style-name="T18">a</text:span></text:p>
          </draw:text-box>
        </draw:frame>
        <draw:frame draw:style-name="gr201" draw:layer="layout" svg:width="0.497cm" svg:height="0.636cm" svg:x="14.571cm" svg:y="12.027cm">
          <draw:text-box>
            <text:p text:style-name="P1"><text:span text:style-name="T18">m</text:span></text:p>
          </draw:text-box>
        </draw:frame>
        <draw:frame draw:style-name="gr192" draw:layer="layout" svg:width="0.345cm" svg:height="0.636cm" svg:x="15.066cm" svg:y="12.027cm">
          <draw:text-box>
            <text:p text:style-name="P1"><text:span text:style-name="T18">è</text:span></text:p>
          </draw:text-box>
        </draw:frame>
        <draw:frame draw:style-name="gr193" draw:layer="layout" svg:width="0.184cm" svg:height="0.636cm" svg:x="15.409cm" svg:y="12.027cm">
          <draw:text-box>
            <text:p text:style-name="P1"><text:span text:style-name="T18">t</text:span></text:p>
          </draw:text-box>
        </draw:frame>
        <draw:frame draw:style-name="gr197" draw:layer="layout" svg:width="0.163cm" svg:height="0.636cm" svg:x="15.591cm" svg:y="12.027cm">
          <draw:text-box>
            <text:p text:style-name="P1"><text:span text:style-name="T18">r</text:span></text:p>
          </draw:text-box>
        </draw:frame>
        <draw:frame draw:style-name="gr192" draw:layer="layout" svg:width="0.345cm" svg:height="0.636cm" svg:x="15.752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6.095cm" svg:y="12.027cm">
          <draw:text-box>
            <text:p text:style-name="P1"><text:span text:style-name="T18"><text:s/></text:span></text:p>
          </draw:text-box>
        </draw:frame>
        <draw:frame draw:style-name="gr190" draw:layer="layout" svg:width="0.112cm" svg:height="0.636cm" svg:x="16.243cm" svg:y="12.027cm">
          <draw:text-box>
            <text:p text:style-name="P1"><text:span text:style-name="T18">i</text:span></text:p>
          </draw:text-box>
        </draw:frame>
        <draw:frame draw:style-name="gr158" draw:layer="layout" svg:width="0.324cm" svg:height="0.636cm" svg:x="16.349cm" svg:y="12.027cm">
          <draw:text-box>
            <text:p text:style-name="P1"><text:span text:style-name="T18">n</text:span></text:p>
          </draw:text-box>
        </draw:frame>
        <draw:frame draw:style-name="gr191" draw:layer="layout" svg:width="0.366cm" svg:height="0.636cm" svg:x="16.671cm" svg:y="12.027cm">
          <draw:text-box>
            <text:p text:style-name="P1"><text:span text:style-name="T18">d</text:span></text:p>
          </draw:text-box>
        </draw:frame>
        <draw:frame draw:style-name="gr190" draw:layer="layout" svg:width="0.112cm" svg:height="0.636cm" svg:x="17.031cm" svg:y="12.027cm">
          <draw:text-box>
            <text:p text:style-name="P1"><text:span text:style-name="T18">i</text:span></text:p>
          </draw:text-box>
        </draw:frame>
        <draw:frame draw:style-name="gr195" draw:layer="layout" svg:width="0.362cm" svg:height="0.636cm" svg:x="17.141cm" svg:y="12.027cm">
          <draw:text-box>
            <text:p text:style-name="P1"><text:span text:style-name="T18">q</text:span></text:p>
          </draw:text-box>
        </draw:frame>
        <draw:frame draw:style-name="gr196" draw:layer="layout" svg:width="0.324cm" svg:height="0.636cm" svg:x="17.5cm" svg:y="12.027cm">
          <draw:text-box>
            <text:p text:style-name="P1"><text:span text:style-name="T18">u</text:span></text:p>
          </draw:text-box>
        </draw:frame>
        <draw:frame draw:style-name="gr192" draw:layer="layout" svg:width="0.345cm" svg:height="0.636cm" svg:x="17.822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8.164cm" svg:y="12.027cm">
          <draw:text-box>
            <text:p text:style-name="P1"><text:span text:style-name="T18"><text:s/></text:span></text:p>
          </draw:text-box>
        </draw:frame>
        <draw:frame draw:style-name="gr190" draw:layer="layout" svg:width="0.112cm" svg:height="0.636cm" svg:x="18.313cm" svg:y="12.027cm">
          <draw:text-box>
            <text:p text:style-name="P1"><text:span text:style-name="T18">l</text:span></text:p>
          </draw:text-box>
        </draw:frame>
        <draw:frame draw:style-name="gr192" draw:layer="layout" svg:width="0.345cm" svg:height="0.636cm" svg:x="18.423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8.761cm" svg:y="12.027cm">
          <draw:text-box>
            <text:p text:style-name="P1"><text:span text:style-name="T18"><text:s/></text:span></text:p>
          </draw:text-box>
        </draw:frame>
        <draw:frame draw:style-name="gr197" draw:layer="layout" svg:width="0.163cm" svg:height="0.636cm" svg:x="18.91cm" svg:y="12.027cm">
          <draw:text-box>
            <text:p text:style-name="P1"><text:span text:style-name="T18">r</text:span></text:p>
          </draw:text-box>
        </draw:frame>
        <draw:frame draw:style-name="gr80" draw:layer="layout" svg:width="0.349cm" svg:height="0.636cm" svg:x="19.071cm" svg:y="12.027cm">
          <draw:text-box>
            <text:p text:style-name="P1"><text:span text:style-name="T18">ô</text:span></text:p>
          </draw:text-box>
        </draw:frame>
        <draw:frame draw:style-name="gr190" draw:layer="layout" svg:width="0.112cm" svg:height="0.636cm" svg:x="19.414cm" svg:y="12.027cm">
          <draw:text-box>
            <text:p text:style-name="P1"><text:span text:style-name="T18">l</text:span></text:p>
          </draw:text-box>
        </draw:frame>
        <draw:frame draw:style-name="gr192" draw:layer="layout" svg:width="0.345cm" svg:height="0.636cm" svg:x="19.524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19.867cm" svg:y="12.027cm">
          <draw:text-box>
            <text:p text:style-name="P1"><text:span text:style-name="T18"><text:s/></text:span></text:p>
          </draw:text-box>
        </draw:frame>
        <draw:frame draw:style-name="gr202" draw:layer="layout" svg:width="0.112cm" svg:height="0.636cm" svg:x="20.01cm" svg:y="12.027cm">
          <draw:text-box>
            <text:p text:style-name="P1"><text:span text:style-name="T18">j</text:span></text:p>
          </draw:text-box>
        </draw:frame>
        <draw:frame draw:style-name="gr80" draw:layer="layout" svg:width="0.349cm" svg:height="0.636cm" svg:x="20.121cm" svg:y="12.027cm">
          <draw:text-box>
            <text:p text:style-name="P1"><text:span text:style-name="T18">o</text:span></text:p>
          </draw:text-box>
        </draw:frame>
        <draw:frame draw:style-name="gr196" draw:layer="layout" svg:width="0.324cm" svg:height="0.636cm" svg:x="20.464cm" svg:y="12.027cm">
          <draw:text-box>
            <text:p text:style-name="P1"><text:span text:style-name="T18">u</text:span></text:p>
          </draw:text-box>
        </draw:frame>
        <draw:frame draw:style-name="gr192" draw:layer="layout" svg:width="0.345cm" svg:height="0.636cm" svg:x="20.785cm" svg:y="12.027cm">
          <draw:text-box>
            <text:p text:style-name="P1"><text:span text:style-name="T18">é</text:span></text:p>
          </draw:text-box>
        </draw:frame>
        <draw:frame draw:style-name="gr191" draw:layer="layout" svg:width="0.366cm" svg:height="0.636cm" svg:x="21.276cm" svg:y="12.027cm">
          <draw:text-box>
            <text:p text:style-name="P1"><text:span text:style-name="T18">d</text:span></text:p>
          </draw:text-box>
        </draw:frame>
        <draw:frame draw:style-name="gr195" draw:layer="layout" svg:width="0.362cm" svg:height="0.636cm" svg:x="21.641cm" svg:y="12.027cm">
          <draw:text-box>
            <text:p text:style-name="P1"><text:span text:style-name="T18">a</text:span></text:p>
          </draw:text-box>
        </draw:frame>
        <draw:frame draw:style-name="gr158" draw:layer="layout" svg:width="0.324cm" svg:height="0.636cm" svg:x="22cm" svg:y="12.027cm">
          <draw:text-box>
            <text:p text:style-name="P1"><text:span text:style-name="T18">n</text:span></text:p>
          </draw:text-box>
        </draw:frame>
        <draw:frame draw:style-name="gr203" draw:layer="layout" svg:width="0.209cm" svg:height="0.636cm" svg:x="22.322cm" svg:y="12.027cm">
          <draw:text-box>
            <text:p text:style-name="P1"><text:span text:style-name="T18">s</text:span></text:p>
          </draw:text-box>
        </draw:frame>
        <draw:frame draw:style-name="gr198" draw:layer="layout" svg:width="0.15cm" svg:height="0.636cm" svg:x="22.529cm" svg:y="12.027cm">
          <draw:text-box>
            <text:p text:style-name="P1"><text:span text:style-name="T18"><text:s/></text:span></text:p>
          </draw:text-box>
        </draw:frame>
        <draw:frame draw:style-name="gr190" draw:layer="layout" svg:width="0.112cm" svg:height="0.636cm" svg:x="22.673cm" svg:y="12.027cm">
          <draw:text-box>
            <text:p text:style-name="P1"><text:span text:style-name="T18">l</text:span></text:p>
          </draw:text-box>
        </draw:frame>
        <draw:frame draw:style-name="gr192" draw:layer="layout" svg:width="0.345cm" svg:height="0.636cm" svg:x="22.783cm" svg:y="12.027cm">
          <draw:text-box>
            <text:p text:style-name="P1"><text:span text:style-name="T18">e</text:span></text:p>
          </draw:text-box>
        </draw:frame>
        <draw:frame draw:style-name="gr198" draw:layer="layout" svg:width="0.15cm" svg:height="0.636cm" svg:x="23.122cm" svg:y="12.027cm">
          <draw:text-box>
            <text:p text:style-name="P1"><text:span text:style-name="T18"><text:s/></text:span></text:p>
          </draw:text-box>
        </draw:frame>
        <draw:frame draw:style-name="gr97" draw:layer="layout" svg:width="0.345cm" svg:height="0.636cm" svg:x="23.27cm" svg:y="12.027cm">
          <draw:text-box>
            <text:p text:style-name="P1"><text:span text:style-name="T18">c</text:span></text:p>
          </draw:text-box>
        </draw:frame>
        <draw:frame draw:style-name="gr80" draw:layer="layout" svg:width="0.349cm" svg:height="0.636cm" svg:x="23.613cm" svg:y="12.027cm">
          <draw:text-box>
            <text:p text:style-name="P1"><text:span text:style-name="T18">o</text:span></text:p>
          </draw:text-box>
        </draw:frame>
        <draw:frame draw:style-name="gr191" draw:layer="layout" svg:width="0.366cm" svg:height="0.636cm" svg:x="23.961cm" svg:y="12.027cm">
          <draw:text-box>
            <text:p text:style-name="P1"><text:span text:style-name="T18">d</text:span></text:p>
          </draw:text-box>
        </draw:frame>
        <draw:frame draw:style-name="gr192" draw:layer="layout" svg:width="0.345cm" svg:height="0.636cm" svg:x="24.325cm" svg:y="12.027cm">
          <draw:text-box>
            <text:p text:style-name="P1"><text:span text:style-name="T18">e</text:span></text:p>
          </draw:text-box>
        </draw:frame>
        <draw:frame draw:style-name="gr177" draw:layer="layout" svg:width="0.226cm" svg:height="0.712cm" svg:x="3.674cm" svg:y="13.022cm">
          <draw:text-box>
            <text:p text:style-name="P1"><text:span text:style-name="T16">•</text:span></text:p>
          </draw:text-box>
        </draw:frame>
        <draw:frame draw:style-name="gr178" draw:layer="layout" svg:width="0.472cm" svg:height="0.767cm" svg:x="4.626cm" svg:y="13.002cm">
          <draw:text-box>
            <text:p text:style-name="P1"><text:span text:style-name="T17">N</text:span></text:p>
          </draw:text-box>
        </draw:frame>
        <draw:frame draw:style-name="gr109" draw:layer="layout" svg:width="0.417cm" svg:height="0.767cm" svg:x="5.096cm" svg:y="13.002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5.511cm" svg:y="13.002cm">
          <draw:text-box>
            <text:p text:style-name="P1"><text:span text:style-name="T17">m</text:span></text:p>
          </draw:text-box>
        </draw:frame>
        <draw:frame draw:style-name="gr175" draw:layer="layout" svg:width="0.248cm" svg:height="0.767cm" svg:x="6.108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13.00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13.00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13.002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7.378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13.002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802cm" svg:y="13.002cm">
          <draw:text-box>
            <text:p text:style-name="P1"><text:span text:style-name="T17">f</text:span></text:p>
          </draw:text-box>
        </draw:frame>
        <draw:frame draw:style-name="gr109" draw:layer="layout" svg:width="0.417cm" svg:height="0.767cm" svg:x="8cm" svg:y="13.00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8.415cm" svg:y="13.002cm">
          <draw:text-box>
            <text:p text:style-name="P1"><text:span text:style-name="T17">n</text:span></text:p>
          </draw:text-box>
        </draw:frame>
        <draw:frame draw:style-name="gr184" draw:layer="layout" svg:width="0.413cm" svg:height="0.767cm" svg:x="8.805cm" svg:y="13.002cm">
          <draw:text-box>
            <text:p text:style-name="P1"><text:span text:style-name="T17">c</text:span></text:p>
          </draw:text-box>
        </draw:frame>
        <draw:frame draw:style-name="gr204" draw:layer="layout" svg:width="0.214cm" svg:height="0.767cm" svg:x="9.216cm" svg:y="13.002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9.427cm" svg:y="13.002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9.563cm" svg:y="13.00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978cm" svg:y="13.002cm">
          <draw:text-box>
            <text:p text:style-name="P1"><text:span text:style-name="T17">n</text:span></text:p>
          </draw:text-box>
        </draw:frame>
        <draw:frame draw:style-name="gr175" draw:layer="layout" svg:width="0.248cm" svg:height="0.767cm" svg:x="10.363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0.609cm" svg:y="13.002cm">
          <draw:text-box>
            <text:p text:style-name="P1"><text:span text:style-name="T17"><text:s/></text:span></text:p>
          </draw:text-box>
        </draw:frame>
        <draw:frame draw:style-name="gr19" draw:layer="layout" svg:width="0.231cm" svg:height="1.009cm" svg:x="10.786cm" svg:y="12.843cm">
          <draw:text-box>
            <text:p text:style-name="P1"><text:span text:style-name="T7">:</text:span></text:p>
          </draw:text-box>
        </draw:frame>
        <draw:frame draw:style-name="gr168" draw:layer="layout" svg:width="0.231cm" svg:height="0.594cm" svg:x="4.626cm" svg:y="13.708cm">
          <draw:text-box>
            <text:p text:style-name="P1"><text:span text:style-name="T15">L</text:span></text:p>
          </draw:text-box>
        </draw:frame>
        <draw:frame draw:style-name="gr205" draw:layer="layout" svg:width="0.099cm" svg:height="0.594cm" svg:x="4.855cm" svg:y="13.708cm">
          <draw:text-box>
            <text:p text:style-name="P1"><text:span text:style-name="T15">'</text:span></text:p>
          </draw:text-box>
        </draw:frame>
        <draw:frame draw:style-name="gr160" draw:layer="layout" svg:width="0.108cm" svg:height="0.594cm" svg:x="4.948cm" svg:y="13.708cm">
          <draw:text-box>
            <text:p text:style-name="P1"><text:span text:style-name="T15">i</text:span></text:p>
          </draw:text-box>
        </draw:frame>
        <draw:frame draw:style-name="gr161" draw:layer="layout" svg:width="0.341cm" svg:height="0.594cm" svg:x="5.054cm" svg:y="13.708cm">
          <draw:text-box>
            <text:p text:style-name="P1"><text:span text:style-name="T15">d</text:span></text:p>
          </draw:text-box>
        </draw:frame>
        <draw:frame draw:style-name="gr158" draw:layer="layout" svg:width="0.324cm" svg:height="0.594cm" svg:x="5.392cm" svg:y="13.708cm">
          <draw:text-box>
            <text:p text:style-name="P1"><text:span text:style-name="T15">e</text:span></text:p>
          </draw:text-box>
        </draw:frame>
        <draw:frame draw:style-name="gr156" draw:layer="layout" svg:width="0.303cm" svg:height="0.594cm" svg:x="5.714cm" svg:y="13.708cm">
          <draw:text-box>
            <text:p text:style-name="P1"><text:span text:style-name="T15">n</text:span></text:p>
          </draw:text-box>
        </draw:frame>
        <draw:frame draw:style-name="gr163" draw:layer="layout" svg:width="0.167cm" svg:height="0.594cm" svg:x="6.015cm" svg:y="13.708cm">
          <draw:text-box>
            <text:p text:style-name="P1"><text:span text:style-name="T15">t</text:span></text:p>
          </draw:text-box>
        </draw:frame>
        <draw:frame draw:style-name="gr160" draw:layer="layout" svg:width="0.108cm" svg:height="0.594cm" svg:x="6.176cm" svg:y="13.708cm">
          <draw:text-box>
            <text:p text:style-name="P1"><text:span text:style-name="T15">i</text:span></text:p>
          </draw:text-box>
        </draw:frame>
        <draw:frame draw:style-name="gr206" draw:layer="layout" svg:width="0.159cm" svg:height="0.594cm" svg:x="6.277cm" svg:y="13.708cm">
          <draw:text-box>
            <text:p text:style-name="P1"><text:span text:style-name="T15">f</text:span></text:p>
          </draw:text-box>
        </draw:frame>
        <draw:frame draw:style-name="gr160" draw:layer="layout" svg:width="0.108cm" svg:height="0.594cm" svg:x="6.43cm" svg:y="13.708cm">
          <draw:text-box>
            <text:p text:style-name="P1"><text:span text:style-name="T15">i</text:span></text:p>
          </draw:text-box>
        </draw:frame>
        <draw:frame draw:style-name="gr164" draw:layer="layout" svg:width="0.324cm" svg:height="0.594cm" svg:x="6.531cm" svg:y="13.708cm">
          <draw:text-box>
            <text:p text:style-name="P1"><text:span text:style-name="T15">c</text:span></text:p>
          </draw:text-box>
        </draw:frame>
        <draw:frame draw:style-name="gr86" draw:layer="layout" svg:width="0.341cm" svg:height="0.594cm" svg:x="6.849cm" svg:y="13.708cm">
          <draw:text-box>
            <text:p text:style-name="P1"><text:span text:style-name="T15">a</text:span></text:p>
          </draw:text-box>
        </draw:frame>
        <draw:frame draw:style-name="gr163" draw:layer="layout" svg:width="0.167cm" svg:height="0.594cm" svg:x="7.187cm" svg:y="13.708cm">
          <draw:text-box>
            <text:p text:style-name="P1"><text:span text:style-name="T15">t</text:span></text:p>
          </draw:text-box>
        </draw:frame>
        <draw:frame draw:style-name="gr158" draw:layer="layout" svg:width="0.324cm" svg:height="0.594cm" svg:x="7.353cm" svg:y="13.708cm">
          <draw:text-box>
            <text:p text:style-name="P1"><text:span text:style-name="T15">e</text:span></text:p>
          </draw:text-box>
        </draw:frame>
        <draw:frame draw:style-name="gr104" draw:layer="layout" svg:width="0.303cm" svg:height="0.594cm" svg:x="7.674cm" svg:y="13.708cm">
          <draw:text-box>
            <text:p text:style-name="P1"><text:span text:style-name="T15">u</text:span></text:p>
          </draw:text-box>
        </draw:frame>
        <draw:frame draw:style-name="gr166" draw:layer="layout" svg:width="0.15cm" svg:height="0.594cm" svg:x="7.975cm" svg:y="13.708cm">
          <draw:text-box>
            <text:p text:style-name="P1"><text:span text:style-name="T15">r</text:span></text:p>
          </draw:text-box>
        </draw:frame>
        <draw:frame draw:style-name="gr159" draw:layer="layout" svg:width="0.137cm" svg:height="0.594cm" svg:x="8.123cm" svg:y="13.708cm">
          <draw:text-box>
            <text:p text:style-name="P1"><text:span text:style-name="T15"><text:s/></text:span></text:p>
          </draw:text-box>
        </draw:frame>
        <draw:frame draw:style-name="gr161" draw:layer="layout" svg:width="0.341cm" svg:height="0.594cm" svg:x="8.259cm" svg:y="13.708cm">
          <draw:text-box>
            <text:p text:style-name="P1"><text:span text:style-name="T15">d</text:span></text:p>
          </draw:text-box>
        </draw:frame>
        <draw:frame draw:style-name="gr154" draw:layer="layout" svg:width="0.176cm" svg:height="0.594cm" svg:x="8.597cm" svg:y="13.708cm">
          <draw:text-box>
            <text:p text:style-name="P1"><text:span text:style-name="T15">’</text:span></text:p>
          </draw:text-box>
        </draw:frame>
        <draw:frame draw:style-name="gr104" draw:layer="layout" svg:width="0.303cm" svg:height="0.594cm" svg:x="8.771cm" svg:y="13.708cm">
          <draw:text-box>
            <text:p text:style-name="P1"><text:span text:style-name="T15">u</text:span></text:p>
          </draw:text-box>
        </draw:frame>
        <draw:frame draw:style-name="gr156" draw:layer="layout" svg:width="0.303cm" svg:height="0.594cm" svg:x="9.072cm" svg:y="13.708cm">
          <draw:text-box>
            <text:p text:style-name="P1"><text:span text:style-name="T15">n</text:span></text:p>
          </draw:text-box>
        </draw:frame>
        <draw:frame draw:style-name="gr158" draw:layer="layout" svg:width="0.324cm" svg:height="0.594cm" svg:x="9.372cm" svg:y="13.708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9.694cm" svg:y="13.708cm">
          <draw:text-box>
            <text:p text:style-name="P1"><text:span text:style-name="T15"><text:s/></text:span></text:p>
          </draw:text-box>
        </draw:frame>
        <draw:frame draw:style-name="gr206" draw:layer="layout" svg:width="0.159cm" svg:height="0.594cm" svg:x="9.829cm" svg:y="13.708cm">
          <draw:text-box>
            <text:p text:style-name="P1"><text:span text:style-name="T15">f</text:span></text:p>
          </draw:text-box>
        </draw:frame>
        <draw:frame draw:style-name="gr162" draw:layer="layout" svg:width="0.328cm" svg:height="0.594cm" svg:x="9.982cm" svg:y="13.708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10.308cm" svg:y="13.708cm">
          <draw:text-box>
            <text:p text:style-name="P1"><text:span text:style-name="T15">n</text:span></text:p>
          </draw:text-box>
        </draw:frame>
        <draw:frame draw:style-name="gr164" draw:layer="layout" svg:width="0.324cm" svg:height="0.594cm" svg:x="10.604cm" svg:y="13.708cm">
          <draw:text-box>
            <text:p text:style-name="P1"><text:span text:style-name="T15">c</text:span></text:p>
          </draw:text-box>
        </draw:frame>
        <draw:frame draw:style-name="gr163" draw:layer="layout" svg:width="0.167cm" svg:height="0.594cm" svg:x="10.926cm" svg:y="13.708cm">
          <draw:text-box>
            <text:p text:style-name="P1"><text:span text:style-name="T15">t</text:span></text:p>
          </draw:text-box>
        </draw:frame>
        <draw:frame draw:style-name="gr160" draw:layer="layout" svg:width="0.108cm" svg:height="0.594cm" svg:x="11.087cm" svg:y="13.708cm">
          <draw:text-box>
            <text:p text:style-name="P1"><text:span text:style-name="T15">i</text:span></text:p>
          </draw:text-box>
        </draw:frame>
        <draw:frame draw:style-name="gr162" draw:layer="layout" svg:width="0.328cm" svg:height="0.594cm" svg:x="11.189cm" svg:y="13.708cm">
          <draw:text-box>
            <text:p text:style-name="P1"><text:span text:style-name="T15">o</text:span></text:p>
          </draw:text-box>
        </draw:frame>
        <draw:frame draw:style-name="gr156" draw:layer="layout" svg:width="0.303cm" svg:height="0.594cm" svg:x="11.515cm" svg:y="13.708cm">
          <draw:text-box>
            <text:p text:style-name="P1"><text:span text:style-name="T15">n</text:span></text:p>
          </draw:text-box>
        </draw:frame>
        <draw:frame draw:style-name="gr159" draw:layer="layout" svg:width="0.137cm" svg:height="0.594cm" svg:x="11.815cm" svg:y="13.708cm">
          <draw:text-box>
            <text:p text:style-name="P1"><text:span text:style-name="T15"><text:s/></text:span></text:p>
          </draw:text-box>
        </draw:frame>
        <draw:frame draw:style-name="gr158" draw:layer="layout" svg:width="0.324cm" svg:height="0.594cm" svg:x="11.951cm" svg:y="13.708cm">
          <draw:text-box>
            <text:p text:style-name="P1"><text:span text:style-name="T15">e</text:span></text:p>
          </draw:text-box>
        </draw:frame>
        <draw:frame draw:style-name="gr167" draw:layer="layout" svg:width="0.193cm" svg:height="0.594cm" svg:x="12.273cm" svg:y="13.708cm">
          <draw:text-box>
            <text:p text:style-name="P1"><text:span text:style-name="T15">s</text:span></text:p>
          </draw:text-box>
        </draw:frame>
        <draw:frame draw:style-name="gr163" draw:layer="layout" svg:width="0.167cm" svg:height="0.594cm" svg:x="12.463cm" svg:y="13.708cm">
          <draw:text-box>
            <text:p text:style-name="P1"><text:span text:style-name="T15">t</text:span></text:p>
          </draw:text-box>
        </draw:frame>
        <draw:frame draw:style-name="gr159" draw:layer="layout" svg:width="0.137cm" svg:height="0.594cm" svg:x="12.628cm" svg:y="13.708cm">
          <draw:text-box>
            <text:p text:style-name="P1"><text:span text:style-name="T15"><text:s/></text:span></text:p>
          </draw:text-box>
        </draw:frame>
        <draw:frame draw:style-name="gr104" draw:layer="layout" svg:width="0.303cm" svg:height="0.594cm" svg:x="12.764cm" svg:y="13.708cm">
          <draw:text-box>
            <text:p text:style-name="P1"><text:span text:style-name="T15">u</text:span></text:p>
          </draw:text-box>
        </draw:frame>
        <draw:frame draw:style-name="gr156" draw:layer="layout" svg:width="0.303cm" svg:height="0.594cm" svg:x="13.064cm" svg:y="13.708cm">
          <draw:text-box>
            <text:p text:style-name="P1"><text:span text:style-name="T15">n</text:span></text:p>
          </draw:text-box>
        </draw:frame>
        <draw:frame draw:style-name="gr159" draw:layer="layout" svg:width="0.137cm" svg:height="0.594cm" svg:x="13.365cm" svg:y="13.708cm">
          <draw:text-box>
            <text:p text:style-name="P1"><text:span text:style-name="T15"><text:s/></text:span></text:p>
          </draw:text-box>
        </draw:frame>
        <draw:frame draw:style-name="gr31" draw:layer="layout" svg:width="0.281cm" svg:height="0.594cm" svg:x="13.501cm" svg:y="13.708cm">
          <draw:text-box>
            <text:p text:style-name="P1"><text:span text:style-name="T15">v</text:span></text:p>
          </draw:text-box>
        </draw:frame>
        <draw:frame draw:style-name="gr158" draw:layer="layout" svg:width="0.324cm" svg:height="0.594cm" svg:x="13.78cm" svg:y="13.708cm">
          <draw:text-box>
            <text:p text:style-name="P1"><text:span text:style-name="T15">e</text:span></text:p>
          </draw:text-box>
        </draw:frame>
        <draw:frame draw:style-name="gr166" draw:layer="layout" svg:width="0.15cm" svg:height="0.594cm" svg:x="14.102cm" svg:y="13.708cm">
          <draw:text-box>
            <text:p text:style-name="P1"><text:span text:style-name="T15">r</text:span></text:p>
          </draw:text-box>
        </draw:frame>
        <draw:frame draw:style-name="gr157" draw:layer="layout" svg:width="0.341cm" svg:height="0.594cm" svg:x="14.246cm" svg:y="13.708cm">
          <draw:text-box>
            <text:p text:style-name="P1"><text:span text:style-name="T15">b</text:span></text:p>
          </draw:text-box>
        </draw:frame>
        <draw:frame draw:style-name="gr158" draw:layer="layout" svg:width="0.324cm" svg:height="0.594cm" svg:x="14.584cm" svg:y="13.708cm">
          <draw:text-box>
            <text:p text:style-name="P1"><text:span text:style-name="T15">e</text:span></text:p>
          </draw:text-box>
        </draw:frame>
        <draw:frame draw:style-name="gr159" draw:layer="layout" svg:width="0.133cm" svg:height="0.594cm" svg:x="14.906cm" svg:y="13.708cm">
          <draw:text-box>
            <text:p text:style-name="P1"><text:span text:style-name="T15">,</text:span></text:p>
          </draw:text-box>
        </draw:frame>
        <draw:frame draw:style-name="gr159" draw:layer="layout" svg:width="0.137cm" svg:height="0.594cm" svg:x="15.037cm" svg:y="13.708cm">
          <draw:text-box>
            <text:p text:style-name="P1"><text:span text:style-name="T15"><text:s/></text:span></text:p>
          </draw:text-box>
        </draw:frame>
        <draw:frame draw:style-name="gr162" draw:layer="layout" svg:width="0.328cm" svg:height="0.594cm" svg:x="15.173cm" svg:y="13.708cm">
          <draw:text-box>
            <text:p text:style-name="P1"><text:span text:style-name="T15">o</text:span></text:p>
          </draw:text-box>
        </draw:frame>
        <draw:frame draw:style-name="gr104" draw:layer="layout" svg:width="0.303cm" svg:height="0.594cm" svg:x="15.499cm" svg:y="13.708cm">
          <draw:text-box>
            <text:p text:style-name="P1"><text:span text:style-name="T15">u</text:span></text:p>
          </draw:text-box>
        </draw:frame>
        <draw:frame draw:style-name="gr159" draw:layer="layout" svg:width="0.137cm" svg:height="0.594cm" svg:x="15.8cm" svg:y="13.708cm">
          <draw:text-box>
            <text:p text:style-name="P1"><text:span text:style-name="T15"><text:s/></text:span></text:p>
          </draw:text-box>
        </draw:frame>
        <draw:frame draw:style-name="gr110" draw:layer="layout" svg:width="0.336cm" svg:height="0.594cm" svg:x="15.935cm" svg:y="13.708cm">
          <draw:text-box>
            <text:p text:style-name="P1"><text:span text:style-name="T15">g</text:span></text:p>
          </draw:text-box>
        </draw:frame>
        <draw:frame draw:style-name="gr166" draw:layer="layout" svg:width="0.15cm" svg:height="0.594cm" svg:x="16.27cm" svg:y="13.708cm">
          <draw:text-box>
            <text:p text:style-name="P1"><text:span text:style-name="T15">r</text:span></text:p>
          </draw:text-box>
        </draw:frame>
        <draw:frame draw:style-name="gr162" draw:layer="layout" svg:width="0.328cm" svg:height="0.594cm" svg:x="16.416cm" svg:y="13.708cm">
          <draw:text-box>
            <text:p text:style-name="P1"><text:span text:style-name="T15">o</text:span></text:p>
          </draw:text-box>
        </draw:frame>
        <draw:frame draw:style-name="gr104" draw:layer="layout" svg:width="0.303cm" svg:height="0.594cm" svg:x="16.742cm" svg:y="13.708cm">
          <draw:text-box>
            <text:p text:style-name="P1"><text:span text:style-name="T15">u</text:span></text:p>
          </draw:text-box>
        </draw:frame>
        <draw:frame draw:style-name="gr157" draw:layer="layout" svg:width="0.341cm" svg:height="0.594cm" svg:x="17.039cm" svg:y="13.708cm">
          <draw:text-box>
            <text:p text:style-name="P1"><text:span text:style-name="T15">p</text:span></text:p>
          </draw:text-box>
        </draw:frame>
        <draw:frame draw:style-name="gr158" draw:layer="layout" svg:width="0.324cm" svg:height="0.594cm" svg:x="17.373cm" svg:y="13.708cm">
          <draw:text-box>
            <text:p text:style-name="P1"><text:span text:style-name="T15">e</text:span></text:p>
          </draw:text-box>
        </draw:frame>
        <draw:frame draw:style-name="gr159" draw:layer="layout" svg:width="0.137cm" svg:height="0.594cm" svg:x="17.695cm" svg:y="13.708cm">
          <draw:text-box>
            <text:p text:style-name="P1"><text:span text:style-name="T15"><text:s/></text:span></text:p>
          </draw:text-box>
        </draw:frame>
        <draw:frame draw:style-name="gr31" draw:layer="layout" svg:width="0.281cm" svg:height="0.594cm" svg:x="17.83cm" svg:y="13.708cm">
          <draw:text-box>
            <text:p text:style-name="P1"><text:span text:style-name="T15">v</text:span></text:p>
          </draw:text-box>
        </draw:frame>
        <draw:frame draw:style-name="gr158" draw:layer="layout" svg:width="0.324cm" svg:height="0.594cm" svg:x="18.109cm" svg:y="13.708cm">
          <draw:text-box>
            <text:p text:style-name="P1"><text:span text:style-name="T15">e</text:span></text:p>
          </draw:text-box>
        </draw:frame>
        <draw:frame draw:style-name="gr166" draw:layer="layout" svg:width="0.15cm" svg:height="0.594cm" svg:x="18.431cm" svg:y="13.708cm">
          <draw:text-box>
            <text:p text:style-name="P1"><text:span text:style-name="T15">r</text:span></text:p>
          </draw:text-box>
        </draw:frame>
        <draw:frame draw:style-name="gr157" draw:layer="layout" svg:width="0.341cm" svg:height="0.594cm" svg:x="18.58cm" svg:y="13.708cm">
          <draw:text-box>
            <text:p text:style-name="P1"><text:span text:style-name="T15">b</text:span></text:p>
          </draw:text-box>
        </draw:frame>
        <draw:frame draw:style-name="gr86" draw:layer="layout" svg:width="0.341cm" svg:height="0.594cm" svg:x="18.918cm" svg:y="13.708cm">
          <draw:text-box>
            <text:p text:style-name="P1"><text:span text:style-name="T15">a</text:span></text:p>
          </draw:text-box>
        </draw:frame>
        <draw:frame draw:style-name="gr160" draw:layer="layout" svg:width="0.108cm" svg:height="0.594cm" svg:x="19.253cm" svg:y="13.708cm">
          <draw:text-box>
            <text:p text:style-name="P1"><text:span text:style-name="T15">l</text:span></text:p>
          </draw:text-box>
        </draw:frame>
        <draw:frame draw:style-name="gr159" draw:layer="layout" svg:width="0.133cm" svg:height="0.594cm" svg:x="19.358cm" svg:y="13.708cm">
          <draw:text-box>
            <text:p text:style-name="P1"><text:span text:style-name="T15">.</text:span></text:p>
          </draw:text-box>
        </draw:frame>
        <draw:frame draw:style-name="gr159" draw:layer="layout" svg:width="0.137cm" svg:height="0.594cm" svg:x="19.49cm" svg:y="13.708cm">
          <draw:text-box>
            <text:p text:style-name="P1"><text:span text:style-name="T15"><text:s/></text:span></text:p>
          </draw:text-box>
        </draw:frame>
        <draw:frame draw:style-name="gr177" draw:layer="layout" svg:width="0.226cm" svg:height="0.712cm" svg:x="3.674cm" svg:y="14.441cm">
          <draw:text-box>
            <text:p text:style-name="P1"><text:span text:style-name="T16">•</text:span></text:p>
          </draw:text-box>
        </draw:frame>
        <draw:frame draw:style-name="gr178" draw:layer="layout" svg:width="0.472cm" svg:height="0.767cm" svg:x="4.626cm" svg:y="14.42cm">
          <draw:text-box>
            <text:p text:style-name="P1"><text:span text:style-name="T17">N</text:span></text:p>
          </draw:text-box>
        </draw:frame>
        <draw:frame draw:style-name="gr109" draw:layer="layout" svg:width="0.417cm" svg:height="0.767cm" svg:x="5.096cm" svg:y="14.42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5.511cm" svg:y="14.42cm">
          <draw:text-box>
            <text:p text:style-name="P1"><text:span text:style-name="T17">m</text:span></text:p>
          </draw:text-box>
        </draw:frame>
        <draw:frame draw:style-name="gr179" draw:layer="layout" svg:width="0.599cm" svg:height="0.767cm" svg:x="6.108cm" svg:y="14.42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6.705cm" svg:y="14.42cm">
          <draw:text-box>
            <text:p text:style-name="P1"><text:span text:style-name="T17">a</text:span></text:p>
          </draw:text-box>
        </draw:frame>
        <draw:frame draw:style-name="gr207" draw:layer="layout" svg:width="0.43cm" svg:height="0.767cm" svg:x="7.137cm" svg:y="14.42cm">
          <draw:text-box>
            <text:p text:style-name="P1"><text:span text:style-name="T17">g</text:span></text:p>
          </draw:text-box>
        </draw:frame>
        <draw:frame draw:style-name="gr182" draw:layer="layout" svg:width="0.413cm" svg:height="0.767cm" svg:x="7.564cm" svg:y="14.4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7.975cm" svg:y="14.4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8.153cm" svg:y="14.4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8.589cm" svg:y="14.42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9cm" svg:y="14.4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245cm" svg:y="14.42cm">
          <draw:text-box>
            <text:p text:style-name="P1"><text:span text:style-name="T17"><text:s/></text:span></text:p>
          </draw:text-box>
        </draw:frame>
        <draw:frame draw:style-name="gr184" draw:layer="layout" svg:width="0.413cm" svg:height="0.767cm" svg:x="9.423cm" svg:y="14.42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9.834cm" svg:y="14.42cm">
          <draw:text-box>
            <text:p text:style-name="P1"><text:span text:style-name="T17">h</text:span></text:p>
          </draw:text-box>
        </draw:frame>
        <draw:frame draw:style-name="gr187" draw:layer="layout" svg:width="0.434cm" svg:height="0.767cm" svg:x="10.223cm" svg:y="14.42cm">
          <draw:text-box>
            <text:p text:style-name="P1"><text:span text:style-name="T17">a</text:span></text:p>
          </draw:text-box>
        </draw:frame>
        <draw:frame draw:style-name="gr179" draw:layer="layout" svg:width="0.599cm" svg:height="0.767cm" svg:x="10.655cm" svg:y="14.42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11.252cm" svg:y="14.42cm">
          <draw:text-box>
            <text:p text:style-name="P1"><text:span text:style-name="T17">p</text:span></text:p>
          </draw:text-box>
        </draw:frame>
        <draw:frame draw:style-name="gr175" draw:layer="layout" svg:width="0.248cm" svg:height="0.767cm" svg:x="11.684cm" svg:y="14.4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1.929cm" svg:y="14.42cm">
          <draw:text-box>
            <text:p text:style-name="P1"><text:span text:style-name="T17"><text:s/></text:span></text:p>
          </draw:text-box>
        </draw:frame>
        <draw:frame draw:style-name="gr2" draw:layer="layout" svg:width="20.226cm" svg:height="2.408cm" svg:x="5.447cm" svg:y="7.89cm">
          <draw:image xlink:href="Pictures/100000000000027F0000004C3C282D80.png" xlink:type="simple" xlink:show="embed" xlink:actuate="onLoad">
            <text:p/>
          </draw:image>
        </draw:frame>
        <draw:frame draw:style-name="gr180" draw:layer="layout" svg:width="0.171cm" svg:height="0.767cm" svg:x="12.111cm" svg:y="14.42cm">
          <draw:text-box>
            <text:p text:style-name="P1"><text:span text:style-name="T17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2" draw:layer="layout" svg:width="14.579cm" svg:height="3.572cm" svg:x="7.56cm" svg:y="15.091cm">
          <draw:image xlink:href="Pictures/1000000000000227000000874EE9E0D7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9.651cm" svg:y="5.767cm">
          <draw:text-box>
            <text:p text:style-name="P1"><text:span text:style-name="T6">•</text:span></text:p>
          </draw:text-box>
        </draw:frame>
        <draw:frame draw:style-name="gr146" draw:layer="layout" svg:width="0.514cm" svg:height="1.009cm" svg:x="10.604cm" svg:y="5.74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11.095cm" svg:y="5.74cm">
          <draw:text-box>
            <text:p text:style-name="P1"><text:span text:style-name="T7">è</text:span></text:p>
          </draw:text-box>
        </draw:frame>
        <draw:frame draw:style-name="gr148" draw:layer="layout" svg:width="0.574cm" svg:height="1.009cm" svg:x="11.636cm" svg:y="5.74cm">
          <draw:text-box>
            <text:p text:style-name="P1"><text:span text:style-name="T7">g</text:span></text:p>
          </draw:text-box>
        </draw:frame>
        <draw:frame draw:style-name="gr149" draw:layer="layout" svg:width="0.171cm" svg:height="1.009cm" svg:x="12.195cm" svg:y="5.74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2.399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2.94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3.313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3.55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4.109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4.65cm" svg:y="5.74cm">
          <draw:text-box>
            <text:p text:style-name="P1"><text:span text:style-name="T7"><text:s/></text:span></text:p>
          </draw:text-box>
        </draw:frame>
        <draw:frame draw:style-name="gr148" draw:layer="layout" svg:width="0.578cm" svg:height="1.009cm" svg:x="14.888cm" svg:y="5.74cm">
          <draw:text-box>
            <text:p text:style-name="P1"><text:span text:style-name="T7">b</text:span></text:p>
          </draw:text-box>
        </draw:frame>
        <draw:frame draw:style-name="gr147" draw:layer="layout" svg:width="0.557cm" svg:height="1.009cm" svg:x="15.446cm" svg:y="5.74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15.988cm" svg:y="5.74cm">
          <draw:text-box>
            <text:p text:style-name="P1"><text:span text:style-name="T7">n</text:span></text:p>
          </draw:text-box>
        </draw:frame>
        <draw:frame draw:style-name="gr151" draw:layer="layout" svg:width="0.235cm" svg:height="1.009cm" svg:x="16.496cm" svg:y="5.74cm">
          <draw:text-box>
            <text:p text:style-name="P1"><text:span text:style-name="T7"><text:s/></text:span></text:p>
          </draw:text-box>
        </draw:frame>
        <draw:frame draw:style-name="gr147" draw:layer="layout" svg:width="0.548cm" svg:height="1.009cm" svg:x="16.733cm" svg:y="5.74cm">
          <draw:text-box>
            <text:p text:style-name="P1"><text:span text:style-name="T7">c</text:span></text:p>
          </draw:text-box>
        </draw:frame>
        <draw:frame draw:style-name="gr147" draw:layer="layout" svg:width="0.557cm" svg:height="1.009cm" svg:x="17.275cm" svg:y="5.74cm">
          <draw:text-box>
            <text:p text:style-name="P1"><text:span text:style-name="T7">o</text:span></text:p>
          </draw:text-box>
        </draw:frame>
        <draw:frame draw:style-name="gr148" draw:layer="layout" svg:width="0.582cm" svg:height="1.009cm" svg:x="17.817cm" svg:y="5.74cm">
          <draw:text-box>
            <text:p text:style-name="P1"><text:span text:style-name="T7">d</text:span></text:p>
          </draw:text-box>
        </draw:frame>
        <draw:frame draw:style-name="gr148" draw:layer="layout" svg:width="0.582cm" svg:height="1.009cm" svg:x="18.375cm" svg:y="5.74cm">
          <draw:text-box>
            <text:p text:style-name="P1"><text:span text:style-name="T7">a</text:span></text:p>
          </draw:text-box>
        </draw:frame>
        <draw:frame draw:style-name="gr148" draw:layer="layout" svg:width="0.574cm" svg:height="1.009cm" svg:x="18.938cm" svg:y="5.74cm">
          <draw:text-box>
            <text:p text:style-name="P1"><text:span text:style-name="T7">g</text:span></text:p>
          </draw:text-box>
        </draw:frame>
        <draw:frame draw:style-name="gr147" draw:layer="layout" svg:width="0.552cm" svg:height="1.009cm" svg:x="19.497cm" svg:y="5.74cm">
          <draw:text-box>
            <text:p text:style-name="P1"><text:span text:style-name="T7">e</text:span></text:p>
          </draw:text-box>
        </draw:frame>
        <draw:frame draw:style-name="gr177" draw:layer="layout" svg:width="0.226cm" svg:height="0.712cm" svg:x="3.674cm" svg:y="6.876cm">
          <draw:text-box>
            <text:p text:style-name="P1"><text:span text:style-name="T16">•</text:span></text:p>
          </draw:text-box>
        </draw:frame>
        <draw:frame draw:style-name="gr54" draw:layer="layout" svg:width="0.518cm" svg:height="0.767cm" svg:x="4.626cm" svg:y="6.855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5.143cm" svg:y="6.855cm">
          <draw:text-box>
            <text:p text:style-name="P1"><text:span text:style-name="T17">h</text:span></text:p>
          </draw:text-box>
        </draw:frame>
        <draw:frame draw:style-name="gr187" draw:layer="layout" svg:width="0.434cm" svg:height="0.767cm" svg:x="5.528cm" svg:y="6.855cm">
          <draw:text-box>
            <text:p text:style-name="P1"><text:span text:style-name="T17">a</text:span></text:p>
          </draw:text-box>
        </draw:frame>
        <draw:frame draw:style-name="gr187" draw:layer="layout" svg:width="0.434cm" svg:height="0.767cm" svg:x="5.96cm" svg:y="6.85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6.391cm" svg:y="6.85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6.781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7.192cm" svg:y="6.855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37cm" svg:y="6.855cm">
          <draw:text-box>
            <text:p text:style-name="P1"><text:span text:style-name="T17">f</text:span></text:p>
          </draw:text-box>
        </draw:frame>
        <draw:frame draw:style-name="gr109" draw:layer="layout" svg:width="0.417cm" svg:height="0.767cm" svg:x="7.569cm" svg:y="6.85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984cm" svg:y="6.855cm">
          <draw:text-box>
            <text:p text:style-name="P1"><text:span text:style-name="T17">n</text:span></text:p>
          </draw:text-box>
        </draw:frame>
        <draw:frame draw:style-name="gr184" draw:layer="layout" svg:width="0.413cm" svg:height="0.767cm" svg:x="8.369cm" svg:y="6.855cm">
          <draw:text-box>
            <text:p text:style-name="P1"><text:span text:style-name="T17">c</text:span></text:p>
          </draw:text-box>
        </draw:frame>
        <draw:frame draw:style-name="gr204" draw:layer="layout" svg:width="0.214cm" svg:height="0.767cm" svg:x="8.784cm" svg:y="6.855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8.996cm" svg:y="6.855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9.131cm" svg:y="6.85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546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9.931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0.109cm" svg:y="6.855cm">
          <draw:text-box>
            <text:p text:style-name="P1"><text:span text:style-name="T17">d</text:span></text:p>
          </draw:text-box>
        </draw:frame>
        <draw:frame draw:style-name="gr109" draw:layer="layout" svg:width="0.417cm" svg:height="0.767cm" svg:x="10.545cm" svg:y="6.855cm">
          <draw:text-box>
            <text:p text:style-name="P1"><text:span text:style-name="T17">o</text:span></text:p>
          </draw:text-box>
        </draw:frame>
        <draw:frame draw:style-name="gr28" draw:layer="layout" svg:width="0.137cm" svg:height="0.767cm" svg:x="10.956cm" svg:y="6.855cm">
          <draw:text-box>
            <text:p text:style-name="P1"><text:span text:style-name="T17">i</text:span></text:p>
          </draw:text-box>
        </draw:frame>
        <draw:frame draw:style-name="gr204" draw:layer="layout" svg:width="0.214cm" svg:height="0.767cm" svg:x="11.091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1.303cm" svg:y="6.855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11.481cm" svg:y="6.8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1.671cm" svg:y="6.855cm">
          <draw:text-box>
            <text:p text:style-name="P1"><text:span text:style-name="T17">é</text:span></text:p>
          </draw:text-box>
        </draw:frame>
        <draw:frame draw:style-name="gr187" draw:layer="layout" svg:width="0.434cm" svg:height="0.767cm" svg:x="12.082cm" svg:y="6.855cm">
          <draw:text-box>
            <text:p text:style-name="P1"><text:span text:style-name="T17">a</text:span></text:p>
          </draw:text-box>
        </draw:frame>
        <draw:frame draw:style-name="gr28" draw:layer="layout" svg:width="0.133cm" svg:height="0.767cm" svg:x="12.514cm" svg:y="6.855cm">
          <draw:text-box>
            <text:p text:style-name="P1"><text:span text:style-name="T17">l</text:span></text:p>
          </draw:text-box>
        </draw:frame>
        <draw:frame draw:style-name="gr28" draw:layer="layout" svg:width="0.137cm" svg:height="0.767cm" svg:x="12.641cm" svg:y="6.855cm">
          <draw:text-box>
            <text:p text:style-name="P1"><text:span text:style-name="T17">i</text:span></text:p>
          </draw:text-box>
        </draw:frame>
        <draw:frame draw:style-name="gr175" draw:layer="layout" svg:width="0.248cm" svg:height="0.767cm" svg:x="12.776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3.017cm" svg:y="6.855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3.428cm" svg:y="6.855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3.619cm" svg:y="6.855cm">
          <draw:text-box>
            <text:p text:style-name="P1"><text:span text:style-name="T17"><text:s/></text:span></text:p>
          </draw:text-box>
        </draw:frame>
        <draw:frame draw:style-name="gr208" draw:layer="layout" svg:width="0.387cm" svg:height="0.767cm" svg:x="13.797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4.186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4.571cm" svg:y="6.8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4.749cm" svg:y="6.855cm">
          <draw:text-box>
            <text:p text:style-name="P1"><text:span text:style-name="T17">e</text:span></text:p>
          </draw:text-box>
        </draw:frame>
        <draw:frame draw:style-name="gr204" draw:layer="layout" svg:width="0.214cm" svg:height="0.767cm" svg:x="15.164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5.376cm" svg:y="6.855cm">
          <draw:text-box>
            <text:p text:style-name="P1"><text:span text:style-name="T17"><text:s/></text:span></text:p>
          </draw:text-box>
        </draw:frame>
        <draw:frame draw:style-name="gr208" draw:layer="layout" svg:width="0.387cm" svg:height="0.767cm" svg:x="15.558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5.943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6.329cm" svg:y="6.855cm">
          <draw:text-box>
            <text:p text:style-name="P1"><text:span text:style-name="T17"><text:s/></text:span></text:p>
          </draw:text-box>
        </draw:frame>
        <draw:frame draw:style-name="gr175" draw:layer="layout" svg:width="0.248cm" svg:height="0.767cm" svg:x="16.507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6.756cm" svg:y="6.855cm">
          <draw:text-box>
            <text:p text:style-name="P1"><text:span text:style-name="T17">e</text:span></text:p>
          </draw:text-box>
        </draw:frame>
        <draw:frame draw:style-name="gr208" draw:layer="layout" svg:width="0.387cm" svg:height="0.767cm" svg:x="17.171cm" svg:y="6.855cm">
          <draw:text-box>
            <text:p text:style-name="P1"><text:span text:style-name="T17">u</text:span></text:p>
          </draw:text-box>
        </draw:frame>
        <draw:frame draw:style-name="gr28" draw:layer="layout" svg:width="0.133cm" svg:height="0.767cm" svg:x="17.556cm" svg:y="6.855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17.688cm" svg:y="6.855cm">
          <draw:text-box>
            <text:p text:style-name="P1"><text:span text:style-name="T17"><text:s/></text:span></text:p>
          </draw:text-box>
        </draw:frame>
        <draw:frame draw:style-name="gr204" draw:layer="layout" svg:width="0.214cm" svg:height="0.767cm" svg:x="17.865cm" svg:y="6.85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8.077cm" svg:y="6.855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18.268cm" svg:y="6.855cm">
          <draw:text-box>
            <text:p text:style-name="P1"><text:span text:style-name="T17">a</text:span></text:p>
          </draw:text-box>
        </draw:frame>
        <draw:frame draw:style-name="gr28" draw:layer="layout" svg:width="0.137cm" svg:height="0.767cm" svg:x="18.7cm" svg:y="6.855cm">
          <draw:text-box>
            <text:p text:style-name="P1"><text:span text:style-name="T17">i</text:span></text:p>
          </draw:text-box>
        </draw:frame>
        <draw:frame draw:style-name="gr204" draw:layer="layout" svg:width="0.214cm" svg:height="0.767cm" svg:x="18.835cm" svg:y="6.85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9.047cm" svg:y="6.855cm">
          <draw:text-box>
            <text:p text:style-name="P1"><text:span text:style-name="T17">e</text:span></text:p>
          </draw:text-box>
        </draw:frame>
        <draw:frame draw:style-name="gr179" draw:layer="layout" svg:width="0.599cm" svg:height="0.767cm" svg:x="19.457cm" svg:y="6.855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20.053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0.467cm" svg:y="6.855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20.857cm" svg:y="6.855cm">
          <draw:text-box>
            <text:p text:style-name="P1"><text:span text:style-name="T17">t</text:span></text:p>
          </draw:text-box>
        </draw:frame>
        <draw:frame draw:style-name="gr177" draw:layer="layout" svg:width="0.226cm" svg:height="0.712cm" svg:x="3.674cm" svg:y="7.794cm">
          <draw:text-box>
            <text:p text:style-name="P1"><text:span text:style-name="T16">•</text:span></text:p>
          </draw:text-box>
        </draw:frame>
        <draw:frame draw:style-name="gr200" draw:layer="layout" svg:width="0.294cm" svg:height="0.767cm" svg:x="4.626cm" svg:y="7.774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7.774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5.333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5.579cm" svg:y="7.774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5.757cm" svg:y="7.774cm">
          <draw:text-box>
            <text:p text:style-name="P1"><text:span text:style-name="T17">f</text:span></text:p>
          </draw:text-box>
        </draw:frame>
        <draw:frame draw:style-name="gr109" draw:layer="layout" svg:width="0.417cm" svg:height="0.767cm" svg:x="5.956cm" svg:y="7.774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6.371cm" svg:y="7.774cm">
          <draw:text-box>
            <text:p text:style-name="P1"><text:span text:style-name="T17">n</text:span></text:p>
          </draw:text-box>
        </draw:frame>
        <draw:frame draw:style-name="gr184" draw:layer="layout" svg:width="0.413cm" svg:height="0.767cm" svg:x="6.756cm" svg:y="7.774cm">
          <draw:text-box>
            <text:p text:style-name="P1"><text:span text:style-name="T17">c</text:span></text:p>
          </draw:text-box>
        </draw:frame>
        <draw:frame draw:style-name="gr204" draw:layer="layout" svg:width="0.214cm" svg:height="0.767cm" svg:x="7.171cm" svg:y="7.774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7.383cm" svg:y="7.774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7.518cm" svg:y="7.774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933cm" svg:y="7.774cm">
          <draw:text-box>
            <text:p text:style-name="P1"><text:span text:style-name="T17">n</text:span></text:p>
          </draw:text-box>
        </draw:frame>
        <draw:frame draw:style-name="gr175" draw:layer="layout" svg:width="0.248cm" svg:height="0.767cm" svg:x="8.318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8.564cm" svg:y="7.77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8.742cm" svg:y="7.774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9.131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9.542cm" svg:y="7.774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72cm" svg:y="7.774cm">
          <draw:text-box>
            <text:p text:style-name="P1"><text:span text:style-name="T17">d</text:span></text:p>
          </draw:text-box>
        </draw:frame>
        <draw:frame draw:style-name="gr109" draw:layer="layout" svg:width="0.417cm" svg:height="0.767cm" svg:x="10.156cm" svg:y="7.774cm">
          <draw:text-box>
            <text:p text:style-name="P1"><text:span text:style-name="T17">o</text:span></text:p>
          </draw:text-box>
        </draw:frame>
        <draw:frame draw:style-name="gr28" draw:layer="layout" svg:width="0.137cm" svg:height="0.767cm" svg:x="10.566cm" svg:y="7.774cm">
          <draw:text-box>
            <text:p text:style-name="P1"><text:span text:style-name="T17">i</text:span></text:p>
          </draw:text-box>
        </draw:frame>
        <draw:frame draw:style-name="gr77" draw:layer="layout" svg:width="0.362cm" svg:height="0.767cm" svg:x="10.698cm" svg:y="7.774cm">
          <draw:text-box>
            <text:p text:style-name="P1"><text:span text:style-name="T17">v</text:span></text:p>
          </draw:text-box>
        </draw:frame>
        <draw:frame draw:style-name="gr182" draw:layer="layout" svg:width="0.413cm" svg:height="0.767cm" svg:x="11.057cm" svg:y="7.774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1.468cm" svg:y="7.774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11.853cm" svg:y="7.774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2.065cm" svg:y="7.774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2.243cm" svg:y="7.774cm">
          <draw:text-box>
            <text:p text:style-name="P1"><text:span text:style-name="T17">p</text:span></text:p>
          </draw:text-box>
        </draw:frame>
        <draw:frame draw:style-name="gr187" draw:layer="layout" svg:width="0.434cm" svg:height="0.767cm" svg:x="12.679cm" svg:y="7.774cm">
          <draw:text-box>
            <text:p text:style-name="P1"><text:span text:style-name="T17">a</text:span></text:p>
          </draw:text-box>
        </draw:frame>
        <draw:frame draw:style-name="gr175" draw:layer="layout" svg:width="0.248cm" svg:height="0.767cm" svg:x="13.111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3.356cm" svg:y="7.774cm">
          <draw:text-box>
            <text:p text:style-name="P1"><text:span text:style-name="T17"><text:s/></text:span></text:p>
          </draw:text-box>
        </draw:frame>
        <draw:frame draw:style-name="gr184" draw:layer="layout" svg:width="0.413cm" svg:height="0.767cm" svg:x="13.534cm" svg:y="7.774cm">
          <draw:text-box>
            <text:p text:style-name="P1"><text:span text:style-name="T17">c</text:span></text:p>
          </draw:text-box>
        </draw:frame>
        <draw:frame draw:style-name="gr109" draw:layer="layout" svg:width="0.417cm" svg:height="0.767cm" svg:x="13.945cm" svg:y="7.774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14.36cm" svg:y="7.774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14.957cm" svg:y="7.774cm">
          <draw:text-box>
            <text:p text:style-name="P1"><text:span text:style-name="T17">p</text:span></text:p>
          </draw:text-box>
        </draw:frame>
        <draw:frame draw:style-name="gr109" draw:layer="layout" svg:width="0.417cm" svg:height="0.767cm" svg:x="15.388cm" svg:y="7.774cm">
          <draw:text-box>
            <text:p text:style-name="P1"><text:span text:style-name="T17">o</text:span></text:p>
          </draw:text-box>
        </draw:frame>
        <draw:frame draw:style-name="gr186" draw:layer="layout" svg:width="0.193cm" svg:height="0.767cm" svg:x="15.803cm" svg:y="7.774cm">
          <draw:text-box>
            <text:p text:style-name="P1"><text:span text:style-name="T17">r</text:span></text:p>
          </draw:text-box>
        </draw:frame>
        <draw:frame draw:style-name="gr204" draw:layer="layout" svg:width="0.214cm" svg:height="0.767cm" svg:x="15.994cm" svg:y="7.774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6.206cm" svg:y="7.774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6.616cm" svg:y="7.774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6.807cm" svg:y="7.774cm">
          <draw:text-box>
            <text:p text:style-name="P1"><text:span text:style-name="T17"><text:s/></text:span></text:p>
          </draw:text-box>
        </draw:frame>
        <draw:frame draw:style-name="gr208" draw:layer="layout" svg:width="0.387cm" svg:height="0.767cm" svg:x="16.989cm" svg:y="7.774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7.374cm" svg:y="7.774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7.76cm" svg:y="7.774cm">
          <draw:text-box>
            <text:p text:style-name="P1"><text:span text:style-name="T17"><text:s/></text:span></text:p>
          </draw:text-box>
        </draw:frame>
        <draw:frame draw:style-name="gr204" draw:layer="layout" svg:width="0.214cm" svg:height="0.767cm" svg:x="17.942cm" svg:y="7.774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8.154cm" svg:y="7.774cm">
          <draw:text-box>
            <text:p text:style-name="P1"><text:span text:style-name="T17">r</text:span></text:p>
          </draw:text-box>
        </draw:frame>
        <draw:frame draw:style-name="gr109" draw:layer="layout" svg:width="0.417cm" svg:height="0.767cm" svg:x="18.344cm" svg:y="7.774cm">
          <draw:text-box>
            <text:p text:style-name="P1"><text:span text:style-name="T17">o</text:span></text:p>
          </draw:text-box>
        </draw:frame>
        <draw:frame draw:style-name="gr187" draw:layer="layout" svg:width="0.434cm" svg:height="0.767cm" svg:x="18.759cm" svg:y="7.774cm">
          <draw:text-box>
            <text:p text:style-name="P1"><text:span text:style-name="T17">p</text:span></text:p>
          </draw:text-box>
        </draw:frame>
        <draw:frame draw:style-name="gr180" draw:layer="layout" svg:width="0.18cm" svg:height="0.767cm" svg:x="19.191cm" svg:y="7.774cm">
          <draw:text-box>
            <text:p text:style-name="P1"><text:span text:style-name="T17"><text:s/></text:span></text:p>
          </draw:text-box>
        </draw:frame>
        <draw:frame draw:style-name="gr207" draw:layer="layout" svg:width="0.43cm" svg:height="0.767cm" svg:x="19.369cm" svg:y="7.774cm">
          <draw:text-box>
            <text:p text:style-name="P1"><text:span text:style-name="T17">g</text:span></text:p>
          </draw:text-box>
        </draw:frame>
        <draw:frame draw:style-name="gr186" draw:layer="layout" svg:width="0.193cm" svg:height="0.767cm" svg:x="19.796cm" svg:y="7.774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19.987cm" svg:y="7.774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0.419cm" svg:y="7.774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0.802cm" svg:y="7.774cm">
          <draw:text-box>
            <text:p text:style-name="P1"><text:span text:style-name="T17">d</text:span></text:p>
          </draw:text-box>
        </draw:frame>
        <draw:frame draw:style-name="gr180" draw:layer="layout" svg:width="0.18cm" svg:height="0.767cm" svg:x="21.242cm" svg:y="7.77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21.42cm" svg:y="7.774cm">
          <draw:text-box>
            <text:p text:style-name="P1"><text:span text:style-name="T17">n</text:span></text:p>
          </draw:text-box>
        </draw:frame>
        <draw:frame draw:style-name="gr109" draw:layer="layout" svg:width="0.417cm" svg:height="0.767cm" svg:x="21.805cm" svg:y="7.774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22.22cm" svg:y="7.774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22.817cm" svg:y="7.774cm">
          <draw:text-box>
            <text:p text:style-name="P1"><text:span text:style-name="T17">b</text:span></text:p>
          </draw:text-box>
        </draw:frame>
        <draw:frame draw:style-name="gr186" draw:layer="layout" svg:width="0.193cm" svg:height="0.767cm" svg:x="23.249cm" svg:y="7.774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23.44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3.85cm" svg:y="7.774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24.028cm" svg:y="7.774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4.464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4.875cm" svg:y="7.774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4.626cm" svg:y="8.536cm">
          <draw:text-box>
            <text:p text:style-name="P1"><text:span text:style-name="T17">p</text:span></text:p>
          </draw:text-box>
        </draw:frame>
        <draw:frame draw:style-name="gr187" draw:layer="layout" svg:width="0.434cm" svg:height="0.767cm" svg:x="5.058cm" svg:y="8.53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5.49cm" svg:y="8.536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5.68cm" svg:y="8.536cm">
          <draw:text-box>
            <text:p text:style-name="P1"><text:span text:style-name="T17">a</text:span></text:p>
          </draw:text-box>
        </draw:frame>
        <draw:frame draw:style-name="gr179" draw:layer="layout" svg:width="0.599cm" svg:height="0.767cm" svg:x="6.112cm" svg:y="8.536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6.709cm" svg:y="8.536cm">
          <draw:text-box>
            <text:p text:style-name="P1"><text:span text:style-name="T17">è</text:span></text:p>
          </draw:text-box>
        </draw:frame>
        <draw:frame draw:style-name="gr204" draw:layer="layout" svg:width="0.214cm" svg:height="0.767cm" svg:x="7.124cm" svg:y="8.536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7.336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7.526cm" svg:y="8.536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7.941cm" svg:y="8.536cm">
          <draw:text-box>
            <text:p text:style-name="P1"><text:span text:style-name="T17">s</text:span></text:p>
          </draw:text-box>
        </draw:frame>
        <draw:frame draw:style-name="gr180" draw:layer="layout" svg:width="0.171cm" svg:height="0.767cm" svg:x="8.191cm" svg:y="8.536cm">
          <draw:text-box>
            <text:p text:style-name="P1"><text:span text:style-name="T17">.</text:span></text:p>
          </draw:text-box>
        </draw:frame>
        <draw:frame draw:style-name="gr180" draw:layer="layout" svg:width="0.18cm" svg:height="0.767cm" svg:x="8.36cm" svg:y="8.536cm">
          <draw:text-box>
            <text:p text:style-name="P1"><text:span text:style-name="T17"><text:s/></text:span></text:p>
          </draw:text-box>
        </draw:frame>
        <draw:frame draw:style-name="gr200" draw:layer="layout" svg:width="0.294cm" svg:height="0.767cm" svg:x="8.542cm" svg:y="8.536cm">
          <draw:text-box>
            <text:p text:style-name="P1"><text:span text:style-name="T17">L</text:span></text:p>
          </draw:text-box>
        </draw:frame>
        <draw:frame draw:style-name="gr187" draw:layer="layout" svg:width="0.434cm" svg:height="0.767cm" svg:x="8.839cm" svg:y="8.536cm">
          <draw:text-box>
            <text:p text:style-name="P1"><text:span text:style-name="T17">a</text:span></text:p>
          </draw:text-box>
        </draw:frame>
        <draw:frame draw:style-name="gr180" draw:layer="layout" svg:width="0.18cm" svg:height="0.767cm" svg:x="9.271cm" svg:y="8.536cm">
          <draw:text-box>
            <text:p text:style-name="P1"><text:span text:style-name="T17"><text:s/></text:span></text:p>
          </draw:text-box>
        </draw:frame>
        <draw:frame draw:style-name="gr28" draw:layer="layout" svg:width="0.133cm" svg:height="0.767cm" svg:x="9.448cm" svg:y="8.536cm">
          <draw:text-box>
            <text:p text:style-name="P1"><text:span text:style-name="T17">l</text:span></text:p>
          </draw:text-box>
        </draw:frame>
        <draw:frame draw:style-name="gr28" draw:layer="layout" svg:width="0.137cm" svg:height="0.767cm" svg:x="9.575cm" svg:y="8.536cm">
          <draw:text-box>
            <text:p text:style-name="P1"><text:span text:style-name="T17">i</text:span></text:p>
          </draw:text-box>
        </draw:frame>
        <draw:frame draw:style-name="gr179" draw:layer="layout" svg:width="0.599cm" svg:height="0.767cm" svg:x="9.706cm" svg:y="8.536cm">
          <draw:text-box>
            <text:p text:style-name="P1"><text:span text:style-name="T17">m</text:span></text:p>
          </draw:text-box>
        </draw:frame>
        <draw:frame draw:style-name="gr28" draw:layer="layout" svg:width="0.137cm" svg:height="0.767cm" svg:x="10.299cm" svg:y="8.536cm">
          <draw:text-box>
            <text:p text:style-name="P1"><text:span text:style-name="T17">i</text:span></text:p>
          </draw:text-box>
        </draw:frame>
        <draw:frame draw:style-name="gr204" draw:layer="layout" svg:width="0.214cm" svg:height="0.767cm" svg:x="10.435cm" svg:y="8.536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0.646cm" svg:y="8.536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1.057cm" svg:y="8.536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1.235cm" svg:y="8.53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1.671cm" svg:y="8.536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2.082cm" svg:y="8.536cm">
          <draw:text-box>
            <text:p text:style-name="P1"><text:span text:style-name="T17"><text:s/></text:span></text:p>
          </draw:text-box>
        </draw:frame>
        <draw:frame draw:style-name="gr77" draw:layer="layout" svg:width="0.353cm" svg:height="0.767cm" svg:x="12.259cm" svg:y="8.536cm">
          <draw:text-box>
            <text:p text:style-name="P1"><text:span text:style-name="T17">5</text:span></text:p>
          </draw:text-box>
        </draw:frame>
        <draw:frame draw:style-name="gr180" draw:layer="layout" svg:width="0.18cm" svg:height="0.767cm" svg:x="12.611cm" svg:y="8.536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2.789cm" svg:y="8.536cm">
          <draw:text-box>
            <text:p text:style-name="P1"><text:span text:style-name="T17">à</text:span></text:p>
          </draw:text-box>
        </draw:frame>
        <draw:frame draw:style-name="gr77" draw:layer="layout" svg:width="0.353cm" svg:height="0.767cm" svg:x="13.398cm" svg:y="8.536cm">
          <draw:text-box>
            <text:p text:style-name="P1"><text:span text:style-name="T17">6</text:span></text:p>
          </draw:text-box>
        </draw:frame>
        <draw:frame draw:style-name="gr180" draw:layer="layout" svg:width="0.18cm" svg:height="0.767cm" svg:x="13.749cm" svg:y="8.536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3.927cm" svg:y="8.536cm">
          <draw:text-box>
            <text:p text:style-name="P1"><text:span text:style-name="T17">p</text:span></text:p>
          </draw:text-box>
        </draw:frame>
        <draw:frame draw:style-name="gr187" draw:layer="layout" svg:width="0.434cm" svg:height="0.767cm" svg:x="14.359cm" svg:y="8.53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4.791cm" svg:y="8.536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14.981cm" svg:y="8.536cm">
          <draw:text-box>
            <text:p text:style-name="P1"><text:span text:style-name="T17">a</text:span></text:p>
          </draw:text-box>
        </draw:frame>
        <draw:frame draw:style-name="gr179" draw:layer="layout" svg:width="0.599cm" svg:height="0.767cm" svg:x="15.413cm" svg:y="8.536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16.01cm" svg:y="8.536cm">
          <draw:text-box>
            <text:p text:style-name="P1"><text:span text:style-name="T17">è</text:span></text:p>
          </draw:text-box>
        </draw:frame>
        <draw:frame draw:style-name="gr204" draw:layer="layout" svg:width="0.214cm" svg:height="0.767cm" svg:x="16.42cm" svg:y="8.536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6.632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6.827cm" svg:y="8.536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7.238cm" svg:y="8.53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7.483cm" svg:y="8.536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7.665cm" svg:y="8.536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8.076cm" svg:y="8.536cm">
          <draw:text-box>
            <text:p text:style-name="P1"><text:span text:style-name="T17">s</text:span></text:p>
          </draw:text-box>
        </draw:frame>
        <draw:frame draw:style-name="gr204" draw:layer="layout" svg:width="0.214cm" svg:height="0.767cm" svg:x="18.326cm" svg:y="8.536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8.537cm" svg:y="8.536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18.715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8.91cm" svg:y="8.536cm">
          <draw:text-box>
            <text:p text:style-name="P1"><text:span text:style-name="T17">e</text:span></text:p>
          </draw:text-box>
        </draw:frame>
        <draw:frame draw:style-name="gr184" draw:layer="layout" svg:width="0.413cm" svg:height="0.767cm" svg:x="19.321cm" svg:y="8.536cm">
          <draw:text-box>
            <text:p text:style-name="P1"><text:span text:style-name="T17">c</text:span></text:p>
          </draw:text-box>
        </draw:frame>
        <draw:frame draw:style-name="gr109" draw:layer="layout" svg:width="0.417cm" svg:height="0.767cm" svg:x="19.731cm" svg:y="8.536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20.146cm" svg:y="8.536cm">
          <draw:text-box>
            <text:p text:style-name="P1"><text:span text:style-name="T17">m</text:span></text:p>
          </draw:text-box>
        </draw:frame>
        <draw:frame draw:style-name="gr179" draw:layer="layout" svg:width="0.599cm" svg:height="0.767cm" svg:x="20.743cm" svg:y="8.536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21.34cm" svg:y="8.536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1.772cm" svg:y="8.536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2.157cm" svg:y="8.53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2.593cm" svg:y="8.536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23.008cm" svg:y="8.536cm">
          <draw:text-box>
            <text:p text:style-name="P1"><text:span text:style-name="T17">e</text:span></text:p>
          </draw:text-box>
        </draw:frame>
        <draw:frame draw:style-name="gr177" draw:layer="layout" svg:width="0.226cm" svg:height="0.712cm" svg:x="3.674cm" svg:y="9.475cm">
          <draw:text-box>
            <text:p text:style-name="P1"><text:span text:style-name="T16">•</text:span></text:p>
          </draw:text-box>
        </draw:frame>
        <draw:frame draw:style-name="gr26" draw:layer="layout" svg:width="0.154cm" svg:height="0.767cm" svg:x="4.626cm" svg:y="9.455cm">
          <draw:text-box>
            <text:p text:style-name="P1"><text:span text:style-name="T17">I</text:span></text:p>
          </draw:text-box>
        </draw:frame>
        <draw:frame draw:style-name="gr28" draw:layer="layout" svg:width="0.133cm" svg:height="0.767cm" svg:x="4.774cm" svg:y="9.455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4.901cm" svg:y="9.4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5.079cm" svg:y="9.45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5.49cm" svg:y="9.455cm">
          <draw:text-box>
            <text:p text:style-name="P1"><text:span text:style-name="T17">s</text:span></text:p>
          </draw:text-box>
        </draw:frame>
        <draw:frame draw:style-name="gr204" draw:layer="layout" svg:width="0.214cm" svg:height="0.767cm" svg:x="5.739cm" svg:y="9.4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5.951cm" svg:y="9.455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6.129cm" svg:y="9.4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6.32cm" svg:y="9.455cm">
          <draw:text-box>
            <text:p text:style-name="P1"><text:span text:style-name="T17">e</text:span></text:p>
          </draw:text-box>
        </draw:frame>
        <draw:frame draw:style-name="gr184" draw:layer="layout" svg:width="0.413cm" svg:height="0.767cm" svg:x="6.73cm" svg:y="9.455cm">
          <draw:text-box>
            <text:p text:style-name="P1"><text:span text:style-name="T17">c</text:span></text:p>
          </draw:text-box>
        </draw:frame>
        <draw:frame draw:style-name="gr109" draw:layer="layout" svg:width="0.417cm" svg:height="0.767cm" svg:x="7.141cm" svg:y="9.455cm">
          <draw:text-box>
            <text:p text:style-name="P1"><text:span text:style-name="T17">o</text:span></text:p>
          </draw:text-box>
        </draw:frame>
        <draw:frame draw:style-name="gr179" draw:layer="layout" svg:width="0.599cm" svg:height="0.767cm" svg:x="7.556cm" svg:y="9.455cm">
          <draw:text-box>
            <text:p text:style-name="P1"><text:span text:style-name="T17">m</text:span></text:p>
          </draw:text-box>
        </draw:frame>
        <draw:frame draw:style-name="gr179" draw:layer="layout" svg:width="0.599cm" svg:height="0.767cm" svg:x="8.153cm" svg:y="9.455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8.75cm" svg:y="9.455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9.182cm" svg:y="9.455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9.567cm" svg:y="9.455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0.007cm" svg:y="9.455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10.596cm" svg:y="9.455cm">
          <draw:text-box>
            <text:p text:style-name="P1"><text:span text:style-name="T17">d</text:span></text:p>
          </draw:text-box>
        </draw:frame>
        <draw:frame draw:style-name="gr209" draw:layer="layout" svg:width="0.226cm" svg:height="0.767cm" svg:x="11.032cm" svg:y="9.455cm">
          <draw:text-box>
            <text:p text:style-name="P1"><text:span text:style-name="T17">’</text:span></text:p>
          </draw:text-box>
        </draw:frame>
        <draw:frame draw:style-name="gr208" draw:layer="layout" svg:width="0.387cm" svg:height="0.767cm" svg:x="11.256cm" svg:y="9.455cm">
          <draw:text-box>
            <text:p text:style-name="P1"><text:span text:style-name="T17">u</text:span></text:p>
          </draw:text-box>
        </draw:frame>
        <draw:frame draw:style-name="gr204" draw:layer="layout" svg:width="0.214cm" svg:height="0.767cm" svg:x="11.646cm" svg:y="9.455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11.857cm" svg:y="9.455cm">
          <draw:text-box>
            <text:p text:style-name="P1"><text:span text:style-name="T17">i</text:span></text:p>
          </draw:text-box>
        </draw:frame>
        <draw:frame draw:style-name="gr28" draw:layer="layout" svg:width="0.133cm" svg:height="0.767cm" svg:x="11.993cm" svg:y="9.455cm">
          <draw:text-box>
            <text:p text:style-name="P1"><text:span text:style-name="T17">l</text:span></text:p>
          </draw:text-box>
        </draw:frame>
        <draw:frame draw:style-name="gr28" draw:layer="layout" svg:width="0.137cm" svg:height="0.767cm" svg:x="12.12cm" svg:y="9.455cm">
          <draw:text-box>
            <text:p text:style-name="P1"><text:span text:style-name="T17">i</text:span></text:p>
          </draw:text-box>
        </draw:frame>
        <draw:frame draw:style-name="gr175" draw:layer="layout" svg:width="0.248cm" svg:height="0.767cm" svg:x="12.251cm" svg:y="9.4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2.496cm" svg:y="9.455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2.907cm" svg:y="9.455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3.097cm" svg:y="9.455cm">
          <draw:text-box>
            <text:p text:style-name="P1"><text:span text:style-name="T17"><text:s/></text:span></text:p>
          </draw:text-box>
        </draw:frame>
        <draw:frame draw:style-name="gr28" draw:layer="layout" svg:width="0.133cm" svg:height="0.767cm" svg:x="13.275cm" svg:y="9.455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13.406cm" svg:y="9.45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3.817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4.062cm" svg:y="9.45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4.24cm" svg:y="9.455cm">
          <draw:text-box>
            <text:p text:style-name="P1"><text:span text:style-name="T17">p</text:span></text:p>
          </draw:text-box>
        </draw:frame>
        <draw:frame draw:style-name="gr187" draw:layer="layout" svg:width="0.434cm" svg:height="0.767cm" svg:x="14.672cm" svg:y="9.455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5.104cm" svg:y="9.4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5.294cm" svg:y="9.4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5.705cm" svg:y="9.455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16.095cm" svg:y="9.455cm">
          <draw:text-box>
            <text:p text:style-name="P1"><text:span text:style-name="T17">t</text:span></text:p>
          </draw:text-box>
        </draw:frame>
        <draw:frame draw:style-name="gr185" draw:layer="layout" svg:width="0.387cm" svg:height="0.767cm" svg:x="16.311cm" svg:y="9.455cm">
          <draw:text-box>
            <text:p text:style-name="P1"><text:span text:style-name="T17">h</text:span></text:p>
          </draw:text-box>
        </draw:frame>
        <draw:frame draw:style-name="gr182" draw:layer="layout" svg:width="0.413cm" svg:height="0.767cm" svg:x="16.7cm" svg:y="9.455cm">
          <draw:text-box>
            <text:p text:style-name="P1"><text:span text:style-name="T17">è</text:span></text:p>
          </draw:text-box>
        </draw:frame>
        <draw:frame draw:style-name="gr175" draw:layer="layout" svg:width="0.248cm" svg:height="0.767cm" svg:x="17.115cm" svg:y="9.4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7.361cm" svg:y="9.45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7.776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8.021cm" svg:y="9.45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8.199cm" svg:y="9.455cm">
          <draw:text-box>
            <text:p text:style-name="P1"><text:span text:style-name="T17">à</text:span></text:p>
          </draw:text-box>
        </draw:frame>
        <draw:frame draw:style-name="gr184" draw:layer="layout" svg:width="0.413cm" svg:height="0.767cm" svg:x="18.808cm" svg:y="9.455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19.219cm" svg:y="9.455cm">
          <draw:text-box>
            <text:p text:style-name="P1"><text:span text:style-name="T17">h</text:span></text:p>
          </draw:text-box>
        </draw:frame>
        <draw:frame draw:style-name="gr187" draw:layer="layout" svg:width="0.434cm" svg:height="0.767cm" svg:x="19.604cm" svg:y="9.455cm">
          <draw:text-box>
            <text:p text:style-name="P1"><text:span text:style-name="T17">a</text:span></text:p>
          </draw:text-box>
        </draw:frame>
        <draw:frame draw:style-name="gr187" draw:layer="layout" svg:width="0.434cm" svg:height="0.767cm" svg:x="20.036cm" svg:y="9.45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20.468cm" svg:y="9.45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20.857cm" svg:y="9.4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1.272cm" svg:y="9.455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21.45cm" svg:y="9.455cm">
          <draw:text-box>
            <text:p text:style-name="P1"><text:span text:style-name="T17">f</text:span></text:p>
          </draw:text-box>
        </draw:frame>
        <draw:frame draw:style-name="gr109" draw:layer="layout" svg:width="0.417cm" svg:height="0.767cm" svg:x="21.649cm" svg:y="9.455cm">
          <draw:text-box>
            <text:p text:style-name="P1"><text:span text:style-name="T17">o</text:span></text:p>
          </draw:text-box>
        </draw:frame>
        <draw:frame draw:style-name="gr28" draw:layer="layout" svg:width="0.137cm" svg:height="0.767cm" svg:x="22.059cm" svg:y="9.455cm">
          <draw:text-box>
            <text:p text:style-name="P1"><text:span text:style-name="T17">i</text:span></text:p>
          </draw:text-box>
        </draw:frame>
        <draw:frame draw:style-name="gr175" draw:layer="layout" svg:width="0.248cm" svg:height="0.767cm" svg:x="22.195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22.44cm" svg:y="9.45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22.618cm" svg:y="9.45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23.05cm" svg:y="9.455cm">
          <draw:text-box>
            <text:p text:style-name="P1"><text:span text:style-name="T17">u</text:span></text:p>
          </draw:text-box>
        </draw:frame>
        <draw:frame draw:style-name="gr209" draw:layer="layout" svg:width="0.226cm" svg:height="0.767cm" svg:x="23.435cm" svg:y="9.455cm">
          <draw:text-box>
            <text:p text:style-name="P1"><text:span text:style-name="T17">’</text:span></text:p>
          </draw:text-box>
        </draw:frame>
        <draw:frame draw:style-name="gr208" draw:layer="layout" svg:width="0.387cm" svg:height="0.767cm" svg:x="23.659cm" svg:y="9.4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24.045cm" svg:y="9.455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24.434cm" svg:y="9.4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4.845cm" svg:y="9.4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4.626cm" svg:y="10.217cm">
          <draw:text-box>
            <text:p text:style-name="P1"><text:span text:style-name="T17">e</text:span></text:p>
          </draw:text-box>
        </draw:frame>
        <draw:frame draw:style-name="gr78" draw:layer="layout" svg:width="0.307cm" svg:height="0.767cm" svg:x="5.037cm" svg:y="10.217cm">
          <draw:text-box>
            <text:p text:style-name="P1"><text:span text:style-name="T17">x</text:span></text:p>
          </draw:text-box>
        </draw:frame>
        <draw:frame draw:style-name="gr187" draw:layer="layout" svg:width="0.434cm" svg:height="0.767cm" svg:x="5.342cm" svg:y="10.217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5.773cm" svg:y="10.217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5.968cm" svg:y="10.217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6.379cm" svg:y="10.217cm">
          <draw:text-box>
            <text:p text:style-name="P1"><text:span text:style-name="T17">s</text:span></text:p>
          </draw:text-box>
        </draw:frame>
        <draw:frame draw:style-name="gr175" draw:layer="layout" svg:width="0.248cm" svg:height="0.767cm" svg:x="6.624cm" svg:y="10.217cm">
          <draw:text-box>
            <text:p text:style-name="P1"><text:span text:style-name="T17">s</text:span></text:p>
          </draw:text-box>
        </draw:frame>
        <draw:frame draw:style-name="gr28" draw:layer="layout" svg:width="0.137cm" svg:height="0.767cm" svg:x="6.87cm" svg:y="10.217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7.005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42cm" svg:y="10.217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7.806cm" svg:y="10.217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7.983cm" svg:y="10.217cm">
          <draw:text-box>
            <text:p text:style-name="P1"><text:span text:style-name="T17">p</text:span></text:p>
          </draw:text-box>
        </draw:frame>
        <draw:frame draw:style-name="gr182" draw:layer="layout" svg:width="0.413cm" svg:height="0.767cm" svg:x="8.415cm" svg:y="10.217cm">
          <draw:text-box>
            <text:p text:style-name="P1"><text:span text:style-name="T17">e</text:span></text:p>
          </draw:text-box>
        </draw:frame>
        <draw:frame draw:style-name="gr208" draw:layer="layout" svg:width="0.387cm" svg:height="0.767cm" svg:x="8.83cm" svg:y="10.217cm">
          <draw:text-box>
            <text:p text:style-name="P1"><text:span text:style-name="T17">u</text:span></text:p>
          </draw:text-box>
        </draw:frame>
        <draw:frame draw:style-name="gr204" draw:layer="layout" svg:width="0.214cm" svg:height="0.767cm" svg:x="9.22cm" svg:y="10.217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9.431cm" svg:y="10.217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9.609cm" svg:y="10.217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10.041cm" svg:y="10.217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0.232cm" svg:y="10.217cm">
          <draw:text-box>
            <text:p text:style-name="P1"><text:span text:style-name="T17">ê</text:span></text:p>
          </draw:text-box>
        </draw:frame>
        <draw:frame draw:style-name="gr204" draw:layer="layout" svg:width="0.214cm" svg:height="0.767cm" svg:x="10.647cm" svg:y="10.217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0.863cm" svg:y="10.217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1.273cm" svg:y="10.217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1.464cm" svg:y="10.217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1.642cm" svg:y="10.217cm">
          <draw:text-box>
            <text:p text:style-name="P1"><text:span text:style-name="T17">à</text:span></text:p>
          </draw:text-box>
        </draw:frame>
        <draw:frame draw:style-name="gr184" draw:layer="layout" svg:width="0.413cm" svg:height="0.767cm" svg:x="12.251cm" svg:y="10.217cm">
          <draw:text-box>
            <text:p text:style-name="P1"><text:span text:style-name="T17">c</text:span></text:p>
          </draw:text-box>
        </draw:frame>
        <draw:frame draw:style-name="gr109" draw:layer="layout" svg:width="0.417cm" svg:height="0.767cm" svg:x="12.662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3.077cm" svg:y="10.217cm">
          <draw:text-box>
            <text:p text:style-name="P1"><text:span text:style-name="T17">n</text:span></text:p>
          </draw:text-box>
        </draw:frame>
        <draw:frame draw:style-name="gr183" draw:layer="layout" svg:width="0.201cm" svg:height="0.767cm" svg:x="13.462cm" svg:y="10.217cm">
          <draw:text-box>
            <text:p text:style-name="P1"><text:span text:style-name="T17">f</text:span></text:p>
          </draw:text-box>
        </draw:frame>
        <draw:frame draw:style-name="gr208" draw:layer="layout" svg:width="0.387cm" svg:height="0.767cm" svg:x="13.661cm" svg:y="10.217cm">
          <draw:text-box>
            <text:p text:style-name="P1"><text:span text:style-name="T17">u</text:span></text:p>
          </draw:text-box>
        </draw:frame>
        <draw:frame draw:style-name="gr175" draw:layer="layout" svg:width="0.248cm" svg:height="0.767cm" svg:x="14.051cm" svg:y="10.217cm">
          <draw:text-box>
            <text:p text:style-name="P1"><text:span text:style-name="T17">s</text:span></text:p>
          </draw:text-box>
        </draw:frame>
        <draw:frame draw:style-name="gr28" draw:layer="layout" svg:width="0.137cm" svg:height="0.767cm" svg:x="14.296cm" svg:y="10.217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14.432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4.847cm" svg:y="10.217cm">
          <draw:text-box>
            <text:p text:style-name="P1"><text:span text:style-name="T17">n</text:span></text:p>
          </draw:text-box>
        </draw:frame>
        <draw:frame draw:style-name="gr177" draw:layer="layout" svg:width="0.226cm" svg:height="0.712cm" svg:x="3.674cm" svg:y="11.156cm">
          <draw:text-box>
            <text:p text:style-name="P1"><text:span text:style-name="T16">•</text:span></text:p>
          </draw:text-box>
        </draw:frame>
        <draw:frame draw:style-name="gr200" draw:layer="layout" svg:width="0.294cm" svg:height="0.767cm" svg:x="4.626cm" svg:y="11.135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11.13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5.333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5.579cm" svg:y="11.135cm">
          <draw:text-box>
            <text:p text:style-name="P1"><text:span text:style-name="T17"><text:s/></text:span></text:p>
          </draw:text-box>
        </draw:frame>
        <draw:frame draw:style-name="gr28" draw:layer="layout" svg:width="0.137cm" svg:height="0.767cm" svg:x="5.757cm" svg:y="11.135cm">
          <draw:text-box>
            <text:p text:style-name="P1"><text:span text:style-name="T17">i</text:span></text:p>
          </draw:text-box>
        </draw:frame>
        <draw:frame draw:style-name="gr185" draw:layer="layout" svg:width="0.387cm" svg:height="0.767cm" svg:x="5.892cm" svg:y="11.135cm">
          <draw:text-box>
            <text:p text:style-name="P1"><text:span text:style-name="T17">n</text:span></text:p>
          </draw:text-box>
        </draw:frame>
        <draw:frame draw:style-name="gr175" draw:layer="layout" svg:width="0.248cm" svg:height="0.767cm" svg:x="6.277cm" svg:y="11.135cm">
          <draw:text-box>
            <text:p text:style-name="P1"><text:span text:style-name="T17">s</text:span></text:p>
          </draw:text-box>
        </draw:frame>
        <draw:frame draw:style-name="gr204" draw:layer="layout" svg:width="0.214cm" svg:height="0.767cm" svg:x="6.523cm" svg:y="11.13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6.734cm" svg:y="11.135cm">
          <draw:text-box>
            <text:p text:style-name="P1"><text:span text:style-name="T17">r</text:span></text:p>
          </draw:text-box>
        </draw:frame>
        <draw:frame draw:style-name="gr208" draw:layer="layout" svg:width="0.387cm" svg:height="0.767cm" svg:x="6.925cm" svg:y="11.135cm">
          <draw:text-box>
            <text:p text:style-name="P1"><text:span text:style-name="T17">u</text:span></text:p>
          </draw:text-box>
        </draw:frame>
        <draw:frame draw:style-name="gr184" draw:layer="layout" svg:width="0.413cm" svg:height="0.767cm" svg:x="7.31cm" svg:y="11.135cm">
          <draw:text-box>
            <text:p text:style-name="P1"><text:span text:style-name="T17">c</text:span></text:p>
          </draw:text-box>
        </draw:frame>
        <draw:frame draw:style-name="gr204" draw:layer="layout" svg:width="0.214cm" svg:height="0.767cm" svg:x="7.725cm" svg:y="11.135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7.937cm" svg:y="11.135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8.072cm" svg:y="11.13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8.487cm" svg:y="11.135cm">
          <draw:text-box>
            <text:p text:style-name="P1"><text:span text:style-name="T17">n</text:span></text:p>
          </draw:text-box>
        </draw:frame>
        <draw:frame draw:style-name="gr175" draw:layer="layout" svg:width="0.248cm" svg:height="0.767cm" svg:x="8.873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118cm" svg:y="11.135cm">
          <draw:text-box>
            <text:p text:style-name="P1"><text:span text:style-name="T17"><text:s/></text:span></text:p>
          </draw:text-box>
        </draw:frame>
        <draw:frame draw:style-name="gr28" draw:layer="layout" svg:width="0.137cm" svg:height="0.767cm" svg:x="9.292cm" svg:y="11.135cm">
          <draw:text-box>
            <text:p text:style-name="P1"><text:span text:style-name="T17">i</text:span></text:p>
          </draw:text-box>
        </draw:frame>
        <draw:frame draw:style-name="gr179" draw:layer="layout" svg:width="0.599cm" svg:height="0.767cm" svg:x="9.427cm" svg:y="11.135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10.024cm" svg:y="11.135cm">
          <draw:text-box>
            <text:p text:style-name="P1"><text:span text:style-name="T17">b</text:span></text:p>
          </draw:text-box>
        </draw:frame>
        <draw:frame draw:style-name="gr186" draw:layer="layout" svg:width="0.193cm" svg:height="0.767cm" svg:x="10.456cm" svg:y="11.135cm">
          <draw:text-box>
            <text:p text:style-name="P1"><text:span text:style-name="T17">r</text:span></text:p>
          </draw:text-box>
        </draw:frame>
        <draw:frame draw:style-name="gr28" draw:layer="layout" svg:width="0.137cm" svg:height="0.767cm" svg:x="10.642cm" svg:y="11.135cm">
          <draw:text-box>
            <text:p text:style-name="P1"><text:span text:style-name="T17">i</text:span></text:p>
          </draw:text-box>
        </draw:frame>
        <draw:frame draw:style-name="gr187" draw:layer="layout" svg:width="0.434cm" svg:height="0.767cm" svg:x="10.773cm" svg:y="11.13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11.205cm" svg:y="11.13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11.59cm" svg:y="11.135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2.001cm" svg:y="11.13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2.416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2.661cm" svg:y="11.13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2.839cm" svg:y="11.135cm">
          <draw:text-box>
            <text:p text:style-name="P1"><text:span text:style-name="T17">d</text:span></text:p>
          </draw:text-box>
        </draw:frame>
        <draw:frame draw:style-name="gr109" draw:layer="layout" svg:width="0.417cm" svg:height="0.767cm" svg:x="13.275cm" svg:y="11.135cm">
          <draw:text-box>
            <text:p text:style-name="P1"><text:span text:style-name="T17">o</text:span></text:p>
          </draw:text-box>
        </draw:frame>
        <draw:frame draw:style-name="gr28" draw:layer="layout" svg:width="0.137cm" svg:height="0.767cm" svg:x="13.686cm" svg:y="11.135cm">
          <draw:text-box>
            <text:p text:style-name="P1"><text:span text:style-name="T17">i</text:span></text:p>
          </draw:text-box>
        </draw:frame>
        <draw:frame draw:style-name="gr77" draw:layer="layout" svg:width="0.362cm" svg:height="0.767cm" svg:x="13.817cm" svg:y="11.135cm">
          <draw:text-box>
            <text:p text:style-name="P1"><text:span text:style-name="T17">v</text:span></text:p>
          </draw:text-box>
        </draw:frame>
        <draw:frame draw:style-name="gr182" draw:layer="layout" svg:width="0.413cm" svg:height="0.767cm" svg:x="14.177cm" svg:y="11.13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4.587cm" svg:y="11.135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14.973cm" svg:y="11.13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5.185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5.367cm" svg:y="11.135cm">
          <draw:text-box>
            <text:p text:style-name="P1"><text:span text:style-name="T17">ê</text:span></text:p>
          </draw:text-box>
        </draw:frame>
        <draw:frame draw:style-name="gr204" draw:layer="layout" svg:width="0.214cm" svg:height="0.767cm" svg:x="15.782cm" svg:y="11.13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5.993cm" svg:y="11.13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6.188cm" svg:y="11.13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6.599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6.777cm" svg:y="11.135cm">
          <draw:text-box>
            <text:p text:style-name="P1"><text:span text:style-name="T17">é</text:span></text:p>
          </draw:text-box>
        </draw:frame>
        <draw:frame draw:style-name="gr77" draw:layer="layout" svg:width="0.362cm" svg:height="0.767cm" svg:x="17.188cm" svg:y="11.135cm">
          <draw:text-box>
            <text:p text:style-name="P1"><text:span text:style-name="T17">v</text:span></text:p>
          </draw:text-box>
        </draw:frame>
        <draw:frame draw:style-name="gr28" draw:layer="layout" svg:width="0.137cm" svg:height="0.767cm" svg:x="17.543cm" svg:y="11.135cm">
          <draw:text-box>
            <text:p text:style-name="P1"><text:span text:style-name="T17">i</text:span></text:p>
          </draw:text-box>
        </draw:frame>
        <draw:frame draw:style-name="gr204" draw:layer="layout" svg:width="0.214cm" svg:height="0.767cm" svg:x="17.678cm" svg:y="11.13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7.89cm" svg:y="11.135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8.301cm" svg:y="11.13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18.716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8.961cm" svg:y="11.13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9.139cm" svg:y="11.13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19.571cm" svg:y="11.135cm">
          <draw:text-box>
            <text:p text:style-name="P1"><text:span text:style-name="T17">u</text:span></text:p>
          </draw:text-box>
        </draw:frame>
        <draw:frame draw:style-name="gr187" draw:layer="layout" svg:width="0.434cm" svg:height="0.767cm" svg:x="19.955cm" svg:y="11.135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0.391cm" svg:y="11.135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0.781cm" svg:y="11.135cm">
          <draw:text-box>
            <text:p text:style-name="P1"><text:span text:style-name="T17">d</text:span></text:p>
          </draw:text-box>
        </draw:frame>
        <draw:frame draw:style-name="gr180" draw:layer="layout" svg:width="0.18cm" svg:height="0.767cm" svg:x="21.217cm" svg:y="11.135cm">
          <draw:text-box>
            <text:p text:style-name="P1"><text:span text:style-name="T17"><text:s/></text:span></text:p>
          </draw:text-box>
        </draw:frame>
        <draw:frame draw:style-name="gr184" draw:layer="layout" svg:width="0.413cm" svg:height="0.767cm" svg:x="21.395cm" svg:y="11.135cm">
          <draw:text-box>
            <text:p text:style-name="P1"><text:span text:style-name="T17">c</text:span></text:p>
          </draw:text-box>
        </draw:frame>
        <draw:frame draw:style-name="gr182" draw:layer="layout" svg:width="0.413cm" svg:height="0.767cm" svg:x="21.805cm" svg:y="11.135cm">
          <draw:text-box>
            <text:p text:style-name="P1"><text:span text:style-name="T17">e</text:span></text:p>
          </draw:text-box>
        </draw:frame>
        <draw:frame draw:style-name="gr28" draw:layer="layout" svg:width="0.133cm" svg:height="0.767cm" svg:x="22.216cm" svg:y="11.135cm">
          <draw:text-box>
            <text:p text:style-name="P1"><text:span text:style-name="T17">l</text:span></text:p>
          </draw:text-box>
        </draw:frame>
        <draw:frame draw:style-name="gr187" draw:layer="layout" svg:width="0.434cm" svg:height="0.767cm" svg:x="22.347cm" svg:y="11.135cm">
          <draw:text-box>
            <text:p text:style-name="P1"><text:span text:style-name="T17">a</text:span></text:p>
          </draw:text-box>
        </draw:frame>
        <draw:frame draw:style-name="gr180" draw:layer="layout" svg:width="0.18cm" svg:height="0.767cm" svg:x="22.779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22.957cm" svg:y="11.135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23.367cm" svg:y="11.135cm">
          <draw:text-box>
            <text:p text:style-name="P1"><text:span text:style-name="T17">s</text:span></text:p>
          </draw:text-box>
        </draw:frame>
        <draw:frame draw:style-name="gr204" draw:layer="layout" svg:width="0.214cm" svg:height="0.767cm" svg:x="23.617cm" svg:y="11.13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23.829cm" svg:y="11.13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4.626cm" svg:y="11.897cm">
          <draw:text-box>
            <text:p text:style-name="P1"><text:span text:style-name="T17">p</text:span></text:p>
          </draw:text-box>
        </draw:frame>
        <draw:frame draw:style-name="gr109" draw:layer="layout" svg:width="0.417cm" svg:height="0.767cm" svg:x="5.058cm" svg:y="11.897cm">
          <draw:text-box>
            <text:p text:style-name="P1"><text:span text:style-name="T17">o</text:span></text:p>
          </draw:text-box>
        </draw:frame>
        <draw:frame draw:style-name="gr175" draw:layer="layout" svg:width="0.248cm" svg:height="0.767cm" svg:x="5.473cm" svg:y="11.897cm">
          <draw:text-box>
            <text:p text:style-name="P1"><text:span text:style-name="T17">s</text:span></text:p>
          </draw:text-box>
        </draw:frame>
        <draw:frame draw:style-name="gr175" draw:layer="layout" svg:width="0.248cm" svg:height="0.767cm" svg:x="5.718cm" svg:y="11.897cm">
          <draw:text-box>
            <text:p text:style-name="P1"><text:span text:style-name="T17">s</text:span></text:p>
          </draw:text-box>
        </draw:frame>
        <draw:frame draw:style-name="gr28" draw:layer="layout" svg:width="0.137cm" svg:height="0.767cm" svg:x="5.964cm" svg:y="11.897cm">
          <draw:text-box>
            <text:p text:style-name="P1"><text:span text:style-name="T17">i</text:span></text:p>
          </draw:text-box>
        </draw:frame>
        <draw:frame draw:style-name="gr187" draw:layer="layout" svg:width="0.434cm" svg:height="0.767cm" svg:x="6.099cm" svg:y="11.897cm">
          <draw:text-box>
            <text:p text:style-name="P1"><text:span text:style-name="T17">b</text:span></text:p>
          </draw:text-box>
        </draw:frame>
        <draw:frame draw:style-name="gr28" draw:layer="layout" svg:width="0.133cm" svg:height="0.767cm" svg:x="6.527cm" svg:y="11.897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6.658cm" svg:y="11.897cm">
          <draw:text-box>
            <text:p text:style-name="P1"><text:span text:style-name="T1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2" draw:layer="layout" svg:width="10.583cm" svg:height="4.419cm" svg:x="9.465cm" svg:y="12.894cm">
          <draw:image xlink:href="Pictures/1000000000000190000000A746425FA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10.612cm" svg:y="5.767cm">
          <draw:text-box>
            <text:p text:style-name="P1"><text:span text:style-name="T6">•</text:span></text:p>
          </draw:text-box>
        </draw:frame>
        <draw:frame draw:style-name="gr146" draw:layer="layout" svg:width="0.514cm" svg:height="1.009cm" svg:x="11.565cm" svg:y="5.74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12.056cm" svg:y="5.74cm">
          <draw:text-box>
            <text:p text:style-name="P1"><text:span text:style-name="T7">è</text:span></text:p>
          </draw:text-box>
        </draw:frame>
        <draw:frame draw:style-name="gr148" draw:layer="layout" svg:width="0.574cm" svg:height="1.009cm" svg:x="12.597cm" svg:y="5.74cm">
          <draw:text-box>
            <text:p text:style-name="P1"><text:span text:style-name="T7">g</text:span></text:p>
          </draw:text-box>
        </draw:frame>
        <draw:frame draw:style-name="gr149" draw:layer="layout" svg:width="0.171cm" svg:height="1.009cm" svg:x="13.156cm" svg:y="5.74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3.359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3.901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4.274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4.511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5.07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5.611cm" svg:y="5.74cm">
          <draw:text-box>
            <text:p text:style-name="P1"><text:span text:style-name="T7"><text:s/></text:span></text:p>
          </draw:text-box>
        </draw:frame>
        <draw:frame draw:style-name="gr150" draw:layer="layout" svg:width="0.332cm" svg:height="1.009cm" svg:x="15.849cm" svg:y="5.74cm">
          <draw:text-box>
            <text:p text:style-name="P1"><text:span text:style-name="T7">s</text:span></text:p>
          </draw:text-box>
        </draw:frame>
        <draw:frame draw:style-name="gr147" draw:layer="layout" svg:width="0.552cm" svg:height="1.009cm" svg:x="16.221cm" svg:y="5.74cm">
          <draw:text-box>
            <text:p text:style-name="P1"><text:span text:style-name="T7">é</text:span></text:p>
          </draw:text-box>
        </draw:frame>
        <draw:frame draw:style-name="gr147" draw:layer="layout" svg:width="0.548cm" svg:height="1.009cm" svg:x="16.763cm" svg:y="5.74cm">
          <draw:text-box>
            <text:p text:style-name="P1"><text:span text:style-name="T7">c</text:span></text:p>
          </draw:text-box>
        </draw:frame>
        <draw:frame draw:style-name="gr153" draw:layer="layout" svg:width="0.518cm" svg:height="1.009cm" svg:x="17.305cm" svg:y="5.74cm">
          <draw:text-box>
            <text:p text:style-name="P1"><text:span text:style-name="T7">u</text:span></text:p>
          </draw:text-box>
        </draw:frame>
        <draw:frame draw:style-name="gr152" draw:layer="layout" svg:width="0.256cm" svg:height="1.009cm" svg:x="17.813cm" svg:y="5.74cm">
          <draw:text-box>
            <text:p text:style-name="P1"><text:span text:style-name="T7">r</text:span></text:p>
          </draw:text-box>
        </draw:frame>
        <draw:frame draw:style-name="gr149" draw:layer="layout" svg:width="0.18cm" svg:height="1.009cm" svg:x="18.084cm" svg:y="5.74cm">
          <draw:text-box>
            <text:p text:style-name="P1"><text:span text:style-name="T7">i</text:span></text:p>
          </draw:text-box>
        </draw:frame>
        <draw:frame draw:style-name="gr63" draw:layer="layout" svg:width="0.29cm" svg:height="1.009cm" svg:x="18.287cm" svg:y="5.74cm">
          <draw:text-box>
            <text:p text:style-name="P1"><text:span text:style-name="T7">t</text:span></text:p>
          </draw:text-box>
        </draw:frame>
        <draw:frame draw:style-name="gr147" draw:layer="layout" svg:width="0.552cm" svg:height="1.009cm" svg:x="18.541cm" svg:y="5.74cm">
          <draw:text-box>
            <text:p text:style-name="P1"><text:span text:style-name="T7">é</text:span></text:p>
          </draw:text-box>
        </draw:frame>
        <draw:frame draw:style-name="gr48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46" draw:layer="layout" svg:width="0.548cm" svg:height="1.009cm" svg:x="4.626cm" svg:y="6.951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5.177cm" svg:y="6.951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5.465cm" svg:y="6.951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5.638cm" svg:y="6.951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5.803cm" svg:y="6.951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5.976cm" svg:y="6.951cm">
          <draw:text-box>
            <text:p text:style-name="P1"><text:span text:style-name="T7">s</text:span></text:p>
          </draw:text-box>
        </draw:frame>
        <draw:frame draw:style-name="gr52" draw:layer="layout" svg:width="0.582cm" svg:height="1.009cm" svg:x="6.302cm" svg:y="6.951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6.882cm" svg:y="6.951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7.166cm" svg:y="6.951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7.339cm" svg:y="6.951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7.894cm" svg:y="6.95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8.411cm" svg:y="6.951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8.639cm" svg:y="6.951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9.219cm" svg:y="6.95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9.77cm" svg:y="6.951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0.003cm" svg:y="6.951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0.172cm" svg:y="6.951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10.752cm" svg:y="6.951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10.985cm" svg:y="6.951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11.251cm" svg:y="6.951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1.806cm" svg:y="6.951cm">
          <draw:text-box>
            <text:p text:style-name="P1"><text:span text:style-name="T7">n</text:span></text:p>
          </draw:text-box>
        </draw:frame>
        <draw:frame draw:style-name="gr59" draw:layer="layout" svg:width="0.548cm" svg:height="1.009cm" svg:x="12.323cm" svg:y="6.951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12.869cm" svg:y="6.951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3.153cm" svg:y="6.951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3.33cm" svg:y="6.951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3.881cm" svg:y="6.95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4.397cm" svg:y="6.951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4.63cm" svg:y="6.951cm">
          <draw:text-box>
            <text:p text:style-name="P1"><text:span text:style-name="T7">a</text:span></text:p>
          </draw:text-box>
        </draw:frame>
        <draw:frame draw:style-name="gr64" draw:layer="layout" svg:width="0.582cm" svg:height="1.009cm" svg:x="15.21cm" svg:y="6.951cm">
          <draw:text-box>
            <text:p text:style-name="P1"><text:span text:style-name="T7">d</text:span></text:p>
          </draw:text-box>
        </draw:frame>
        <draw:frame draw:style-name="gr64" draw:layer="layout" svg:width="0.582cm" svg:height="1.009cm" svg:x="15.79cm" svg:y="6.951cm">
          <draw:text-box>
            <text:p text:style-name="P1"><text:span text:style-name="T7">d</text:span></text:p>
          </draw:text-box>
        </draw:frame>
        <draw:frame draw:style-name="gr51" draw:layer="layout" svg:width="0.332cm" svg:height="1.009cm" svg:x="16.37cm" svg:y="6.951cm">
          <draw:text-box>
            <text:p text:style-name="P1"><text:span text:style-name="T7">s</text:span></text:p>
          </draw:text-box>
        </draw:frame>
        <draw:frame draw:style-name="gr58" draw:layer="layout" svg:width="0.171cm" svg:height="1.009cm" svg:x="16.7cm" svg:y="6.951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6.869cm" svg:y="6.951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7.449cm" svg:y="6.951cm">
          <draw:text-box>
            <text:p text:style-name="P1"><text:span text:style-name="T7">s</text:span></text:p>
          </draw:text-box>
        </draw:frame>
        <draw:frame draw:style-name="gr54" draw:layer="layout" svg:width="0.518cm" svg:height="1.009cm" svg:x="17.779cm" svg:y="6.951cm">
          <draw:text-box>
            <text:p text:style-name="P1"><text:span text:style-name="T7">h</text:span></text:p>
          </draw:text-box>
        </draw:frame>
        <draw:frame draw:style-name="gr50" draw:layer="layout" svg:width="0.552cm" svg:height="1.009cm" svg:x="18.296cm" svg:y="6.951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8.846cm" svg:y="6.951cm">
          <draw:text-box>
            <text:p text:style-name="P1"><text:span text:style-name="T7">s</text:span></text:p>
          </draw:text-box>
        </draw:frame>
        <draw:frame draw:style-name="gr62" draw:layer="layout" svg:width="0.578cm" svg:height="1.009cm" svg:x="19.409cm" svg:y="6.951cm">
          <draw:text-box>
            <text:p text:style-name="P1"><text:span text:style-name="T7">p</text:span></text:p>
          </draw:text-box>
        </draw:frame>
        <draw:frame draw:style-name="gr46" draw:layer="layout" svg:width="0.557cm" svg:height="1.009cm" svg:x="19.985cm" svg:y="6.951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20.539cm" svg:y="6.951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21.06cm" svg:y="6.951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21.314cm" svg:y="6.951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21.547cm" svg:y="6.951cm">
          <draw:text-box>
            <text:p text:style-name="P1"><text:span text:style-name="T7">é</text:span></text:p>
          </draw:text-box>
        </draw:frame>
        <draw:frame draw:style-name="gr59" draw:layer="layout" svg:width="0.548cm" svg:height="1.009cm" svg:x="22.098cm" svg:y="6.951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22.644cm" svg:y="6.951cm">
          <draw:text-box>
            <text:p text:style-name="P1"><text:span text:style-name="T7">h</text:span></text:p>
          </draw:text-box>
        </draw:frame>
        <draw:frame draw:style-name="gr52" draw:layer="layout" svg:width="0.582cm" svg:height="1.009cm" svg:x="23.16cm" svg:y="6.951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23.74cm" svg:y="6.951cm">
          <draw:text-box>
            <text:p text:style-name="P1"><text:span text:style-name="T7">p</text:span></text:p>
          </draw:text-box>
        </draw:frame>
        <draw:frame draw:style-name="gr62" draw:layer="layout" svg:width="0.578cm" svg:height="1.009cm" svg:x="24.316cm" svg:y="6.951cm">
          <draw:text-box>
            <text:p text:style-name="P1"><text:span text:style-name="T7">p</text:span></text:p>
          </draw:text-box>
        </draw:frame>
        <draw:frame draw:style-name="gr50" draw:layer="layout" svg:width="0.552cm" svg:height="1.009cm" svg:x="24.896cm" svg:y="6.951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25.446cm" svg:y="6.951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25.7cm" svg:y="6.951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4.626cm" svg:y="7.96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4.795cm" svg:y="7.96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5.346cm" svg:y="7.96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5.676cm" svg:y="7.967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5.909cm" svg:y="7.967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6.455cm" svg:y="7.967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7.035cm" svg:y="7.967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7.289cm" svg:y="7.967cm">
          <draw:text-box>
            <text:p text:style-name="P1"><text:span text:style-name="T7">a</text:span></text:p>
          </draw:text-box>
        </draw:frame>
        <draw:frame draw:style-name="gr59" draw:layer="layout" svg:width="0.548cm" svg:height="1.009cm" svg:x="7.869cm" svg:y="7.967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8.415cm" svg:y="7.967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8.699cm" svg:y="7.967cm">
          <draw:text-box>
            <text:p text:style-name="P1"><text:span text:style-name="T7">è</text:span></text:p>
          </draw:text-box>
        </draw:frame>
        <draw:frame draw:style-name="gr63" draw:layer="layout" svg:width="0.256cm" svg:height="1.009cm" svg:x="9.249cm" svg:y="7.967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9.503cm" svg:y="7.967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0.054cm" svg:y="7.96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0.384cm" svg:y="7.967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0.621cm" svg:y="7.967cm">
          <draw:text-box>
            <text:p text:style-name="P1"><text:span text:style-name="T7">p</text:span></text:p>
          </draw:text-box>
        </draw:frame>
        <draw:frame draw:style-name="gr52" draw:layer="layout" svg:width="0.582cm" svg:height="1.009cm" svg:x="11.197cm" svg:y="7.967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11.776cm" svg:y="7.967cm">
          <draw:text-box>
            <text:p text:style-name="P1"><text:span text:style-name="T7">r</text:span></text:p>
          </draw:text-box>
        </draw:frame>
        <draw:frame draw:style-name="gr55" draw:layer="layout" svg:width="0.29cm" svg:height="1.009cm" svg:x="12.031cm" svg:y="7.967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2.314cm" svg:y="7.967cm">
          <draw:text-box>
            <text:p text:style-name="P1"><text:span text:style-name="T7">i</text:span></text:p>
          </draw:text-box>
        </draw:frame>
        <draw:frame draw:style-name="gr59" draw:layer="layout" svg:width="0.548cm" svg:height="1.009cm" svg:x="12.488cm" svg:y="7.967cm">
          <draw:text-box>
            <text:p text:style-name="P1"><text:span text:style-name="T7">c</text:span></text:p>
          </draw:text-box>
        </draw:frame>
        <draw:frame draw:style-name="gr60" draw:layer="layout" svg:width="0.518cm" svg:height="1.009cm" svg:x="13.034cm" svg:y="7.967cm">
          <draw:text-box>
            <text:p text:style-name="P1"><text:span text:style-name="T7">u</text:span></text:p>
          </draw:text-box>
        </draw:frame>
        <draw:frame draw:style-name="gr58" draw:layer="layout" svg:width="0.171cm" svg:height="1.009cm" svg:x="13.55cm" svg:y="7.967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3.715cm" svg:y="7.967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13.889cm" svg:y="7.967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14.439cm" svg:y="7.967cm">
          <draw:text-box>
            <text:p text:style-name="P1"><text:span text:style-name="T7">r</text:span></text:p>
          </draw:text-box>
        </draw:frame>
        <draw:frame draw:style-name="gr51" draw:layer="layout" svg:width="0.332cm" svg:height="1.009cm" svg:x="14.693cm" svg:y="7.96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5.023cm" svg:y="7.967cm">
          <draw:text-box>
            <text:p text:style-name="P1"><text:span text:style-name="T7"><text:s/></text:span></text:p>
          </draw:text-box>
        </draw:frame>
        <draw:frame draw:style-name="gr98" draw:layer="layout" svg:width="0.315cm" svg:height="1.009cm" svg:x="15.256cm" svg:y="7.967cm">
          <draw:text-box>
            <text:p text:style-name="P1"><text:span text:style-name="T7">(</text:span></text:p>
          </draw:text-box>
        </draw:frame>
        <draw:frame draw:style-name="gr115" draw:layer="layout" svg:width="0.298cm" svg:height="1.009cm" svg:x="15.57cm" svg:y="7.967cm">
          <draw:text-box>
            <text:p text:style-name="P1"><text:span text:style-name="T7">‘</text:span></text:p>
          </draw:text-box>
        </draw:frame>
        <draw:frame draw:style-name="gr19" draw:layer="layout" svg:width="0.226cm" svg:height="1.009cm" svg:x="15.87cm" svg:y="7.967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16.094cm" svg:y="7.967cm">
          <draw:text-box>
            <text:p text:style-name="P1"><text:span text:style-name="T7"><text:s/></text:span></text:p>
          </draw:text-box>
        </draw:frame>
        <draw:frame draw:style-name="gr118" draw:layer="layout" svg:width="0.358cm" svg:height="1.009cm" svg:x="16.332cm" svg:y="7.967cm">
          <draw:text-box>
            <text:p text:style-name="P1"><text:span text:style-name="T7">«</text:span></text:p>
          </draw:text-box>
        </draw:frame>
        <draw:frame draw:style-name="gr19" draw:layer="layout" svg:width="0.226cm" svg:height="1.009cm" svg:x="16.933cm" svg:y="7.967cm">
          <draw:text-box>
            <text:p text:style-name="P1"><text:span text:style-name="T7">,</text:span></text:p>
          </draw:text-box>
        </draw:frame>
        <draw:frame draw:style-name="gr139" draw:layer="layout" svg:width="0.849cm" svg:height="1.009cm" svg:x="17.157cm" svg:y="7.967cm">
          <draw:text-box>
            <text:p text:style-name="P1"><text:span text:style-name="T7">…</text:span></text:p>
          </draw:text-box>
        </draw:frame>
        <draw:frame draw:style-name="gr98" draw:layer="layout" svg:width="0.303cm" svg:height="1.009cm" svg:x="18.013cm" svg:y="7.967cm">
          <draw:text-box>
            <text:p text:style-name="P1"><text:span text:style-name="T7">)</text:span></text:p>
          </draw:text-box>
        </draw:frame>
        <draw:frame draw:style-name="gr19" draw:layer="layout" svg:width="0.235cm" svg:height="1.009cm" svg:x="18.317cm" svg:y="7.967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8.554cm" svg:y="7.967cm">
          <draw:text-box>
            <text:p text:style-name="P1"><text:span text:style-name="T7">e</text:span></text:p>
          </draw:text-box>
        </draw:frame>
        <draw:frame draw:style-name="gr55" draw:layer="layout" svg:width="0.29cm" svg:height="1.009cm" svg:x="19.105cm" svg:y="7.967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9.393cm" svg:y="7.967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9.626cm" svg:y="7.967cm">
          <draw:text-box>
            <text:p text:style-name="P1"><text:span text:style-name="T7">l</text:span></text:p>
          </draw:text-box>
        </draw:frame>
        <draw:frame draw:style-name="gr115" draw:layer="layout" svg:width="0.298cm" svg:height="1.009cm" svg:x="19.795cm" svg:y="7.967cm">
          <draw:text-box>
            <text:p text:style-name="P1"><text:span text:style-name="T7">’</text:span></text:p>
          </draw:text-box>
        </draw:frame>
        <draw:frame draw:style-name="gr58" draw:layer="layout" svg:width="0.18cm" svg:height="1.009cm" svg:x="20.087cm" svg:y="7.967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20.265cm" svg:y="7.967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20.777cm" svg:y="7.967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21.107cm" svg:y="7.967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21.657cm" svg:y="7.967cm">
          <draw:text-box>
            <text:p text:style-name="P1"><text:span text:style-name="T7">r</text:span></text:p>
          </draw:text-box>
        </draw:frame>
        <draw:frame draw:style-name="gr55" draw:layer="layout" svg:width="0.29cm" svg:height="1.009cm" svg:x="21.912cm" svg:y="7.967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22.195cm" svg:y="7.967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22.373cm" svg:y="7.967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22.928cm" svg:y="7.967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3.443cm" svg:y="7.967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23.676cm" svg:y="7.967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24.227cm" svg:y="7.967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4.743cm" svg:y="7.967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4.626cm" svg:y="8.978cm">
          <draw:text-box>
            <text:p text:style-name="P1"><text:span text:style-name="T7">b</text:span></text:p>
          </draw:text-box>
        </draw:frame>
        <draw:frame draw:style-name="gr52" draw:layer="layout" svg:width="0.582cm" svg:height="1.009cm" svg:x="5.202cm" svg:y="8.978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5.782cm" svg:y="8.978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6.112cm" svg:y="8.978cm">
          <draw:text-box>
            <text:p text:style-name="P1"><text:span text:style-name="T7">e</text:span></text:p>
          </draw:text-box>
        </draw:frame>
        <draw:frame draw:style-name="gr48" draw:layer="layout" svg:width="0.298cm" svg:height="0.945cm" svg:x="3.674cm" svg:y="10.225cm">
          <draw:text-box>
            <text:p text:style-name="P1"><text:span text:style-name="T6">•</text:span></text:p>
          </draw:text-box>
        </draw:frame>
        <draw:frame draw:style-name="gr137" draw:layer="layout" svg:width="0.502cm" svg:height="1.009cm" svg:x="4.626cm" svg:y="10.198cm">
          <draw:text-box>
            <text:p text:style-name="P1"><text:span text:style-name="T7">P</text:span></text:p>
          </draw:text-box>
        </draw:frame>
        <draw:frame draw:style-name="gr46" draw:layer="layout" svg:width="0.557cm" svg:height="1.009cm" svg:x="5.126cm" svg:y="10.198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5.681cm" svg:y="10.198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6.197cm" svg:y="10.198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6.451cm" svg:y="10.198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6.689cm" svg:y="10.198cm">
          <draw:text-box>
            <text:p text:style-name="P1"><text:span text:style-name="T7">é</text:span></text:p>
          </draw:text-box>
        </draw:frame>
        <draw:frame draw:style-name="gr53" draw:layer="layout" svg:width="0.48cm" svg:height="1.009cm" svg:x="7.235cm" svg:y="10.198cm">
          <draw:text-box>
            <text:p text:style-name="P1"><text:span text:style-name="T7">v</text:span></text:p>
          </draw:text-box>
        </draw:frame>
        <draw:frame draw:style-name="gr58" draw:layer="layout" svg:width="0.18cm" svg:height="1.009cm" svg:x="7.709cm" svg:y="10.198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7.882cm" svg:y="10.198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8.17cm" svg:y="10.198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8.716cm" svg:y="10.198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8.97cm" svg:y="10.198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9.203cm" svg:y="10.198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9.783cm" svg:y="10.198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0.334cm" svg:y="10.198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0.668cm" svg:y="10.198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0.901cm" svg:y="10.198cm">
          <draw:text-box>
            <text:p text:style-name="P1"><text:span text:style-name="T7">e</text:span></text:p>
          </draw:text-box>
        </draw:frame>
        <draw:frame draw:style-name="gr61" draw:layer="layout" svg:width="0.269cm" svg:height="1.009cm" svg:x="11.451cm" svg:y="10.198cm">
          <draw:text-box>
            <text:p text:style-name="P1"><text:span text:style-name="T7">f</text:span></text:p>
          </draw:text-box>
        </draw:frame>
        <draw:frame draw:style-name="gr61" draw:layer="layout" svg:width="0.269cm" svg:height="1.009cm" svg:x="11.718cm" svg:y="10.198cm">
          <draw:text-box>
            <text:p text:style-name="P1"><text:span text:style-name="T7">f</text:span></text:p>
          </draw:text-box>
        </draw:frame>
        <draw:frame draw:style-name="gr50" draw:layer="layout" svg:width="0.552cm" svg:height="1.009cm" svg:x="11.985cm" svg:y="10.198cm">
          <draw:text-box>
            <text:p text:style-name="P1"><text:span text:style-name="T7">e</text:span></text:p>
          </draw:text-box>
        </draw:frame>
        <draw:frame draw:style-name="gr55" draw:layer="layout" svg:width="0.29cm" svg:height="1.009cm" svg:x="12.535cm" svg:y="10.198cm">
          <draw:text-box>
            <text:p text:style-name="P1"><text:span text:style-name="T7">t</text:span></text:p>
          </draw:text-box>
        </draw:frame>
        <draw:frame draw:style-name="gr51" draw:layer="layout" svg:width="0.332cm" svg:height="1.009cm" svg:x="12.823cm" svg:y="10.198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3.153cm" svg:y="10.198cm">
          <draw:text-box>
            <text:p text:style-name="P1"><text:span text:style-name="T7"><text:s/></text:span></text:p>
          </draw:text-box>
        </draw:frame>
        <draw:frame draw:style-name="gr54" draw:layer="layout" svg:width="0.518cm" svg:height="1.009cm" svg:x="13.386cm" svg:y="10.198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13.903cm" svg:y="10.198cm">
          <draw:text-box>
            <text:p text:style-name="P1"><text:span text:style-name="T7">é</text:span></text:p>
          </draw:text-box>
        </draw:frame>
        <draw:frame draw:style-name="gr61" draw:layer="layout" svg:width="0.269cm" svg:height="1.009cm" svg:x="14.453cm" svg:y="10.198cm">
          <draw:text-box>
            <text:p text:style-name="P1"><text:span text:style-name="T7">f</text:span></text:p>
          </draw:text-box>
        </draw:frame>
        <draw:frame draw:style-name="gr52" draw:layer="layout" svg:width="0.582cm" svg:height="1.009cm" svg:x="14.72cm" svg:y="10.198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5.3cm" svg:y="10.198cm">
          <draw:text-box>
            <text:p text:style-name="P1"><text:span text:style-name="T7">s</text:span></text:p>
          </draw:text-box>
        </draw:frame>
        <draw:frame draw:style-name="gr55" draw:layer="layout" svg:width="0.29cm" svg:height="1.009cm" svg:x="15.63cm" svg:y="10.198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5.918cm" svg:y="10.198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6.468cm" svg:y="10.198cm">
          <draw:text-box>
            <text:p text:style-name="P1"><text:span text:style-name="T7">s</text:span></text:p>
          </draw:text-box>
        </draw:frame>
        <draw:frame draw:style-name="gr19" draw:layer="layout" svg:width="0.226cm" svg:height="1.009cm" svg:x="16.803cm" svg:y="10.198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17.031cm" svg:y="10.198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7.264cm" svg:y="10.198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7.433cm" svg:y="10.198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7.984cm" svg:y="10.198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8.314cm" svg:y="10.198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8.547cm" svg:y="10.198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19.093cm" svg:y="10.198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19.673cm" svg:y="10.198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9.927cm" svg:y="10.198cm">
          <draw:text-box>
            <text:p text:style-name="P1"><text:span text:style-name="T7">a</text:span></text:p>
          </draw:text-box>
        </draw:frame>
        <draw:frame draw:style-name="gr59" draw:layer="layout" svg:width="0.548cm" svg:height="1.009cm" svg:x="20.507cm" svg:y="10.198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21.053cm" svg:y="10.198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21.341cm" svg:y="10.198cm">
          <draw:text-box>
            <text:p text:style-name="P1"><text:span text:style-name="T7">è</text:span></text:p>
          </draw:text-box>
        </draw:frame>
        <draw:frame draw:style-name="gr63" draw:layer="layout" svg:width="0.256cm" svg:height="1.009cm" svg:x="21.891cm" svg:y="10.198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22.146cm" svg:y="10.198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22.696cm" svg:y="10.198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3.026cm" svg:y="10.198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4.626cm" svg:y="11.214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4.88cm" svg:y="11.214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5.431cm" svg:y="11.214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5.761cm" svg:y="11.214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6.311cm" svg:y="11.214cm">
          <draw:text-box>
            <text:p text:style-name="P1"><text:span text:style-name="T7">r</text:span></text:p>
          </draw:text-box>
        </draw:frame>
        <draw:frame draw:style-name="gr53" draw:layer="layout" svg:width="0.48cm" svg:height="1.009cm" svg:x="6.565cm" svg:y="11.214cm">
          <draw:text-box>
            <text:p text:style-name="P1"><text:span text:style-name="T7">v</text:span></text:p>
          </draw:text-box>
        </draw:frame>
        <draw:frame draw:style-name="gr50" draw:layer="layout" svg:width="0.552cm" svg:height="1.009cm" svg:x="7.044cm" svg:y="11.214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7.594cm" svg:y="11.2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7.924cm" svg:y="11.21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8.157cm" svg:y="11.214cm">
          <draw:text-box>
            <text:p text:style-name="P1"><text:span text:style-name="T7">d</text:span></text:p>
          </draw:text-box>
        </draw:frame>
        <draw:frame draw:style-name="gr46" draw:layer="layout" svg:width="0.557cm" svg:height="1.009cm" svg:x="8.737cm" svg:y="11.214cm">
          <draw:text-box>
            <text:p text:style-name="P1"><text:span text:style-name="T7">o</text:span></text:p>
          </draw:text-box>
        </draw:frame>
        <draw:frame draw:style-name="gr58" draw:layer="layout" svg:width="0.18cm" svg:height="1.009cm" svg:x="9.287cm" svg:y="11.214cm">
          <draw:text-box>
            <text:p text:style-name="P1"><text:span text:style-name="T7">i</text:span></text:p>
          </draw:text-box>
        </draw:frame>
        <draw:frame draw:style-name="gr53" draw:layer="layout" svg:width="0.48cm" svg:height="1.009cm" svg:x="9.457cm" svg:y="11.214cm">
          <draw:text-box>
            <text:p text:style-name="P1"><text:span text:style-name="T7">v</text:span></text:p>
          </draw:text-box>
        </draw:frame>
        <draw:frame draw:style-name="gr50" draw:layer="layout" svg:width="0.552cm" svg:height="1.009cm" svg:x="9.931cm" svg:y="11.214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0.481cm" svg:y="11.214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0.998cm" svg:y="11.214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1.286cm" svg:y="11.214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1.519cm" svg:y="11.214cm">
          <draw:text-box>
            <text:p text:style-name="P1"><text:span text:style-name="T7">ê</text:span></text:p>
          </draw:text-box>
        </draw:frame>
        <draw:frame draw:style-name="gr55" draw:layer="layout" svg:width="0.29cm" svg:height="1.009cm" svg:x="12.069cm" svg:y="11.214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2.357cm" svg:y="11.214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2.611cm" svg:y="11.21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3.162cm" svg:y="11.214cm">
          <draw:text-box>
            <text:p text:style-name="P1"><text:span text:style-name="T7"><text:s/></text:span></text:p>
          </draw:text-box>
        </draw:frame>
        <draw:frame draw:style-name="gr55" draw:layer="layout" svg:width="0.29cm" svg:height="1.009cm" svg:x="13.394cm" svg:y="11.214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3.682cm" svg:y="11.214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3.937cm" svg:y="11.214cm">
          <draw:text-box>
            <text:p text:style-name="P1"><text:span text:style-name="T7">a</text:span></text:p>
          </draw:text-box>
        </draw:frame>
        <draw:frame draw:style-name="gr64" draw:layer="layout" svg:width="0.582cm" svg:height="1.009cm" svg:x="14.517cm" svg:y="11.214cm">
          <draw:text-box>
            <text:p text:style-name="P1"><text:span text:style-name="T7">d</text:span></text:p>
          </draw:text-box>
        </draw:frame>
        <draw:frame draw:style-name="gr60" draw:layer="layout" svg:width="0.518cm" svg:height="1.009cm" svg:x="15.096cm" svg:y="11.214cm">
          <draw:text-box>
            <text:p text:style-name="P1"><text:span text:style-name="T7">u</text:span></text:p>
          </draw:text-box>
        </draw:frame>
        <draw:frame draw:style-name="gr58" draw:layer="layout" svg:width="0.18cm" svg:height="1.009cm" svg:x="15.609cm" svg:y="11.214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15.786cm" svg:y="11.214cm">
          <draw:text-box>
            <text:p text:style-name="P1"><text:span text:style-name="T7">t</text:span></text:p>
          </draw:text-box>
        </draw:frame>
        <draw:frame draw:style-name="gr51" draw:layer="layout" svg:width="0.332cm" svg:height="1.009cm" svg:x="16.074cm" svg:y="11.2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6.404cm" svg:y="11.214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6.633cm" svg:y="11.214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7.184cm" svg:y="11.214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7.7cm" svg:y="11.214cm">
          <draw:text-box>
            <text:p text:style-name="P1"><text:span text:style-name="T7"><text:s/></text:span></text:p>
          </draw:text-box>
        </draw:frame>
        <draw:frame draw:style-name="gr51" draw:layer="layout" svg:width="0.332cm" svg:height="1.009cm" svg:x="17.933cm" svg:y="11.214cm">
          <draw:text-box>
            <text:p text:style-name="P1"><text:span text:style-name="T7">s</text:span></text:p>
          </draw:text-box>
        </draw:frame>
        <draw:frame draw:style-name="gr123" draw:layer="layout" svg:width="0.455cm" svg:height="1.009cm" svg:x="18.263cm" svg:y="11.214cm">
          <draw:text-box>
            <text:p text:style-name="P1"><text:span text:style-name="T7">y</text:span></text:p>
          </draw:text-box>
        </draw:frame>
        <draw:frame draw:style-name="gr57" draw:layer="layout" svg:width="0.798cm" svg:height="1.009cm" svg:x="18.716cm" svg:y="11.214cm">
          <draw:text-box>
            <text:p text:style-name="P1"><text:span text:style-name="T7">m</text:span></text:p>
          </draw:text-box>
        </draw:frame>
        <draw:frame draw:style-name="gr62" draw:layer="layout" svg:width="0.578cm" svg:height="1.009cm" svg:x="19.512cm" svg:y="11.214cm">
          <draw:text-box>
            <text:p text:style-name="P1"><text:span text:style-name="T7">b</text:span></text:p>
          </draw:text-box>
        </draw:frame>
        <draw:frame draw:style-name="gr46" draw:layer="layout" svg:width="0.557cm" svg:height="1.009cm" svg:x="20.087cm" svg:y="11.214cm">
          <draw:text-box>
            <text:p text:style-name="P1"><text:span text:style-name="T7">o</text:span></text:p>
          </draw:text-box>
        </draw:frame>
        <draw:frame draw:style-name="gr58" draw:layer="layout" svg:width="0.171cm" svg:height="1.009cm" svg:x="20.642cm" svg:y="11.214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20.811cm" svg:y="11.214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21.362cm" svg:y="11.2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1.692cm" svg:y="11.214cm">
          <draw:text-box>
            <text:p text:style-name="P1"><text:span text:style-name="T7"><text:s/></text:span></text:p>
          </draw:text-box>
        </draw:frame>
        <draw:frame draw:style-name="gr54" draw:layer="layout" svg:width="0.518cm" svg:height="1.009cm" svg:x="21.925cm" svg:y="11.214cm">
          <draw:text-box>
            <text:p text:style-name="P1"><text:span text:style-name="T7">n</text:span></text:p>
          </draw:text-box>
        </draw:frame>
        <draw:frame draw:style-name="gr46" draw:layer="layout" svg:width="0.557cm" svg:height="1.009cm" svg:x="22.441cm" svg:y="11.214cm">
          <draw:text-box>
            <text:p text:style-name="P1"><text:span text:style-name="T7">o</text:span></text:p>
          </draw:text-box>
        </draw:frame>
        <draw:frame draw:style-name="gr57" draw:layer="layout" svg:width="0.798cm" svg:height="1.009cm" svg:x="22.996cm" svg:y="11.214cm">
          <draw:text-box>
            <text:p text:style-name="P1"><text:span text:style-name="T7">m</text:span></text:p>
          </draw:text-box>
        </draw:frame>
        <draw:frame draw:style-name="gr57" draw:layer="layout" svg:width="0.798cm" svg:height="1.009cm" svg:x="23.792cm" svg:y="11.214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24.586cm" svg:y="11.214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25.137cm" svg:y="11.2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5.467cm" svg:y="11.214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4.626cm" svg:y="12.225cm">
          <draw:text-box>
            <text:p text:style-name="P1"><text:span text:style-name="T7">H</text:span></text:p>
          </draw:text-box>
        </draw:frame>
        <draw:frame draw:style-name="gr118" draw:layer="layout" svg:width="0.358cm" svg:height="1.009cm" svg:x="5.206cm" svg:y="12.225cm">
          <draw:text-box>
            <text:p text:style-name="P1"><text:span text:style-name="T7">T</text:span></text:p>
          </draw:text-box>
        </draw:frame>
        <draw:frame draw:style-name="gr117" draw:layer="layout" svg:width="0.781cm" svg:height="1.009cm" svg:x="5.562cm" svg:y="12.225cm">
          <draw:text-box>
            <text:p text:style-name="P1"><text:span text:style-name="T7">M</text:span></text:p>
          </draw:text-box>
        </draw:frame>
        <draw:frame draw:style-name="gr49" draw:layer="layout" svg:width="0.391cm" svg:height="1.009cm" svg:x="6.341cm" svg:y="12.225cm">
          <draw:text-box>
            <text:p text:style-name="P1"><text:span text:style-name="T7">L</text:span></text:p>
          </draw:text-box>
        </draw:frame>
        <draw:frame draw:style-name="gr19" draw:layer="layout" svg:width="0.235cm" svg:height="1.009cm" svg:x="6.73cm" svg:y="12.225cm">
          <draw:text-box>
            <text:p text:style-name="P1"><text:span text:style-name="T7"><text:s/></text:span></text:p>
          </draw:text-box>
        </draw:frame>
        <draw:frame draw:style-name="gr98" draw:layer="layout" svg:width="0.315cm" svg:height="1.009cm" svg:x="6.963cm" svg:y="12.225cm">
          <draw:text-box>
            <text:p text:style-name="P1"><text:span text:style-name="T7">(</text:span></text:p>
          </draw:text-box>
        </draw:frame>
        <draw:frame draw:style-name="gr52" draw:layer="layout" svg:width="0.582cm" svg:height="1.009cm" svg:x="7.276cm" svg:y="12.225cm">
          <draw:text-box>
            <text:p text:style-name="P1"><text:span text:style-name="T7">a</text:span></text:p>
          </draw:text-box>
        </draw:frame>
        <draw:frame draw:style-name="gr60" draw:layer="layout" svg:width="0.518cm" svg:height="1.009cm" svg:x="7.856cm" svg:y="12.225cm">
          <draw:text-box>
            <text:p text:style-name="P1"><text:span text:style-name="T7">u</text:span></text:p>
          </draw:text-box>
        </draw:frame>
        <draw:frame draw:style-name="gr51" draw:layer="layout" svg:width="0.332cm" svg:height="1.009cm" svg:x="8.373cm" svg:y="12.225cm">
          <draw:text-box>
            <text:p text:style-name="P1"><text:span text:style-name="T7">s</text:span></text:p>
          </draw:text-box>
        </draw:frame>
        <draw:frame draw:style-name="gr51" draw:layer="layout" svg:width="0.332cm" svg:height="1.009cm" svg:x="8.707cm" svg:y="12.225cm">
          <draw:text-box>
            <text:p text:style-name="P1"><text:span text:style-name="T7">s</text:span></text:p>
          </draw:text-box>
        </draw:frame>
        <draw:frame draw:style-name="gr58" draw:layer="layout" svg:width="0.18cm" svg:height="1.009cm" svg:x="9.033cm" svg:y="12.225cm">
          <draw:text-box>
            <text:p text:style-name="P1"><text:span text:style-name="T7">i</text:span></text:p>
          </draw:text-box>
        </draw:frame>
        <draw:frame draw:style-name="gr19" draw:layer="layout" svg:width="0.235cm" svg:height="1.009cm" svg:x="9.211cm" svg:y="12.225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9.439cm" svg:y="12.225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10.019cm" svg:y="12.225cm">
          <draw:text-box>
            <text:p text:style-name="P1"><text:span text:style-name="T7">p</text:span></text:p>
          </draw:text-box>
        </draw:frame>
        <draw:frame draw:style-name="gr62" draw:layer="layout" svg:width="0.578cm" svg:height="1.009cm" svg:x="10.595cm" svg:y="12.225cm">
          <draw:text-box>
            <text:p text:style-name="P1"><text:span text:style-name="T7">p</text:span></text:p>
          </draw:text-box>
        </draw:frame>
        <draw:frame draw:style-name="gr50" draw:layer="layout" svg:width="0.552cm" svg:height="1.009cm" svg:x="11.17cm" svg:y="12.225cm">
          <draw:text-box>
            <text:p text:style-name="P1"><text:span text:style-name="T7">e</text:span></text:p>
          </draw:text-box>
        </draw:frame>
        <draw:frame draw:style-name="gr58" draw:layer="layout" svg:width="0.171cm" svg:height="1.009cm" svg:x="11.721cm" svg:y="12.225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1.89cm" svg:y="12.225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12.44cm" svg:y="12.225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2.77cm" svg:y="12.225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3.008cm" svg:y="12.225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3.558cm" svg:y="12.225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4.075cm" svg:y="12.225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4.358cm" svg:y="12.225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14.532cm" svg:y="12.225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4.82cm" svg:y="12.225cm">
          <draw:text-box>
            <text:p text:style-name="P1"><text:span text:style-name="T7">é</text:span></text:p>
          </draw:text-box>
        </draw:frame>
        <draw:frame draw:style-name="gr51" draw:layer="layout" svg:width="0.332cm" svg:height="1.009cm" svg:x="15.37cm" svg:y="12.225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5.7cm" svg:y="12.225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5.933cm" svg:y="12.225cm">
          <draw:text-box>
            <text:p text:style-name="P1"><text:span text:style-name="T7">H</text:span></text:p>
          </draw:text-box>
        </draw:frame>
        <draw:frame draw:style-name="gr118" draw:layer="layout" svg:width="0.358cm" svg:height="1.009cm" svg:x="16.513cm" svg:y="12.225cm">
          <draw:text-box>
            <text:p text:style-name="P1"><text:span text:style-name="T7">T</text:span></text:p>
          </draw:text-box>
        </draw:frame>
        <draw:frame draw:style-name="gr117" draw:layer="layout" svg:width="0.781cm" svg:height="1.009cm" svg:x="16.869cm" svg:y="12.225cm">
          <draw:text-box>
            <text:p text:style-name="P1"><text:span text:style-name="T7">M</text:span></text:p>
          </draw:text-box>
        </draw:frame>
        <draw:frame draw:style-name="gr49" draw:layer="layout" svg:width="0.391cm" svg:height="1.009cm" svg:x="17.648cm" svg:y="12.225cm">
          <draw:text-box>
            <text:p text:style-name="P1"><text:span text:style-name="T7">L</text:span></text:p>
          </draw:text-box>
        </draw:frame>
        <draw:frame draw:style-name="gr98" draw:layer="layout" svg:width="0.303cm" svg:height="1.009cm" svg:x="18.042cm" svg:y="12.225cm">
          <draw:text-box>
            <text:p text:style-name="P1"><text:span text:style-name="T7">)</text:span></text:p>
          </draw:text-box>
        </draw:frame>
        <draw:frame draw:style-name="gr19" draw:layer="layout" svg:width="0.231cm" svg:height="1.009cm" svg:x="18.346cm" svg:y="12.225cm">
          <draw:text-box>
            <text:p text:style-name="P1"><text:span text:style-name="T7">.</text:span></text:p>
          </draw:text-box>
        </draw:frame>
        <draw:frame draw:style-name="gr19" draw:layer="layout" svg:width="0.235cm" svg:height="1.009cm" svg:x="18.579cm" svg:y="12.225cm">
          <draw:text-box>
            <text:p text:style-name="P1"><text:span text:style-name="T7"><text:s/></text:span></text:p>
          </draw:text-box>
        </draw:frame>
        <draw:frame draw:style-name="gr85" draw:layer="layout" svg:width="0.629cm" svg:height="1.009cm" svg:x="18.812cm" svg:y="12.225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19.439cm" svg:y="12.225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9.617cm" svg:y="12.225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20.133cm" svg:y="12.225cm">
          <draw:text-box>
            <text:p text:style-name="P1"><text:span text:style-name="T7">s</text:span></text:p>
          </draw:text-box>
        </draw:frame>
        <draw:frame draw:style-name="gr58" draw:layer="layout" svg:width="0.18cm" svg:height="1.009cm" svg:x="20.455cm" svg:y="12.225cm">
          <draw:text-box>
            <text:p text:style-name="P1"><text:span text:style-name="T7">i</text:span></text:p>
          </draw:text-box>
        </draw:frame>
        <draw:frame draw:style-name="gr19" draw:layer="layout" svg:width="0.226cm" svg:height="1.009cm" svg:x="20.632cm" svg:y="12.225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20.857cm" svg:y="12.225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21.094cm" svg:y="12.225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21.263cm" svg:y="12.22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21.814cm" svg:y="12.225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4.626cm" svg:y="13.241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5.172cm" svg:y="13.241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5.752cm" svg:y="13.241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6.006cm" svg:y="13.241cm">
          <draw:text-box>
            <text:p text:style-name="P1"><text:span text:style-name="T7">a</text:span></text:p>
          </draw:text-box>
        </draw:frame>
        <draw:frame draw:style-name="gr59" draw:layer="layout" svg:width="0.548cm" svg:height="1.009cm" svg:x="6.586cm" svg:y="13.241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7.132cm" svg:y="13.241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7.42cm" svg:y="13.241cm">
          <draw:text-box>
            <text:p text:style-name="P1"><text:span text:style-name="T7">è</text:span></text:p>
          </draw:text-box>
        </draw:frame>
        <draw:frame draw:style-name="gr63" draw:layer="layout" svg:width="0.256cm" svg:height="1.009cm" svg:x="7.971cm" svg:y="13.241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8.225cm" svg:y="13.24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775cm" svg:y="13.241cm">
          <draw:text-box>
            <text:p text:style-name="P1"><text:span text:style-name="T7"><text:s/></text:span></text:p>
          </draw:text-box>
        </draw:frame>
        <draw:frame draw:style-name="gr210" draw:layer="layout" svg:width="0.514cm" svg:height="1.009cm" svg:x="9.008cm" svg:y="13.241cm">
          <draw:text-box>
            <text:p text:style-name="P1"><text:span text:style-name="T7">&lt;</text:span></text:p>
          </draw:text-box>
        </draw:frame>
        <draw:frame draw:style-name="gr19" draw:layer="layout" svg:width="0.235cm" svg:height="1.009cm" svg:x="9.521cm" svg:y="13.241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9.754cm" svg:y="13.241cm">
          <draw:text-box>
            <text:p text:style-name="P1"><text:span text:style-name="T7">d</text:span></text:p>
          </draw:text-box>
        </draw:frame>
        <draw:frame draw:style-name="gr46" draw:layer="layout" svg:width="0.557cm" svg:height="1.009cm" svg:x="10.333cm" svg:y="13.241cm">
          <draw:text-box>
            <text:p text:style-name="P1"><text:span text:style-name="T7">o</text:span></text:p>
          </draw:text-box>
        </draw:frame>
        <draw:frame draw:style-name="gr58" draw:layer="layout" svg:width="0.18cm" svg:height="1.009cm" svg:x="10.888cm" svg:y="13.241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11.062cm" svg:y="13.241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11.35cm" svg:y="13.241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1.583cm" svg:y="13.241cm">
          <draw:text-box>
            <text:p text:style-name="P1"><text:span text:style-name="T7">ê</text:span></text:p>
          </draw:text-box>
        </draw:frame>
        <draw:frame draw:style-name="gr55" draw:layer="layout" svg:width="0.29cm" svg:height="1.009cm" svg:x="12.133cm" svg:y="13.241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2.421cm" svg:y="13.241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2.675cm" svg:y="13.24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3.226cm" svg:y="13.241cm">
          <draw:text-box>
            <text:p text:style-name="P1"><text:span text:style-name="T7"><text:s/></text:span></text:p>
          </draw:text-box>
        </draw:frame>
        <draw:frame draw:style-name="gr55" draw:layer="layout" svg:width="0.29cm" svg:height="1.009cm" svg:x="13.458cm" svg:y="13.241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3.746cm" svg:y="13.241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4.001cm" svg:y="13.241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14.581cm" svg:y="13.241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15.097cm" svg:y="13.241cm">
          <draw:text-box>
            <text:p text:style-name="P1"><text:span text:style-name="T7">s</text:span></text:p>
          </draw:text-box>
        </draw:frame>
        <draw:frame draw:style-name="gr61" draw:layer="layout" svg:width="0.269cm" svg:height="1.009cm" svg:x="15.427cm" svg:y="13.241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15.694cm" svg:y="13.241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16.249cm" svg:y="13.241cm">
          <draw:text-box>
            <text:p text:style-name="P1"><text:span text:style-name="T7">r</text:span></text:p>
          </draw:text-box>
        </draw:frame>
        <draw:frame draw:style-name="gr57" draw:layer="layout" svg:width="0.798cm" svg:height="1.009cm" svg:x="16.503cm" svg:y="13.241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7.296cm" svg:y="13.241cm">
          <draw:text-box>
            <text:p text:style-name="P1"><text:span text:style-name="T7">é</text:span></text:p>
          </draw:text-box>
        </draw:frame>
        <draw:frame draw:style-name="gr50" draw:layer="layout" svg:width="0.552cm" svg:height="1.009cm" svg:x="18.08cm" svg:y="13.241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8.63cm" svg:y="13.24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9.147cm" svg:y="13.241cm">
          <draw:text-box>
            <text:p text:style-name="P1"><text:span text:style-name="T7"><text:s/></text:span></text:p>
          </draw:text-box>
        </draw:frame>
        <draw:frame draw:style-name="gr211" draw:layer="layout" svg:width="0.641cm" svg:height="1.009cm" svg:x="19.38cm" svg:y="13.241cm">
          <draw:text-box>
            <text:p text:style-name="P1"><text:span text:style-name="T7">&amp;</text:span></text:p>
          </draw:text-box>
        </draw:frame>
        <draw:frame draw:style-name="gr58" draw:layer="layout" svg:width="0.171cm" svg:height="1.009cm" svg:x="20.019cm" svg:y="13.241cm">
          <draw:text-box>
            <text:p text:style-name="P1"><text:span text:style-name="T7">l</text:span></text:p>
          </draw:text-box>
        </draw:frame>
        <draw:frame draw:style-name="gr55" draw:layer="layout" svg:width="0.29cm" svg:height="1.009cm" svg:x="20.188cm" svg:y="13.241cm">
          <draw:text-box>
            <text:p text:style-name="P1"><text:span text:style-name="T7">t</text:span></text:p>
          </draw:text-box>
        </draw:frame>
        <draw:frame draw:style-name="gr19" draw:layer="layout" svg:width="0.226cm" svg:height="1.009cm" svg:x="20.48cm" svg:y="13.241cm">
          <draw:text-box>
            <text:p text:style-name="P1"><text:span text:style-name="T7">;</text:span></text:p>
          </draw:text-box>
        </draw:frame>
        <draw:frame draw:style-name="gr19" draw:layer="layout" svg:width="0.226cm" svg:height="1.009cm" svg:x="20.709cm" svg:y="13.241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20.937cm" svg:y="13.241cm">
          <draw:text-box>
            <text:p text:style-name="P1"><text:span text:style-name="T7"><text:s/></text:span></text:p>
          </draw:text-box>
        </draw:frame>
        <draw:frame draw:style-name="gr210" draw:layer="layout" svg:width="0.514cm" svg:height="1.009cm" svg:x="21.17cm" svg:y="13.241cm">
          <draw:text-box>
            <text:p text:style-name="P1"><text:span text:style-name="T7">&gt;</text:span></text:p>
          </draw:text-box>
        </draw:frame>
        <draw:frame draw:style-name="gr19" draw:layer="layout" svg:width="0.235cm" svg:height="1.009cm" svg:x="21.683cm" svg:y="13.241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21.92cm" svg:y="13.241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22.47cm" svg:y="13.24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22.987cm" svg:y="13.241cm">
          <draw:text-box>
            <text:p text:style-name="P1"><text:span text:style-name="T7"><text:s/></text:span></text:p>
          </draw:text-box>
        </draw:frame>
        <draw:frame draw:style-name="gr211" draw:layer="layout" svg:width="0.641cm" svg:height="1.009cm" svg:x="23.22cm" svg:y="13.241cm">
          <draw:text-box>
            <text:p text:style-name="P1"><text:span text:style-name="T7">&amp;</text:span></text:p>
          </draw:text-box>
        </draw:frame>
        <draw:frame draw:style-name="gr56" draw:layer="layout" svg:width="0.574cm" svg:height="1.009cm" svg:x="23.859cm" svg:y="13.241cm">
          <draw:text-box>
            <text:p text:style-name="P1"><text:span text:style-name="T7">g</text:span></text:p>
          </draw:text-box>
        </draw:frame>
        <draw:frame draw:style-name="gr55" draw:layer="layout" svg:width="0.29cm" svg:height="1.009cm" svg:x="24.431cm" svg:y="13.241cm">
          <draw:text-box>
            <text:p text:style-name="P1"><text:span text:style-name="T7">t</text:span></text:p>
          </draw:text-box>
        </draw:frame>
        <draw:frame draw:style-name="gr19" draw:layer="layout" svg:width="0.226cm" svg:height="1.009cm" svg:x="24.723cm" svg:y="13.241cm">
          <draw:text-box>
            <text:p text:style-name="P1"><text:span text:style-name="T7">;</text:span></text:p>
          </draw:text-box>
        </draw:frame>
        <draw:frame draw:style-name="gr19" draw:layer="layout" svg:width="0.235cm" svg:height="1.009cm" svg:x="24.952cm" svg:y="13.241cm">
          <draw:text-box>
            <text:p text:style-name="P1"><text:span text:style-name="T7"><text:s/></text:span></text:p>
          </draw:text-box>
        </draw:frame>
        <draw:frame draw:style-name="gr19" draw:layer="layout" svg:width="0.226cm" svg:height="1.009cm" svg:x="25.189cm" svg:y="13.241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25.418cm" svg:y="13.241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4.626cm" svg:y="14.253cm">
          <draw:text-box>
            <text:p text:style-name="P1"><text:span text:style-name="T7">e</text:span></text:p>
          </draw:text-box>
        </draw:frame>
        <draw:frame draw:style-name="gr55" draw:layer="layout" svg:width="0.29cm" svg:height="1.009cm" svg:x="5.177cm" svg:y="14.253cm">
          <draw:text-box>
            <text:p text:style-name="P1"><text:span text:style-name="T7">t</text:span></text:p>
          </draw:text-box>
        </draw:frame>
        <draw:frame draw:style-name="gr59" draw:layer="layout" svg:width="0.548cm" svg:height="1.009cm" svg:x="5.465cm" svg:y="14.253cm">
          <draw:text-box>
            <text:p text:style-name="P1"><text:span text:style-name="T7">c</text:span></text:p>
          </draw:text-box>
        </draw:frame>
        <draw:frame draw:style-name="gr19" draw:layer="layout" svg:width="0.231cm" svg:height="1.009cm" svg:x="6.011cm" svg:y="14.253cm">
          <draw:text-box>
            <text:p text:style-name="P1"><text:span text:style-name="T7">.</text:span></text:p>
          </draw:text-box>
        </draw:frame>
        <draw:frame draw:style-name="gr48" draw:layer="layout" svg:width="0.298cm" svg:height="0.945cm" svg:x="3.674cm" svg:y="15.499cm">
          <draw:text-box>
            <text:p text:style-name="P1"><text:span text:style-name="T6">•</text:span></text:p>
          </draw:text-box>
        </draw:frame>
        <draw:frame draw:style-name="gr49" draw:layer="layout" svg:width="0.391cm" svg:height="1.009cm" svg:x="4.626cm" svg:y="15.472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5.016cm" svg:y="15.472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5.596cm" svg:y="15.472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5.829cm" svg:y="15.472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6.095cm" svg:y="15.472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6.65cm" svg:y="15.472cm">
          <draw:text-box>
            <text:p text:style-name="P1"><text:span text:style-name="T7">n</text:span></text:p>
          </draw:text-box>
        </draw:frame>
        <draw:frame draw:style-name="gr59" draw:layer="layout" svg:width="0.548cm" svg:height="1.009cm" svg:x="7.167cm" svg:y="15.472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7.713cm" svg:y="15.472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7.996cm" svg:y="15.472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8.174cm" svg:y="15.472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8.725cm" svg:y="15.472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9.241cm" svg:y="15.472cm">
          <draw:text-box>
            <text:p text:style-name="P1"><text:span text:style-name="T7"><text:s/></text:span></text:p>
          </draw:text-box>
        </draw:frame>
        <draw:frame draw:style-name="gr137" draw:layer="layout" svg:width="0.502cm" svg:height="1.009cm" svg:x="9.474cm" svg:y="15.472cm">
          <draw:text-box>
            <text:p text:style-name="P1"><text:span text:style-name="T7">P</text:span></text:p>
          </draw:text-box>
        </draw:frame>
        <draw:frame draw:style-name="gr52" draw:layer="layout" svg:width="0.582cm" svg:height="1.009cm" svg:x="9.974cm" svg:y="15.472cm">
          <draw:text-box>
            <text:p text:style-name="P1"><text:span text:style-name="T7">H</text:span></text:p>
          </draw:text-box>
        </draw:frame>
        <draw:frame draw:style-name="gr137" draw:layer="layout" svg:width="0.502cm" svg:height="1.009cm" svg:x="10.554cm" svg:y="15.472cm">
          <draw:text-box>
            <text:p text:style-name="P1"><text:span text:style-name="T7">P</text:span></text:p>
          </draw:text-box>
        </draw:frame>
        <draw:frame draw:style-name="gr19" draw:layer="layout" svg:width="0.235cm" svg:height="1.009cm" svg:x="11.053cm" svg:y="15.472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1.291cm" svg:y="15.472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11.866cm" svg:y="15.472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2.12cm" svg:y="15.472cm">
          <draw:text-box>
            <text:p text:style-name="P1"><text:span text:style-name="T7">é</text:span></text:p>
          </draw:text-box>
        </draw:frame>
        <draw:frame draw:style-name="gr64" draw:layer="layout" svg:width="0.582cm" svg:height="1.009cm" svg:x="12.675cm" svg:y="15.472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3.255cm" svg:y="15.472cm">
          <draw:text-box>
            <text:p text:style-name="P1"><text:span text:style-name="T7">é</text:span></text:p>
          </draw:text-box>
        </draw:frame>
        <draw:frame draw:style-name="gr61" draw:layer="layout" svg:width="0.269cm" svg:height="1.009cm" svg:x="13.805cm" svg:y="15.472cm">
          <draw:text-box>
            <text:p text:style-name="P1"><text:span text:style-name="T7">f</text:span></text:p>
          </draw:text-box>
        </draw:frame>
        <draw:frame draw:style-name="gr58" draw:layer="layout" svg:width="0.18cm" svg:height="1.009cm" svg:x="14.068cm" svg:y="15.472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4.246cm" svg:y="15.472cm">
          <draw:text-box>
            <text:p text:style-name="P1"><text:span text:style-name="T7">n</text:span></text:p>
          </draw:text-box>
        </draw:frame>
        <draw:frame draw:style-name="gr58" draw:layer="layout" svg:width="0.18cm" svg:height="1.009cm" svg:x="14.754cm" svg:y="15.472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14.927cm" svg:y="15.472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5.477cm" svg:y="15.472cm">
          <draw:text-box>
            <text:p text:style-name="P1"><text:span text:style-name="T7"><text:s/></text:span></text:p>
          </draw:text-box>
        </draw:frame>
        <draw:frame draw:style-name="gr54" draw:layer="layout" svg:width="0.518cm" svg:height="1.009cm" svg:x="15.709cm" svg:y="15.472cm">
          <draw:text-box>
            <text:p text:style-name="P1"><text:span text:style-name="T7">h</text:span></text:p>
          </draw:text-box>
        </draw:frame>
        <draw:frame draw:style-name="gr55" draw:layer="layout" svg:width="0.29cm" svg:height="1.009cm" svg:x="16.221cm" svg:y="15.472cm">
          <draw:text-box>
            <text:p text:style-name="P1"><text:span text:style-name="T7">t</text:span></text:p>
          </draw:text-box>
        </draw:frame>
        <draw:frame draw:style-name="gr57" draw:layer="layout" svg:width="0.798cm" svg:height="1.009cm" svg:x="16.509cm" svg:y="15.472cm">
          <draw:text-box>
            <text:p text:style-name="P1"><text:span text:style-name="T7">m</text:span></text:p>
          </draw:text-box>
        </draw:frame>
        <draw:frame draw:style-name="gr58" draw:layer="layout" svg:width="0.171cm" svg:height="1.009cm" svg:x="17.305cm" svg:y="15.472cm">
          <draw:text-box>
            <text:p text:style-name="P1"><text:span text:style-name="T7">l</text:span></text:p>
          </draw:text-box>
        </draw:frame>
        <draw:frame draw:style-name="gr51" draw:layer="layout" svg:width="0.332cm" svg:height="1.009cm" svg:x="17.47cm" svg:y="15.472cm">
          <draw:text-box>
            <text:p text:style-name="P1"><text:span text:style-name="T7">s</text:span></text:p>
          </draw:text-box>
        </draw:frame>
        <draw:frame draw:style-name="gr62" draw:layer="layout" svg:width="0.578cm" svg:height="1.009cm" svg:x="17.8cm" svg:y="15.472cm">
          <draw:text-box>
            <text:p text:style-name="P1"><text:span text:style-name="T7">p</text:span></text:p>
          </draw:text-box>
        </draw:frame>
        <draw:frame draw:style-name="gr50" draw:layer="layout" svg:width="0.552cm" svg:height="1.009cm" svg:x="18.376cm" svg:y="15.472cm">
          <draw:text-box>
            <text:p text:style-name="P1"><text:span text:style-name="T7">e</text:span></text:p>
          </draw:text-box>
        </draw:frame>
        <draw:frame draw:style-name="gr59" draw:layer="layout" svg:width="0.548cm" svg:height="1.009cm" svg:x="18.926cm" svg:y="15.472cm">
          <draw:text-box>
            <text:p text:style-name="P1"><text:span text:style-name="T7">c</text:span></text:p>
          </draw:text-box>
        </draw:frame>
        <draw:frame draw:style-name="gr58" draw:layer="layout" svg:width="0.18cm" svg:height="1.009cm" svg:x="19.472cm" svg:y="15.472cm">
          <draw:text-box>
            <text:p text:style-name="P1"><text:span text:style-name="T7">i</text:span></text:p>
          </draw:text-box>
        </draw:frame>
        <draw:frame draw:style-name="gr52" draw:layer="layout" svg:width="0.582cm" svg:height="1.009cm" svg:x="19.642cm" svg:y="15.472cm">
          <draw:text-box>
            <text:p text:style-name="P1"><text:span text:style-name="T7">a</text:span></text:p>
          </draw:text-box>
        </draw:frame>
        <draw:frame draw:style-name="gr58" draw:layer="layout" svg:width="0.171cm" svg:height="1.009cm" svg:x="20.221cm" svg:y="15.472cm">
          <draw:text-box>
            <text:p text:style-name="P1"><text:span text:style-name="T7">l</text:span></text:p>
          </draw:text-box>
        </draw:frame>
        <draw:frame draw:style-name="gr59" draw:layer="layout" svg:width="0.548cm" svg:height="1.009cm" svg:x="20.391cm" svg:y="15.472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20.937cm" svg:y="15.472cm">
          <draw:text-box>
            <text:p text:style-name="P1"><text:span text:style-name="T7">h</text:span></text:p>
          </draw:text-box>
        </draw:frame>
        <draw:frame draw:style-name="gr52" draw:layer="layout" svg:width="0.582cm" svg:height="1.009cm" svg:x="21.453cm" svg:y="15.472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22.033cm" svg:y="15.472cm">
          <draw:text-box>
            <text:p text:style-name="P1"><text:span text:style-name="T7">r</text:span></text:p>
          </draw:text-box>
        </draw:frame>
        <draw:frame draw:style-name="gr51" draw:layer="layout" svg:width="0.332cm" svg:height="1.009cm" svg:x="22.287cm" svg:y="15.472cm">
          <draw:text-box>
            <text:p text:style-name="P1"><text:span text:style-name="T7">s</text:span></text:p>
          </draw:text-box>
        </draw:frame>
        <draw:frame draw:style-name="gr62" draw:layer="layout" svg:width="0.578cm" svg:height="1.009cm" svg:x="22.851cm" svg:y="15.472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23.426cm" svg:y="15.472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23.68cm" svg:y="15.472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24.235cm" svg:y="15.472cm">
          <draw:text-box>
            <text:p text:style-name="P1"><text:span text:style-name="T7">n</text:span></text:p>
          </draw:text-box>
        </draw:frame>
        <draw:frame draw:style-name="gr64" draw:layer="layout" svg:width="0.582cm" svg:height="1.009cm" svg:x="24.752cm" svg:y="15.472cm">
          <draw:text-box>
            <text:p text:style-name="P1"><text:span text:style-name="T7">d</text:span></text:p>
          </draw:text-box>
        </draw:frame>
        <draw:frame draw:style-name="gr19" draw:layer="layout" svg:width="0.235cm" svg:height="1.009cm" svg:x="25.332cm" svg:y="15.472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4.626cm" svg:y="16.484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5.177cm" svg:y="16.484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5.693cm" svg:y="16.484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5.926cm" svg:y="16.484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6.472cm" svg:y="16.484cm">
          <draw:text-box>
            <text:p text:style-name="P1"><text:span text:style-name="T7">h</text:span></text:p>
          </draw:text-box>
        </draw:frame>
        <draw:frame draw:style-name="gr52" draw:layer="layout" svg:width="0.582cm" svg:height="1.009cm" svg:x="6.989cm" svg:y="16.484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7.569cm" svg:y="16.484cm">
          <draw:text-box>
            <text:p text:style-name="P1"><text:span text:style-name="T7">r</text:span></text:p>
          </draw:text-box>
        </draw:frame>
        <draw:frame draw:style-name="gr56" draw:layer="layout" svg:width="0.574cm" svg:height="1.009cm" svg:x="7.823cm" svg:y="16.484cm">
          <draw:text-box>
            <text:p text:style-name="P1"><text:span text:style-name="T7">g</text:span></text:p>
          </draw:text-box>
        </draw:frame>
        <draw:frame draw:style-name="gr50" draw:layer="layout" svg:width="0.552cm" svg:height="1.009cm" svg:x="8.395cm" svg:y="16.48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945cm" svg:y="16.484cm">
          <draw:text-box>
            <text:p text:style-name="P1"><text:span text:style-name="T7"><text:s/></text:span></text:p>
          </draw:text-box>
        </draw:frame>
        <draw:frame draw:style-name="gr19" draw:layer="layout" svg:width="0.235cm" svg:height="1.009cm" svg:x="9.178cm" svg:y="16.484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9.411cm" svg:y="16.484cm">
          <draw:text-box>
            <text:p text:style-name="P1"><text:span text:style-name="T7">c</text:span></text:p>
          </draw:text-box>
        </draw:frame>
        <draw:frame draw:style-name="gr50" draw:layer="layout" svg:width="0.552cm" svg:height="1.009cm" svg:x="9.957cm" svg:y="16.48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0.507cm" svg:y="16.484cm">
          <draw:text-box>
            <text:p text:style-name="P1"><text:span text:style-name="T7"><text:s/></text:span></text:p>
          </draw:text-box>
        </draw:frame>
        <draw:frame draw:style-name="gr55" draw:layer="layout" svg:width="0.29cm" svg:height="1.009cm" svg:x="10.74cm" svg:y="16.484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1.028cm" svg:y="16.484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1.283cm" svg:y="16.484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11.858cm" svg:y="16.484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12.036cm" svg:y="16.484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2.324cm" svg:y="16.484cm">
          <draw:text-box>
            <text:p text:style-name="P1"><text:span text:style-name="T7">e</text:span></text:p>
          </draw:text-box>
        </draw:frame>
        <draw:frame draw:style-name="gr57" draw:layer="layout" svg:width="0.798cm" svg:height="1.009cm" svg:x="12.87cm" svg:y="16.484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3.666cm" svg:y="16.484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4.216cm" svg:y="16.484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4.733cm" svg:y="16.484cm">
          <draw:text-box>
            <text:p text:style-name="P1"><text:span text:style-name="T7">t</text:span></text:p>
          </draw:text-box>
        </draw:frame>
        <draw:frame draw:style-name="gr19" draw:layer="layout" svg:width="0.231cm" svg:height="1.009cm" svg:x="15.021cm" svg:y="16.484cm">
          <draw:text-box>
            <text:p text:style-name="P1"><text:span text:style-name="T7">.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10.193cm" svg:y="5.767cm">
          <draw:text-box>
            <text:p text:style-name="P1"><text:span text:style-name="T6">•</text:span></text:p>
          </draw:text-box>
        </draw:frame>
        <draw:frame draw:style-name="gr146" draw:layer="layout" svg:width="0.514cm" svg:height="1.009cm" svg:x="11.146cm" svg:y="5.74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11.637cm" svg:y="5.74cm">
          <draw:text-box>
            <text:p text:style-name="P1"><text:span text:style-name="T7">è</text:span></text:p>
          </draw:text-box>
        </draw:frame>
        <draw:frame draw:style-name="gr148" draw:layer="layout" svg:width="0.574cm" svg:height="1.009cm" svg:x="12.178cm" svg:y="5.74cm">
          <draw:text-box>
            <text:p text:style-name="P1"><text:span text:style-name="T7">g</text:span></text:p>
          </draw:text-box>
        </draw:frame>
        <draw:frame draw:style-name="gr149" draw:layer="layout" svg:width="0.171cm" svg:height="1.009cm" svg:x="12.737cm" svg:y="5.74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2.94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3.482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3.719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4.278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4.82cm" svg:y="5.74cm">
          <draw:text-box>
            <text:p text:style-name="P1"><text:span text:style-name="T7"><text:s/></text:span></text:p>
          </draw:text-box>
        </draw:frame>
        <draw:frame draw:style-name="gr147" draw:layer="layout" svg:width="0.548cm" svg:height="1.009cm" svg:x="15.061cm" svg:y="5.74cm">
          <draw:text-box>
            <text:p text:style-name="P1"><text:span text:style-name="T7">c</text:span></text:p>
          </draw:text-box>
        </draw:frame>
        <draw:frame draw:style-name="gr147" draw:layer="layout" svg:width="0.557cm" svg:height="1.009cm" svg:x="15.603cm" svg:y="5.74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16.145cm" svg:y="5.74cm">
          <draw:text-box>
            <text:p text:style-name="P1"><text:span text:style-name="T7">n</text:span></text:p>
          </draw:text-box>
        </draw:frame>
        <draw:frame draw:style-name="gr151" draw:layer="layout" svg:width="0.269cm" svg:height="1.009cm" svg:x="16.653cm" svg:y="5.74cm">
          <draw:text-box>
            <text:p text:style-name="P1"><text:span text:style-name="T7">f</text:span></text:p>
          </draw:text-box>
        </draw:frame>
        <draw:frame draw:style-name="gr147" draw:layer="layout" svg:width="0.557cm" svg:height="1.009cm" svg:x="16.89cm" svg:y="5.74cm">
          <draw:text-box>
            <text:p text:style-name="P1"><text:span text:style-name="T7">o</text:span></text:p>
          </draw:text-box>
        </draw:frame>
        <draw:frame draw:style-name="gr152" draw:layer="layout" svg:width="0.256cm" svg:height="1.009cm" svg:x="17.432cm" svg:y="5.74cm">
          <draw:text-box>
            <text:p text:style-name="P1"><text:span text:style-name="T7">r</text:span></text:p>
          </draw:text-box>
        </draw:frame>
        <draw:frame draw:style-name="gr176" draw:layer="layout" svg:width="0.798cm" svg:height="1.009cm" svg:x="17.703cm" svg:y="5.74cm">
          <draw:text-box>
            <text:p text:style-name="P1"><text:span text:style-name="T7">m</text:span></text:p>
          </draw:text-box>
        </draw:frame>
        <draw:frame draw:style-name="gr149" draw:layer="layout" svg:width="0.18cm" svg:height="1.009cm" svg:x="18.499cm" svg:y="5.74cm">
          <draw:text-box>
            <text:p text:style-name="P1"><text:span text:style-name="T7">i</text:span></text:p>
          </draw:text-box>
        </draw:frame>
        <draw:frame draw:style-name="gr63" draw:layer="layout" svg:width="0.29cm" svg:height="1.009cm" svg:x="18.702cm" svg:y="5.74cm">
          <draw:text-box>
            <text:p text:style-name="P1"><text:span text:style-name="T7">t</text:span></text:p>
          </draw:text-box>
        </draw:frame>
        <draw:frame draw:style-name="gr147" draw:layer="layout" svg:width="0.552cm" svg:height="1.009cm" svg:x="18.956cm" svg:y="5.74cm">
          <draw:text-box>
            <text:p text:style-name="P1"><text:span text:style-name="T7">é</text:span></text:p>
          </draw:text-box>
        </draw:frame>
        <draw:frame draw:style-name="gr48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119" draw:layer="layout" svg:width="0.413cm" svg:height="1.009cm" svg:x="4.626cm" svg:y="6.951cm">
          <draw:text-box>
            <text:p text:style-name="P1"><text:span text:style-name="T7">F</text:span></text:p>
          </draw:text-box>
        </draw:frame>
        <draw:frame draw:style-name="gr58" draw:layer="layout" svg:width="0.18cm" svg:height="1.009cm" svg:x="5.033cm" svg:y="6.951cm">
          <draw:text-box>
            <text:p text:style-name="P1"><text:span text:style-name="T7">i</text:span></text:p>
          </draw:text-box>
        </draw:frame>
        <draw:frame draw:style-name="gr59" draw:layer="layout" svg:width="0.548cm" svg:height="1.009cm" svg:x="5.21cm" svg:y="6.951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5.752cm" svg:y="6.951cm">
          <draw:text-box>
            <text:p text:style-name="P1"><text:span text:style-name="T7">h</text:span></text:p>
          </draw:text-box>
        </draw:frame>
        <draw:frame draw:style-name="gr58" draw:layer="layout" svg:width="0.18cm" svg:height="1.009cm" svg:x="6.265cm" svg:y="6.951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6.438cm" svg:y="6.951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6.988cm" svg:y="6.951cm">
          <draw:text-box>
            <text:p text:style-name="P1"><text:span text:style-name="T7">r</text:span></text:p>
          </draw:text-box>
        </draw:frame>
        <draw:frame draw:style-name="gr51" draw:layer="layout" svg:width="0.332cm" svg:height="1.009cm" svg:x="7.243cm" svg:y="6.951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7.573cm" svg:y="6.951cm">
          <draw:text-box>
            <text:p text:style-name="P1"><text:span text:style-name="T7"><text:s/></text:span></text:p>
          </draw:text-box>
        </draw:frame>
        <draw:frame draw:style-name="gr98" draw:layer="layout" svg:width="0.315cm" svg:height="1.009cm" svg:x="7.806cm" svg:y="6.951cm">
          <draw:text-box>
            <text:p text:style-name="P1"><text:span text:style-name="T7">(</text:span></text:p>
          </draw:text-box>
        </draw:frame>
        <draw:frame draw:style-name="gr85" draw:layer="layout" svg:width="0.629cm" svg:height="1.009cm" svg:x="8.119cm" svg:y="6.951cm">
          <draw:text-box>
            <text:p text:style-name="P1"><text:span text:style-name="T7">A</text:span></text:p>
          </draw:text-box>
        </draw:frame>
        <draw:frame draw:style-name="gr85" draw:layer="layout" svg:width="0.629cm" svg:height="1.009cm" svg:x="8.745cm" svg:y="6.951cm">
          <draw:text-box>
            <text:p text:style-name="P1"><text:span text:style-name="T7">N</text:span></text:p>
          </draw:text-box>
        </draw:frame>
        <draw:frame draw:style-name="gr212" draw:layer="layout" svg:width="0.425cm" svg:height="1.009cm" svg:x="9.372cm" svg:y="6.951cm">
          <draw:text-box>
            <text:p text:style-name="P1"><text:span text:style-name="T7">S</text:span></text:p>
          </draw:text-box>
        </draw:frame>
        <draw:frame draw:style-name="gr186" draw:layer="layout" svg:width="0.188cm" svg:height="1.009cm" svg:x="9.796cm" svg:y="6.951cm">
          <draw:text-box>
            <text:p text:style-name="P1"><text:span text:style-name="T7">I</text:span></text:p>
          </draw:text-box>
        </draw:frame>
        <draw:frame draw:style-name="gr213" draw:layer="layout" svg:width="0.37cm" svg:height="1.009cm" svg:x="9.982cm" svg:y="6.951cm">
          <draw:text-box>
            <text:p text:style-name="P1"><text:span text:style-name="T7">/</text:span></text:p>
          </draw:text-box>
        </draw:frame>
        <draw:frame draw:style-name="gr46" draw:layer="layout" svg:width="0.548cm" svg:height="1.009cm" svg:x="10.354cm" svg:y="6.951cm">
          <draw:text-box>
            <text:p text:style-name="P1"><text:span text:style-name="T7">U</text:span></text:p>
          </draw:text-box>
        </draw:frame>
        <draw:frame draw:style-name="gr118" draw:layer="layout" svg:width="0.358cm" svg:height="1.009cm" svg:x="10.909cm" svg:y="6.951cm">
          <draw:text-box>
            <text:p text:style-name="P1"><text:span text:style-name="T7">T</text:span></text:p>
          </draw:text-box>
        </draw:frame>
        <draw:frame draw:style-name="gr119" draw:layer="layout" svg:width="0.413cm" svg:height="1.009cm" svg:x="11.269cm" svg:y="6.951cm">
          <draw:text-box>
            <text:p text:style-name="P1"><text:span text:style-name="T7">F</text:span></text:p>
          </draw:text-box>
        </draw:frame>
        <draw:frame draw:style-name="gr53" draw:layer="layout" svg:width="0.472cm" svg:height="1.009cm" svg:x="11.68cm" svg:y="6.951cm">
          <draw:text-box>
            <text:p text:style-name="P1"><text:span text:style-name="T7">8</text:span></text:p>
          </draw:text-box>
        </draw:frame>
        <draw:frame draw:style-name="gr98" draw:layer="layout" svg:width="0.303cm" svg:height="1.009cm" svg:x="12.154cm" svg:y="6.951cm">
          <draw:text-box>
            <text:p text:style-name="P1"><text:span text:style-name="T7">)</text:span></text:p>
          </draw:text-box>
        </draw:frame>
        <draw:frame draw:style-name="gr48" draw:layer="layout" svg:width="0.298cm" svg:height="0.945cm" svg:x="3.674cm" svg:y="8.197cm">
          <draw:text-box>
            <text:p text:style-name="P1"><text:span text:style-name="T6">•</text:span></text:p>
          </draw:text-box>
        </draw:frame>
        <draw:frame draw:style-name="gr137" draw:layer="layout" svg:width="0.502cm" svg:height="1.009cm" svg:x="4.626cm" svg:y="8.17cm">
          <draw:text-box>
            <text:p text:style-name="P1"><text:span text:style-name="T7">P</text:span></text:p>
          </draw:text-box>
        </draw:frame>
        <draw:frame draw:style-name="gr63" draw:layer="layout" svg:width="0.256cm" svg:height="1.009cm" svg:x="5.126cm" svg:y="8.17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5.38cm" svg:y="8.17cm">
          <draw:text-box>
            <text:p text:style-name="P1"><text:span text:style-name="T7">é</text:span></text:p>
          </draw:text-box>
        </draw:frame>
        <draw:frame draw:style-name="gr52" draw:layer="layout" svg:width="0.582cm" svg:height="1.009cm" svg:x="5.931cm" svg:y="8.17cm">
          <draw:text-box>
            <text:p text:style-name="P1"><text:span text:style-name="T7">a</text:span></text:p>
          </draw:text-box>
        </draw:frame>
        <draw:frame draw:style-name="gr57" draw:layer="layout" svg:width="0.798cm" svg:height="1.009cm" svg:x="6.51cm" svg:y="8.17cm">
          <draw:text-box>
            <text:p text:style-name="P1"><text:span text:style-name="T7">m</text:span></text:p>
          </draw:text-box>
        </draw:frame>
        <draw:frame draw:style-name="gr62" draw:layer="layout" svg:width="0.578cm" svg:height="1.009cm" svg:x="7.306cm" svg:y="8.17cm">
          <draw:text-box>
            <text:p text:style-name="P1"><text:span text:style-name="T7">b</text:span></text:p>
          </draw:text-box>
        </draw:frame>
        <draw:frame draw:style-name="gr60" draw:layer="layout" svg:width="0.518cm" svg:height="1.009cm" svg:x="7.882cm" svg:y="8.17cm">
          <draw:text-box>
            <text:p text:style-name="P1"><text:span text:style-name="T7">u</text:span></text:p>
          </draw:text-box>
        </draw:frame>
        <draw:frame draw:style-name="gr58" draw:layer="layout" svg:width="0.171cm" svg:height="1.009cm" svg:x="8.398cm" svg:y="8.17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8.568cm" svg:y="8.17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9.118cm" svg:y="8.17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9.351cm" svg:y="8.17cm">
          <draw:text-box>
            <text:p text:style-name="P1"><text:span text:style-name="T7">X</text:span></text:p>
          </draw:text-box>
        </draw:frame>
        <draw:frame draw:style-name="gr117" draw:layer="layout" svg:width="0.781cm" svg:height="1.009cm" svg:x="9.868cm" svg:y="8.17cm">
          <draw:text-box>
            <text:p text:style-name="P1"><text:span text:style-name="T7">M</text:span></text:p>
          </draw:text-box>
        </draw:frame>
        <draw:frame draw:style-name="gr49" draw:layer="layout" svg:width="0.391cm" svg:height="1.009cm" svg:x="10.646cm" svg:y="8.17cm">
          <draw:text-box>
            <text:p text:style-name="P1"><text:span text:style-name="T7">L</text:span></text:p>
          </draw:text-box>
        </draw:frame>
        <draw:frame draw:style-name="gr19" draw:layer="layout" svg:width="0.226cm" svg:height="1.009cm" svg:x="11.04cm" svg:y="8.17cm">
          <draw:text-box>
            <text:p text:style-name="P1"><text:span text:style-name="T7">,</text:span></text:p>
          </draw:text-box>
        </draw:frame>
        <draw:frame draw:style-name="gr19" draw:layer="layout" svg:width="0.235cm" svg:height="1.009cm" svg:x="11.269cm" svg:y="8.17cm">
          <draw:text-box>
            <text:p text:style-name="P1"><text:span text:style-name="T7"><text:s/></text:span></text:p>
          </draw:text-box>
        </draw:frame>
        <draw:frame draw:style-name="gr53" draw:layer="layout" svg:width="0.48cm" svg:height="1.009cm" svg:x="11.498cm" svg:y="8.17cm">
          <draw:text-box>
            <text:p text:style-name="P1"><text:span text:style-name="T7">v</text:span></text:p>
          </draw:text-box>
        </draw:frame>
        <draw:frame draw:style-name="gr52" draw:layer="layout" svg:width="0.582cm" svg:height="1.009cm" svg:x="11.976cm" svg:y="8.17cm">
          <draw:text-box>
            <text:p text:style-name="P1"><text:span text:style-name="T7">a</text:span></text:p>
          </draw:text-box>
        </draw:frame>
        <draw:frame draw:style-name="gr58" draw:layer="layout" svg:width="0.171cm" svg:height="1.009cm" svg:x="12.552cm" svg:y="8.17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2.716cm" svg:y="8.17cm">
          <draw:text-box>
            <text:p text:style-name="P1"><text:span text:style-name="T7">i</text:span></text:p>
          </draw:text-box>
        </draw:frame>
        <draw:frame draw:style-name="gr64" draw:layer="layout" svg:width="0.582cm" svg:height="1.009cm" svg:x="12.886cm" svg:y="8.17cm">
          <draw:text-box>
            <text:p text:style-name="P1"><text:span text:style-name="T7">d</text:span></text:p>
          </draw:text-box>
        </draw:frame>
        <draw:frame draw:style-name="gr52" draw:layer="layout" svg:width="0.582cm" svg:height="1.009cm" svg:x="13.466cm" svg:y="8.17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14.045cm" svg:y="8.17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4.333cm" svg:y="8.17cm">
          <draw:text-box>
            <text:p text:style-name="P1"><text:span text:style-name="T7">e</text:span></text:p>
          </draw:text-box>
        </draw:frame>
        <draw:frame draw:style-name="gr60" draw:layer="layout" svg:width="0.518cm" svg:height="1.009cm" svg:x="14.884cm" svg:y="8.17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5.4cm" svg:y="8.17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5.655cm" svg:y="8.17cm">
          <draw:text-box>
            <text:p text:style-name="P1"><text:span text:style-name="T7"><text:s/></text:span></text:p>
          </draw:text-box>
        </draw:frame>
        <draw:frame draw:style-name="gr48" draw:layer="layout" svg:width="0.298cm" svg:height="0.945cm" svg:x="3.674cm" svg:y="9.412cm">
          <draw:text-box>
            <text:p text:style-name="P1"><text:span text:style-name="T6">•</text:span></text:p>
          </draw:text-box>
        </draw:frame>
        <draw:frame draw:style-name="gr214" draw:layer="layout" svg:width="0.633cm" svg:height="1.009cm" svg:x="4.626cm" svg:y="9.385cm">
          <draw:text-box>
            <text:p text:style-name="P1"><text:span text:style-name="T7">D</text:span></text:p>
          </draw:text-box>
        </draw:frame>
        <draw:frame draw:style-name="gr46" draw:layer="layout" svg:width="0.557cm" svg:height="1.009cm" svg:x="5.257cm" svg:y="9.385cm">
          <draw:text-box>
            <text:p text:style-name="P1"><text:span text:style-name="T7">o</text:span></text:p>
          </draw:text-box>
        </draw:frame>
        <draw:frame draw:style-name="gr59" draw:layer="layout" svg:width="0.548cm" svg:height="1.009cm" svg:x="5.812cm" svg:y="9.385cm">
          <draw:text-box>
            <text:p text:style-name="P1"><text:span text:style-name="T7">c</text:span></text:p>
          </draw:text-box>
        </draw:frame>
        <draw:frame draw:style-name="gr60" draw:layer="layout" svg:width="0.518cm" svg:height="1.009cm" svg:x="6.358cm" svg:y="9.385cm">
          <draw:text-box>
            <text:p text:style-name="P1"><text:span text:style-name="T7">u</text:span></text:p>
          </draw:text-box>
        </draw:frame>
        <draw:frame draw:style-name="gr57" draw:layer="layout" svg:width="0.798cm" svg:height="1.009cm" svg:x="6.874cm" svg:y="9.385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7.67cm" svg:y="9.385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8.221cm" svg:y="9.385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8.737cm" svg:y="9.385cm">
          <draw:text-box>
            <text:p text:style-name="P1"><text:span text:style-name="T7">t</text:span></text:p>
          </draw:text-box>
        </draw:frame>
        <draw:frame draw:style-name="gr52" draw:layer="layout" svg:width="0.582cm" svg:height="1.009cm" svg:x="9.025cm" svg:y="9.385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9.605cm" svg:y="9.385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9.884cm" svg:y="9.385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0.062cm" svg:y="9.385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0.617cm" svg:y="9.385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1.133cm" svg:y="9.385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1.366cm" svg:y="9.385cm">
          <draw:text-box>
            <text:p text:style-name="P1"><text:span text:style-name="T7">d</text:span></text:p>
          </draw:text-box>
        </draw:frame>
        <draw:frame draw:style-name="gr60" draw:layer="layout" svg:width="0.518cm" svg:height="1.009cm" svg:x="11.946cm" svg:y="9.385cm">
          <draw:text-box>
            <text:p text:style-name="P1"><text:span text:style-name="T7">u</text:span></text:p>
          </draw:text-box>
        </draw:frame>
        <draw:frame draw:style-name="gr19" draw:layer="layout" svg:width="0.235cm" svg:height="1.009cm" svg:x="12.463cm" svg:y="9.385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2.692cm" svg:y="9.385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3.238cm" svg:y="9.385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13.792cm" svg:y="9.385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4.372cm" svg:y="9.38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4.923cm" svg:y="9.385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5.156cm" svg:y="9.385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15.706cm" svg:y="9.385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6.261cm" svg:y="9.385cm">
          <draw:text-box>
            <text:p text:style-name="P1"><text:span text:style-name="T7">n</text:span></text:p>
          </draw:text-box>
        </draw:frame>
        <draw:frame draw:style-name="gr61" draw:layer="layout" svg:width="0.269cm" svg:height="1.009cm" svg:x="16.782cm" svg:y="9.385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17.048cm" svg:y="9.385cm">
          <draw:text-box>
            <text:p text:style-name="P1"><text:span text:style-name="T7">o</text:span></text:p>
          </draw:text-box>
        </draw:frame>
        <draw:frame draw:style-name="gr63" draw:layer="layout" svg:width="0.256cm" svg:height="1.009cm" svg:x="17.603cm" svg:y="9.385cm">
          <draw:text-box>
            <text:p text:style-name="P1"><text:span text:style-name="T7">r</text:span></text:p>
          </draw:text-box>
        </draw:frame>
        <draw:frame draw:style-name="gr57" draw:layer="layout" svg:width="0.798cm" svg:height="1.009cm" svg:x="17.857cm" svg:y="9.385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18.653cm" svg:y="9.385cm">
          <draw:text-box>
            <text:p text:style-name="P1"><text:span text:style-name="T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3.674cm" svg:y="5.767cm">
          <draw:text-box>
            <text:p text:style-name="P1"><text:span text:style-name="T6">•</text:span></text:p>
          </draw:text-box>
        </draw:frame>
        <draw:frame draw:style-name="gr214" draw:layer="layout" svg:width="0.633cm" svg:height="1.009cm" svg:x="4.626cm" svg:y="5.74cm">
          <draw:text-box>
            <text:p text:style-name="P1"><text:span text:style-name="T7">D</text:span></text:p>
          </draw:text-box>
        </draw:frame>
        <draw:frame draw:style-name="gr60" draw:layer="layout" svg:width="0.518cm" svg:height="1.009cm" svg:x="5.257cm" svg:y="5.74cm">
          <draw:text-box>
            <text:p text:style-name="P1"><text:span text:style-name="T7">u</text:span></text:p>
          </draw:text-box>
        </draw:frame>
        <draw:frame draw:style-name="gr19" draw:layer="layout" svg:width="0.235cm" svg:height="1.009cm" svg:x="5.773cm" svg:y="5.74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6.006cm" svg:y="5.74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6.552cm" svg:y="5.74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7.107cm" svg:y="5.74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7.687cm" svg:y="5.7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238cm" svg:y="5.74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8.475cm" svg:y="5.74cm">
          <draw:text-box>
            <text:p text:style-name="P1"><text:span text:style-name="T7">p</text:span></text:p>
          </draw:text-box>
        </draw:frame>
        <draw:frame draw:style-name="gr46" draw:layer="layout" svg:width="0.557cm" svg:height="1.009cm" svg:x="9.05cm" svg:y="5.74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9.605cm" svg:y="5.74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0.122cm" svg:y="5.74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0.376cm" svg:y="5.74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0.609cm" svg:y="5.74cm">
          <draw:text-box>
            <text:p text:style-name="P1"><text:span text:style-name="T7">ê</text:span></text:p>
          </draw:text-box>
        </draw:frame>
        <draw:frame draw:style-name="gr55" draw:layer="layout" svg:width="0.29cm" svg:height="1.009cm" svg:x="11.159cm" svg:y="5.74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1.451cm" svg:y="5.74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1.706cm" svg:y="5.7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256cm" svg:y="5.74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12.493cm" svg:y="5.74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3.01cm" svg:y="5.74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3.293cm" svg:y="5.74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13.467cm" svg:y="5.74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3.628cm" svg:y="5.74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3.801cm" svg:y="5.74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4.131cm" svg:y="5.74cm">
          <draw:text-box>
            <text:p text:style-name="P1"><text:span text:style-name="T7">é</text:span></text:p>
          </draw:text-box>
        </draw:frame>
        <draw:frame draw:style-name="gr19" draw:layer="layout" svg:width="0.231cm" svg:height="1.009cm" svg:x="14.914cm" svg:y="5.74cm">
          <draw:text-box>
            <text:p text:style-name="P1"><text:span text:style-name="T7">:</text:span></text:p>
          </draw:text-box>
        </draw:frame>
        <draw:frame draw:style-name="gr19" draw:layer="layout" svg:width="0.235cm" svg:height="1.009cm" svg:x="15.143cm" svg:y="5.74cm">
          <draw:text-box>
            <text:p text:style-name="P1"><text:span text:style-name="T7"><text:s/></text:span></text:p>
          </draw:text-box>
        </draw:frame>
        <draw:frame draw:style-name="gr149" draw:layer="layout" svg:width="0.171cm" svg:height="1.009cm" svg:x="15.375cm" svg:y="5.74cm">
          <draw:text-box>
            <text:p text:style-name="P1"><text:span text:style-name="T7">l</text:span></text:p>
          </draw:text-box>
        </draw:frame>
        <draw:frame draw:style-name="gr148" draw:layer="layout" svg:width="0.582cm" svg:height="1.009cm" svg:x="15.578cm" svg:y="5.74cm">
          <draw:text-box>
            <text:p text:style-name="P1"><text:span text:style-name="T7">a</text:span></text:p>
          </draw:text-box>
        </draw:frame>
        <draw:frame draw:style-name="gr151" draw:layer="layout" svg:width="0.235cm" svg:height="1.009cm" svg:x="16.141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6.382cm" svg:y="5.74cm">
          <draw:text-box>
            <text:p text:style-name="P1"><text:span text:style-name="T7">d</text:span></text:p>
          </draw:text-box>
        </draw:frame>
        <draw:frame draw:style-name="gr147" draw:layer="layout" svg:width="0.557cm" svg:height="1.009cm" svg:x="16.941cm" svg:y="5.74cm">
          <draw:text-box>
            <text:p text:style-name="P1"><text:span text:style-name="T7">o</text:span></text:p>
          </draw:text-box>
        </draw:frame>
        <draw:frame draw:style-name="gr147" draw:layer="layout" svg:width="0.548cm" svg:height="1.009cm" svg:x="17.483cm" svg:y="5.74cm">
          <draw:text-box>
            <text:p text:style-name="P1"><text:span text:style-name="T7">c</text:span></text:p>
          </draw:text-box>
        </draw:frame>
        <draw:frame draw:style-name="gr153" draw:layer="layout" svg:width="0.518cm" svg:height="1.009cm" svg:x="18.025cm" svg:y="5.74cm">
          <draw:text-box>
            <text:p text:style-name="P1"><text:span text:style-name="T7">u</text:span></text:p>
          </draw:text-box>
        </draw:frame>
        <draw:frame draw:style-name="gr176" draw:layer="layout" svg:width="0.798cm" svg:height="1.009cm" svg:x="18.532cm" svg:y="5.74cm">
          <draw:text-box>
            <text:p text:style-name="P1"><text:span text:style-name="T7">m</text:span></text:p>
          </draw:text-box>
        </draw:frame>
        <draw:frame draw:style-name="gr147" draw:layer="layout" svg:width="0.552cm" svg:height="1.009cm" svg:x="19.328cm" svg:y="5.74cm">
          <draw:text-box>
            <text:p text:style-name="P1"><text:span text:style-name="T7">e</text:span></text:p>
          </draw:text-box>
        </draw:frame>
        <draw:frame draw:style-name="gr153" draw:layer="layout" svg:width="0.518cm" svg:height="1.009cm" svg:x="19.87cm" svg:y="5.74cm">
          <draw:text-box>
            <text:p text:style-name="P1"><text:span text:style-name="T7">n</text:span></text:p>
          </draw:text-box>
        </draw:frame>
        <draw:frame draw:style-name="gr63" draw:layer="layout" svg:width="0.29cm" svg:height="1.009cm" svg:x="20.378cm" svg:y="5.74cm">
          <draw:text-box>
            <text:p text:style-name="P1"><text:span text:style-name="T7">t</text:span></text:p>
          </draw:text-box>
        </draw:frame>
        <draw:frame draw:style-name="gr148" draw:layer="layout" svg:width="0.582cm" svg:height="1.009cm" svg:x="20.632cm" svg:y="5.74cm">
          <draw:text-box>
            <text:p text:style-name="P1"><text:span text:style-name="T7">a</text:span></text:p>
          </draw:text-box>
        </draw:frame>
        <draw:frame draw:style-name="gr63" draw:layer="layout" svg:width="0.29cm" svg:height="1.009cm" svg:x="21.191cm" svg:y="5.74cm">
          <draw:text-box>
            <text:p text:style-name="P1"><text:span text:style-name="T7">t</text:span></text:p>
          </draw:text-box>
        </draw:frame>
        <draw:frame draw:style-name="gr149" draw:layer="layout" svg:width="0.18cm" svg:height="1.009cm" svg:x="21.445cm" svg:y="5.74cm">
          <draw:text-box>
            <text:p text:style-name="P1"><text:span text:style-name="T7">i</text:span></text:p>
          </draw:text-box>
        </draw:frame>
        <draw:frame draw:style-name="gr147" draw:layer="layout" svg:width="0.557cm" svg:height="1.009cm" svg:x="21.648cm" svg:y="5.74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22.19cm" svg:y="5.74cm">
          <draw:text-box>
            <text:p text:style-name="P1"><text:span text:style-name="T7">n</text:span></text:p>
          </draw:text-box>
        </draw:frame>
        <draw:frame draw:style-name="gr48" draw:layer="layout" svg:width="0.298cm" svg:height="0.945cm" svg:x="3.674cm" svg:y="6.982cm">
          <draw:text-box>
            <text:p text:style-name="P1"><text:span text:style-name="T6">•</text:span></text:p>
          </draw:text-box>
        </draw:frame>
        <draw:frame draw:style-name="gr214" draw:layer="layout" svg:width="0.633cm" svg:height="1.009cm" svg:x="4.626cm" svg:y="6.955cm">
          <draw:text-box>
            <text:p text:style-name="P1"><text:span text:style-name="T7">D</text:span></text:p>
          </draw:text-box>
        </draw:frame>
        <draw:frame draw:style-name="gr60" draw:layer="layout" svg:width="0.518cm" svg:height="1.009cm" svg:x="5.257cm" svg:y="6.955cm">
          <draw:text-box>
            <text:p text:style-name="P1"><text:span text:style-name="T7">u</text:span></text:p>
          </draw:text-box>
        </draw:frame>
        <draw:frame draw:style-name="gr19" draw:layer="layout" svg:width="0.235cm" svg:height="1.009cm" svg:x="5.773cm" svg:y="6.955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6.006cm" svg:y="6.955cm">
          <draw:text-box>
            <text:p text:style-name="P1"><text:span text:style-name="T7">c</text:span></text:p>
          </draw:text-box>
        </draw:frame>
        <draw:frame draw:style-name="gr46" draw:layer="layout" svg:width="0.557cm" svg:height="1.009cm" svg:x="6.552cm" svg:y="6.955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7.107cm" svg:y="6.955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7.687cm" svg:y="6.95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238cm" svg:y="6.955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8.475cm" svg:y="6.955cm">
          <draw:text-box>
            <text:p text:style-name="P1"><text:span text:style-name="T7">p</text:span></text:p>
          </draw:text-box>
        </draw:frame>
        <draw:frame draw:style-name="gr46" draw:layer="layout" svg:width="0.557cm" svg:height="1.009cm" svg:x="9.05cm" svg:y="6.955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9.605cm" svg:y="6.955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0.122cm" svg:y="6.955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0.376cm" svg:y="6.955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10.609cm" svg:y="6.955cm">
          <draw:text-box>
            <text:p text:style-name="P1"><text:span text:style-name="T7">ê</text:span></text:p>
          </draw:text-box>
        </draw:frame>
        <draw:frame draw:style-name="gr55" draw:layer="layout" svg:width="0.29cm" svg:height="1.009cm" svg:x="11.159cm" svg:y="6.955cm">
          <draw:text-box>
            <text:p text:style-name="P1"><text:span text:style-name="T7">t</text:span></text:p>
          </draw:text-box>
        </draw:frame>
        <draw:frame draw:style-name="gr63" draw:layer="layout" svg:width="0.256cm" svg:height="1.009cm" svg:x="11.451cm" svg:y="6.955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1.706cm" svg:y="6.95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256cm" svg:y="6.955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12.493cm" svg:y="6.955cm">
          <draw:text-box>
            <text:p text:style-name="P1"><text:span text:style-name="T7">m</text:span></text:p>
          </draw:text-box>
        </draw:frame>
        <draw:frame draw:style-name="gr52" draw:layer="layout" svg:width="0.582cm" svg:height="1.009cm" svg:x="13.289cm" svg:y="6.955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13.865cm" svg:y="6.955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4.038cm" svg:y="6.955cm">
          <draw:text-box>
            <text:p text:style-name="P1"><text:span text:style-name="T7">n</text:span></text:p>
          </draw:text-box>
        </draw:frame>
        <draw:frame draw:style-name="gr55" draw:layer="layout" svg:width="0.29cm" svg:height="1.009cm" svg:x="14.55cm" svg:y="6.955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4.838cm" svg:y="6.955cm">
          <draw:text-box>
            <text:p text:style-name="P1"><text:span text:style-name="T7">e</text:span></text:p>
          </draw:text-box>
        </draw:frame>
        <draw:frame draw:style-name="gr54" draw:layer="layout" svg:width="0.518cm" svg:height="1.009cm" svg:x="15.389cm" svg:y="6.955cm">
          <draw:text-box>
            <text:p text:style-name="P1"><text:span text:style-name="T7">n</text:span></text:p>
          </draw:text-box>
        </draw:frame>
        <draw:frame draw:style-name="gr60" draw:layer="layout" svg:width="0.518cm" svg:height="1.009cm" svg:x="15.905cm" svg:y="6.955cm">
          <draw:text-box>
            <text:p text:style-name="P1"><text:span text:style-name="T7">u</text:span></text:p>
          </draw:text-box>
        </draw:frame>
        <draw:frame draw:style-name="gr19" draw:layer="layout" svg:width="0.235cm" svg:height="1.009cm" svg:x="16.422cm" svg:y="6.955cm">
          <draw:text-box>
            <text:p text:style-name="P1"><text:span text:style-name="T7"><text:s/></text:span></text:p>
          </draw:text-box>
        </draw:frame>
        <draw:frame draw:style-name="gr19" draw:layer="layout" svg:width="0.231cm" svg:height="1.009cm" svg:x="16.651cm" svg:y="6.955cm">
          <draw:text-box>
            <text:p text:style-name="P1"><text:span text:style-name="T7">:</text:span></text:p>
          </draw:text-box>
        </draw:frame>
        <draw:frame draw:style-name="gr19" draw:layer="layout" svg:width="0.235cm" svg:height="1.009cm" svg:x="16.879cm" svg:y="6.955cm">
          <draw:text-box>
            <text:p text:style-name="P1"><text:span text:style-name="T7"><text:s/></text:span></text:p>
          </draw:text-box>
        </draw:frame>
        <draw:frame draw:style-name="gr149" draw:layer="layout" svg:width="0.171cm" svg:height="1.009cm" svg:x="17.11cm" svg:y="6.955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7.314cm" svg:y="6.955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7.855cm" svg:y="6.955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8.228cm" svg:y="6.955cm">
          <draw:text-box>
            <text:p text:style-name="P1"><text:span text:style-name="T7"><text:s/></text:span></text:p>
          </draw:text-box>
        </draw:frame>
        <draw:frame draw:style-name="gr147" draw:layer="layout" svg:width="0.548cm" svg:height="1.009cm" svg:x="18.465cm" svg:y="6.955cm">
          <draw:text-box>
            <text:p text:style-name="P1"><text:span text:style-name="T7">c</text:span></text:p>
          </draw:text-box>
        </draw:frame>
        <draw:frame draw:style-name="gr147" draw:layer="layout" svg:width="0.557cm" svg:height="1.009cm" svg:x="19.007cm" svg:y="6.955cm">
          <draw:text-box>
            <text:p text:style-name="P1"><text:span text:style-name="T7">o</text:span></text:p>
          </draw:text-box>
        </draw:frame>
        <draw:frame draw:style-name="gr176" draw:layer="layout" svg:width="0.798cm" svg:height="1.009cm" svg:x="19.549cm" svg:y="6.955cm">
          <draw:text-box>
            <text:p text:style-name="P1"><text:span text:style-name="T7">m</text:span></text:p>
          </draw:text-box>
        </draw:frame>
        <draw:frame draw:style-name="gr176" draw:layer="layout" svg:width="0.798cm" svg:height="1.009cm" svg:x="20.349cm" svg:y="6.955cm">
          <draw:text-box>
            <text:p text:style-name="P1"><text:span text:style-name="T7">m</text:span></text:p>
          </draw:text-box>
        </draw:frame>
        <draw:frame draw:style-name="gr147" draw:layer="layout" svg:width="0.552cm" svg:height="1.009cm" svg:x="21.145cm" svg:y="6.955cm">
          <draw:text-box>
            <text:p text:style-name="P1"><text:span text:style-name="T7">e</text:span></text:p>
          </draw:text-box>
        </draw:frame>
        <draw:frame draw:style-name="gr153" draw:layer="layout" svg:width="0.518cm" svg:height="1.009cm" svg:x="21.687cm" svg:y="6.955cm">
          <draw:text-box>
            <text:p text:style-name="P1"><text:span text:style-name="T7">n</text:span></text:p>
          </draw:text-box>
        </draw:frame>
        <draw:frame draw:style-name="gr63" draw:layer="layout" svg:width="0.29cm" svg:height="1.009cm" svg:x="22.194cm" svg:y="6.955cm">
          <draw:text-box>
            <text:p text:style-name="P1"><text:span text:style-name="T7">t</text:span></text:p>
          </draw:text-box>
        </draw:frame>
        <draw:frame draw:style-name="gr148" draw:layer="layout" svg:width="0.582cm" svg:height="1.009cm" svg:x="22.449cm" svg:y="6.955cm">
          <draw:text-box>
            <text:p text:style-name="P1"><text:span text:style-name="T7">a</text:span></text:p>
          </draw:text-box>
        </draw:frame>
        <draw:frame draw:style-name="gr149" draw:layer="layout" svg:width="0.18cm" svg:height="1.009cm" svg:x="23.007cm" svg:y="6.955cm">
          <draw:text-box>
            <text:p text:style-name="P1"><text:span text:style-name="T7">i</text:span></text:p>
          </draw:text-box>
        </draw:frame>
        <draw:frame draw:style-name="gr152" draw:layer="layout" svg:width="0.256cm" svg:height="1.009cm" svg:x="23.211cm" svg:y="6.955cm">
          <draw:text-box>
            <text:p text:style-name="P1"><text:span text:style-name="T7">r</text:span></text:p>
          </draw:text-box>
        </draw:frame>
        <draw:frame draw:style-name="gr147" draw:layer="layout" svg:width="0.552cm" svg:height="1.009cm" svg:x="23.482cm" svg:y="6.955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24.024cm" svg:y="6.955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0" draw:layer="layout" svg:width="1.585cm" svg:height="2.571cm" svg:x="4.503cm" svg:y="2.212cm">
          <draw:text-box>
            <text:p text:style-name="P1"><text:span text:style-name="T4">N</text:span></text:p>
          </draw:text-box>
        </draw:frame>
        <draw:frame draw:style-name="gr41" draw:layer="layout" svg:width="1.043cm" svg:height="2.571cm" svg:x="6.087cm" svg:y="2.212cm">
          <draw:text-box>
            <text:p text:style-name="P1"><text:span text:style-name="T4">o</text:span></text:p>
          </draw:text-box>
        </draw:frame>
        <draw:frame draw:style-name="gr141" draw:layer="layout" svg:width="0.756cm" svg:height="2.571cm" svg:x="7.128cm" svg:y="2.212cm">
          <draw:text-box>
            <text:p text:style-name="P1"><text:span text:style-name="T4">r</text:span></text:p>
          </draw:text-box>
        </draw:frame>
        <draw:frame draw:style-name="gr40" draw:layer="layout" svg:width="1.683cm" svg:height="2.571cm" svg:x="7.882cm" svg:y="2.212cm">
          <draw:text-box>
            <text:p text:style-name="P1"><text:span text:style-name="T4">m</text:span></text:p>
          </draw:text-box>
        </draw:frame>
        <draw:frame draw:style-name="gr38" draw:layer="layout" svg:width="0.916cm" svg:height="2.571cm" svg:x="9.563cm" svg:y="2.212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0.477cm" svg:y="2.212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286cm" svg:y="2.212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1.76cm" svg:y="2.212cm">
          <draw:text-box>
            <text:p text:style-name="P1"><text:span text:style-name="T4">m</text:span></text:p>
          </draw:text-box>
        </draw:frame>
        <draw:frame draw:style-name="gr46" draw:layer="layout" svg:width="0.557cm" svg:height="2.571cm" svg:x="13.441cm" svg:y="2.212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3.996cm" svg:y="2.212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14.804cm" svg:y="2.212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715cm" svg:y="2.212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524cm" svg:y="2.212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7.002cm" svg:y="2.212cm">
          <draw:text-box>
            <text:p text:style-name="P1"><text:span text:style-name="T4">e</text:span></text:p>
          </draw:text-box>
        </draw:frame>
        <draw:frame draw:style-name="gr143" draw:layer="layout" svg:width="1.111cm" svg:height="2.571cm" svg:x="17.912cm" svg:y="2.212cm">
          <draw:text-box>
            <text:p text:style-name="P1"><text:span text:style-name="T4">n</text:span></text:p>
          </draw:text-box>
        </draw:frame>
        <draw:frame draw:style-name="gr39" draw:layer="layout" svg:width="0.48cm" svg:height="2.571cm" svg:x="19.021cm" svg:y="2.212cm">
          <draw:text-box>
            <text:p text:style-name="P1"><text:span text:style-name="T4"><text:s/></text:span></text:p>
          </draw:text-box>
        </draw:frame>
        <draw:frame draw:style-name="gr140" draw:layer="layout" svg:width="1.585cm" svg:height="2.571cm" svg:x="4.427cm" svg:y="2.136cm">
          <draw:text-box>
            <text:p text:style-name="P1"><text:span text:style-name="T5">N</text:span></text:p>
          </draw:text-box>
        </draw:frame>
        <draw:frame draw:style-name="gr41" draw:layer="layout" svg:width="1.043cm" svg:height="2.571cm" svg:x="6.01cm" svg:y="2.136cm">
          <draw:text-box>
            <text:p text:style-name="P1"><text:span text:style-name="T5">o</text:span></text:p>
          </draw:text-box>
        </draw:frame>
        <draw:frame draw:style-name="gr141" draw:layer="layout" svg:width="0.756cm" svg:height="2.571cm" svg:x="7.052cm" svg:y="2.136cm">
          <draw:text-box>
            <text:p text:style-name="P1"><text:span text:style-name="T5">r</text:span></text:p>
          </draw:text-box>
        </draw:frame>
        <draw:frame draw:style-name="gr40" draw:layer="layout" svg:width="1.683cm" svg:height="2.571cm" svg:x="7.805cm" svg:y="2.136cm">
          <draw:text-box>
            <text:p text:style-name="P1"><text:span text:style-name="T5">m</text:span></text:p>
          </draw:text-box>
        </draw:frame>
        <draw:frame draw:style-name="gr38" draw:layer="layout" svg:width="0.916cm" svg:height="2.571cm" svg:x="9.486cm" svg:y="2.136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0.401cm" svg:y="2.136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21cm" svg:y="2.136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1.684cm" svg:y="2.136cm">
          <draw:text-box>
            <text:p text:style-name="P1"><text:span text:style-name="T5">m</text:span></text:p>
          </draw:text-box>
        </draw:frame>
        <draw:frame draw:style-name="gr46" draw:layer="layout" svg:width="0.557cm" svg:height="2.571cm" svg:x="13.365cm" svg:y="2.136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3.919cm" svg:y="2.136cm">
          <draw:text-box>
            <text:p text:style-name="P1"><text:span text:style-name="T5">s</text:span></text:p>
          </draw:text-box>
        </draw:frame>
        <draw:frame draw:style-name="gr38" draw:layer="layout" svg:width="0.916cm" svg:height="2.571cm" svg:x="14.728cm" svg:y="2.136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638cm" svg:y="2.136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447cm" svg:y="2.136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6.926cm" svg:y="2.136cm">
          <draw:text-box>
            <text:p text:style-name="P1"><text:span text:style-name="T5">e</text:span></text:p>
          </draw:text-box>
        </draw:frame>
        <draw:frame draw:style-name="gr143" draw:layer="layout" svg:width="1.111cm" svg:height="2.571cm" svg:x="17.836cm" svg:y="2.136cm">
          <draw:text-box>
            <text:p text:style-name="P1"><text:span text:style-name="T5">n</text:span></text:p>
          </draw:text-box>
        </draw:frame>
        <draw:frame draw:style-name="gr39" draw:layer="layout" svg:width="0.48cm" svg:height="2.571cm" svg:x="18.945cm" svg:y="2.136cm">
          <draw:text-box>
            <text:p text:style-name="P1"><text:span text:style-name="T5"><text:s/></text:span></text:p>
          </draw:text-box>
        </draw:frame>
        <draw:frame draw:style-name="gr41" draw:layer="layout" svg:width="1.043cm" svg:height="2.571cm" svg:x="19.494cm" svg:y="2.212cm">
          <draw:text-box>
            <text:p text:style-name="P1"><text:span text:style-name="T4">o</text:span></text:p>
          </draw:text-box>
        </draw:frame>
        <draw:frame draw:style-name="gr38" draw:layer="layout" svg:width="0.916cm" svg:height="2.571cm" svg:x="20.535cm" svg:y="2.212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21.45cm" svg:y="2.212cm">
          <draw:text-box>
            <text:p text:style-name="P1"><text:span text:style-name="T4">u</text:span></text:p>
          </draw:text-box>
        </draw:frame>
        <draw:frame draw:style-name="gr145" draw:layer="layout" svg:width="1.077cm" svg:height="2.571cm" svg:x="22.597cm" svg:y="2.212cm">
          <draw:text-box>
            <text:p text:style-name="P1"><text:span text:style-name="T4">v</text:span></text:p>
          </draw:text-box>
        </draw:frame>
        <draw:frame draw:style-name="gr141" draw:layer="layout" svg:width="0.756cm" svg:height="2.571cm" svg:x="23.672cm" svg:y="2.212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24.426cm" svg:y="2.212cm">
          <draw:text-box>
            <text:p text:style-name="P1"><text:span text:style-name="T4">e</text:span></text:p>
          </draw:text-box>
        </draw:frame>
        <draw:frame draw:style-name="gr41" draw:layer="layout" svg:width="1.043cm" svg:height="2.571cm" svg:x="19.417cm" svg:y="2.136cm">
          <draw:text-box>
            <text:p text:style-name="P1"><text:span text:style-name="T5">o</text:span></text:p>
          </draw:text-box>
        </draw:frame>
        <draw:frame draw:style-name="gr38" draw:layer="layout" svg:width="0.916cm" svg:height="2.571cm" svg:x="20.459cm" svg:y="2.136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21.373cm" svg:y="2.136cm">
          <draw:text-box>
            <text:p text:style-name="P1"><text:span text:style-name="T5">u</text:span></text:p>
          </draw:text-box>
        </draw:frame>
        <draw:frame draw:style-name="gr145" draw:layer="layout" svg:width="1.077cm" svg:height="2.571cm" svg:x="22.521cm" svg:y="2.136cm">
          <draw:text-box>
            <text:p text:style-name="P1"><text:span text:style-name="T5">v</text:span></text:p>
          </draw:text-box>
        </draw:frame>
        <draw:frame draw:style-name="gr141" draw:layer="layout" svg:width="0.756cm" svg:height="2.571cm" svg:x="23.596cm" svg:y="2.136cm">
          <draw:text-box>
            <text:p text:style-name="P1"><text:span text:style-name="T5">r</text:span></text:p>
          </draw:text-box>
        </draw:frame>
        <draw:frame draw:style-name="gr2" draw:layer="layout" svg:width="16.827cm" svg:height="13.944cm" svg:x="4.448cm" svg:y="4.292cm">
          <draw:image xlink:href="Pictures/100000000000027C0000020FDC99D809.png" xlink:type="simple" xlink:show="embed" xlink:actuate="onLoad">
            <text:p/>
          </draw:image>
        </draw:frame>
        <draw:frame draw:style-name="gr38" draw:layer="layout" svg:width="0.916cm" svg:height="2.571cm" svg:x="24.349cm" svg:y="2.136cm">
          <draw:text-box>
            <text:p text:style-name="P1"><text:span text:style-name="T5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2.813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2.813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2.813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2.81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2.813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2.813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2.813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2.813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2.813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2.813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2.737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2.737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2.737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2.73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2.737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2.737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2.737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2.737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2.737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2.737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9.461cm" svg:y="5.767cm">
          <draw:text-box>
            <text:p text:style-name="P1"><text:span text:style-name="T6">•</text:span></text:p>
          </draw:text-box>
        </draw:frame>
        <draw:frame draw:style-name="gr218" draw:layer="layout" svg:width="0.781cm" svg:height="1.009cm" svg:x="10.413cm" svg:y="5.74cm">
          <draw:text-box>
            <text:p text:style-name="P1"><text:span text:style-name="T7">M</text:span></text:p>
          </draw:text-box>
        </draw:frame>
        <draw:frame draw:style-name="gr147" draw:layer="layout" svg:width="0.552cm" svg:height="1.009cm" svg:x="11.175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1.717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2.09cm" svg:y="5.74cm">
          <draw:text-box>
            <text:p text:style-name="P1"><text:span text:style-name="T7"><text:s/></text:span></text:p>
          </draw:text-box>
        </draw:frame>
        <draw:frame draw:style-name="gr150" draw:layer="layout" svg:width="0.332cm" svg:height="1.009cm" svg:x="12.327cm" svg:y="5.74cm">
          <draw:text-box>
            <text:p text:style-name="P1"><text:span text:style-name="T7">s</text:span></text:p>
          </draw:text-box>
        </draw:frame>
        <draw:frame draw:style-name="gr147" draw:layer="layout" svg:width="0.557cm" svg:height="1.009cm" svg:x="12.699cm" svg:y="5.74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13.241cm" svg:y="5.74cm">
          <draw:text-box>
            <text:p text:style-name="P1"><text:span text:style-name="T7">u</text:span></text:p>
          </draw:text-box>
        </draw:frame>
        <draw:frame draw:style-name="gr152" draw:layer="layout" svg:width="0.256cm" svg:height="1.009cm" svg:x="13.749cm" svg:y="5.74cm">
          <draw:text-box>
            <text:p text:style-name="P1"><text:span text:style-name="T7">r</text:span></text:p>
          </draw:text-box>
        </draw:frame>
        <draw:frame draw:style-name="gr147" draw:layer="layout" svg:width="0.548cm" svg:height="1.009cm" svg:x="14.02cm" svg:y="5.74cm">
          <draw:text-box>
            <text:p text:style-name="P1"><text:span text:style-name="T7">c</text:span></text:p>
          </draw:text-box>
        </draw:frame>
        <draw:frame draw:style-name="gr147" draw:layer="layout" svg:width="0.552cm" svg:height="1.009cm" svg:x="14.558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5.099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5.472cm" svg:y="5.74cm">
          <draw:text-box>
            <text:p text:style-name="P1"><text:span text:style-name="T7"><text:s/></text:span></text:p>
          </draw:text-box>
        </draw:frame>
        <draw:frame draw:style-name="gr148" draw:layer="layout" svg:width="0.578cm" svg:height="1.009cm" svg:x="15.709cm" svg:y="5.74cm">
          <draw:text-box>
            <text:p text:style-name="P1"><text:span text:style-name="T7">p</text:span></text:p>
          </draw:text-box>
        </draw:frame>
        <draw:frame draw:style-name="gr152" draw:layer="layout" svg:width="0.256cm" svg:height="1.009cm" svg:x="16.268cm" svg:y="5.74cm">
          <draw:text-box>
            <text:p text:style-name="P1"><text:span text:style-name="T7">r</text:span></text:p>
          </draw:text-box>
        </draw:frame>
        <draw:frame draw:style-name="gr149" draw:layer="layout" svg:width="0.18cm" svg:height="1.009cm" svg:x="16.539cm" svg:y="5.74cm">
          <draw:text-box>
            <text:p text:style-name="P1"><text:span text:style-name="T7">i</text:span></text:p>
          </draw:text-box>
        </draw:frame>
        <draw:frame draw:style-name="gr153" draw:layer="layout" svg:width="0.518cm" svg:height="1.009cm" svg:x="16.742cm" svg:y="5.74cm">
          <draw:text-box>
            <text:p text:style-name="P1"><text:span text:style-name="T7">n</text:span></text:p>
          </draw:text-box>
        </draw:frame>
        <draw:frame draw:style-name="gr147" draw:layer="layout" svg:width="0.548cm" svg:height="1.009cm" svg:x="17.25cm" svg:y="5.74cm">
          <draw:text-box>
            <text:p text:style-name="P1"><text:span text:style-name="T7">c</text:span></text:p>
          </draw:text-box>
        </draw:frame>
        <draw:frame draw:style-name="gr149" draw:layer="layout" svg:width="0.18cm" svg:height="1.009cm" svg:x="17.792cm" svg:y="5.74cm">
          <draw:text-box>
            <text:p text:style-name="P1"><text:span text:style-name="T7">i</text:span></text:p>
          </draw:text-box>
        </draw:frame>
        <draw:frame draw:style-name="gr148" draw:layer="layout" svg:width="0.578cm" svg:height="1.009cm" svg:x="17.995cm" svg:y="5.74cm">
          <draw:text-box>
            <text:p text:style-name="P1"><text:span text:style-name="T7">p</text:span></text:p>
          </draw:text-box>
        </draw:frame>
        <draw:frame draw:style-name="gr148" draw:layer="layout" svg:width="0.582cm" svg:height="1.009cm" svg:x="18.554cm" svg:y="5.74cm">
          <draw:text-box>
            <text:p text:style-name="P1"><text:span text:style-name="T7">a</text:span></text:p>
          </draw:text-box>
        </draw:frame>
        <draw:frame draw:style-name="gr149" draw:layer="layout" svg:width="0.171cm" svg:height="1.009cm" svg:x="19.113cm" svg:y="5.74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9.316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19.858cm" svg:y="5.74cm">
          <draw:text-box>
            <text:p text:style-name="P1"><text:span text:style-name="T7">s</text:span></text:p>
          </draw:text-box>
        </draw:frame>
        <draw:frame draw:style-name="gr177" draw:layer="layout" svg:width="0.226cm" svg:height="0.712cm" svg:x="3.674cm" svg:y="6.876cm">
          <draw:text-box>
            <text:p text:style-name="P1"><text:span text:style-name="T16">•</text:span></text:p>
          </draw:text-box>
        </draw:frame>
        <draw:frame draw:style-name="gr109" draw:layer="layout" svg:width="0.408cm" svg:height="0.767cm" svg:x="4.626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5.037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5.422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5.6cm" svg:y="6.855cm">
          <draw:text-box>
            <text:p text:style-name="P1"><text:span text:style-name="T17">d</text:span></text:p>
          </draw:text-box>
        </draw:frame>
        <draw:frame draw:style-name="gr109" draw:layer="layout" svg:width="0.417cm" svg:height="0.767cm" svg:x="6.036cm" svg:y="6.855cm">
          <draw:text-box>
            <text:p text:style-name="P1"><text:span text:style-name="T17">o</text:span></text:p>
          </draw:text-box>
        </draw:frame>
        <draw:frame draw:style-name="gr184" draw:layer="layout" svg:width="0.413cm" svg:height="0.767cm" svg:x="6.451cm" svg:y="6.855cm">
          <draw:text-box>
            <text:p text:style-name="P1"><text:span text:style-name="T17">c</text:span></text:p>
          </draw:text-box>
        </draw:frame>
        <draw:frame draw:style-name="gr208" draw:layer="layout" svg:width="0.387cm" svg:height="0.767cm" svg:x="6.866cm" svg:y="6.855cm">
          <draw:text-box>
            <text:p text:style-name="P1"><text:span text:style-name="T17">u</text:span></text:p>
          </draw:text-box>
        </draw:frame>
        <draw:frame draw:style-name="gr179" draw:layer="layout" svg:width="0.599cm" svg:height="0.767cm" svg:x="7.251cm" svg:y="6.855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7.848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8.263cm" svg:y="6.855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8.653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8.869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047cm" svg:y="6.855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9.483cm" svg:y="6.855cm">
          <draw:text-box>
            <text:p text:style-name="P1"><text:span text:style-name="T17">e</text:span></text:p>
          </draw:text-box>
        </draw:frame>
        <draw:frame draw:style-name="gr219" draw:layer="layout" svg:width="0.32cm" svg:height="0.767cm" svg:x="10.07cm" svg:y="6.855cm">
          <draw:text-box>
            <text:p text:style-name="P1"><text:span text:style-name="T17">S</text:span></text:p>
          </draw:text-box>
        </draw:frame>
        <draw:frame draw:style-name="gr138" draw:layer="layout" svg:width="0.413cm" svg:height="0.767cm" svg:x="10.4cm" svg:y="6.855cm">
          <draw:text-box>
            <text:p text:style-name="P1"><text:span text:style-name="T17">e</text:span></text:p>
          </draw:text-box>
        </draw:frame>
        <draw:frame draw:style-name="gr149" draw:layer="layout" svg:width="0.193cm" svg:height="0.767cm" svg:x="10.807cm" svg:y="6.855cm">
          <draw:text-box>
            <text:p text:style-name="P1"><text:span text:style-name="T17">r</text:span></text:p>
          </draw:text-box>
        </draw:frame>
        <draw:frame draw:style-name="gr87" draw:layer="layout" svg:width="0.43cm" svg:height="0.767cm" svg:x="11.01cm" svg:y="6.855cm">
          <draw:text-box>
            <text:p text:style-name="P1"><text:span text:style-name="T17">g</text:span></text:p>
          </draw:text-box>
        </draw:frame>
        <draw:frame draw:style-name="gr138" draw:layer="layout" svg:width="0.413cm" svg:height="0.767cm" svg:x="11.429cm" svg:y="6.855cm">
          <draw:text-box>
            <text:p text:style-name="P1"><text:span text:style-name="T17">e</text:span></text:p>
          </draw:text-box>
        </draw:frame>
        <draw:frame draw:style-name="gr220" draw:layer="layout" svg:width="0.18cm" svg:height="0.767cm" svg:x="11.835cm" svg:y="6.855cm">
          <draw:text-box>
            <text:p text:style-name="P1"><text:span text:style-name="T17"><text:s/></text:span></text:p>
          </draw:text-box>
        </draw:frame>
        <draw:frame draw:style-name="gr221" draw:layer="layout" svg:width="0.269cm" svg:height="0.767cm" svg:x="12.013cm" svg:y="6.855cm">
          <draw:text-box>
            <text:p text:style-name="P1"><text:span text:style-name="T17">T</text:span></text:p>
          </draw:text-box>
        </draw:frame>
        <draw:frame draw:style-name="gr87" draw:layer="layout" svg:width="0.434cm" svg:height="0.767cm" svg:x="12.28cm" svg:y="6.855cm">
          <draw:text-box>
            <text:p text:style-name="P1"><text:span text:style-name="T17">a</text:span></text:p>
          </draw:text-box>
        </draw:frame>
        <draw:frame draw:style-name="gr222" draw:layer="layout" svg:width="0.387cm" svg:height="0.767cm" svg:x="12.699cm" svg:y="6.855cm">
          <draw:text-box>
            <text:p text:style-name="P1"><text:span text:style-name="T17">h</text:span></text:p>
          </draw:text-box>
        </draw:frame>
        <draw:frame draw:style-name="gr138" draw:layer="layout" svg:width="0.413cm" svg:height="0.767cm" svg:x="13.076cm" svg:y="6.855cm">
          <draw:text-box>
            <text:p text:style-name="P1"><text:span text:style-name="T17">é</text:span></text:p>
          </draw:text-box>
        </draw:frame>
        <draw:frame draw:style-name="gr19" draw:layer="layout" svg:width="0.222cm" svg:height="0.767cm" svg:x="13.664cm" svg:y="6.855cm">
          <draw:text-box>
            <text:p text:style-name="P1"><text:span text:style-name="T17">(</text:span></text:p>
          </draw:text-box>
        </draw:frame>
        <draw:frame draw:style-name="gr77" draw:layer="layout" svg:width="0.353cm" svg:height="0.767cm" svg:x="13.889cm" svg:y="6.855cm">
          <draw:text-box>
            <text:p text:style-name="P1"><text:span text:style-name="T17">2</text:span></text:p>
          </draw:text-box>
        </draw:frame>
        <draw:frame draw:style-name="gr77" draw:layer="layout" svg:width="0.353cm" svg:height="0.767cm" svg:x="14.24cm" svg:y="6.855cm">
          <draw:text-box>
            <text:p text:style-name="P1"><text:span text:style-name="T17">0</text:span></text:p>
          </draw:text-box>
        </draw:frame>
        <draw:frame draw:style-name="gr77" draw:layer="layout" svg:width="0.353cm" svg:height="0.767cm" svg:x="14.595cm" svg:y="6.855cm">
          <draw:text-box>
            <text:p text:style-name="P1"><text:span text:style-name="T17">0</text:span></text:p>
          </draw:text-box>
        </draw:frame>
        <draw:frame draw:style-name="gr77" draw:layer="layout" svg:width="0.353cm" svg:height="0.767cm" svg:x="14.947cm" svg:y="6.855cm">
          <draw:text-box>
            <text:p text:style-name="P1"><text:span text:style-name="T17">4</text:span></text:p>
          </draw:text-box>
        </draw:frame>
        <draw:frame draw:style-name="gr223" draw:layer="layout" svg:width="0.214cm" svg:height="0.767cm" svg:x="15.298cm" svg:y="6.855cm">
          <draw:text-box>
            <text:p text:style-name="P1"><text:span text:style-name="T17">-</text:span></text:p>
          </draw:text-box>
        </draw:frame>
        <draw:frame draw:style-name="gr77" draw:layer="layout" svg:width="0.353cm" svg:height="0.767cm" svg:x="15.51cm" svg:y="6.855cm">
          <draw:text-box>
            <text:p text:style-name="P1"><text:span text:style-name="T17">2</text:span></text:p>
          </draw:text-box>
        </draw:frame>
        <draw:frame draw:style-name="gr77" draw:layer="layout" svg:width="0.353cm" svg:height="0.767cm" svg:x="15.865cm" svg:y="6.855cm">
          <draw:text-box>
            <text:p text:style-name="P1"><text:span text:style-name="T17">0</text:span></text:p>
          </draw:text-box>
        </draw:frame>
        <draw:frame draw:style-name="gr77" draw:layer="layout" svg:width="0.353cm" svg:height="0.767cm" svg:x="16.216cm" svg:y="6.855cm">
          <draw:text-box>
            <text:p text:style-name="P1"><text:span text:style-name="T17">0</text:span></text:p>
          </draw:text-box>
        </draw:frame>
        <draw:frame draw:style-name="gr77" draw:layer="layout" svg:width="0.353cm" svg:height="0.767cm" svg:x="16.567cm" svg:y="6.855cm">
          <draw:text-box>
            <text:p text:style-name="P1"><text:span text:style-name="T17">8</text:span></text:p>
          </draw:text-box>
        </draw:frame>
        <draw:frame draw:style-name="gr19" draw:layer="layout" svg:width="0.226cm" svg:height="0.767cm" svg:x="16.927cm" svg:y="6.855cm">
          <draw:text-box>
            <text:p text:style-name="P1"><text:span text:style-name="T17">)</text:span></text:p>
          </draw:text-box>
        </draw:frame>
        <draw:frame draw:style-name="gr180" draw:layer="layout" svg:width="0.18cm" svg:height="0.767cm" svg:x="17.151cm" svg:y="6.85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7.334cm" svg:y="6.855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17.765cm" svg:y="6.855cm">
          <draw:text-box>
            <text:p text:style-name="P1"><text:span text:style-name="T17">u</text:span></text:p>
          </draw:text-box>
        </draw:frame>
        <draw:frame draw:style-name="gr28" draw:layer="layout" svg:width="0.137cm" svg:height="0.767cm" svg:x="18.151cm" svg:y="6.855cm">
          <draw:text-box>
            <text:p text:style-name="P1"><text:span text:style-name="T17">i</text:span></text:p>
          </draw:text-box>
        </draw:frame>
        <draw:frame draw:style-name="gr180" draw:layer="layout" svg:width="0.18cm" svg:height="0.767cm" svg:x="18.286cm" svg:y="6.855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8.464cm" svg:y="6.855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18.891cm" svg:y="6.8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9.082cm" svg:y="6.855cm">
          <draw:text-box>
            <text:p text:style-name="P1"><text:span text:style-name="T17">é</text:span></text:p>
          </draw:text-box>
        </draw:frame>
        <draw:frame draw:style-name="gr175" draw:layer="layout" svg:width="0.248cm" svg:height="0.767cm" svg:x="19.493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9.742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0.153cm" svg:y="6.855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20.543cm" svg:y="6.85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20.759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1.169cm" svg:y="6.855cm">
          <draw:text-box>
            <text:p text:style-name="P1"><text:span text:style-name="T17"><text:s/></text:span></text:p>
          </draw:text-box>
        </draw:frame>
        <draw:frame draw:style-name="gr208" draw:layer="layout" svg:width="0.387cm" svg:height="0.767cm" svg:x="21.351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21.737cm" svg:y="6.855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22.126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2.537cm" svg:y="6.855cm">
          <draw:text-box>
            <text:p text:style-name="P1"><text:span text:style-name="T17"><text:s/></text:span></text:p>
          </draw:text-box>
        </draw:frame>
        <draw:frame draw:style-name="gr28" draw:layer="layout" svg:width="0.137cm" svg:height="0.767cm" svg:x="4.626cm" svg:y="7.622cm">
          <draw:text-box>
            <text:p text:style-name="P1"><text:span text:style-name="T17">i</text:span></text:p>
          </draw:text-box>
        </draw:frame>
        <draw:frame draw:style-name="gr179" draw:layer="layout" svg:width="0.599cm" svg:height="0.767cm" svg:x="4.757cm" svg:y="7.622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5.354cm" svg:y="7.622cm">
          <draw:text-box>
            <text:p text:style-name="P1"><text:span text:style-name="T17">p</text:span></text:p>
          </draw:text-box>
        </draw:frame>
        <draw:frame draw:style-name="gr28" draw:layer="layout" svg:width="0.133cm" svg:height="0.767cm" svg:x="5.782cm" svg:y="7.622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5.913cm" svg:y="7.622cm">
          <draw:text-box>
            <text:p text:style-name="P1"><text:span text:style-name="T17">é</text:span></text:p>
          </draw:text-box>
        </draw:frame>
        <draw:frame draw:style-name="gr179" draw:layer="layout" svg:width="0.599cm" svg:height="0.767cm" svg:x="6.324cm" svg:y="7.622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6.92cm" svg:y="7.622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7.331cm" svg:y="7.622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7.721cm" svg:y="7.622cm">
          <draw:text-box>
            <text:p text:style-name="P1"><text:span text:style-name="T17">t</text:span></text:p>
          </draw:text-box>
        </draw:frame>
        <draw:frame draw:style-name="gr187" draw:layer="layout" svg:width="0.434cm" svg:height="0.767cm" svg:x="7.932cm" svg:y="7.622cm">
          <draw:text-box>
            <text:p text:style-name="P1"><text:span text:style-name="T17">a</text:span></text:p>
          </draw:text-box>
        </draw:frame>
        <draw:frame draw:style-name="gr204" draw:layer="layout" svg:width="0.214cm" svg:height="0.767cm" svg:x="8.368cm" svg:y="7.622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8.58cm" svg:y="7.622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8.716cm" svg:y="7.62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131cm" svg:y="7.622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9.516cm" svg:y="7.62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694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0.13cm" svg:y="7.622cm">
          <draw:text-box>
            <text:p text:style-name="P1"><text:span text:style-name="T17">é</text:span></text:p>
          </draw:text-box>
        </draw:frame>
        <draw:frame draw:style-name="gr204" draw:layer="layout" svg:width="0.214cm" svg:height="0.767cm" svg:x="10.545cm" svg:y="7.622cm">
          <draw:text-box>
            <text:p text:style-name="P1"><text:span text:style-name="T17">t</text:span></text:p>
          </draw:text-box>
        </draw:frame>
        <draw:frame draw:style-name="gr187" draw:layer="layout" svg:width="0.434cm" svg:height="0.767cm" svg:x="10.756cm" svg:y="7.622cm">
          <draw:text-box>
            <text:p text:style-name="P1"><text:span text:style-name="T17">a</text:span></text:p>
          </draw:text-box>
        </draw:frame>
        <draw:frame draw:style-name="gr28" draw:layer="layout" svg:width="0.137cm" svg:height="0.767cm" svg:x="11.188cm" svg:y="7.622cm">
          <draw:text-box>
            <text:p text:style-name="P1"><text:span text:style-name="T17">i</text:span></text:p>
          </draw:text-box>
        </draw:frame>
        <draw:frame draw:style-name="gr28" draw:layer="layout" svg:width="0.133cm" svg:height="0.767cm" svg:x="11.323cm" svg:y="7.622cm">
          <draw:text-box>
            <text:p text:style-name="P1"><text:span text:style-name="T17">l</text:span></text:p>
          </draw:text-box>
        </draw:frame>
        <draw:frame draw:style-name="gr28" draw:layer="layout" svg:width="0.133cm" svg:height="0.767cm" svg:x="11.45cm" svg:y="7.622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11.581cm" svg:y="7.622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1.992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2.403cm" svg:y="7.62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2.581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3.021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3.432cm" svg:y="7.622cm">
          <draw:text-box>
            <text:p text:style-name="P1"><text:span text:style-name="T17"><text:s/></text:span></text:p>
          </draw:text-box>
        </draw:frame>
        <draw:frame draw:style-name="gr28" draw:layer="layout" svg:width="0.133cm" svg:height="0.767cm" svg:x="13.61cm" svg:y="7.622cm">
          <draw:text-box>
            <text:p text:style-name="P1"><text:span text:style-name="T17">l</text:span></text:p>
          </draw:text-box>
        </draw:frame>
        <draw:frame draw:style-name="gr209" draw:layer="layout" svg:width="0.226cm" svg:height="0.767cm" svg:x="13.741cm" svg:y="7.622cm">
          <draw:text-box>
            <text:p text:style-name="P1"><text:span text:style-name="T17">’</text:span></text:p>
          </draw:text-box>
        </draw:frame>
        <draw:frame draw:style-name="gr187" draw:layer="layout" svg:width="0.434cm" svg:height="0.767cm" svg:x="13.965cm" svg:y="7.622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4.397cm" svg:y="7.622cm">
          <draw:text-box>
            <text:p text:style-name="P1"><text:span text:style-name="T17">r</text:span></text:p>
          </draw:text-box>
        </draw:frame>
        <draw:frame draw:style-name="gr184" draw:layer="layout" svg:width="0.413cm" svg:height="0.767cm" svg:x="14.587cm" svg:y="7.622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14.998cm" svg:y="7.622cm">
          <draw:text-box>
            <text:p text:style-name="P1"><text:span text:style-name="T17">h</text:span></text:p>
          </draw:text-box>
        </draw:frame>
        <draw:frame draw:style-name="gr28" draw:layer="layout" svg:width="0.137cm" svg:height="0.767cm" svg:x="15.383cm" svg:y="7.622cm">
          <draw:text-box>
            <text:p text:style-name="P1"><text:span text:style-name="T17">i</text:span></text:p>
          </draw:text-box>
        </draw:frame>
        <draw:frame draw:style-name="gr204" draw:layer="layout" svg:width="0.214cm" svg:height="0.767cm" svg:x="15.519cm" svg:y="7.622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5.73cm" svg:y="7.622cm">
          <draw:text-box>
            <text:p text:style-name="P1"><text:span text:style-name="T17">e</text:span></text:p>
          </draw:text-box>
        </draw:frame>
        <draw:frame draw:style-name="gr184" draw:layer="layout" svg:width="0.413cm" svg:height="0.767cm" svg:x="16.141cm" svg:y="7.622cm">
          <draw:text-box>
            <text:p text:style-name="P1"><text:span text:style-name="T17">c</text:span></text:p>
          </draw:text-box>
        </draw:frame>
        <draw:frame draw:style-name="gr204" draw:layer="layout" svg:width="0.214cm" svg:height="0.767cm" svg:x="16.552cm" svg:y="7.622cm">
          <draw:text-box>
            <text:p text:style-name="P1"><text:span text:style-name="T17">t</text:span></text:p>
          </draw:text-box>
        </draw:frame>
        <draw:frame draw:style-name="gr208" draw:layer="layout" svg:width="0.387cm" svg:height="0.767cm" svg:x="16.768cm" svg:y="7.622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17.153cm" svg:y="7.622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7.348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7.759cm" svg:y="7.622cm">
          <draw:text-box>
            <text:p text:style-name="P1"><text:span text:style-name="T17"><text:s/></text:span></text:p>
          </draw:text-box>
        </draw:frame>
        <draw:frame draw:style-name="gr224" draw:layer="layout" svg:width="0.59cm" svg:height="0.767cm" svg:x="17.937cm" svg:y="7.622cm">
          <draw:text-box>
            <text:p text:style-name="P1"><text:span text:style-name="T17">M</text:span></text:p>
          </draw:text-box>
        </draw:frame>
        <draw:frame draw:style-name="gr225" draw:layer="layout" svg:width="0.442cm" svg:height="0.767cm" svg:x="18.525cm" svg:y="7.622cm">
          <draw:text-box>
            <text:p text:style-name="P1"><text:span text:style-name="T17">V</text:span></text:p>
          </draw:text-box>
        </draw:frame>
        <draw:frame draw:style-name="gr54" draw:layer="layout" svg:width="0.518cm" svg:height="0.767cm" svg:x="18.965cm" svg:y="7.622cm">
          <draw:text-box>
            <text:p text:style-name="P1"><text:span text:style-name="T17">C</text:span></text:p>
          </draw:text-box>
        </draw:frame>
        <draw:frame draw:style-name="gr180" draw:layer="layout" svg:width="0.18cm" svg:height="0.767cm" svg:x="19.482cm" svg:y="7.622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19.66cm" svg:y="7.622cm">
          <draw:text-box>
            <text:p text:style-name="P1"><text:span text:style-name="T17">p</text:span></text:p>
          </draw:text-box>
        </draw:frame>
        <draw:frame draw:style-name="gr109" draw:layer="layout" svg:width="0.417cm" svg:height="0.767cm" svg:x="20.091cm" svg:y="7.622cm">
          <draw:text-box>
            <text:p text:style-name="P1"><text:span text:style-name="T17">o</text:span></text:p>
          </draw:text-box>
        </draw:frame>
        <draw:frame draw:style-name="gr208" draw:layer="layout" svg:width="0.387cm" svg:height="0.767cm" svg:x="20.506cm" svg:y="7.622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20.892cm" svg:y="7.622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21.081cm" svg:y="7.622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21.259cm" svg:y="7.622cm">
          <draw:text-box>
            <text:p text:style-name="P1"><text:span text:style-name="T17">p</text:span></text:p>
          </draw:text-box>
        </draw:frame>
        <draw:frame draw:style-name="gr185" draw:layer="layout" svg:width="0.387cm" svg:height="0.767cm" svg:x="21.691cm" svg:y="7.622cm">
          <draw:text-box>
            <text:p text:style-name="P1"><text:span text:style-name="T17">h</text:span></text:p>
          </draw:text-box>
        </draw:frame>
        <draw:frame draw:style-name="gr187" draw:layer="layout" svg:width="0.434cm" svg:height="0.767cm" svg:x="22.076cm" svg:y="7.622cm">
          <draw:text-box>
            <text:p text:style-name="P1"><text:span text:style-name="T17">p</text:span></text:p>
          </draw:text-box>
        </draw:frame>
        <draw:frame draw:style-name="gr19" draw:layer="layout" svg:width="0.222cm" svg:height="0.767cm" svg:x="22.694cm" svg:y="7.622cm">
          <draw:text-box>
            <text:p text:style-name="P1"><text:span text:style-name="T17">(</text:span></text:p>
          </draw:text-box>
        </draw:frame>
        <draw:frame draw:style-name="gr182" draw:layer="layout" svg:width="0.413cm" svg:height="0.767cm" svg:x="22.918cm" svg:y="7.622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3.333cm" svg:y="7.622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23.719cm" svg:y="7.622cm">
          <draw:text-box>
            <text:p text:style-name="P1"><text:span text:style-name="T17"><text:s/></text:span></text:p>
          </draw:text-box>
        </draw:frame>
        <draw:frame draw:style-name="gr179" draw:layer="layout" svg:width="0.599cm" svg:height="0.767cm" svg:x="23.897cm" svg:y="7.622cm">
          <draw:text-box>
            <text:p text:style-name="P1"><text:span text:style-name="T17">m</text:span></text:p>
          </draw:text-box>
        </draw:frame>
        <draw:frame draw:style-name="gr109" draw:layer="layout" svg:width="0.417cm" svg:height="0.767cm" svg:x="24.493cm" svg:y="7.622cm">
          <draw:text-box>
            <text:p text:style-name="P1"><text:span text:style-name="T17">o</text:span></text:p>
          </draw:text-box>
        </draw:frame>
        <draw:frame draw:style-name="gr181" draw:layer="layout" svg:width="0.438cm" svg:height="0.767cm" svg:x="24.908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5.349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5.759cm" svg:y="7.622cm">
          <draw:text-box>
            <text:p text:style-name="P1"><text:span text:style-name="T17"><text:s/></text:span></text:p>
          </draw:text-box>
        </draw:frame>
        <draw:frame draw:style-name="gr187" draw:layer="layout" svg:width="0.434cm" svg:height="0.767cm" svg:x="4.626cm" svg:y="8.384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5.058cm" svg:y="8.384cm">
          <draw:text-box>
            <text:p text:style-name="P1"><text:span text:style-name="T17">r</text:span></text:p>
          </draw:text-box>
        </draw:frame>
        <draw:frame draw:style-name="gr109" draw:layer="layout" svg:width="0.417cm" svg:height="0.767cm" svg:x="5.249cm" svg:y="8.384cm">
          <draw:text-box>
            <text:p text:style-name="P1"><text:span text:style-name="T17">o</text:span></text:p>
          </draw:text-box>
        </draw:frame>
        <draw:frame draw:style-name="gr184" draw:layer="layout" svg:width="0.413cm" svg:height="0.767cm" svg:x="5.664cm" svg:y="8.384cm">
          <draw:text-box>
            <text:p text:style-name="P1"><text:span text:style-name="T17">c</text:span></text:p>
          </draw:text-box>
        </draw:frame>
        <draw:frame draw:style-name="gr182" draw:layer="layout" svg:width="0.413cm" svg:height="0.767cm" svg:x="6.074cm" svg:y="8.384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6.485cm" svg:y="8.384cm">
          <draw:text-box>
            <text:p text:style-name="P1"><text:span text:style-name="T17">d</text:span></text:p>
          </draw:text-box>
        </draw:frame>
        <draw:frame draw:style-name="gr208" draw:layer="layout" svg:width="0.387cm" svg:height="0.767cm" svg:x="6.921cm" svg:y="8.384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7.306cm" svg:y="8.384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7.497cm" svg:y="8.384cm">
          <draw:text-box>
            <text:p text:style-name="P1"><text:span text:style-name="T17">a</text:span></text:p>
          </draw:text-box>
        </draw:frame>
        <draw:frame draw:style-name="gr28" draw:layer="layout" svg:width="0.133cm" svg:height="0.767cm" svg:x="7.929cm" svg:y="8.384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8.06cm" svg:y="8.384cm">
          <draw:text-box>
            <text:p text:style-name="P1"><text:span text:style-name="T17"><text:s/></text:span></text:p>
          </draw:text-box>
        </draw:frame>
        <draw:frame draw:style-name="gr223" draw:layer="layout" svg:width="0.214cm" svg:height="0.767cm" svg:x="8.238cm" svg:y="8.384cm">
          <draw:text-box>
            <text:p text:style-name="P1"><text:span text:style-name="T17">-</text:span></text:p>
          </draw:text-box>
        </draw:frame>
        <draw:frame draw:style-name="gr175" draw:layer="layout" svg:width="0.248cm" svg:height="0.767cm" svg:x="8.449cm" svg:y="8.384cm">
          <draw:text-box>
            <text:p text:style-name="P1"><text:span text:style-name="T17">s</text:span></text:p>
          </draw:text-box>
        </draw:frame>
        <draw:frame draw:style-name="gr187" draw:layer="layout" svg:width="0.434cm" svg:height="0.767cm" svg:x="8.695cm" svg:y="8.384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9.126cm" svg:y="8.384cm">
          <draw:text-box>
            <text:p text:style-name="P1"><text:span text:style-name="T17">n</text:span></text:p>
          </draw:text-box>
        </draw:frame>
        <draw:frame draw:style-name="gr175" draw:layer="layout" svg:width="0.248cm" svg:height="0.767cm" svg:x="9.512cm" svg:y="8.38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757cm" svg:y="8.384cm">
          <draw:text-box>
            <text:p text:style-name="P1"><text:span text:style-name="T17"><text:s/></text:span></text:p>
          </draw:text-box>
        </draw:frame>
        <draw:frame draw:style-name="gr109" draw:layer="layout" svg:width="0.417cm" svg:height="0.767cm" svg:x="9.935cm" svg:y="8.384cm">
          <draw:text-box>
            <text:p text:style-name="P1"><text:span text:style-name="T17">o</text:span></text:p>
          </draw:text-box>
        </draw:frame>
        <draw:frame draw:style-name="gr187" draw:layer="layout" svg:width="0.434cm" svg:height="0.767cm" svg:x="10.35cm" svg:y="8.384cm">
          <draw:text-box>
            <text:p text:style-name="P1"><text:span text:style-name="T17">b</text:span></text:p>
          </draw:text-box>
        </draw:frame>
        <draw:frame draw:style-name="gr226" draw:layer="layout" svg:width="0.133cm" svg:height="0.767cm" svg:x="10.781cm" svg:y="8.384cm">
          <draw:text-box>
            <text:p text:style-name="P1"><text:span text:style-name="T17">j</text:span></text:p>
          </draw:text-box>
        </draw:frame>
        <draw:frame draw:style-name="gr182" draw:layer="layout" svg:width="0.413cm" svg:height="0.767cm" svg:x="10.913cm" svg:y="8.384cm">
          <draw:text-box>
            <text:p text:style-name="P1"><text:span text:style-name="T17">e</text:span></text:p>
          </draw:text-box>
        </draw:frame>
        <draw:frame draw:style-name="gr204" draw:layer="layout" svg:width="0.214cm" svg:height="0.767cm" svg:x="11.328cm" svg:y="8.384cm">
          <draw:text-box>
            <text:p text:style-name="P1"><text:span text:style-name="T17">t</text:span></text:p>
          </draw:text-box>
        </draw:frame>
        <draw:frame draw:style-name="gr223" draw:layer="layout" svg:width="0.214cm" svg:height="0.767cm" svg:x="11.54cm" svg:y="8.384cm">
          <draw:text-box>
            <text:p text:style-name="P1"><text:span text:style-name="T17">-</text:span></text:p>
          </draw:text-box>
        </draw:frame>
        <draw:frame draw:style-name="gr19" draw:layer="layout" svg:width="0.226cm" svg:height="0.767cm" svg:x="11.755cm" svg:y="8.384cm">
          <draw:text-box>
            <text:p text:style-name="P1"><text:span text:style-name="T17">)</text:span></text:p>
          </draw:text-box>
        </draw:frame>
        <draw:frame draw:style-name="gr180" draw:layer="layout" svg:width="0.18cm" svg:height="0.767cm" svg:x="11.984cm" svg:y="8.384cm">
          <draw:text-box>
            <text:p text:style-name="P1"><text:span text:style-name="T17"><text:s/></text:span></text:p>
          </draw:text-box>
        </draw:frame>
        <draw:frame draw:style-name="gr180" draw:layer="layout" svg:width="0.171cm" svg:height="0.767cm" svg:x="12.166cm" svg:y="8.384cm">
          <draw:text-box>
            <text:p text:style-name="P1"><text:span text:style-name="T17">:</text:span></text:p>
          </draw:text-box>
        </draw:frame>
        <draw:frame draw:style-name="gr180" draw:layer="layout" svg:width="0.18cm" svg:height="0.767cm" svg:x="12.336cm" svg:y="8.38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4.626cm" svg:y="9.146cm">
          <draw:text-box>
            <text:p text:style-name="P1"><text:span text:style-name="T19">h</text:span></text:p>
          </draw:text-box>
        </draw:frame>
        <draw:frame draw:style-name="gr204" draw:layer="layout" svg:width="0.214cm" svg:height="0.767cm" svg:x="5.016cm" svg:y="9.146cm">
          <draw:text-box>
            <text:p text:style-name="P1"><text:span text:style-name="T19">t</text:span></text:p>
          </draw:text-box>
        </draw:frame>
        <draw:frame draw:style-name="gr204" draw:layer="layout" svg:width="0.214cm" svg:height="0.767cm" svg:x="5.232cm" svg:y="9.146cm">
          <draw:text-box>
            <text:p text:style-name="P1"><text:span text:style-name="T19">t</text:span></text:p>
          </draw:text-box>
        </draw:frame>
        <draw:frame draw:style-name="gr187" draw:layer="layout" svg:width="0.434cm" svg:height="0.767cm" svg:x="5.444cm" svg:y="9.146cm">
          <draw:text-box>
            <text:p text:style-name="P1"><text:span text:style-name="T19">p</text:span></text:p>
          </draw:text-box>
        </draw:frame>
        <draw:frame draw:style-name="gr180" draw:layer="layout" svg:width="0.171cm" svg:height="0.767cm" svg:x="5.879cm" svg:y="9.146cm">
          <draw:text-box>
            <text:p text:style-name="P1"><text:span text:style-name="T19">:</text:span></text:p>
          </draw:text-box>
        </draw:frame>
        <draw:frame draw:style-name="gr171" draw:layer="layout" svg:width="0.281cm" svg:height="0.767cm" svg:x="6.049cm" svg:y="9.146cm">
          <draw:text-box>
            <text:p text:style-name="P1"><text:span text:style-name="T19">/</text:span></text:p>
          </draw:text-box>
        </draw:frame>
        <draw:frame draw:style-name="gr171" draw:layer="layout" svg:width="0.281cm" svg:height="0.767cm" svg:x="6.328cm" svg:y="9.146cm">
          <draw:text-box>
            <text:p text:style-name="P1"><text:span text:style-name="T19">/</text:span></text:p>
          </draw:text-box>
        </draw:frame>
        <draw:frame draw:style-name="gr204" draw:layer="layout" svg:width="0.214cm" svg:height="0.767cm" svg:x="6.612cm" svg:y="9.146cm">
          <draw:text-box>
            <text:p text:style-name="P1"><text:span text:style-name="T19">t</text:span></text:p>
          </draw:text-box>
        </draw:frame>
        <draw:frame draw:style-name="gr187" draw:layer="layout" svg:width="0.434cm" svg:height="0.767cm" svg:x="6.824cm" svg:y="9.146cm">
          <draw:text-box>
            <text:p text:style-name="P1"><text:span text:style-name="T19">a</text:span></text:p>
          </draw:text-box>
        </draw:frame>
        <draw:frame draw:style-name="gr185" draw:layer="layout" svg:width="0.387cm" svg:height="0.767cm" svg:x="7.26cm" svg:y="9.146cm">
          <draw:text-box>
            <text:p text:style-name="P1"><text:span text:style-name="T19">h</text:span></text:p>
          </draw:text-box>
        </draw:frame>
        <draw:frame draw:style-name="gr182" draw:layer="layout" svg:width="0.413cm" svg:height="0.767cm" svg:x="7.645cm" svg:y="9.146cm">
          <draw:text-box>
            <text:p text:style-name="P1"><text:span text:style-name="T19">e</text:span></text:p>
          </draw:text-box>
        </draw:frame>
        <draw:frame draw:style-name="gr180" draw:layer="layout" svg:width="0.171cm" svg:height="0.767cm" svg:x="8.06cm" svg:y="9.146cm">
          <draw:text-box>
            <text:p text:style-name="P1"><text:span text:style-name="T19">.</text:span></text:p>
          </draw:text-box>
        </draw:frame>
        <draw:frame draw:style-name="gr181" draw:layer="layout" svg:width="0.438cm" svg:height="0.767cm" svg:x="8.234cm" svg:y="9.146cm">
          <draw:text-box>
            <text:p text:style-name="P1"><text:span text:style-name="T19">d</text:span></text:p>
          </draw:text-box>
        </draw:frame>
        <draw:frame draw:style-name="gr182" draw:layer="layout" svg:width="0.413cm" svg:height="0.767cm" svg:x="8.674cm" svg:y="9.146cm">
          <draw:text-box>
            <text:p text:style-name="P1"><text:span text:style-name="T19">e</text:span></text:p>
          </draw:text-box>
        </draw:frame>
        <draw:frame draw:style-name="gr77" draw:layer="layout" svg:width="0.362cm" svg:height="0.767cm" svg:x="9.084cm" svg:y="9.146cm">
          <draw:text-box>
            <text:p text:style-name="P1"><text:span text:style-name="T19">v</text:span></text:p>
          </draw:text-box>
        </draw:frame>
        <draw:frame draw:style-name="gr182" draw:layer="layout" svg:width="0.413cm" svg:height="0.767cm" svg:x="9.444cm" svg:y="9.146cm">
          <draw:text-box>
            <text:p text:style-name="P1"><text:span text:style-name="T19">e</text:span></text:p>
          </draw:text-box>
        </draw:frame>
        <draw:frame draw:style-name="gr28" draw:layer="layout" svg:width="0.133cm" svg:height="0.767cm" svg:x="9.855cm" svg:y="9.146cm">
          <draw:text-box>
            <text:p text:style-name="P1"><text:span text:style-name="T19">l</text:span></text:p>
          </draw:text-box>
        </draw:frame>
        <draw:frame draw:style-name="gr109" draw:layer="layout" svg:width="0.417cm" svg:height="0.767cm" svg:x="9.986cm" svg:y="9.146cm">
          <draw:text-box>
            <text:p text:style-name="P1"><text:span text:style-name="T19">o</text:span></text:p>
          </draw:text-box>
        </draw:frame>
        <draw:frame draw:style-name="gr187" draw:layer="layout" svg:width="0.434cm" svg:height="0.767cm" svg:x="10.401cm" svg:y="9.146cm">
          <draw:text-box>
            <text:p text:style-name="P1"><text:span text:style-name="T19">p</text:span></text:p>
          </draw:text-box>
        </draw:frame>
        <draw:frame draw:style-name="gr187" draw:layer="layout" svg:width="0.434cm" svg:height="0.767cm" svg:x="10.833cm" svg:y="9.146cm">
          <draw:text-box>
            <text:p text:style-name="P1"><text:span text:style-name="T19">p</text:span></text:p>
          </draw:text-box>
        </draw:frame>
        <draw:frame draw:style-name="gr182" draw:layer="layout" svg:width="0.413cm" svg:height="0.767cm" svg:x="11.264cm" svg:y="9.146cm">
          <draw:text-box>
            <text:p text:style-name="P1"><text:span text:style-name="T19">e</text:span></text:p>
          </draw:text-box>
        </draw:frame>
        <draw:frame draw:style-name="gr102" draw:layer="layout" svg:width="0.273cm" svg:height="0.767cm" svg:x="11.675cm" svg:y="9.146cm">
          <draw:text-box>
            <text:p text:style-name="P1"><text:span text:style-name="T19">z</text:span></text:p>
          </draw:text-box>
        </draw:frame>
        <draw:frame draw:style-name="gr180" draw:layer="layout" svg:width="0.171cm" svg:height="0.767cm" svg:x="11.95cm" svg:y="9.146cm">
          <draw:text-box>
            <text:p text:style-name="P1"><text:span text:style-name="T19">.</text:span></text:p>
          </draw:text-box>
        </draw:frame>
        <draw:frame draw:style-name="gr184" draw:layer="layout" svg:width="0.413cm" svg:height="0.767cm" svg:x="12.12cm" svg:y="9.146cm">
          <draw:text-box>
            <text:p text:style-name="P1"><text:span text:style-name="T19">c</text:span></text:p>
          </draw:text-box>
        </draw:frame>
        <draw:frame draw:style-name="gr109" draw:layer="layout" svg:width="0.417cm" svg:height="0.767cm" svg:x="12.53cm" svg:y="9.146cm">
          <draw:text-box>
            <text:p text:style-name="P1"><text:span text:style-name="T19">o</text:span></text:p>
          </draw:text-box>
        </draw:frame>
        <draw:frame draw:style-name="gr179" draw:layer="layout" svg:width="0.599cm" svg:height="0.767cm" svg:x="12.945cm" svg:y="9.146cm">
          <draw:text-box>
            <text:p text:style-name="P1"><text:span text:style-name="T19">m</text:span></text:p>
          </draw:text-box>
        </draw:frame>
        <draw:frame draw:style-name="gr171" draw:layer="layout" svg:width="0.281cm" svg:height="0.767cm" svg:x="13.542cm" svg:y="9.146cm">
          <draw:text-box>
            <text:p text:style-name="P1"><text:span text:style-name="T19">/</text:span></text:p>
          </draw:text-box>
        </draw:frame>
        <draw:frame draw:style-name="gr227" draw:layer="layout" svg:width="0.518cm" svg:height="0.767cm" svg:x="13.826cm" svg:y="9.146cm">
          <draw:text-box>
            <text:p text:style-name="P1"><text:span text:style-name="T19">w</text:span></text:p>
          </draw:text-box>
        </draw:frame>
        <draw:frame draw:style-name="gr182" draw:layer="layout" svg:width="0.413cm" svg:height="0.767cm" svg:x="14.347cm" svg:y="9.146cm">
          <draw:text-box>
            <text:p text:style-name="P1"><text:span text:style-name="T19">e</text:span></text:p>
          </draw:text-box>
        </draw:frame>
        <draw:frame draw:style-name="gr187" draw:layer="layout" svg:width="0.434cm" svg:height="0.767cm" svg:x="14.757cm" svg:y="9.146cm">
          <draw:text-box>
            <text:p text:style-name="P1"><text:span text:style-name="T19">b</text:span></text:p>
          </draw:text-box>
        </draw:frame>
        <draw:frame draw:style-name="gr171" draw:layer="layout" svg:width="0.281cm" svg:height="0.767cm" svg:x="15.189cm" svg:y="9.146cm">
          <draw:text-box>
            <text:p text:style-name="P1"><text:span text:style-name="T19">/</text:span></text:p>
          </draw:text-box>
        </draw:frame>
        <draw:frame draw:style-name="gr187" draw:layer="layout" svg:width="0.434cm" svg:height="0.767cm" svg:x="15.469cm" svg:y="9.146cm">
          <draw:text-box>
            <text:p text:style-name="P1"><text:span text:style-name="T19">p</text:span></text:p>
          </draw:text-box>
        </draw:frame>
        <draw:frame draw:style-name="gr185" draw:layer="layout" svg:width="0.387cm" svg:height="0.767cm" svg:x="15.904cm" svg:y="9.146cm">
          <draw:text-box>
            <text:p text:style-name="P1"><text:span text:style-name="T19">h</text:span></text:p>
          </draw:text-box>
        </draw:frame>
        <draw:frame draw:style-name="gr187" draw:layer="layout" svg:width="0.434cm" svg:height="0.767cm" svg:x="16.29cm" svg:y="9.146cm">
          <draw:text-box>
            <text:p text:style-name="P1"><text:span text:style-name="T19">p</text:span></text:p>
          </draw:text-box>
        </draw:frame>
        <draw:frame draw:style-name="gr171" draw:layer="layout" svg:width="0.281cm" svg:height="0.767cm" svg:x="16.721cm" svg:y="9.146cm">
          <draw:text-box>
            <text:p text:style-name="P1"><text:span text:style-name="T19">/</text:span></text:p>
          </draw:text-box>
        </draw:frame>
        <draw:frame draw:style-name="gr179" draw:layer="layout" svg:width="0.599cm" svg:height="0.767cm" svg:x="17.001cm" svg:y="9.146cm">
          <draw:text-box>
            <text:p text:style-name="P1"><text:span text:style-name="T19">m</text:span></text:p>
          </draw:text-box>
        </draw:frame>
        <draw:frame draw:style-name="gr77" draw:layer="layout" svg:width="0.362cm" svg:height="0.767cm" svg:x="17.594cm" svg:y="9.146cm">
          <draw:text-box>
            <text:p text:style-name="P1"><text:span text:style-name="T19">v</text:span></text:p>
          </draw:text-box>
        </draw:frame>
        <draw:frame draw:style-name="gr184" draw:layer="layout" svg:width="0.413cm" svg:height="0.767cm" svg:x="17.953cm" svg:y="9.146cm">
          <draw:text-box>
            <text:p text:style-name="P1"><text:span text:style-name="T19">c</text:span></text:p>
          </draw:text-box>
        </draw:frame>
        <draw:polygon draw:style-name="gr228" draw:layer="layout" svg:width="14.012cm" svg:height="0.033cm" svg:x="4.626cm" svg:y="9.681cm" svg:viewBox="0 0 14013 34" draw:points="0,0 0,34 14013,34 14013,0">
          <text:p/>
        </draw:polygon>
        <draw:frame draw:style-name="gr171" draw:layer="layout" svg:width="0.281cm" svg:height="0.767cm" svg:x="18.36cm" svg:y="9.146cm">
          <draw:text-box>
            <text:p text:style-name="P1"><text:span text:style-name="T19">/</text:span></text:p>
          </draw:text-box>
        </draw:frame>
        <draw:frame draw:style-name="gr177" draw:layer="layout" svg:width="0.226cm" svg:height="0.712cm" svg:x="3.674cm" svg:y="10.999cm">
          <draw:text-box>
            <text:p text:style-name="P1"><text:span text:style-name="T16">•</text:span></text:p>
          </draw:text-box>
        </draw:frame>
        <draw:frame draw:style-name="gr200" draw:layer="layout" svg:width="0.294cm" svg:height="0.767cm" svg:x="4.626cm" svg:y="10.979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10.979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5.333cm" svg:y="10.979cm">
          <draw:text-box>
            <text:p text:style-name="P1"><text:span text:style-name="T17"><text:s/></text:span></text:p>
          </draw:text-box>
        </draw:frame>
        <draw:frame draw:style-name="gr204" draw:layer="layout" svg:width="0.214cm" svg:height="0.767cm" svg:x="5.511cm" svg:y="10.979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5.723cm" svg:y="10.979cm">
          <draw:text-box>
            <text:p text:style-name="P1"><text:span text:style-name="T17">r</text:span></text:p>
          </draw:text-box>
        </draw:frame>
        <draw:frame draw:style-name="gr187" draw:layer="layout" svg:width="0.434cm" svg:height="0.767cm" svg:x="5.914cm" svg:y="10.979cm">
          <draw:text-box>
            <text:p text:style-name="P1"><text:span text:style-name="T17">a</text:span></text:p>
          </draw:text-box>
        </draw:frame>
        <draw:frame draw:style-name="gr77" draw:layer="layout" svg:width="0.362cm" svg:height="0.767cm" svg:x="6.345cm" svg:y="10.979cm">
          <draw:text-box>
            <text:p text:style-name="P1"><text:span text:style-name="T17">v</text:span></text:p>
          </draw:text-box>
        </draw:frame>
        <draw:frame draw:style-name="gr187" draw:layer="layout" svg:width="0.434cm" svg:height="0.767cm" svg:x="6.705cm" svg:y="10.979cm">
          <draw:text-box>
            <text:p text:style-name="P1"><text:span text:style-name="T17">a</text:span></text:p>
          </draw:text-box>
        </draw:frame>
        <draw:frame draw:style-name="gr28" draw:layer="layout" svg:width="0.137cm" svg:height="0.767cm" svg:x="7.133cm" svg:y="10.979cm">
          <draw:text-box>
            <text:p text:style-name="P1"><text:span text:style-name="T17">i</text:span></text:p>
          </draw:text-box>
        </draw:frame>
        <draw:frame draw:style-name="gr28" draw:layer="layout" svg:width="0.133cm" svg:height="0.767cm" svg:x="7.264cm" svg:y="10.979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7.395cm" svg:y="10.979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7.573cm" svg:y="10.979cm">
          <draw:text-box>
            <text:p text:style-name="P1"><text:span text:style-name="T17">d</text:span></text:p>
          </draw:text-box>
        </draw:frame>
        <draw:frame draw:style-name="gr229" draw:layer="layout" svg:width="0.129cm" svg:height="0.767cm" svg:x="8.004cm" svg:y="10.979cm">
          <draw:text-box>
            <text:p text:style-name="P1"><text:span text:style-name="T17">'</text:span></text:p>
          </draw:text-box>
        </draw:frame>
        <draw:frame draw:style-name="gr230" draw:layer="layout" svg:width="0.552cm" svg:height="0.767cm" svg:x="8.131cm" svg:y="10.979cm">
          <draw:text-box>
            <text:p text:style-name="P1"><text:span text:style-name="T17">O</text:span></text:p>
          </draw:text-box>
        </draw:frame>
        <draw:frame draw:style-name="gr231" draw:layer="layout" svg:width="0.133cm" svg:height="0.767cm" svg:x="8.665cm" svg:y="10.979cm">
          <draw:text-box>
            <text:p text:style-name="P1"><text:span text:style-name="T17">l</text:span></text:p>
          </draw:text-box>
        </draw:frame>
        <draw:frame draw:style-name="gr231" draw:layer="layout" svg:width="0.137cm" svg:height="0.767cm" svg:x="8.817cm" svg:y="10.979cm">
          <draw:text-box>
            <text:p text:style-name="P1"><text:span text:style-name="T17">i</text:span></text:p>
          </draw:text-box>
        </draw:frame>
        <draw:frame draw:style-name="gr232" draw:layer="layout" svg:width="0.362cm" svg:height="0.767cm" svg:x="8.97cm" svg:y="10.979cm">
          <draw:text-box>
            <text:p text:style-name="P1"><text:span text:style-name="T17">v</text:span></text:p>
          </draw:text-box>
        </draw:frame>
        <draw:frame draw:style-name="gr231" draw:layer="layout" svg:width="0.137cm" svg:height="0.767cm" svg:x="9.326cm" svg:y="10.979cm">
          <draw:text-box>
            <text:p text:style-name="P1"><text:span text:style-name="T17">i</text:span></text:p>
          </draw:text-box>
        </draw:frame>
        <draw:frame draw:style-name="gr138" draw:layer="layout" svg:width="0.413cm" svg:height="0.767cm" svg:x="9.478cm" svg:y="10.979cm">
          <draw:text-box>
            <text:p text:style-name="P1"><text:span text:style-name="T17">e</text:span></text:p>
          </draw:text-box>
        </draw:frame>
        <draw:frame draw:style-name="gr149" draw:layer="layout" svg:width="0.193cm" svg:height="0.767cm" svg:x="9.884cm" svg:y="10.979cm">
          <draw:text-box>
            <text:p text:style-name="P1"><text:span text:style-name="T17">r</text:span></text:p>
          </draw:text-box>
        </draw:frame>
        <draw:frame draw:style-name="gr220" draw:layer="layout" svg:width="0.18cm" svg:height="0.767cm" svg:x="10.088cm" svg:y="10.979cm">
          <draw:text-box>
            <text:p text:style-name="P1"><text:span text:style-name="T17"><text:s/></text:span></text:p>
          </draw:text-box>
        </draw:frame>
        <draw:frame draw:style-name="gr233" draw:layer="layout" svg:width="0.518cm" svg:height="0.767cm" svg:x="10.266cm" svg:y="10.979cm">
          <draw:text-box>
            <text:p text:style-name="P1"><text:span text:style-name="T17">C</text:span></text:p>
          </draw:text-box>
        </draw:frame>
        <draw:frame draw:style-name="gr87" draw:layer="layout" svg:width="0.434cm" svg:height="0.767cm" svg:x="10.761cm" svg:y="10.979cm">
          <draw:text-box>
            <text:p text:style-name="P1"><text:span text:style-name="T17">a</text:span></text:p>
          </draw:text-box>
        </draw:frame>
        <draw:frame draw:style-name="gr87" draw:layer="layout" svg:width="0.434cm" svg:height="0.767cm" svg:x="11.18cm" svg:y="10.979cm">
          <draw:text-box>
            <text:p text:style-name="P1"><text:span text:style-name="T17">p</text:span></text:p>
          </draw:text-box>
        </draw:frame>
        <draw:frame draw:style-name="gr87" draw:layer="layout" svg:width="0.434cm" svg:height="0.767cm" svg:x="11.599cm" svg:y="10.979cm">
          <draw:text-box>
            <text:p text:style-name="P1"><text:span text:style-name="T17">p</text:span></text:p>
          </draw:text-box>
        </draw:frame>
        <draw:frame draw:style-name="gr222" draw:layer="layout" svg:width="0.387cm" svg:height="0.767cm" svg:x="12.018cm" svg:y="10.979cm">
          <draw:text-box>
            <text:p text:style-name="P1"><text:span text:style-name="T17">u</text:span></text:p>
          </draw:text-box>
        </draw:frame>
        <draw:frame draw:style-name="gr138" draw:layer="layout" svg:width="0.417cm" svg:height="0.767cm" svg:x="12.399cm" svg:y="10.979cm">
          <draw:text-box>
            <text:p text:style-name="P1"><text:span text:style-name="T17">o</text:span></text:p>
          </draw:text-box>
        </draw:frame>
        <draw:frame draw:style-name="gr234" draw:layer="layout" svg:width="0.273cm" svg:height="0.767cm" svg:x="12.805cm" svg:y="10.979cm">
          <draw:text-box>
            <text:p text:style-name="P1"><text:span text:style-name="T17">z</text:span></text:p>
          </draw:text-box>
        </draw:frame>
        <draw:frame draw:style-name="gr138" draw:layer="layout" svg:width="0.417cm" svg:height="0.767cm" svg:x="13.093cm" svg:y="10.979cm">
          <draw:text-box>
            <text:p text:style-name="P1"><text:span text:style-name="T17">o</text:span></text:p>
          </draw:text-box>
        </draw:frame>
        <draw:frame draw:style-name="gr187" draw:layer="layout" svg:width="0.434cm" svg:height="0.767cm" svg:x="13.677cm" svg:y="10.979cm">
          <draw:text-box>
            <text:p text:style-name="P1"><text:span text:style-name="T17">a</text:span></text:p>
          </draw:text-box>
        </draw:frame>
        <draw:frame draw:style-name="gr208" draw:layer="layout" svg:width="0.387cm" svg:height="0.767cm" svg:x="14.109cm" svg:y="10.979cm">
          <draw:text-box>
            <text:p text:style-name="P1"><text:span text:style-name="T17">u</text:span></text:p>
          </draw:text-box>
        </draw:frame>
        <draw:frame draw:style-name="gr204" draw:layer="layout" svg:width="0.214cm" svg:height="0.767cm" svg:x="14.494cm" svg:y="10.979cm">
          <draw:text-box>
            <text:p text:style-name="P1"><text:span text:style-name="T17">t</text:span></text:p>
          </draw:text-box>
        </draw:frame>
        <draw:frame draw:style-name="gr109" draw:layer="layout" svg:width="0.417cm" svg:height="0.767cm" svg:x="14.706cm" svg:y="10.979cm">
          <draw:text-box>
            <text:p text:style-name="P1"><text:span text:style-name="T17">o</text:span></text:p>
          </draw:text-box>
        </draw:frame>
        <draw:frame draw:style-name="gr208" draw:layer="layout" svg:width="0.387cm" svg:height="0.767cm" svg:x="15.125cm" svg:y="10.979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15.51cm" svg:y="10.979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5.701cm" svg:y="10.979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5.879cm" svg:y="10.979cm">
          <draw:text-box>
            <text:p text:style-name="P1"><text:span text:style-name="T17">d</text:span></text:p>
          </draw:text-box>
        </draw:frame>
        <draw:frame draw:style-name="gr208" draw:layer="layout" svg:width="0.387cm" svg:height="0.767cm" svg:x="16.315cm" svg:y="10.979cm">
          <draw:text-box>
            <text:p text:style-name="P1"><text:span text:style-name="T17">u</text:span></text:p>
          </draw:text-box>
        </draw:frame>
        <draw:frame draw:style-name="gr180" draw:layer="layout" svg:width="0.18cm" svg:height="0.767cm" svg:x="16.7cm" svg:y="10.979cm">
          <draw:text-box>
            <text:p text:style-name="P1"><text:span text:style-name="T17"><text:s/></text:span></text:p>
          </draw:text-box>
        </draw:frame>
        <draw:frame draw:style-name="gr184" draw:layer="layout" svg:width="0.413cm" svg:height="0.767cm" svg:x="16.878cm" svg:y="10.979cm">
          <draw:text-box>
            <text:p text:style-name="P1"><text:span text:style-name="T17">c</text:span></text:p>
          </draw:text-box>
        </draw:frame>
        <draw:frame draw:style-name="gr109" draw:layer="layout" svg:width="0.417cm" svg:height="0.767cm" svg:x="17.293cm" svg:y="10.979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7.708cm" svg:y="10.979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18.098cm" svg:y="10.979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8.314cm" svg:y="10.979cm">
          <draw:text-box>
            <text:p text:style-name="P1"><text:span text:style-name="T17">e</text:span></text:p>
          </draw:text-box>
        </draw:frame>
        <draw:frame draw:style-name="gr78" draw:layer="layout" svg:width="0.307cm" svg:height="0.767cm" svg:x="18.724cm" svg:y="10.979cm">
          <draw:text-box>
            <text:p text:style-name="P1"><text:span text:style-name="T17">x</text:span></text:p>
          </draw:text-box>
        </draw:frame>
        <draw:frame draw:style-name="gr204" draw:layer="layout" svg:width="0.214cm" svg:height="0.767cm" svg:x="19.029cm" svg:y="10.979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9.245cm" svg:y="10.979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9.656cm" svg:y="10.979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19.832cm" svg:y="10.979cm">
          <draw:text-box>
            <text:p text:style-name="P1"><text:span text:style-name="T17">f</text:span></text:p>
          </draw:text-box>
        </draw:frame>
        <draw:frame draw:style-name="gr182" draw:layer="layout" svg:width="0.413cm" svg:height="0.767cm" svg:x="20.036cm" svg:y="10.979cm">
          <draw:text-box>
            <text:p text:style-name="P1"><text:span text:style-name="T17">e</text:span></text:p>
          </draw:text-box>
        </draw:frame>
        <draw:frame draw:style-name="gr175" draw:layer="layout" svg:width="0.248cm" svg:height="0.767cm" svg:x="20.446cm" svg:y="10.979cm">
          <draw:text-box>
            <text:p text:style-name="P1"><text:span text:style-name="T17">s</text:span></text:p>
          </draw:text-box>
        </draw:frame>
        <draw:frame draw:style-name="gr204" draw:layer="layout" svg:width="0.214cm" svg:height="0.767cm" svg:x="20.692cm" svg:y="10.979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20.912cm" svg:y="10.979cm">
          <draw:text-box>
            <text:p text:style-name="P1"><text:span text:style-name="T17">i</text:span></text:p>
          </draw:text-box>
        </draw:frame>
        <draw:frame draw:style-name="gr77" draw:layer="layout" svg:width="0.362cm" svg:height="0.767cm" svg:x="21.043cm" svg:y="10.979cm">
          <draw:text-box>
            <text:p text:style-name="P1"><text:span text:style-name="T17">v</text:span></text:p>
          </draw:text-box>
        </draw:frame>
        <draw:frame draw:style-name="gr187" draw:layer="layout" svg:width="0.434cm" svg:height="0.767cm" svg:x="21.394cm" svg:y="10.979cm">
          <draw:text-box>
            <text:p text:style-name="P1"><text:span text:style-name="T17">a</text:span></text:p>
          </draw:text-box>
        </draw:frame>
        <draw:frame draw:style-name="gr28" draw:layer="layout" svg:width="0.133cm" svg:height="0.767cm" svg:x="21.826cm" svg:y="10.979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22.309cm" svg:y="10.979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2.72cm" svg:y="10.979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23.105cm" svg:y="10.979cm">
          <draw:text-box>
            <text:p text:style-name="P1"><text:span text:style-name="T17"><text:s/></text:span></text:p>
          </draw:text-box>
        </draw:frame>
        <draw:frame draw:style-name="gr46" draw:layer="layout" svg:width="0.557cm" svg:height="0.767cm" svg:x="23.283cm" svg:y="10.979cm">
          <draw:text-box>
            <text:p text:style-name="P1"><text:span text:style-name="T17">G</text:span></text:p>
          </draw:text-box>
        </draw:frame>
        <draw:frame draw:style-name="gr235" draw:layer="layout" svg:width="0.32cm" svg:height="0.767cm" svg:x="23.837cm" svg:y="10.979cm">
          <draw:text-box>
            <text:p text:style-name="P1"><text:span text:style-name="T17">S</text:span></text:p>
          </draw:text-box>
        </draw:frame>
        <draw:frame draw:style-name="gr26" draw:layer="layout" svg:width="0.154cm" svg:height="0.767cm" svg:x="24.155cm" svg:y="10.979cm">
          <draw:text-box>
            <text:p text:style-name="P1"><text:span text:style-name="T17">I</text:span></text:p>
          </draw:text-box>
        </draw:frame>
        <draw:frame draw:style-name="gr180" draw:layer="layout" svg:width="0.18cm" svg:height="0.767cm" svg:x="24.307cm" svg:y="10.979cm">
          <draw:text-box>
            <text:p text:style-name="P1"><text:span text:style-name="T17"><text:s/></text:span></text:p>
          </draw:text-box>
        </draw:frame>
        <draw:frame draw:style-name="gr180" draw:layer="layout" svg:width="0.171cm" svg:height="0.767cm" svg:x="24.485cm" svg:y="10.979cm">
          <draw:text-box>
            <text:p text:style-name="P1"><text:span text:style-name="T17">:</text:span></text:p>
          </draw:text-box>
        </draw:frame>
        <draw:frame draw:style-name="gr180" draw:layer="layout" svg:width="0.18cm" svg:height="0.767cm" svg:x="24.654cm" svg:y="10.979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4.626cm" svg:y="11.745cm">
          <draw:text-box>
            <text:p text:style-name="P1"><text:span text:style-name="T19">h</text:span></text:p>
          </draw:text-box>
        </draw:frame>
        <draw:frame draw:style-name="gr204" draw:layer="layout" svg:width="0.214cm" svg:height="0.767cm" svg:x="5.016cm" svg:y="11.745cm">
          <draw:text-box>
            <text:p text:style-name="P1"><text:span text:style-name="T19">t</text:span></text:p>
          </draw:text-box>
        </draw:frame>
        <draw:frame draw:style-name="gr204" draw:layer="layout" svg:width="0.214cm" svg:height="0.767cm" svg:x="5.232cm" svg:y="11.745cm">
          <draw:text-box>
            <text:p text:style-name="P1"><text:span text:style-name="T19">t</text:span></text:p>
          </draw:text-box>
        </draw:frame>
        <draw:frame draw:style-name="gr187" draw:layer="layout" svg:width="0.434cm" svg:height="0.767cm" svg:x="5.444cm" svg:y="11.745cm">
          <draw:text-box>
            <text:p text:style-name="P1"><text:span text:style-name="T19">p</text:span></text:p>
          </draw:text-box>
        </draw:frame>
        <draw:frame draw:style-name="gr180" draw:layer="layout" svg:width="0.171cm" svg:height="0.767cm" svg:x="5.879cm" svg:y="11.745cm">
          <draw:text-box>
            <text:p text:style-name="P1"><text:span text:style-name="T19">:</text:span></text:p>
          </draw:text-box>
        </draw:frame>
        <draw:frame draw:style-name="gr171" draw:layer="layout" svg:width="0.281cm" svg:height="0.767cm" svg:x="6.049cm" svg:y="11.745cm">
          <draw:text-box>
            <text:p text:style-name="P1"><text:span text:style-name="T19">/</text:span></text:p>
          </draw:text-box>
        </draw:frame>
        <draw:frame draw:style-name="gr171" draw:layer="layout" svg:width="0.281cm" svg:height="0.767cm" svg:x="6.328cm" svg:y="11.745cm">
          <draw:text-box>
            <text:p text:style-name="P1"><text:span text:style-name="T19">/</text:span></text:p>
          </draw:text-box>
        </draw:frame>
        <draw:frame draw:style-name="gr227" draw:layer="layout" svg:width="0.518cm" svg:height="0.767cm" svg:x="6.616cm" svg:y="11.745cm">
          <draw:text-box>
            <text:p text:style-name="P1"><text:span text:style-name="T19">w</text:span></text:p>
          </draw:text-box>
        </draw:frame>
        <draw:frame draw:style-name="gr227" draw:layer="layout" svg:width="0.518cm" svg:height="0.767cm" svg:x="7.141cm" svg:y="11.745cm">
          <draw:text-box>
            <text:p text:style-name="P1"><text:span text:style-name="T19">w</text:span></text:p>
          </draw:text-box>
        </draw:frame>
        <draw:frame draw:style-name="gr227" draw:layer="layout" svg:width="0.518cm" svg:height="0.767cm" svg:x="7.67cm" svg:y="11.745cm">
          <draw:text-box>
            <text:p text:style-name="P1"><text:span text:style-name="T19">w</text:span></text:p>
          </draw:text-box>
        </draw:frame>
        <draw:frame draw:style-name="gr180" draw:layer="layout" svg:width="0.171cm" svg:height="0.767cm" svg:x="8.195cm" svg:y="11.745cm">
          <draw:text-box>
            <text:p text:style-name="P1"><text:span text:style-name="T19">.</text:span></text:p>
          </draw:text-box>
        </draw:frame>
        <draw:frame draw:style-name="gr186" draw:layer="layout" svg:width="0.193cm" svg:height="0.767cm" svg:x="8.369cm" svg:y="11.745cm">
          <draw:text-box>
            <text:p text:style-name="P1"><text:span text:style-name="T19">r</text:span></text:p>
          </draw:text-box>
        </draw:frame>
        <draw:frame draw:style-name="gr182" draw:layer="layout" svg:width="0.413cm" svg:height="0.767cm" svg:x="8.564cm" svg:y="11.745cm">
          <draw:text-box>
            <text:p text:style-name="P1"><text:span text:style-name="T19">e</text:span></text:p>
          </draw:text-box>
        </draw:frame>
        <draw:frame draw:style-name="gr175" draw:layer="layout" svg:width="0.248cm" svg:height="0.767cm" svg:x="8.974cm" svg:y="11.745cm">
          <draw:text-box>
            <text:p text:style-name="P1"><text:span text:style-name="T19">s</text:span></text:p>
          </draw:text-box>
        </draw:frame>
        <draw:frame draw:style-name="gr182" draw:layer="layout" svg:width="0.413cm" svg:height="0.767cm" svg:x="9.224cm" svg:y="11.745cm">
          <draw:text-box>
            <text:p text:style-name="P1"><text:span text:style-name="T19">e</text:span></text:p>
          </draw:text-box>
        </draw:frame>
        <draw:frame draw:style-name="gr187" draw:layer="layout" svg:width="0.434cm" svg:height="0.767cm" svg:x="9.635cm" svg:y="11.745cm">
          <draw:text-box>
            <text:p text:style-name="P1"><text:span text:style-name="T19">a</text:span></text:p>
          </draw:text-box>
        </draw:frame>
        <draw:frame draw:style-name="gr208" draw:layer="layout" svg:width="0.387cm" svg:height="0.767cm" svg:x="10.071cm" svg:y="11.745cm">
          <draw:text-box>
            <text:p text:style-name="P1"><text:span text:style-name="T19">u</text:span></text:p>
          </draw:text-box>
        </draw:frame>
        <draw:frame draw:style-name="gr184" draw:layer="layout" svg:width="0.413cm" svg:height="0.767cm" svg:x="10.456cm" svg:y="11.745cm">
          <draw:text-box>
            <text:p text:style-name="P1"><text:span text:style-name="T19">c</text:span></text:p>
          </draw:text-box>
        </draw:frame>
        <draw:frame draw:style-name="gr182" draw:layer="layout" svg:width="0.413cm" svg:height="0.767cm" svg:x="10.871cm" svg:y="11.745cm">
          <draw:text-box>
            <text:p text:style-name="P1"><text:span text:style-name="T19">e</text:span></text:p>
          </draw:text-box>
        </draw:frame>
        <draw:frame draw:style-name="gr186" draw:layer="layout" svg:width="0.193cm" svg:height="0.767cm" svg:x="11.281cm" svg:y="11.745cm">
          <draw:text-box>
            <text:p text:style-name="P1"><text:span text:style-name="T19">r</text:span></text:p>
          </draw:text-box>
        </draw:frame>
        <draw:frame draw:style-name="gr204" draw:layer="layout" svg:width="0.214cm" svg:height="0.767cm" svg:x="11.476cm" svg:y="11.745cm">
          <draw:text-box>
            <text:p text:style-name="P1"><text:span text:style-name="T19">t</text:span></text:p>
          </draw:text-box>
        </draw:frame>
        <draw:frame draw:style-name="gr187" draw:layer="layout" svg:width="0.434cm" svg:height="0.767cm" svg:x="11.688cm" svg:y="11.745cm">
          <draw:text-box>
            <text:p text:style-name="P1"><text:span text:style-name="T19">a</text:span></text:p>
          </draw:text-box>
        </draw:frame>
        <draw:frame draw:style-name="gr180" draw:layer="layout" svg:width="0.171cm" svg:height="0.767cm" svg:x="12.124cm" svg:y="11.745cm">
          <draw:text-box>
            <text:p text:style-name="P1"><text:span text:style-name="T19">.</text:span></text:p>
          </draw:text-box>
        </draw:frame>
        <draw:frame draw:style-name="gr109" draw:layer="layout" svg:width="0.417cm" svg:height="0.767cm" svg:x="12.294cm" svg:y="11.745cm">
          <draw:text-box>
            <text:p text:style-name="P1"><text:span text:style-name="T19">o</text:span></text:p>
          </draw:text-box>
        </draw:frame>
        <draw:frame draw:style-name="gr186" draw:layer="layout" svg:width="0.193cm" svg:height="0.767cm" svg:x="12.713cm" svg:y="11.745cm">
          <draw:text-box>
            <text:p text:style-name="P1"><text:span text:style-name="T19">r</text:span></text:p>
          </draw:text-box>
        </draw:frame>
        <draw:frame draw:style-name="gr207" draw:layer="layout" svg:width="0.43cm" svg:height="0.767cm" svg:x="12.903cm" svg:y="11.745cm">
          <draw:text-box>
            <text:p text:style-name="P1"><text:span text:style-name="T19">g</text:span></text:p>
          </draw:text-box>
        </draw:frame>
        <draw:frame draw:style-name="gr171" draw:layer="layout" svg:width="0.281cm" svg:height="0.767cm" svg:x="13.331cm" svg:y="11.745cm">
          <draw:text-box>
            <text:p text:style-name="P1"><text:span text:style-name="T19">/</text:span></text:p>
          </draw:text-box>
        </draw:frame>
        <draw:frame draw:style-name="gr184" draw:layer="layout" svg:width="0.413cm" svg:height="0.767cm" svg:x="13.61cm" svg:y="11.745cm">
          <draw:text-box>
            <text:p text:style-name="P1"><text:span text:style-name="T19">c</text:span></text:p>
          </draw:text-box>
        </draw:frame>
        <draw:frame draw:style-name="gr109" draw:layer="layout" svg:width="0.417cm" svg:height="0.767cm" svg:x="14.021cm" svg:y="11.745cm">
          <draw:text-box>
            <text:p text:style-name="P1"><text:span text:style-name="T19">o</text:span></text:p>
          </draw:text-box>
        </draw:frame>
        <draw:frame draw:style-name="gr204" draw:layer="layout" svg:width="0.214cm" svg:height="0.767cm" svg:x="14.436cm" svg:y="11.745cm">
          <draw:text-box>
            <text:p text:style-name="P1"><text:span text:style-name="T19">t</text:span></text:p>
          </draw:text-box>
        </draw:frame>
        <draw:frame draw:style-name="gr182" draw:layer="layout" svg:width="0.413cm" svg:height="0.767cm" svg:x="14.648cm" svg:y="11.745cm">
          <draw:text-box>
            <text:p text:style-name="P1"><text:span text:style-name="T19">e</text:span></text:p>
          </draw:text-box>
        </draw:frame>
        <draw:frame draw:style-name="gr184" draw:layer="layout" svg:width="0.413cm" svg:height="0.767cm" svg:x="15.059cm" svg:y="11.745cm">
          <draw:text-box>
            <text:p text:style-name="P1"><text:span text:style-name="T19">c</text:span></text:p>
          </draw:text-box>
        </draw:frame>
        <draw:frame draw:style-name="gr109" draw:layer="layout" svg:width="0.417cm" svg:height="0.767cm" svg:x="15.469cm" svg:y="11.745cm">
          <draw:text-box>
            <text:p text:style-name="P1"><text:span text:style-name="T19">o</text:span></text:p>
          </draw:text-box>
        </draw:frame>
        <draw:frame draw:style-name="gr208" draw:layer="layout" svg:width="0.387cm" svg:height="0.767cm" svg:x="15.888cm" svg:y="11.745cm">
          <draw:text-box>
            <text:p text:style-name="P1"><text:span text:style-name="T19">u</text:span></text:p>
          </draw:text-box>
        </draw:frame>
        <draw:frame draw:style-name="gr186" draw:layer="layout" svg:width="0.193cm" svg:height="0.767cm" svg:x="16.274cm" svg:y="11.745cm">
          <draw:text-box>
            <text:p text:style-name="P1"><text:span text:style-name="T19">r</text:span></text:p>
          </draw:text-box>
        </draw:frame>
        <draw:frame draw:style-name="gr175" draw:layer="layout" svg:width="0.248cm" svg:height="0.767cm" svg:x="16.464cm" svg:y="11.745cm">
          <draw:text-box>
            <text:p text:style-name="P1"><text:span text:style-name="T19">s</text:span></text:p>
          </draw:text-box>
        </draw:frame>
        <draw:frame draw:style-name="gr171" draw:layer="layout" svg:width="0.281cm" svg:height="0.767cm" svg:x="16.71cm" svg:y="11.745cm">
          <draw:text-box>
            <text:p text:style-name="P1"><text:span text:style-name="T19">/</text:span></text:p>
          </draw:text-box>
        </draw:frame>
        <draw:frame draw:style-name="gr184" draw:layer="layout" svg:width="0.413cm" svg:height="0.767cm" svg:x="16.989cm" svg:y="11.745cm">
          <draw:text-box>
            <text:p text:style-name="P1"><text:span text:style-name="T19">c</text:span></text:p>
          </draw:text-box>
        </draw:frame>
        <draw:frame draw:style-name="gr109" draw:layer="layout" svg:width="0.417cm" svg:height="0.767cm" svg:x="17.4cm" svg:y="11.745cm">
          <draw:text-box>
            <text:p text:style-name="P1"><text:span text:style-name="T19">o</text:span></text:p>
          </draw:text-box>
        </draw:frame>
        <draw:frame draw:style-name="gr204" draw:layer="layout" svg:width="0.214cm" svg:height="0.767cm" svg:x="17.815cm" svg:y="11.745cm">
          <draw:text-box>
            <text:p text:style-name="P1"><text:span text:style-name="T19">t</text:span></text:p>
          </draw:text-box>
        </draw:frame>
        <draw:frame draw:style-name="gr182" draw:layer="layout" svg:width="0.413cm" svg:height="0.767cm" svg:x="18.031cm" svg:y="11.745cm">
          <draw:text-box>
            <text:p text:style-name="P1"><text:span text:style-name="T19">e</text:span></text:p>
          </draw:text-box>
        </draw:frame>
        <draw:frame draw:style-name="gr184" draw:layer="layout" svg:width="0.413cm" svg:height="0.767cm" svg:x="18.442cm" svg:y="11.745cm">
          <draw:text-box>
            <text:p text:style-name="P1"><text:span text:style-name="T19">c</text:span></text:p>
          </draw:text-box>
        </draw:frame>
        <draw:frame draw:style-name="gr109" draw:layer="layout" svg:width="0.417cm" svg:height="0.767cm" svg:x="18.852cm" svg:y="11.745cm">
          <draw:text-box>
            <text:p text:style-name="P1"><text:span text:style-name="T19">o</text:span></text:p>
          </draw:text-box>
        </draw:frame>
        <draw:frame draw:style-name="gr208" draw:layer="layout" svg:width="0.387cm" svg:height="0.767cm" svg:x="19.267cm" svg:y="11.745cm">
          <draw:text-box>
            <text:p text:style-name="P1"><text:span text:style-name="T19">u</text:span></text:p>
          </draw:text-box>
        </draw:frame>
        <draw:frame draw:style-name="gr186" draw:layer="layout" svg:width="0.193cm" svg:height="0.767cm" svg:x="19.652cm" svg:y="11.745cm">
          <draw:text-box>
            <text:p text:style-name="P1"><text:span text:style-name="T19">r</text:span></text:p>
          </draw:text-box>
        </draw:frame>
        <draw:frame draw:style-name="gr175" draw:layer="layout" svg:width="0.248cm" svg:height="0.767cm" svg:x="19.843cm" svg:y="11.745cm">
          <draw:text-box>
            <text:p text:style-name="P1"><text:span text:style-name="T19">s</text:span></text:p>
          </draw:text-box>
        </draw:frame>
        <draw:frame draw:style-name="gr180" draw:layer="layout" svg:width="0.171cm" svg:height="0.767cm" svg:x="20.093cm" svg:y="11.745cm">
          <draw:text-box>
            <text:p text:style-name="P1"><text:span text:style-name="T19">.</text:span></text:p>
          </draw:text-box>
        </draw:frame>
        <draw:frame draw:style-name="gr187" draw:layer="layout" svg:width="0.434cm" svg:height="0.767cm" svg:x="20.266cm" svg:y="11.745cm">
          <draw:text-box>
            <text:p text:style-name="P1"><text:span text:style-name="T19">p</text:span></text:p>
          </draw:text-box>
        </draw:frame>
        <draw:frame draw:style-name="gr185" draw:layer="layout" svg:width="0.387cm" svg:height="0.767cm" svg:x="20.702cm" svg:y="11.745cm">
          <draw:text-box>
            <text:p text:style-name="P1"><text:span text:style-name="T19">h</text:span></text:p>
          </draw:text-box>
        </draw:frame>
        <draw:frame draw:style-name="gr187" draw:layer="layout" svg:width="0.434cm" svg:height="0.767cm" svg:x="21.092cm" svg:y="11.745cm">
          <draw:text-box>
            <text:p text:style-name="P1"><text:span text:style-name="T19">p</text:span></text:p>
          </draw:text-box>
        </draw:frame>
        <draw:frame draw:style-name="gr236" draw:layer="layout" svg:width="0.379cm" svg:height="0.767cm" svg:x="21.524cm" svg:y="11.745cm">
          <draw:text-box>
            <text:p text:style-name="P1"><text:span text:style-name="T19">?</text:span></text:p>
          </draw:text-box>
        </draw:frame>
        <draw:frame draw:style-name="gr185" draw:layer="layout" svg:width="0.387cm" svg:height="0.767cm" svg:x="21.898cm" svg:y="11.745cm">
          <draw:text-box>
            <text:p text:style-name="P1"><text:span text:style-name="T19">n</text:span></text:p>
          </draw:text-box>
        </draw:frame>
        <draw:frame draw:style-name="gr208" draw:layer="layout" svg:width="0.387cm" svg:height="0.767cm" svg:x="22.284cm" svg:y="11.745cm">
          <draw:text-box>
            <text:p text:style-name="P1"><text:span text:style-name="T19">u</text:span></text:p>
          </draw:text-box>
        </draw:frame>
        <draw:frame draw:style-name="gr179" draw:layer="layout" svg:width="0.599cm" svg:height="0.767cm" svg:x="22.669cm" svg:y="11.745cm">
          <draw:text-box>
            <text:p text:style-name="P1"><text:span text:style-name="T19">m</text:span></text:p>
          </draw:text-box>
        </draw:frame>
        <draw:frame draw:style-name="gr103" draw:layer="layout" svg:width="0.387cm" svg:height="0.767cm" svg:x="23.266cm" svg:y="11.745cm">
          <draw:text-box>
            <text:p text:style-name="P1"><text:span text:style-name="T19">=</text:span></text:p>
          </draw:text-box>
        </draw:frame>
        <draw:frame draw:style-name="gr77" draw:layer="layout" svg:width="0.353cm" svg:height="0.767cm" svg:x="23.651cm" svg:y="11.745cm">
          <draw:text-box>
            <text:p text:style-name="P1"><text:span text:style-name="T19">3</text:span></text:p>
          </draw:text-box>
        </draw:frame>
        <draw:frame draw:style-name="gr77" draw:layer="layout" svg:width="0.353cm" svg:height="0.767cm" svg:x="24.002cm" svg:y="11.745cm">
          <draw:text-box>
            <text:p text:style-name="P1"><text:span text:style-name="T19">6</text:span></text:p>
          </draw:text-box>
        </draw:frame>
        <draw:polygon draw:style-name="gr228" draw:layer="layout" svg:width="20.078cm" svg:height="0.033cm" svg:x="4.626cm" svg:y="12.28cm" svg:viewBox="0 0 20079 34" draw:points="0,0 0,34 20079,34 20079,0">
          <text:p/>
        </draw:polygon>
        <draw:frame draw:style-name="gr77" draw:layer="layout" svg:width="0.353cm" svg:height="0.767cm" svg:x="24.354cm" svg:y="11.745cm">
          <draw:text-box>
            <text:p text:style-name="P1"><text:span text:style-name="T19">3</text:span></text:p>
          </draw:text-box>
        </draw:frame>
        <draw:frame draw:style-name="gr177" draw:layer="layout" svg:width="0.226cm" svg:height="0.712cm" svg:x="3.674cm" svg:y="13.598cm">
          <draw:text-box>
            <text:p text:style-name="P1"><text:span text:style-name="T16">•</text:span></text:p>
          </draw:text-box>
        </draw:frame>
        <draw:frame draw:style-name="gr109" draw:layer="layout" svg:width="0.408cm" svg:height="0.767cm" svg:x="4.626cm" svg:y="13.578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5.037cm" svg:y="13.578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5.427cm" svg:y="13.578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5.837cm" svg:y="13.578cm">
          <draw:text-box>
            <text:p text:style-name="P1"><text:span text:style-name="T17"><text:s/></text:span></text:p>
          </draw:text-box>
        </draw:frame>
        <draw:frame draw:style-name="gr28" draw:layer="layout" svg:width="0.137cm" svg:height="0.767cm" svg:x="6.015cm" svg:y="13.578cm">
          <draw:text-box>
            <text:p text:style-name="P1"><text:span text:style-name="T17">i</text:span></text:p>
          </draw:text-box>
        </draw:frame>
        <draw:frame draw:style-name="gr179" draw:layer="layout" svg:width="0.599cm" svg:height="0.767cm" svg:x="6.15cm" svg:y="13.578cm">
          <draw:text-box>
            <text:p text:style-name="P1"><text:span text:style-name="T17">m</text:span></text:p>
          </draw:text-box>
        </draw:frame>
        <draw:frame draw:style-name="gr187" draw:layer="layout" svg:width="0.434cm" svg:height="0.767cm" svg:x="6.747cm" svg:y="13.578cm">
          <draw:text-box>
            <text:p text:style-name="P1"><text:span text:style-name="T17">p</text:span></text:p>
          </draw:text-box>
        </draw:frame>
        <draw:frame draw:style-name="gr28" draw:layer="layout" svg:width="0.133cm" svg:height="0.767cm" svg:x="7.175cm" svg:y="13.578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7.306cm" svg:y="13.578cm">
          <draw:text-box>
            <text:p text:style-name="P1"><text:span text:style-name="T17">é</text:span></text:p>
          </draw:text-box>
        </draw:frame>
        <draw:frame draw:style-name="gr179" draw:layer="layout" svg:width="0.599cm" svg:height="0.767cm" svg:x="7.717cm" svg:y="13.578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8.314cm" svg:y="13.578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8.729cm" svg:y="13.578cm">
          <draw:text-box>
            <text:p text:style-name="P1"><text:span text:style-name="T17">n</text:span></text:p>
          </draw:text-box>
        </draw:frame>
        <draw:frame draw:style-name="gr204" draw:layer="layout" svg:width="0.214cm" svg:height="0.767cm" svg:x="9.118cm" svg:y="13.578cm">
          <draw:text-box>
            <text:p text:style-name="P1"><text:span text:style-name="T17">t</text:span></text:p>
          </draw:text-box>
        </draw:frame>
        <draw:frame draw:style-name="gr187" draw:layer="layout" svg:width="0.434cm" svg:height="0.767cm" svg:x="9.33cm" svg:y="13.578cm">
          <draw:text-box>
            <text:p text:style-name="P1"><text:span text:style-name="T17">a</text:span></text:p>
          </draw:text-box>
        </draw:frame>
        <draw:frame draw:style-name="gr204" draw:layer="layout" svg:width="0.214cm" svg:height="0.767cm" svg:x="9.766cm" svg:y="13.578cm">
          <draw:text-box>
            <text:p text:style-name="P1"><text:span text:style-name="T17">t</text:span></text:p>
          </draw:text-box>
        </draw:frame>
        <draw:frame draw:style-name="gr28" draw:layer="layout" svg:width="0.137cm" svg:height="0.767cm" svg:x="9.978cm" svg:y="13.578cm">
          <draw:text-box>
            <text:p text:style-name="P1"><text:span text:style-name="T17">i</text:span></text:p>
          </draw:text-box>
        </draw:frame>
        <draw:frame draw:style-name="gr109" draw:layer="layout" svg:width="0.417cm" svg:height="0.767cm" svg:x="10.113cm" svg:y="13.578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0.528cm" svg:y="13.578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0.913cm" svg:y="13.578cm">
          <draw:text-box>
            <text:p text:style-name="P1"><text:span text:style-name="T17"><text:s/></text:span></text:p>
          </draw:text-box>
        </draw:frame>
        <draw:frame draw:style-name="gr102" draw:layer="layout" svg:width="0.269cm" svg:height="0.767cm" svg:x="11.091cm" svg:y="13.578cm">
          <draw:text-box>
            <text:p text:style-name="P1"><text:span text:style-name="T17">«</text:span></text:p>
          </draw:text-box>
        </draw:frame>
        <draw:frame draw:style-name="gr187" draw:layer="layout" svg:width="0.434cm" svg:height="0.767cm" svg:x="11.536cm" svg:y="13.578cm">
          <draw:text-box>
            <text:p text:style-name="P1"><text:span text:style-name="T17">p</text:span></text:p>
          </draw:text-box>
        </draw:frame>
        <draw:frame draw:style-name="gr182" draw:layer="layout" svg:width="0.413cm" svg:height="0.767cm" svg:x="11.967cm" svg:y="13.578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12.378cm" svg:y="13.578cm">
          <draw:text-box>
            <text:p text:style-name="P1"><text:span text:style-name="T17">d</text:span></text:p>
          </draw:text-box>
        </draw:frame>
        <draw:frame draw:style-name="gr187" draw:layer="layout" svg:width="0.434cm" svg:height="0.767cm" svg:x="12.818cm" svg:y="13.578cm">
          <draw:text-box>
            <text:p text:style-name="P1"><text:span text:style-name="T17">a</text:span></text:p>
          </draw:text-box>
        </draw:frame>
        <draw:frame draw:style-name="gr207" draw:layer="layout" svg:width="0.43cm" svg:height="0.767cm" svg:x="13.25cm" svg:y="13.578cm">
          <draw:text-box>
            <text:p text:style-name="P1"><text:span text:style-name="T17">g</text:span></text:p>
          </draw:text-box>
        </draw:frame>
        <draw:frame draw:style-name="gr109" draw:layer="layout" svg:width="0.417cm" svg:height="0.767cm" svg:x="13.678cm" svg:y="13.578cm">
          <draw:text-box>
            <text:p text:style-name="P1"><text:span text:style-name="T17">o</text:span></text:p>
          </draw:text-box>
        </draw:frame>
        <draw:frame draw:style-name="gr207" draw:layer="layout" svg:width="0.43cm" svg:height="0.767cm" svg:x="14.093cm" svg:y="13.578cm">
          <draw:text-box>
            <text:p text:style-name="P1"><text:span text:style-name="T17">g</text:span></text:p>
          </draw:text-box>
        </draw:frame>
        <draw:frame draw:style-name="gr28" draw:layer="layout" svg:width="0.137cm" svg:height="0.767cm" svg:x="14.516cm" svg:y="13.578cm">
          <draw:text-box>
            <text:p text:style-name="P1"><text:span text:style-name="T17">i</text:span></text:p>
          </draw:text-box>
        </draw:frame>
        <draw:frame draw:style-name="gr187" draw:layer="layout" svg:width="0.434cm" svg:height="0.767cm" svg:x="14.652cm" svg:y="13.578cm">
          <draw:text-box>
            <text:p text:style-name="P1"><text:span text:style-name="T17">q</text:span></text:p>
          </draw:text-box>
        </draw:frame>
        <draw:frame draw:style-name="gr208" draw:layer="layout" svg:width="0.387cm" svg:height="0.767cm" svg:x="15.083cm" svg:y="13.578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15.469cm" svg:y="13.578cm">
          <draw:text-box>
            <text:p text:style-name="P1"><text:span text:style-name="T17">e</text:span></text:p>
          </draw:text-box>
        </draw:frame>
        <draw:polygon draw:style-name="gr237" draw:layer="layout" svg:width="11.696cm" svg:height="0.033cm" svg:x="4.626cm" svg:y="14.113cm" svg:viewBox="0 0 11697 34" draw:points="0,0 0,34 11697,34 11697,0">
          <text:p/>
        </draw:polygon>
        <draw:frame draw:style-name="gr102" draw:layer="layout" svg:width="0.269cm" svg:height="0.767cm" svg:x="16.057cm" svg:y="13.578cm">
          <draw:text-box>
            <text:p text:style-name="P1"><text:span text:style-name="T17">»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3.533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3.533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3.533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3.533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3.533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3.533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3.533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3.533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3.533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3.457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3.457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3.457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3.457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3.457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3.457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3.457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3.457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3.457cm">
          <draw:text-box>
            <text:p text:style-name="P1"><text:span text:style-name="T5">C</text:span></text:p>
          </draw:text-box>
        </draw:frame>
        <draw:frame draw:style-name="gr48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17" draw:layer="layout" svg:width="0.781cm" svg:height="1.009cm" svg:x="4.626cm" svg:y="5.736cm">
          <draw:text-box>
            <text:p text:style-name="P1"><text:span text:style-name="T7">M</text:span></text:p>
          </draw:text-box>
        </draw:frame>
        <draw:frame draw:style-name="gr72" draw:layer="layout" svg:width="0.595cm" svg:height="1.009cm" svg:x="5.405cm" svg:y="5.736cm">
          <draw:text-box>
            <text:p text:style-name="P1"><text:span text:style-name="T7">V</text:span></text:p>
          </draw:text-box>
        </draw:frame>
        <draw:frame draw:style-name="gr114" draw:layer="layout" svg:width="0.692cm" svg:height="1.009cm" svg:x="5.998cm" svg:y="5.736cm">
          <draw:text-box>
            <text:p text:style-name="P1"><text:span text:style-name="T7">C</text:span></text:p>
          </draw:text-box>
        </draw:frame>
        <draw:frame draw:style-name="gr19" draw:layer="layout" svg:width="0.235cm" svg:height="1.009cm" svg:x="6.688cm" svg:y="5.736cm">
          <draw:text-box>
            <text:p text:style-name="P1"><text:span text:style-name="T7"><text:s/></text:span></text:p>
          </draw:text-box>
        </draw:frame>
        <draw:frame draw:style-name="gr50" draw:layer="layout" svg:width="0.552cm" svg:height="1.009cm" svg:x="6.921cm" svg:y="5.736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7.471cm" svg:y="5.736cm">
          <draw:text-box>
            <text:p text:style-name="P1"><text:span text:style-name="T7">s</text:span></text:p>
          </draw:text-box>
        </draw:frame>
        <draw:frame draw:style-name="gr55" draw:layer="layout" svg:width="0.29cm" svg:height="1.009cm" svg:x="7.801cm" svg:y="5.736cm">
          <draw:text-box>
            <text:p text:style-name="P1"><text:span text:style-name="T7">t</text:span></text:p>
          </draw:text-box>
        </draw:frame>
        <draw:frame draw:style-name="gr19" draw:layer="layout" svg:width="0.235cm" svg:height="1.009cm" svg:x="8.089cm" svg:y="5.736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8.322cm" svg:y="5.736cm">
          <draw:text-box>
            <text:p text:style-name="P1"><text:span text:style-name="T7">p</text:span></text:p>
          </draw:text-box>
        </draw:frame>
        <draw:frame draw:style-name="gr58" draw:layer="layout" svg:width="0.18cm" svg:height="1.009cm" svg:x="8.898cm" svg:y="5.736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9.071cm" svg:y="5.736cm">
          <draw:text-box>
            <text:p text:style-name="P1"><text:span text:style-name="T7">l</text:span></text:p>
          </draw:text-box>
        </draw:frame>
        <draw:frame draw:style-name="gr46" draw:layer="layout" svg:width="0.557cm" svg:height="1.009cm" svg:x="9.236cm" svg:y="5.736cm">
          <draw:text-box>
            <text:p text:style-name="P1"><text:span text:style-name="T7">o</text:span></text:p>
          </draw:text-box>
        </draw:frame>
        <draw:frame draw:style-name="gr55" draw:layer="layout" svg:width="0.29cm" svg:height="1.009cm" svg:x="9.791cm" svg:y="5.736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0.079cm" svg:y="5.736cm">
          <draw:text-box>
            <text:p text:style-name="P1"><text:span text:style-name="T7">é</text:span></text:p>
          </draw:text-box>
        </draw:frame>
        <draw:frame draw:style-name="gr62" draw:layer="layout" svg:width="0.578cm" svg:height="1.009cm" svg:x="10.862cm" svg:y="5.736cm">
          <draw:text-box>
            <text:p text:style-name="P1"><text:span text:style-name="T7">p</text:span></text:p>
          </draw:text-box>
        </draw:frame>
        <draw:frame draw:style-name="gr52" draw:layer="layout" svg:width="0.582cm" svg:height="1.009cm" svg:x="11.438cm" svg:y="5.736cm">
          <draw:text-box>
            <text:p text:style-name="P1"><text:span text:style-name="T7">a</text:span></text:p>
          </draw:text-box>
        </draw:frame>
        <draw:frame draw:style-name="gr63" draw:layer="layout" svg:width="0.256cm" svg:height="1.009cm" svg:x="12.018cm" svg:y="5.736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2.272cm" svg:y="5.736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2.505cm" svg:y="5.736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2.674cm" svg:y="5.736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3.224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3.554cm" svg:y="5.736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3.787cm" svg:y="5.736cm">
          <draw:text-box>
            <text:p text:style-name="P1"><text:span text:style-name="T7">c</text:span></text:p>
          </draw:text-box>
        </draw:frame>
        <draw:frame draw:style-name="gr52" draw:layer="layout" svg:width="0.582cm" svg:height="1.009cm" svg:x="14.333cm" svg:y="5.736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4.913cm" svg:y="5.736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5.243cm" svg:y="5.736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5.476cm" svg:y="5.736cm">
          <draw:text-box>
            <text:p text:style-name="P1"><text:span text:style-name="T7">d</text:span></text:p>
          </draw:text-box>
        </draw:frame>
        <draw:frame draw:style-name="gr115" draw:layer="layout" svg:width="0.298cm" svg:height="1.009cm" svg:x="16.056cm" svg:y="5.736cm">
          <draw:text-box>
            <text:p text:style-name="P1"><text:span text:style-name="T7">’</text:span></text:p>
          </draw:text-box>
        </draw:frame>
        <draw:frame draw:style-name="gr60" draw:layer="layout" svg:width="0.518cm" svg:height="1.009cm" svg:x="16.352cm" svg:y="5.736cm">
          <draw:text-box>
            <text:p text:style-name="P1"><text:span text:style-name="T7">u</text:span></text:p>
          </draw:text-box>
        </draw:frame>
        <draw:frame draw:style-name="gr55" draw:layer="layout" svg:width="0.29cm" svg:height="1.009cm" svg:x="16.869cm" svg:y="5.736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7.153cm" svg:y="5.736cm">
          <draw:text-box>
            <text:p text:style-name="P1"><text:span text:style-name="T7">i</text:span></text:p>
          </draw:text-box>
        </draw:frame>
        <draw:frame draw:style-name="gr58" draw:layer="layout" svg:width="0.171cm" svg:height="1.009cm" svg:x="17.326cm" svg:y="5.736cm">
          <draw:text-box>
            <text:p text:style-name="P1"><text:span text:style-name="T7">l</text:span></text:p>
          </draw:text-box>
        </draw:frame>
        <draw:frame draw:style-name="gr58" draw:layer="layout" svg:width="0.18cm" svg:height="1.009cm" svg:x="17.491cm" svg:y="5.736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7.664cm" svg:y="5.736cm">
          <draw:text-box>
            <text:p text:style-name="P1"><text:span text:style-name="T7">s</text:span></text:p>
          </draw:text-box>
        </draw:frame>
        <draw:frame draw:style-name="gr52" draw:layer="layout" svg:width="0.582cm" svg:height="1.009cm" svg:x="17.99cm" svg:y="5.736cm">
          <draw:text-box>
            <text:p text:style-name="P1"><text:span text:style-name="T7">a</text:span></text:p>
          </draw:text-box>
        </draw:frame>
        <draw:frame draw:style-name="gr55" draw:layer="layout" svg:width="0.29cm" svg:height="1.009cm" svg:x="18.57cm" svg:y="5.736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8.85cm" svg:y="5.736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9.027cm" svg:y="5.736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9.582cm" svg:y="5.736cm">
          <draw:text-box>
            <text:p text:style-name="P1"><text:span text:style-name="T7">n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0.24cm" svg:height="6.667cm" svg:x="9.448cm" svg:y="8.695cm">
          <draw:image xlink:href="Pictures/1000000000000183000000FC3DBB6CA1.jp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3.533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3.533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3.533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3.533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3.533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3.533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3.533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3.533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3.533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3.533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3.457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3.457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3.457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3.457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3.457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3.457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3.457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3.457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3.457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3.457cm">
          <draw:text-box>
            <text:p text:style-name="P1"><text:span text:style-name="T5">C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5.565cm" svg:height="13.004cm" svg:x="8.042cm" svg:y="5.693cm">
          <draw:image xlink:href="Pictures/100000000000029600000229D1819D39.jp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5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38" draw:layer="layout" svg:width="0.777cm" svg:height="1.716cm" svg:x="8.419cm" svg:y="3.967cm">
          <draw:text-box>
            <text:p text:style-name="P1"><text:span text:style-name="T20">L</text:span></text:p>
          </draw:text-box>
        </draw:frame>
        <draw:frame draw:style-name="gr239" draw:layer="layout" svg:width="0.612cm" svg:height="1.716cm" svg:x="9.194cm" svg:y="3.967cm">
          <draw:text-box>
            <text:p text:style-name="P1"><text:span text:style-name="T20">e</text:span></text:p>
          </draw:text-box>
        </draw:frame>
        <draw:frame draw:style-name="gr67" draw:layer="layout" svg:width="0.32cm" svg:height="1.716cm" svg:x="9.804cm" svg:y="3.967cm">
          <draw:text-box>
            <text:p text:style-name="P1"><text:span text:style-name="T20"><text:s/></text:span></text:p>
          </draw:text-box>
        </draw:frame>
        <draw:frame draw:style-name="gr240" draw:layer="layout" svg:width="0.565cm" svg:height="1.716cm" svg:x="10.121cm" svg:y="3.967cm">
          <draw:text-box>
            <text:p text:style-name="P1"><text:span text:style-name="T20">c</text:span></text:p>
          </draw:text-box>
        </draw:frame>
        <draw:frame draw:style-name="gr241" draw:layer="layout" svg:width="0.696cm" svg:height="1.716cm" svg:x="10.685cm" svg:y="3.967cm">
          <draw:text-box>
            <text:p text:style-name="P1"><text:span text:style-name="T20">o</text:span></text:p>
          </draw:text-box>
        </draw:frame>
        <draw:frame draw:style-name="gr242" draw:layer="layout" svg:width="0.743cm" svg:height="1.716cm" svg:x="11.379cm" svg:y="3.967cm">
          <draw:text-box>
            <text:p text:style-name="P1"><text:span text:style-name="T20">n</text:span></text:p>
          </draw:text-box>
        </draw:frame>
        <draw:frame draw:style-name="gr243" draw:layer="layout" svg:width="0.417cm" svg:height="1.716cm" svg:x="12.12cm" svg:y="3.967cm">
          <draw:text-box>
            <text:p text:style-name="P1"><text:span text:style-name="T20">t</text:span></text:p>
          </draw:text-box>
        </draw:frame>
        <draw:frame draw:style-name="gr137" draw:layer="layout" svg:width="0.506cm" svg:height="1.716cm" svg:x="12.534cm" svg:y="3.967cm">
          <draw:text-box>
            <text:p text:style-name="P1"><text:span text:style-name="T20">r</text:span></text:p>
          </draw:text-box>
        </draw:frame>
        <draw:frame draw:style-name="gr241" draw:layer="layout" svg:width="0.696cm" svg:height="1.716cm" svg:x="13.038cm" svg:y="3.967cm">
          <draw:text-box>
            <text:p text:style-name="P1"><text:span text:style-name="T20">ô</text:span></text:p>
          </draw:text-box>
        </draw:frame>
        <draw:frame draw:style-name="gr76" draw:layer="layout" svg:width="0.37cm" svg:height="1.716cm" svg:x="13.732cm" svg:y="3.967cm">
          <draw:text-box>
            <text:p text:style-name="P1"><text:span text:style-name="T20">l</text:span></text:p>
          </draw:text-box>
        </draw:frame>
        <draw:frame draw:style-name="gr239" draw:layer="layout" svg:width="0.612cm" svg:height="1.716cm" svg:x="14.101cm" svg:y="3.967cm">
          <draw:text-box>
            <text:p text:style-name="P1"><text:span text:style-name="T20">e</text:span></text:p>
          </draw:text-box>
        </draw:frame>
        <draw:frame draw:style-name="gr244" draw:layer="layout" svg:width="0.768cm" svg:height="1.716cm" svg:x="14.71cm" svg:y="3.967cm">
          <draw:text-box>
            <text:p text:style-name="P1"><text:span text:style-name="T20">u</text:span></text:p>
          </draw:text-box>
        </draw:frame>
        <draw:frame draw:style-name="gr137" draw:layer="layout" svg:width="0.506cm" svg:height="1.716cm" svg:x="15.477cm" svg:y="3.967cm">
          <draw:text-box>
            <text:p text:style-name="P1"><text:span text:style-name="T20">r</text:span></text:p>
          </draw:text-box>
        </draw:frame>
        <draw:frame draw:style-name="gr67" draw:layer="layout" svg:width="0.32cm" svg:height="1.716cm" svg:x="15.98cm" svg:y="3.967cm">
          <draw:text-box>
            <text:p text:style-name="P1"><text:span text:style-name="T20"><text:s/></text:span></text:p>
          </draw:text-box>
        </draw:frame>
        <draw:frame draw:style-name="gr245" draw:layer="layout" svg:width="0.764cm" svg:height="1.716cm" svg:x="16.298cm" svg:y="3.967cm">
          <draw:text-box>
            <text:p text:style-name="P1"><text:span text:style-name="T20">p</text:span></text:p>
          </draw:text-box>
        </draw:frame>
        <draw:frame draw:style-name="gr137" draw:layer="layout" svg:width="0.506cm" svg:height="1.716cm" svg:x="17.06cm" svg:y="3.967cm">
          <draw:text-box>
            <text:p text:style-name="P1"><text:span text:style-name="T20">r</text:span></text:p>
          </draw:text-box>
        </draw:frame>
        <draw:frame draw:style-name="gr76" draw:layer="layout" svg:width="0.37cm" svg:height="1.716cm" svg:x="17.563cm" svg:y="3.967cm">
          <draw:text-box>
            <text:p text:style-name="P1"><text:span text:style-name="T20">i</text:span></text:p>
          </draw:text-box>
        </draw:frame>
        <draw:frame draw:style-name="gr242" draw:layer="layout" svg:width="0.743cm" svg:height="1.716cm" svg:x="17.932cm" svg:y="3.967cm">
          <draw:text-box>
            <text:p text:style-name="P1"><text:span text:style-name="T20">n</text:span></text:p>
          </draw:text-box>
        </draw:frame>
        <draw:frame draw:style-name="gr240" draw:layer="layout" svg:width="0.565cm" svg:height="1.716cm" svg:x="18.673cm" svg:y="3.967cm">
          <draw:text-box>
            <text:p text:style-name="P1"><text:span text:style-name="T20">c</text:span></text:p>
          </draw:text-box>
        </draw:frame>
        <draw:frame draw:style-name="gr76" draw:layer="layout" svg:width="0.37cm" svg:height="1.716cm" svg:x="19.236cm" svg:y="3.967cm">
          <draw:text-box>
            <text:p text:style-name="P1"><text:span text:style-name="T20">i</text:span></text:p>
          </draw:text-box>
        </draw:frame>
        <draw:frame draw:style-name="gr245" draw:layer="layout" svg:width="0.764cm" svg:height="1.716cm" svg:x="19.604cm" svg:y="3.967cm">
          <draw:text-box>
            <text:p text:style-name="P1"><text:span text:style-name="T20">p</text:span></text:p>
          </draw:text-box>
        </draw:frame>
        <draw:frame draw:style-name="gr246" draw:layer="layout" svg:width="0.637cm" svg:height="1.716cm" svg:x="20.37cm" svg:y="3.967cm">
          <draw:text-box>
            <text:p text:style-name="P1"><text:span text:style-name="T20">a</text:span></text:p>
          </draw:text-box>
        </draw:frame>
        <draw:frame draw:style-name="gr76" draw:layer="layout" svg:width="0.37cm" svg:height="1.716cm" svg:x="21.005cm" svg:y="3.967cm">
          <draw:text-box>
            <text:p text:style-name="P1"><text:span text:style-name="T20">l</text:span></text:p>
          </draw:text-box>
        </draw:frame>
        <draw:frame draw:style-name="gr238" draw:layer="layout" svg:width="0.777cm" svg:height="1.716cm" svg:x="8.368cm" svg:y="3.916cm">
          <draw:text-box>
            <text:p text:style-name="P1"><text:span text:style-name="T21">L</text:span></text:p>
          </draw:text-box>
        </draw:frame>
        <draw:frame draw:style-name="gr239" draw:layer="layout" svg:width="0.612cm" svg:height="1.716cm" svg:x="9.143cm" svg:y="3.916cm">
          <draw:text-box>
            <text:p text:style-name="P1"><text:span text:style-name="T21">e</text:span></text:p>
          </draw:text-box>
        </draw:frame>
        <draw:frame draw:style-name="gr67" draw:layer="layout" svg:width="0.32cm" svg:height="1.716cm" svg:x="9.753cm" svg:y="3.916cm">
          <draw:text-box>
            <text:p text:style-name="P1"><text:span text:style-name="T21"><text:s/></text:span></text:p>
          </draw:text-box>
        </draw:frame>
        <draw:frame draw:style-name="gr240" draw:layer="layout" svg:width="0.565cm" svg:height="1.716cm" svg:x="10.07cm" svg:y="3.916cm">
          <draw:text-box>
            <text:p text:style-name="P1"><text:span text:style-name="T21">c</text:span></text:p>
          </draw:text-box>
        </draw:frame>
        <draw:frame draw:style-name="gr241" draw:layer="layout" svg:width="0.696cm" svg:height="1.716cm" svg:x="10.634cm" svg:y="3.916cm">
          <draw:text-box>
            <text:p text:style-name="P1"><text:span text:style-name="T21">o</text:span></text:p>
          </draw:text-box>
        </draw:frame>
        <draw:frame draw:style-name="gr242" draw:layer="layout" svg:width="0.743cm" svg:height="1.716cm" svg:x="11.328cm" svg:y="3.916cm">
          <draw:text-box>
            <text:p text:style-name="P1"><text:span text:style-name="T21">n</text:span></text:p>
          </draw:text-box>
        </draw:frame>
        <draw:frame draw:style-name="gr243" draw:layer="layout" svg:width="0.417cm" svg:height="1.716cm" svg:x="12.069cm" svg:y="3.916cm">
          <draw:text-box>
            <text:p text:style-name="P1"><text:span text:style-name="T21">t</text:span></text:p>
          </draw:text-box>
        </draw:frame>
        <draw:frame draw:style-name="gr137" draw:layer="layout" svg:width="0.506cm" svg:height="1.716cm" svg:x="12.484cm" svg:y="3.916cm">
          <draw:text-box>
            <text:p text:style-name="P1"><text:span text:style-name="T21">r</text:span></text:p>
          </draw:text-box>
        </draw:frame>
        <draw:frame draw:style-name="gr241" draw:layer="layout" svg:width="0.696cm" svg:height="1.716cm" svg:x="12.987cm" svg:y="3.916cm">
          <draw:text-box>
            <text:p text:style-name="P1"><text:span text:style-name="T21">ô</text:span></text:p>
          </draw:text-box>
        </draw:frame>
        <draw:frame draw:style-name="gr76" draw:layer="layout" svg:width="0.37cm" svg:height="1.716cm" svg:x="13.682cm" svg:y="3.916cm">
          <draw:text-box>
            <text:p text:style-name="P1"><text:span text:style-name="T21">l</text:span></text:p>
          </draw:text-box>
        </draw:frame>
        <draw:frame draw:style-name="gr239" draw:layer="layout" svg:width="0.612cm" svg:height="1.716cm" svg:x="14.05cm" svg:y="3.916cm">
          <draw:text-box>
            <text:p text:style-name="P1"><text:span text:style-name="T21">e</text:span></text:p>
          </draw:text-box>
        </draw:frame>
        <draw:frame draw:style-name="gr244" draw:layer="layout" svg:width="0.768cm" svg:height="1.716cm" svg:x="14.66cm" svg:y="3.916cm">
          <draw:text-box>
            <text:p text:style-name="P1"><text:span text:style-name="T21">u</text:span></text:p>
          </draw:text-box>
        </draw:frame>
        <draw:frame draw:style-name="gr137" draw:layer="layout" svg:width="0.506cm" svg:height="1.716cm" svg:x="15.426cm" svg:y="3.916cm">
          <draw:text-box>
            <text:p text:style-name="P1"><text:span text:style-name="T21">r</text:span></text:p>
          </draw:text-box>
        </draw:frame>
        <draw:frame draw:style-name="gr67" draw:layer="layout" svg:width="0.32cm" svg:height="1.716cm" svg:x="15.929cm" svg:y="3.916cm">
          <draw:text-box>
            <text:p text:style-name="P1"><text:span text:style-name="T21"><text:s/></text:span></text:p>
          </draw:text-box>
        </draw:frame>
        <draw:frame draw:style-name="gr245" draw:layer="layout" svg:width="0.764cm" svg:height="1.716cm" svg:x="16.247cm" svg:y="3.916cm">
          <draw:text-box>
            <text:p text:style-name="P1"><text:span text:style-name="T21">p</text:span></text:p>
          </draw:text-box>
        </draw:frame>
        <draw:frame draw:style-name="gr137" draw:layer="layout" svg:width="0.506cm" svg:height="1.716cm" svg:x="17.009cm" svg:y="3.916cm">
          <draw:text-box>
            <text:p text:style-name="P1"><text:span text:style-name="T21">r</text:span></text:p>
          </draw:text-box>
        </draw:frame>
        <draw:frame draw:style-name="gr76" draw:layer="layout" svg:width="0.37cm" svg:height="1.716cm" svg:x="17.513cm" svg:y="3.916cm">
          <draw:text-box>
            <text:p text:style-name="P1"><text:span text:style-name="T21">i</text:span></text:p>
          </draw:text-box>
        </draw:frame>
        <draw:frame draw:style-name="gr242" draw:layer="layout" svg:width="0.743cm" svg:height="1.716cm" svg:x="17.881cm" svg:y="3.916cm">
          <draw:text-box>
            <text:p text:style-name="P1"><text:span text:style-name="T21">n</text:span></text:p>
          </draw:text-box>
        </draw:frame>
        <draw:frame draw:style-name="gr240" draw:layer="layout" svg:width="0.565cm" svg:height="1.716cm" svg:x="18.622cm" svg:y="3.916cm">
          <draw:text-box>
            <text:p text:style-name="P1"><text:span text:style-name="T21">c</text:span></text:p>
          </draw:text-box>
        </draw:frame>
        <draw:frame draw:style-name="gr76" draw:layer="layout" svg:width="0.37cm" svg:height="1.716cm" svg:x="19.185cm" svg:y="3.916cm">
          <draw:text-box>
            <text:p text:style-name="P1"><text:span text:style-name="T21">i</text:span></text:p>
          </draw:text-box>
        </draw:frame>
        <draw:frame draw:style-name="gr245" draw:layer="layout" svg:width="0.764cm" svg:height="1.716cm" svg:x="19.553cm" svg:y="3.916cm">
          <draw:text-box>
            <text:p text:style-name="P1"><text:span text:style-name="T21">p</text:span></text:p>
          </draw:text-box>
        </draw:frame>
        <draw:frame draw:style-name="gr246" draw:layer="layout" svg:width="0.637cm" svg:height="1.716cm" svg:x="20.319cm" svg:y="3.916cm">
          <draw:text-box>
            <text:p text:style-name="P1"><text:span text:style-name="T21">a</text:span></text:p>
          </draw:text-box>
        </draw:frame>
        <draw:frame draw:style-name="gr76" draw:layer="layout" svg:width="0.37cm" svg:height="1.716cm" svg:x="20.954cm" svg:y="3.916cm">
          <draw:text-box>
            <text:p text:style-name="P1"><text:span text:style-name="T21">l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5.9cm" svg:height="8.466cm" svg:x="11.048cm" svg:y="7.45cm">
          <draw:image xlink:href="Pictures/10000000000002590000014027BEED0A.png" xlink:type="simple" xlink:show="embed" xlink:actuate="onLoad">
            <text:p/>
          </draw:image>
        </draw:frame>
        <draw:frame draw:style-name="gr2" draw:layer="layout" svg:width="3.729cm" svg:height="2.832cm" svg:x="2.916cm" svg:y="7.505cm">
          <draw:image xlink:href="Pictures/100000000000008D0000006BD56C1251.png" xlink:type="simple" xlink:show="embed" xlink:actuate="onLoad">
            <text:p/>
          </draw:image>
        </draw:frame>
        <draw:path draw:style-name="gr247" draw:layer="layout" svg:width="3.583cm" svg:height="3.274cm" svg:x="4.433cm" svg:y="8.006cm" svg:viewBox="0 0 3584 3275" svg:d="m24 3 3552 3243c4 4 4 12 0 21-5 4-13 4-22 0l-3547-3243c-9-4-9-13-4-21 8-4 17-4 21 0zm3480 3014 80 258-262-59c-9 0-13-8-9-13 0-8 9-12 13-12l241 50-17 17-72-232c0-9 4-13 9-17 8 0 17 4 17 8z">
          <text:p/>
        </draw:path>
        <draw:frame draw:style-name="gr2" draw:layer="layout" svg:width="7.802cm" svg:height="2.544cm" svg:x="2.751cm" svg:y="11.311cm">
          <draw:image xlink:href="Pictures/10000000000001D80000009AC08FEC73.png" xlink:type="simple" xlink:show="embed" xlink:actuate="onLoad">
            <text:p/>
          </draw:image>
        </draw:frame>
        <draw:path draw:style-name="gr247" draw:layer="layout" svg:width="3.482cm" svg:height="3.643cm" svg:x="3.836cm" svg:y="8.907cm" svg:viewBox="0 0 3483 3644" svg:d="m20 4 3454 3615c4 4 4 13 0 17-8 4-13 4-21 0l-3450-3615c-4-5-4-13 0-17 4-5 13-5 17 0zm3399 3382 64 258-259-72c-8-4-12-12-8-17 0-8 8-12 17-8l233 68-13 12-59-237c0-8 4-12 8-17 9 0 17 5 17 13z">
          <text:p/>
        </draw:path>
        <draw:path draw:style-name="gr247" draw:layer="layout" svg:width="6.167cm" svg:height="0.541cm" svg:x="7.636cm" svg:y="11.671cm" svg:viewBox="0 0 6168 542" svg:d="m13 0 6130 406c8 0 12 4 12 13 0 8-8 13-12 13l-6130-407c-9 0-13-4-13-12 0-9 4-13 13-13zm5935 271 220 148-241 123c-4 0-13 0-17-9-4-4 0-12 8-17l216-110v26l-203-140c-4-4-8-13-4-17 4-8 12-8 21-4z">
          <text:p/>
        </draw:path>
        <draw:path draw:style-name="gr247" draw:layer="layout" svg:width="7.966cm" svg:height="0.831cm" svg:x="5.837cm" svg:y="12.571cm" svg:viewBox="0 0 7967 832" svg:d="m13 1 7929 702c8 0 12 9 12 13 0 8-8 13-12 13l-7929-703c-9 0-13-9-13-17 0-4 4-13 13-8zm7734 563 220 156-241 110c-9 4-17 0-17-4-4-8 0-17 4-17l224-106-4 26-199-144c-8-5-8-13-4-17 4-9 13-9 17-4z">
          <text:p/>
        </draw:path>
        <draw:polygon draw:style-name="gr73" draw:layer="layout" svg:width="2.801cm" svg:height="0.799cm" svg:x="23.448cm" svg:y="13.292cm" svg:viewBox="0 0 2802 800" draw:points="2400,0 2400,203 0,203 0,601 2400,601 2400,800 2802,402">
          <text:p/>
        </draw:polygon>
        <draw:polygon draw:style-name="gr74" draw:layer="layout" svg:width="2.801cm" svg:height="0.799cm" svg:x="23.448cm" svg:y="13.292cm" svg:viewBox="0 0 2802 800" draw:points="2400,0 2400,203 0,203 0,601 2400,601 2400,800 2802,402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48" draw:layer="layout" svg:width="0.603cm" svg:height="1.326cm" svg:x="12.06cm" svg:y="4.159cm">
          <draw:text-box>
            <text:p text:style-name="P1"><text:span text:style-name="T22">E</text:span></text:p>
          </draw:text-box>
        </draw:frame>
        <draw:frame draw:style-name="gr196" draw:layer="layout" svg:width="0.324cm" svg:height="1.326cm" svg:x="12.661cm" svg:y="4.159cm">
          <draw:text-box>
            <text:p text:style-name="P1"><text:span text:style-name="T22">t</text:span></text:p>
          </draw:text-box>
        </draw:frame>
        <draw:frame draw:style-name="gr249" draw:layer="layout" svg:width="0.497cm" svg:height="1.326cm" svg:x="12.983cm" svg:y="4.159cm">
          <draw:text-box>
            <text:p text:style-name="P1"><text:span text:style-name="T22">a</text:span></text:p>
          </draw:text-box>
        </draw:frame>
        <draw:frame draw:style-name="gr196" draw:layer="layout" svg:width="0.324cm" svg:height="1.326cm" svg:x="13.478cm" svg:y="4.159cm">
          <draw:text-box>
            <text:p text:style-name="P1"><text:span text:style-name="T22">t</text:span></text:p>
          </draw:text-box>
        </draw:frame>
        <draw:frame draw:style-name="gr175" draw:layer="layout" svg:width="0.248cm" svg:height="1.326cm" svg:x="13.8cm" svg:y="4.159cm">
          <draw:text-box>
            <text:p text:style-name="P1"><text:span text:style-name="T22"><text:s/></text:span></text:p>
          </draw:text-box>
        </draw:frame>
        <draw:frame draw:style-name="gr248" draw:layer="layout" svg:width="0.603cm" svg:height="1.326cm" svg:x="14.045cm" svg:y="4.159cm">
          <draw:text-box>
            <text:p text:style-name="P1"><text:span text:style-name="T22">d</text:span></text:p>
          </draw:text-box>
        </draw:frame>
        <draw:frame draw:style-name="gr250" draw:layer="layout" svg:width="0.476cm" svg:height="1.326cm" svg:x="14.646cm" svg:y="4.159cm">
          <draw:text-box>
            <text:p text:style-name="P1"><text:span text:style-name="T22">e</text:span></text:p>
          </draw:text-box>
        </draw:frame>
        <draw:frame draw:style-name="gr251" draw:layer="layout" svg:width="0.421cm" svg:height="1.326cm" svg:x="15.121cm" svg:y="4.159cm">
          <draw:text-box>
            <text:p text:style-name="P1"><text:span text:style-name="T22">s</text:span></text:p>
          </draw:text-box>
        </draw:frame>
        <draw:frame draw:style-name="gr175" draw:layer="layout" svg:width="0.248cm" svg:height="1.326cm" svg:x="15.54cm" svg:y="4.159cm">
          <draw:text-box>
            <text:p text:style-name="P1"><text:span text:style-name="T22"><text:s/></text:span></text:p>
          </draw:text-box>
        </draw:frame>
        <draw:frame draw:style-name="gr51" draw:layer="layout" svg:width="0.332cm" svg:height="1.326cm" svg:x="15.785cm" svg:y="4.159cm">
          <draw:text-box>
            <text:p text:style-name="P1"><text:span text:style-name="T22">f</text:span></text:p>
          </draw:text-box>
        </draw:frame>
        <draw:frame draw:style-name="gr252" draw:layer="layout" svg:width="0.391cm" svg:height="1.326cm" svg:x="16.12cm" svg:y="4.159cm">
          <draw:text-box>
            <text:p text:style-name="P1"><text:span text:style-name="T22">r</text:span></text:p>
          </draw:text-box>
        </draw:frame>
        <draw:frame draw:style-name="gr249" draw:layer="layout" svg:width="0.497cm" svg:height="1.326cm" svg:x="16.509cm" svg:y="4.159cm">
          <draw:text-box>
            <text:p text:style-name="P1"><text:span text:style-name="T22">a</text:span></text:p>
          </draw:text-box>
        </draw:frame>
        <draw:frame draw:style-name="gr55" draw:layer="layout" svg:width="0.29cm" svg:height="1.326cm" svg:x="17.005cm" svg:y="4.159cm">
          <draw:text-box>
            <text:p text:style-name="P1"><text:span text:style-name="T22">i</text:span></text:p>
          </draw:text-box>
        </draw:frame>
        <draw:frame draw:style-name="gr251" draw:layer="layout" svg:width="0.421cm" svg:height="1.326cm" svg:x="17.292cm" svg:y="4.159cm">
          <draw:text-box>
            <text:p text:style-name="P1"><text:span text:style-name="T22">s</text:span></text:p>
          </draw:text-box>
        </draw:frame>
        <draw:frame draw:style-name="gr248" draw:layer="layout" svg:width="0.603cm" svg:height="1.326cm" svg:x="12.022cm" svg:y="4.121cm">
          <draw:text-box>
            <text:p text:style-name="P1"><text:span text:style-name="T23">E</text:span></text:p>
          </draw:text-box>
        </draw:frame>
        <draw:frame draw:style-name="gr196" draw:layer="layout" svg:width="0.324cm" svg:height="1.326cm" svg:x="12.623cm" svg:y="4.121cm">
          <draw:text-box>
            <text:p text:style-name="P1"><text:span text:style-name="T23">t</text:span></text:p>
          </draw:text-box>
        </draw:frame>
        <draw:frame draw:style-name="gr249" draw:layer="layout" svg:width="0.497cm" svg:height="1.326cm" svg:x="12.945cm" svg:y="4.121cm">
          <draw:text-box>
            <text:p text:style-name="P1"><text:span text:style-name="T23">a</text:span></text:p>
          </draw:text-box>
        </draw:frame>
        <draw:frame draw:style-name="gr196" draw:layer="layout" svg:width="0.324cm" svg:height="1.326cm" svg:x="13.44cm" svg:y="4.121cm">
          <draw:text-box>
            <text:p text:style-name="P1"><text:span text:style-name="T23">t</text:span></text:p>
          </draw:text-box>
        </draw:frame>
        <draw:frame draw:style-name="gr175" draw:layer="layout" svg:width="0.248cm" svg:height="1.326cm" svg:x="13.762cm" svg:y="4.121cm">
          <draw:text-box>
            <text:p text:style-name="P1"><text:span text:style-name="T23"><text:s/></text:span></text:p>
          </draw:text-box>
        </draw:frame>
        <draw:frame draw:style-name="gr248" draw:layer="layout" svg:width="0.603cm" svg:height="1.326cm" svg:x="14.007cm" svg:y="4.121cm">
          <draw:text-box>
            <text:p text:style-name="P1"><text:span text:style-name="T23">d</text:span></text:p>
          </draw:text-box>
        </draw:frame>
        <draw:frame draw:style-name="gr250" draw:layer="layout" svg:width="0.476cm" svg:height="1.326cm" svg:x="14.608cm" svg:y="4.121cm">
          <draw:text-box>
            <text:p text:style-name="P1"><text:span text:style-name="T23">e</text:span></text:p>
          </draw:text-box>
        </draw:frame>
        <draw:frame draw:style-name="gr251" draw:layer="layout" svg:width="0.421cm" svg:height="1.326cm" svg:x="15.083cm" svg:y="4.121cm">
          <draw:text-box>
            <text:p text:style-name="P1"><text:span text:style-name="T23">s</text:span></text:p>
          </draw:text-box>
        </draw:frame>
        <draw:frame draw:style-name="gr175" draw:layer="layout" svg:width="0.248cm" svg:height="1.326cm" svg:x="15.502cm" svg:y="4.121cm">
          <draw:text-box>
            <text:p text:style-name="P1"><text:span text:style-name="T23"><text:s/></text:span></text:p>
          </draw:text-box>
        </draw:frame>
        <draw:frame draw:style-name="gr51" draw:layer="layout" svg:width="0.332cm" svg:height="1.326cm" svg:x="15.747cm" svg:y="4.121cm">
          <draw:text-box>
            <text:p text:style-name="P1"><text:span text:style-name="T23">f</text:span></text:p>
          </draw:text-box>
        </draw:frame>
        <draw:frame draw:style-name="gr252" draw:layer="layout" svg:width="0.391cm" svg:height="1.326cm" svg:x="16.082cm" svg:y="4.121cm">
          <draw:text-box>
            <text:p text:style-name="P1"><text:span text:style-name="T23">r</text:span></text:p>
          </draw:text-box>
        </draw:frame>
        <draw:frame draw:style-name="gr249" draw:layer="layout" svg:width="0.497cm" svg:height="1.326cm" svg:x="16.471cm" svg:y="4.121cm">
          <draw:text-box>
            <text:p text:style-name="P1"><text:span text:style-name="T23">a</text:span></text:p>
          </draw:text-box>
        </draw:frame>
        <draw:frame draw:style-name="gr55" draw:layer="layout" svg:width="0.29cm" svg:height="1.326cm" svg:x="16.966cm" svg:y="4.121cm">
          <draw:text-box>
            <text:p text:style-name="P1"><text:span text:style-name="T23">i</text:span></text:p>
          </draw:text-box>
        </draw:frame>
        <draw:frame draw:style-name="gr251" draw:layer="layout" svg:width="0.421cm" svg:height="1.326cm" svg:x="17.254cm" svg:y="4.121cm">
          <draw:text-box>
            <text:p text:style-name="P1"><text:span text:style-name="T23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20.231cm" svg:height="5.748cm" svg:x="4.05cm" svg:y="6.896cm">
          <draw:image xlink:href="Pictures/1000000000000256000000AAF643F8F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15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16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7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9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8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9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3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4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5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15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16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7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9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8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9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3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4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5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48" draw:layer="layout" svg:width="0.603cm" svg:height="1.326cm" svg:x="12.06cm" svg:y="4.159cm">
          <draw:text-box>
            <text:p text:style-name="P1"><text:span text:style-name="T22">E</text:span></text:p>
          </draw:text-box>
        </draw:frame>
        <draw:frame draw:style-name="gr196" draw:layer="layout" svg:width="0.324cm" svg:height="1.326cm" svg:x="12.661cm" svg:y="4.159cm">
          <draw:text-box>
            <text:p text:style-name="P1"><text:span text:style-name="T22">t</text:span></text:p>
          </draw:text-box>
        </draw:frame>
        <draw:frame draw:style-name="gr249" draw:layer="layout" svg:width="0.497cm" svg:height="1.326cm" svg:x="12.983cm" svg:y="4.159cm">
          <draw:text-box>
            <text:p text:style-name="P1"><text:span text:style-name="T22">a</text:span></text:p>
          </draw:text-box>
        </draw:frame>
        <draw:frame draw:style-name="gr196" draw:layer="layout" svg:width="0.324cm" svg:height="1.326cm" svg:x="13.478cm" svg:y="4.159cm">
          <draw:text-box>
            <text:p text:style-name="P1"><text:span text:style-name="T22">t</text:span></text:p>
          </draw:text-box>
        </draw:frame>
        <draw:frame draw:style-name="gr175" draw:layer="layout" svg:width="0.248cm" svg:height="1.326cm" svg:x="13.8cm" svg:y="4.159cm">
          <draw:text-box>
            <text:p text:style-name="P1"><text:span text:style-name="T22"><text:s/></text:span></text:p>
          </draw:text-box>
        </draw:frame>
        <draw:frame draw:style-name="gr248" draw:layer="layout" svg:width="0.603cm" svg:height="1.326cm" svg:x="14.045cm" svg:y="4.159cm">
          <draw:text-box>
            <text:p text:style-name="P1"><text:span text:style-name="T22">d</text:span></text:p>
          </draw:text-box>
        </draw:frame>
        <draw:frame draw:style-name="gr250" draw:layer="layout" svg:width="0.476cm" svg:height="1.326cm" svg:x="14.646cm" svg:y="4.159cm">
          <draw:text-box>
            <text:p text:style-name="P1"><text:span text:style-name="T22">e</text:span></text:p>
          </draw:text-box>
        </draw:frame>
        <draw:frame draw:style-name="gr251" draw:layer="layout" svg:width="0.421cm" svg:height="1.326cm" svg:x="15.121cm" svg:y="4.159cm">
          <draw:text-box>
            <text:p text:style-name="P1"><text:span text:style-name="T22">s</text:span></text:p>
          </draw:text-box>
        </draw:frame>
        <draw:frame draw:style-name="gr175" draw:layer="layout" svg:width="0.248cm" svg:height="1.326cm" svg:x="15.54cm" svg:y="4.159cm">
          <draw:text-box>
            <text:p text:style-name="P1"><text:span text:style-name="T22"><text:s/></text:span></text:p>
          </draw:text-box>
        </draw:frame>
        <draw:frame draw:style-name="gr51" draw:layer="layout" svg:width="0.332cm" svg:height="1.326cm" svg:x="15.785cm" svg:y="4.159cm">
          <draw:text-box>
            <text:p text:style-name="P1"><text:span text:style-name="T22">f</text:span></text:p>
          </draw:text-box>
        </draw:frame>
        <draw:frame draw:style-name="gr252" draw:layer="layout" svg:width="0.391cm" svg:height="1.326cm" svg:x="16.12cm" svg:y="4.159cm">
          <draw:text-box>
            <text:p text:style-name="P1"><text:span text:style-name="T22">r</text:span></text:p>
          </draw:text-box>
        </draw:frame>
        <draw:frame draw:style-name="gr249" draw:layer="layout" svg:width="0.497cm" svg:height="1.326cm" svg:x="16.509cm" svg:y="4.159cm">
          <draw:text-box>
            <text:p text:style-name="P1"><text:span text:style-name="T22">a</text:span></text:p>
          </draw:text-box>
        </draw:frame>
        <draw:frame draw:style-name="gr55" draw:layer="layout" svg:width="0.29cm" svg:height="1.326cm" svg:x="17.005cm" svg:y="4.159cm">
          <draw:text-box>
            <text:p text:style-name="P1"><text:span text:style-name="T22">i</text:span></text:p>
          </draw:text-box>
        </draw:frame>
        <draw:frame draw:style-name="gr251" draw:layer="layout" svg:width="0.421cm" svg:height="1.326cm" svg:x="17.292cm" svg:y="4.159cm">
          <draw:text-box>
            <text:p text:style-name="P1"><text:span text:style-name="T22">s</text:span></text:p>
          </draw:text-box>
        </draw:frame>
        <draw:frame draw:style-name="gr248" draw:layer="layout" svg:width="0.603cm" svg:height="1.326cm" svg:x="12.022cm" svg:y="4.121cm">
          <draw:text-box>
            <text:p text:style-name="P1"><text:span text:style-name="T23">E</text:span></text:p>
          </draw:text-box>
        </draw:frame>
        <draw:frame draw:style-name="gr196" draw:layer="layout" svg:width="0.324cm" svg:height="1.326cm" svg:x="12.623cm" svg:y="4.121cm">
          <draw:text-box>
            <text:p text:style-name="P1"><text:span text:style-name="T23">t</text:span></text:p>
          </draw:text-box>
        </draw:frame>
        <draw:frame draw:style-name="gr249" draw:layer="layout" svg:width="0.497cm" svg:height="1.326cm" svg:x="12.945cm" svg:y="4.121cm">
          <draw:text-box>
            <text:p text:style-name="P1"><text:span text:style-name="T23">a</text:span></text:p>
          </draw:text-box>
        </draw:frame>
        <draw:frame draw:style-name="gr196" draw:layer="layout" svg:width="0.324cm" svg:height="1.326cm" svg:x="13.44cm" svg:y="4.121cm">
          <draw:text-box>
            <text:p text:style-name="P1"><text:span text:style-name="T23">t</text:span></text:p>
          </draw:text-box>
        </draw:frame>
        <draw:frame draw:style-name="gr175" draw:layer="layout" svg:width="0.248cm" svg:height="1.326cm" svg:x="13.762cm" svg:y="4.121cm">
          <draw:text-box>
            <text:p text:style-name="P1"><text:span text:style-name="T23"><text:s/></text:span></text:p>
          </draw:text-box>
        </draw:frame>
        <draw:frame draw:style-name="gr248" draw:layer="layout" svg:width="0.603cm" svg:height="1.326cm" svg:x="14.007cm" svg:y="4.121cm">
          <draw:text-box>
            <text:p text:style-name="P1"><text:span text:style-name="T23">d</text:span></text:p>
          </draw:text-box>
        </draw:frame>
        <draw:frame draw:style-name="gr250" draw:layer="layout" svg:width="0.476cm" svg:height="1.326cm" svg:x="14.608cm" svg:y="4.121cm">
          <draw:text-box>
            <text:p text:style-name="P1"><text:span text:style-name="T23">e</text:span></text:p>
          </draw:text-box>
        </draw:frame>
        <draw:frame draw:style-name="gr251" draw:layer="layout" svg:width="0.421cm" svg:height="1.326cm" svg:x="15.083cm" svg:y="4.121cm">
          <draw:text-box>
            <text:p text:style-name="P1"><text:span text:style-name="T23">s</text:span></text:p>
          </draw:text-box>
        </draw:frame>
        <draw:frame draw:style-name="gr175" draw:layer="layout" svg:width="0.248cm" svg:height="1.326cm" svg:x="15.502cm" svg:y="4.121cm">
          <draw:text-box>
            <text:p text:style-name="P1"><text:span text:style-name="T23"><text:s/></text:span></text:p>
          </draw:text-box>
        </draw:frame>
        <draw:frame draw:style-name="gr51" draw:layer="layout" svg:width="0.332cm" svg:height="1.326cm" svg:x="15.747cm" svg:y="4.121cm">
          <draw:text-box>
            <text:p text:style-name="P1"><text:span text:style-name="T23">f</text:span></text:p>
          </draw:text-box>
        </draw:frame>
        <draw:frame draw:style-name="gr252" draw:layer="layout" svg:width="0.391cm" svg:height="1.326cm" svg:x="16.082cm" svg:y="4.121cm">
          <draw:text-box>
            <text:p text:style-name="P1"><text:span text:style-name="T23">r</text:span></text:p>
          </draw:text-box>
        </draw:frame>
        <draw:frame draw:style-name="gr249" draw:layer="layout" svg:width="0.497cm" svg:height="1.326cm" svg:x="16.471cm" svg:y="4.121cm">
          <draw:text-box>
            <text:p text:style-name="P1"><text:span text:style-name="T23">a</text:span></text:p>
          </draw:text-box>
        </draw:frame>
        <draw:frame draw:style-name="gr55" draw:layer="layout" svg:width="0.29cm" svg:height="1.326cm" svg:x="16.966cm" svg:y="4.121cm">
          <draw:text-box>
            <text:p text:style-name="P1"><text:span text:style-name="T23">i</text:span></text:p>
          </draw:text-box>
        </draw:frame>
        <draw:frame draw:style-name="gr251" draw:layer="layout" svg:width="0.421cm" svg:height="1.326cm" svg:x="17.254cm" svg:y="4.121cm">
          <draw:text-box>
            <text:p text:style-name="P1"><text:span text:style-name="T23">s</text:span></text:p>
          </draw:text-box>
        </draw:frame>
        <draw:frame draw:style-name="gr48" draw:layer="layout" svg:width="0.298cm" svg:height="0.945cm" svg:x="3.674cm" svg:y="5.767cm">
          <draw:text-box>
            <text:p text:style-name="P1"><text:span text:style-name="T6">•</text:span></text:p>
          </draw:text-box>
        </draw:frame>
        <draw:frame draw:style-name="gr253" draw:layer="layout" svg:width="0.472cm" svg:height="1.009cm" svg:x="4.626cm" svg:y="5.74cm">
          <draw:text-box>
            <text:p text:style-name="P1"><text:span text:style-name="T7">1</text:span></text:p>
          </draw:text-box>
        </draw:frame>
        <draw:frame draw:style-name="gr151" draw:layer="layout" svg:width="0.231cm" svg:height="1.009cm" svg:x="5.1cm" svg:y="5.74cm">
          <draw:text-box>
            <text:p text:style-name="P1"><text:span text:style-name="T7">.</text:span></text:p>
          </draw:text-box>
        </draw:frame>
        <draw:frame draw:style-name="gr150" draw:layer="layout" svg:width="0.391cm" svg:height="1.009cm" svg:x="5.338cm" svg:y="5.74cm">
          <draw:text-box>
            <text:p text:style-name="P1"><text:span text:style-name="T7">L</text:span></text:p>
          </draw:text-box>
        </draw:frame>
        <draw:frame draw:style-name="gr151" draw:layer="layout" svg:width="0.298cm" svg:height="1.009cm" svg:x="5.71cm" svg:y="5.74cm">
          <draw:text-box>
            <text:p text:style-name="P1"><text:span text:style-name="T7">’</text:span></text:p>
          </draw:text-box>
        </draw:frame>
        <draw:frame draw:style-name="gr153" draw:layer="layout" svg:width="0.518cm" svg:height="1.009cm" svg:x="5.947cm" svg:y="5.74cm">
          <draw:text-box>
            <text:p text:style-name="P1"><text:span text:style-name="T7">u</text:span></text:p>
          </draw:text-box>
        </draw:frame>
        <draw:frame draw:style-name="gr63" draw:layer="layout" svg:width="0.29cm" svg:height="1.009cm" svg:x="6.455cm" svg:y="5.74cm">
          <draw:text-box>
            <text:p text:style-name="P1"><text:span text:style-name="T7">t</text:span></text:p>
          </draw:text-box>
        </draw:frame>
        <draw:frame draw:style-name="gr149" draw:layer="layout" svg:width="0.18cm" svg:height="1.009cm" svg:x="6.709cm" svg:y="5.74cm">
          <draw:text-box>
            <text:p text:style-name="P1"><text:span text:style-name="T7">i</text:span></text:p>
          </draw:text-box>
        </draw:frame>
        <draw:frame draw:style-name="gr149" draw:layer="layout" svg:width="0.171cm" svg:height="1.009cm" svg:x="6.913cm" svg:y="5.74cm">
          <draw:text-box>
            <text:p text:style-name="P1"><text:span text:style-name="T7">l</text:span></text:p>
          </draw:text-box>
        </draw:frame>
        <draw:frame draw:style-name="gr149" draw:layer="layout" svg:width="0.18cm" svg:height="1.009cm" svg:x="7.116cm" svg:y="5.74cm">
          <draw:text-box>
            <text:p text:style-name="P1"><text:span text:style-name="T7">i</text:span></text:p>
          </draw:text-box>
        </draw:frame>
        <draw:frame draw:style-name="gr150" draw:layer="layout" svg:width="0.332cm" svg:height="1.009cm" svg:x="7.32cm" svg:y="5.74cm">
          <draw:text-box>
            <text:p text:style-name="P1"><text:span text:style-name="T7">s</text:span></text:p>
          </draw:text-box>
        </draw:frame>
        <draw:frame draw:style-name="gr148" draw:layer="layout" svg:width="0.582cm" svg:height="1.009cm" svg:x="7.692cm" svg:y="5.74cm">
          <draw:text-box>
            <text:p text:style-name="P1"><text:span text:style-name="T7">a</text:span></text:p>
          </draw:text-box>
        </draw:frame>
        <draw:frame draw:style-name="gr63" draw:layer="layout" svg:width="0.29cm" svg:height="1.009cm" svg:x="8.251cm" svg:y="5.74cm">
          <draw:text-box>
            <text:p text:style-name="P1"><text:span text:style-name="T7">t</text:span></text:p>
          </draw:text-box>
        </draw:frame>
        <draw:frame draw:style-name="gr147" draw:layer="layout" svg:width="0.552cm" svg:height="1.009cm" svg:x="8.509cm" svg:y="5.74cm">
          <draw:text-box>
            <text:p text:style-name="P1"><text:span text:style-name="T7">e</text:span></text:p>
          </draw:text-box>
        </draw:frame>
        <draw:frame draw:style-name="gr153" draw:layer="layout" svg:width="0.518cm" svg:height="1.009cm" svg:x="9.051cm" svg:y="5.74cm">
          <draw:text-box>
            <text:p text:style-name="P1"><text:span text:style-name="T7">u</text:span></text:p>
          </draw:text-box>
        </draw:frame>
        <draw:frame draw:style-name="gr152" draw:layer="layout" svg:width="0.256cm" svg:height="1.009cm" svg:x="9.559cm" svg:y="5.74cm">
          <draw:text-box>
            <text:p text:style-name="P1"><text:span text:style-name="T7">r</text:span></text:p>
          </draw:text-box>
        </draw:frame>
        <draw:frame draw:style-name="gr151" draw:layer="layout" svg:width="0.235cm" svg:height="1.009cm" svg:x="9.83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0.067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0.626cm" svg:y="5.74cm">
          <draw:text-box>
            <text:p text:style-name="P1"><text:span text:style-name="T7">e</text:span></text:p>
          </draw:text-box>
        </draw:frame>
        <draw:frame draw:style-name="gr176" draw:layer="layout" svg:width="0.798cm" svg:height="1.009cm" svg:x="11.168cm" svg:y="5.74cm">
          <draw:text-box>
            <text:p text:style-name="P1"><text:span text:style-name="T7">m</text:span></text:p>
          </draw:text-box>
        </draw:frame>
        <draw:frame draw:style-name="gr148" draw:layer="layout" svg:width="0.582cm" svg:height="1.009cm" svg:x="11.964cm" svg:y="5.74cm">
          <draw:text-box>
            <text:p text:style-name="P1"><text:span text:style-name="T7">a</text:span></text:p>
          </draw:text-box>
        </draw:frame>
        <draw:frame draw:style-name="gr153" draw:layer="layout" svg:width="0.518cm" svg:height="1.009cm" svg:x="12.522cm" svg:y="5.74cm">
          <draw:text-box>
            <text:p text:style-name="P1"><text:span text:style-name="T7">n</text:span></text:p>
          </draw:text-box>
        </draw:frame>
        <draw:frame draw:style-name="gr148" draw:layer="layout" svg:width="0.582cm" svg:height="1.009cm" svg:x="13.03cm" svg:y="5.74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13.589cm" svg:y="5.74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4.131cm" svg:y="5.74cm">
          <draw:text-box>
            <text:p text:style-name="P1"><text:span text:style-name="T7"><text:s/></text:span></text:p>
          </draw:text-box>
        </draw:frame>
        <draw:frame draw:style-name="gr148" draw:layer="layout" svg:width="0.582cm" svg:height="1.009cm" svg:x="14.368cm" svg:y="5.74cm">
          <draw:text-box>
            <text:p text:style-name="P1"><text:span text:style-name="T7">à</text:span></text:p>
          </draw:text-box>
        </draw:frame>
        <draw:frame draw:style-name="gr147" draw:layer="layout" svg:width="0.548cm" svg:height="1.009cm" svg:x="15.164cm" svg:y="5.74cm">
          <draw:text-box>
            <text:p text:style-name="P1"><text:span text:style-name="T7">c</text:span></text:p>
          </draw:text-box>
        </draw:frame>
        <draw:frame draw:style-name="gr147" draw:layer="layout" svg:width="0.557cm" svg:height="1.009cm" svg:x="15.705cm" svg:y="5.74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16.247cm" svg:y="5.74cm">
          <draw:text-box>
            <text:p text:style-name="P1"><text:span text:style-name="T7">n</text:span></text:p>
          </draw:text-box>
        </draw:frame>
        <draw:frame draw:style-name="gr150" draw:layer="layout" svg:width="0.332cm" svg:height="1.009cm" svg:x="16.759cm" svg:y="5.74cm">
          <draw:text-box>
            <text:p text:style-name="P1"><text:span text:style-name="T7">s</text:span></text:p>
          </draw:text-box>
        </draw:frame>
        <draw:frame draw:style-name="gr153" draw:layer="layout" svg:width="0.518cm" svg:height="1.009cm" svg:x="17.132cm" svg:y="5.74cm">
          <draw:text-box>
            <text:p text:style-name="P1"><text:span text:style-name="T7">u</text:span></text:p>
          </draw:text-box>
        </draw:frame>
        <draw:frame draw:style-name="gr149" draw:layer="layout" svg:width="0.171cm" svg:height="1.009cm" svg:x="17.64cm" svg:y="5.74cm">
          <draw:text-box>
            <text:p text:style-name="P1"><text:span text:style-name="T7">l</text:span></text:p>
          </draw:text-box>
        </draw:frame>
        <draw:frame draw:style-name="gr63" draw:layer="layout" svg:width="0.29cm" svg:height="1.009cm" svg:x="17.843cm" svg:y="5.74cm">
          <draw:text-box>
            <text:p text:style-name="P1"><text:span text:style-name="T7">t</text:span></text:p>
          </draw:text-box>
        </draw:frame>
        <draw:frame draw:style-name="gr147" draw:layer="layout" svg:width="0.552cm" svg:height="1.009cm" svg:x="18.097cm" svg:y="5.74cm">
          <draw:text-box>
            <text:p text:style-name="P1"><text:span text:style-name="T7">e</text:span></text:p>
          </draw:text-box>
        </draw:frame>
        <draw:frame draw:style-name="gr152" draw:layer="layout" svg:width="0.256cm" svg:height="1.009cm" svg:x="18.639cm" svg:y="5.74cm">
          <draw:text-box>
            <text:p text:style-name="P1"><text:span text:style-name="T7">r</text:span></text:p>
          </draw:text-box>
        </draw:frame>
        <draw:frame draw:style-name="gr151" draw:layer="layout" svg:width="0.235cm" svg:height="1.009cm" svg:x="18.91cm" svg:y="5.74cm">
          <draw:text-box>
            <text:p text:style-name="P1"><text:span text:style-name="T7"><text:s/></text:span></text:p>
          </draw:text-box>
        </draw:frame>
        <draw:frame draw:style-name="gr150" draw:layer="layout" svg:width="0.332cm" svg:height="1.009cm" svg:x="19.147cm" svg:y="5.74cm">
          <draw:text-box>
            <text:p text:style-name="P1"><text:span text:style-name="T7">s</text:span></text:p>
          </draw:text-box>
        </draw:frame>
        <draw:frame draw:style-name="gr147" draw:layer="layout" svg:width="0.552cm" svg:height="1.009cm" svg:x="19.52cm" svg:y="5.74cm">
          <draw:text-box>
            <text:p text:style-name="P1"><text:span text:style-name="T7">e</text:span></text:p>
          </draw:text-box>
        </draw:frame>
        <draw:frame draw:style-name="gr150" draw:layer="layout" svg:width="0.332cm" svg:height="1.009cm" svg:x="20.062cm" svg:y="5.74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20.434cm" svg:y="5.74cm">
          <draw:text-box>
            <text:p text:style-name="P1"><text:span text:style-name="T7"><text:s/></text:span></text:p>
          </draw:text-box>
        </draw:frame>
        <draw:frame draw:style-name="gr151" draw:layer="layout" svg:width="0.269cm" svg:height="1.009cm" svg:x="20.672cm" svg:y="5.74cm">
          <draw:text-box>
            <text:p text:style-name="P1"><text:span text:style-name="T7">f</text:span></text:p>
          </draw:text-box>
        </draw:frame>
        <draw:frame draw:style-name="gr152" draw:layer="layout" svg:width="0.256cm" svg:height="1.009cm" svg:x="20.905cm" svg:y="5.74cm">
          <draw:text-box>
            <text:p text:style-name="P1"><text:span text:style-name="T7">r</text:span></text:p>
          </draw:text-box>
        </draw:frame>
        <draw:frame draw:style-name="gr148" draw:layer="layout" svg:width="0.582cm" svg:height="1.009cm" svg:x="21.176cm" svg:y="5.74cm">
          <draw:text-box>
            <text:p text:style-name="P1"><text:span text:style-name="T7">a</text:span></text:p>
          </draw:text-box>
        </draw:frame>
        <draw:frame draw:style-name="gr149" draw:layer="layout" svg:width="0.18cm" svg:height="1.009cm" svg:x="21.734cm" svg:y="5.74cm">
          <draw:text-box>
            <text:p text:style-name="P1"><text:span text:style-name="T7">i</text:span></text:p>
          </draw:text-box>
        </draw:frame>
        <draw:frame draw:style-name="gr150" draw:layer="layout" svg:width="0.332cm" svg:height="1.009cm" svg:x="21.938cm" svg:y="5.74cm">
          <draw:text-box>
            <text:p text:style-name="P1"><text:span text:style-name="T7">s</text:span></text:p>
          </draw:text-box>
        </draw:frame>
        <draw:frame draw:style-name="gr48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53" draw:layer="layout" svg:width="0.472cm" svg:height="1.009cm" svg:x="4.626cm" svg:y="6.951cm">
          <draw:text-box>
            <text:p text:style-name="P1"><text:span text:style-name="T7">2</text:span></text:p>
          </draw:text-box>
        </draw:frame>
        <draw:frame draw:style-name="gr19" draw:layer="layout" svg:width="0.231cm" svg:height="1.009cm" svg:x="5.096cm" svg:y="6.951cm">
          <draw:text-box>
            <text:p text:style-name="P1"><text:span text:style-name="T7">.</text:span></text:p>
          </draw:text-box>
        </draw:frame>
        <draw:frame draw:style-name="gr49" draw:layer="layout" svg:width="0.391cm" svg:height="1.009cm" svg:x="5.325cm" svg:y="6.95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5.718cm" svg:y="6.95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6.269cm" svg:y="6.951cm">
          <draw:text-box>
            <text:p text:style-name="P1"><text:span text:style-name="T7"><text:s/></text:span></text:p>
          </draw:text-box>
        </draw:frame>
        <draw:frame draw:style-name="gr51" draw:layer="layout" svg:width="0.332cm" svg:height="1.009cm" svg:x="6.502cm" svg:y="6.951cm">
          <draw:text-box>
            <text:p text:style-name="P1"><text:span text:style-name="T7">s</text:span></text:p>
          </draw:text-box>
        </draw:frame>
        <draw:frame draw:style-name="gr123" draw:layer="layout" svg:width="0.455cm" svg:height="1.009cm" svg:x="6.832cm" svg:y="6.951cm">
          <draw:text-box>
            <text:p text:style-name="P1"><text:span text:style-name="T7">y</text:span></text:p>
          </draw:text-box>
        </draw:frame>
        <draw:frame draw:style-name="gr51" draw:layer="layout" svg:width="0.332cm" svg:height="1.009cm" svg:x="7.285cm" svg:y="6.951cm">
          <draw:text-box>
            <text:p text:style-name="P1"><text:span text:style-name="T7">s</text:span></text:p>
          </draw:text-box>
        </draw:frame>
        <draw:frame draw:style-name="gr55" draw:layer="layout" svg:width="0.29cm" svg:height="1.009cm" svg:x="7.615cm" svg:y="6.951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7.903cm" svg:y="6.951cm">
          <draw:text-box>
            <text:p text:style-name="P1"><text:span text:style-name="T7">è</text:span></text:p>
          </draw:text-box>
        </draw:frame>
        <draw:frame draw:style-name="gr57" draw:layer="layout" svg:width="0.798cm" svg:height="1.009cm" svg:x="8.457cm" svg:y="6.951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9.253cm" svg:y="6.95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9.804cm" svg:y="6.951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0.037cm" svg:y="6.951cm">
          <draw:text-box>
            <text:p text:style-name="P1"><text:span text:style-name="T7">l</text:span></text:p>
          </draw:text-box>
        </draw:frame>
        <draw:frame draw:style-name="gr115" draw:layer="layout" svg:width="0.298cm" svg:height="1.009cm" svg:x="10.206cm" svg:y="6.951cm">
          <draw:text-box>
            <text:p text:style-name="P1"><text:span text:style-name="T7">’</text:span></text:p>
          </draw:text-box>
        </draw:frame>
        <draw:frame draw:style-name="gr58" draw:layer="layout" svg:width="0.18cm" svg:height="1.009cm" svg:x="10.498cm" svg:y="6.951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0.671cm" svg:y="6.951cm">
          <draw:text-box>
            <text:p text:style-name="P1"><text:span text:style-name="T7">n</text:span></text:p>
          </draw:text-box>
        </draw:frame>
        <draw:frame draw:style-name="gr53" draw:layer="layout" svg:width="0.48cm" svg:height="1.009cm" svg:x="11.179cm" svg:y="6.951cm">
          <draw:text-box>
            <text:p text:style-name="P1"><text:span text:style-name="T7">v</text:span></text:p>
          </draw:text-box>
        </draw:frame>
        <draw:frame draw:style-name="gr58" draw:layer="layout" svg:width="0.18cm" svg:height="1.009cm" svg:x="11.649cm" svg:y="6.951cm">
          <draw:text-box>
            <text:p text:style-name="P1"><text:span text:style-name="T7">i</text:span></text:p>
          </draw:text-box>
        </draw:frame>
        <draw:frame draw:style-name="gr55" draw:layer="layout" svg:width="0.29cm" svg:height="1.009cm" svg:x="11.822cm" svg:y="6.951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12.11cm" svg:y="6.95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657cm" svg:y="6.951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2.89cm" svg:y="6.951cm">
          <draw:text-box>
            <text:p text:style-name="P1"><text:span text:style-name="T7">à</text:span></text:p>
          </draw:text-box>
        </draw:frame>
        <draw:frame draw:style-name="gr51" draw:layer="layout" svg:width="0.332cm" svg:height="1.009cm" svg:x="13.702cm" svg:y="6.951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4.032cm" svg:y="6.951cm">
          <draw:text-box>
            <text:p text:style-name="P1"><text:span text:style-name="T7">é</text:span></text:p>
          </draw:text-box>
        </draw:frame>
        <draw:frame draw:style-name="gr58" draw:layer="layout" svg:width="0.171cm" svg:height="1.009cm" svg:x="14.583cm" svg:y="6.95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4.752cm" svg:y="6.951cm">
          <draw:text-box>
            <text:p text:style-name="P1"><text:span text:style-name="T7">e</text:span></text:p>
          </draw:text-box>
        </draw:frame>
        <draw:frame draw:style-name="gr59" draw:layer="layout" svg:width="0.548cm" svg:height="1.009cm" svg:x="15.302cm" svg:y="6.951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15.848cm" svg:y="6.951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6.132cm" svg:y="6.951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6.31cm" svg:y="6.951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6.86cm" svg:y="6.951cm">
          <draw:text-box>
            <text:p text:style-name="P1"><text:span text:style-name="T7">n</text:span></text:p>
          </draw:text-box>
        </draw:frame>
        <draw:frame draw:style-name="gr54" draw:layer="layout" svg:width="0.518cm" svg:height="1.009cm" svg:x="17.377cm" svg:y="6.951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17.893cm" svg:y="6.951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18.444cm" svg:y="6.951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8.698cm" svg:y="6.951cm">
          <draw:text-box>
            <text:p text:style-name="P1"><text:span text:style-name="T7"><text:s/></text:span></text:p>
          </draw:text-box>
        </draw:frame>
        <draw:frame draw:style-name="gr60" draw:layer="layout" svg:width="0.518cm" svg:height="1.009cm" svg:x="18.931cm" svg:y="6.951cm">
          <draw:text-box>
            <text:p text:style-name="P1"><text:span text:style-name="T7">u</text:span></text:p>
          </draw:text-box>
        </draw:frame>
        <draw:frame draw:style-name="gr54" draw:layer="layout" svg:width="0.518cm" svg:height="1.009cm" svg:x="19.448cm" svg:y="6.951cm">
          <draw:text-box>
            <text:p text:style-name="P1"><text:span text:style-name="T7">n</text:span></text:p>
          </draw:text-box>
        </draw:frame>
        <draw:frame draw:style-name="gr19" draw:layer="layout" svg:width="0.235cm" svg:height="1.009cm" svg:x="19.964cm" svg:y="6.951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20.197cm" svg:y="6.951cm">
          <draw:text-box>
            <text:p text:style-name="P1"><text:span text:style-name="T7">m</text:span></text:p>
          </draw:text-box>
        </draw:frame>
        <draw:frame draw:style-name="gr46" draw:layer="layout" svg:width="0.557cm" svg:height="1.009cm" svg:x="20.993cm" svg:y="6.951cm">
          <draw:text-box>
            <text:p text:style-name="P1"><text:span text:style-name="T7">o</text:span></text:p>
          </draw:text-box>
        </draw:frame>
        <draw:frame draw:style-name="gr58" draw:layer="layout" svg:width="0.18cm" svg:height="1.009cm" svg:x="21.543cm" svg:y="6.951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21.721cm" svg:y="6.951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7.966cm" svg:height="5.926cm" svg:x="6.298cm" svg:y="9.296cm">
          <draw:image xlink:href="Pictures/10000000000002A7000000E048E8209C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8" draw:layer="layout" svg:width="0.298cm" svg:height="0.945cm" svg:x="3.504cm" svg:y="1.644cm">
          <draw:text-box>
            <text:p text:style-name="P1"><text:span text:style-name="T6">•</text:span></text:p>
          </draw:text-box>
        </draw:frame>
        <draw:frame draw:style-name="gr53" draw:layer="layout" svg:width="0.472cm" svg:height="1.009cm" svg:x="4.457cm" svg:y="1.617cm">
          <draw:text-box>
            <text:p text:style-name="P1"><text:span text:style-name="T7">3</text:span></text:p>
          </draw:text-box>
        </draw:frame>
        <draw:frame draw:style-name="gr19" draw:layer="layout" svg:width="0.231cm" svg:height="1.009cm" svg:x="4.927cm" svg:y="1.617cm">
          <draw:text-box>
            <text:p text:style-name="P1"><text:span text:style-name="T7">.</text:span></text:p>
          </draw:text-box>
        </draw:frame>
        <draw:frame draw:style-name="gr19" draw:layer="layout" svg:width="0.235cm" svg:height="1.009cm" svg:x="5.155cm" svg:y="1.617cm">
          <draw:text-box>
            <text:p text:style-name="P1"><text:span text:style-name="T7"><text:s/></text:span></text:p>
          </draw:text-box>
        </draw:frame>
        <draw:frame draw:style-name="gr150" draw:layer="layout" svg:width="0.391cm" svg:height="1.009cm" svg:x="5.388cm" svg:y="1.617cm">
          <draw:text-box>
            <text:p text:style-name="P1"><text:span text:style-name="T7">L</text:span></text:p>
          </draw:text-box>
        </draw:frame>
        <draw:frame draw:style-name="gr151" draw:layer="layout" svg:width="0.298cm" svg:height="1.009cm" svg:x="5.761cm" svg:y="1.617cm">
          <draw:text-box>
            <text:p text:style-name="P1"><text:span text:style-name="T7">’</text:span></text:p>
          </draw:text-box>
        </draw:frame>
        <draw:frame draw:style-name="gr153" draw:layer="layout" svg:width="0.518cm" svg:height="1.009cm" svg:x="5.998cm" svg:y="1.617cm">
          <draw:text-box>
            <text:p text:style-name="P1"><text:span text:style-name="T7">u</text:span></text:p>
          </draw:text-box>
        </draw:frame>
        <draw:frame draw:style-name="gr63" draw:layer="layout" svg:width="0.29cm" svg:height="1.009cm" svg:x="6.506cm" svg:y="1.617cm">
          <draw:text-box>
            <text:p text:style-name="P1"><text:span text:style-name="T7">t</text:span></text:p>
          </draw:text-box>
        </draw:frame>
        <draw:frame draw:style-name="gr149" draw:layer="layout" svg:width="0.18cm" svg:height="1.009cm" svg:x="6.76cm" svg:y="1.617cm">
          <draw:text-box>
            <text:p text:style-name="P1"><text:span text:style-name="T7">i</text:span></text:p>
          </draw:text-box>
        </draw:frame>
        <draw:frame draw:style-name="gr149" draw:layer="layout" svg:width="0.171cm" svg:height="1.009cm" svg:x="6.964cm" svg:y="1.617cm">
          <draw:text-box>
            <text:p text:style-name="P1"><text:span text:style-name="T7">l</text:span></text:p>
          </draw:text-box>
        </draw:frame>
        <draw:frame draw:style-name="gr149" draw:layer="layout" svg:width="0.18cm" svg:height="1.009cm" svg:x="7.167cm" svg:y="1.617cm">
          <draw:text-box>
            <text:p text:style-name="P1"><text:span text:style-name="T7">i</text:span></text:p>
          </draw:text-box>
        </draw:frame>
        <draw:frame draw:style-name="gr150" draw:layer="layout" svg:width="0.332cm" svg:height="1.009cm" svg:x="7.37cm" svg:y="1.617cm">
          <draw:text-box>
            <text:p text:style-name="P1"><text:span text:style-name="T7">s</text:span></text:p>
          </draw:text-box>
        </draw:frame>
        <draw:frame draw:style-name="gr148" draw:layer="layout" svg:width="0.582cm" svg:height="1.009cm" svg:x="7.743cm" svg:y="1.617cm">
          <draw:text-box>
            <text:p text:style-name="P1"><text:span text:style-name="T7">a</text:span></text:p>
          </draw:text-box>
        </draw:frame>
        <draw:frame draw:style-name="gr63" draw:layer="layout" svg:width="0.29cm" svg:height="1.009cm" svg:x="8.302cm" svg:y="1.617cm">
          <draw:text-box>
            <text:p text:style-name="P1"><text:span text:style-name="T7">t</text:span></text:p>
          </draw:text-box>
        </draw:frame>
        <draw:frame draw:style-name="gr147" draw:layer="layout" svg:width="0.552cm" svg:height="1.009cm" svg:x="8.56cm" svg:y="1.617cm">
          <draw:text-box>
            <text:p text:style-name="P1"><text:span text:style-name="T7">e</text:span></text:p>
          </draw:text-box>
        </draw:frame>
        <draw:frame draw:style-name="gr153" draw:layer="layout" svg:width="0.518cm" svg:height="1.009cm" svg:x="9.102cm" svg:y="1.617cm">
          <draw:text-box>
            <text:p text:style-name="P1"><text:span text:style-name="T7">u</text:span></text:p>
          </draw:text-box>
        </draw:frame>
        <draw:frame draw:style-name="gr152" draw:layer="layout" svg:width="0.256cm" svg:height="1.009cm" svg:x="9.61cm" svg:y="1.617cm">
          <draw:text-box>
            <text:p text:style-name="P1"><text:span text:style-name="T7">r</text:span></text:p>
          </draw:text-box>
        </draw:frame>
        <draw:frame draw:style-name="gr151" draw:layer="layout" svg:width="0.235cm" svg:height="1.009cm" svg:x="9.881cm" svg:y="1.617cm">
          <draw:text-box>
            <text:p text:style-name="P1"><text:span text:style-name="T7"><text:s/></text:span></text:p>
          </draw:text-box>
        </draw:frame>
        <draw:frame draw:style-name="gr150" draw:layer="layout" svg:width="0.332cm" svg:height="1.009cm" svg:x="10.118cm" svg:y="1.617cm">
          <draw:text-box>
            <text:p text:style-name="P1"><text:span text:style-name="T7">s</text:span></text:p>
          </draw:text-box>
        </draw:frame>
        <draw:frame draw:style-name="gr147" draw:layer="layout" svg:width="0.552cm" svg:height="1.009cm" svg:x="10.491cm" svg:y="1.617cm">
          <draw:text-box>
            <text:p text:style-name="P1"><text:span text:style-name="T7">é</text:span></text:p>
          </draw:text-box>
        </draw:frame>
        <draw:frame draw:style-name="gr149" draw:layer="layout" svg:width="0.171cm" svg:height="1.009cm" svg:x="11.032cm" svg:y="1.617cm">
          <draw:text-box>
            <text:p text:style-name="P1"><text:span text:style-name="T7">l</text:span></text:p>
          </draw:text-box>
        </draw:frame>
        <draw:frame draw:style-name="gr147" draw:layer="layout" svg:width="0.552cm" svg:height="1.009cm" svg:x="11.236cm" svg:y="1.617cm">
          <draw:text-box>
            <text:p text:style-name="P1"><text:span text:style-name="T7">e</text:span></text:p>
          </draw:text-box>
        </draw:frame>
        <draw:frame draw:style-name="gr147" draw:layer="layout" svg:width="0.548cm" svg:height="1.009cm" svg:x="11.777cm" svg:y="1.617cm">
          <draw:text-box>
            <text:p text:style-name="P1"><text:span text:style-name="T7">c</text:span></text:p>
          </draw:text-box>
        </draw:frame>
        <draw:frame draw:style-name="gr63" draw:layer="layout" svg:width="0.29cm" svg:height="1.009cm" svg:x="12.319cm" svg:y="1.617cm">
          <draw:text-box>
            <text:p text:style-name="P1"><text:span text:style-name="T7">t</text:span></text:p>
          </draw:text-box>
        </draw:frame>
        <draw:frame draw:style-name="gr149" draw:layer="layout" svg:width="0.18cm" svg:height="1.009cm" svg:x="12.573cm" svg:y="1.617cm">
          <draw:text-box>
            <text:p text:style-name="P1"><text:span text:style-name="T7">i</text:span></text:p>
          </draw:text-box>
        </draw:frame>
        <draw:frame draw:style-name="gr147" draw:layer="layout" svg:width="0.557cm" svg:height="1.009cm" svg:x="12.777cm" svg:y="1.617cm">
          <draw:text-box>
            <text:p text:style-name="P1"><text:span text:style-name="T7">o</text:span></text:p>
          </draw:text-box>
        </draw:frame>
        <draw:frame draw:style-name="gr153" draw:layer="layout" svg:width="0.518cm" svg:height="1.009cm" svg:x="13.319cm" svg:y="1.617cm">
          <draw:text-box>
            <text:p text:style-name="P1"><text:span text:style-name="T7">n</text:span></text:p>
          </draw:text-box>
        </draw:frame>
        <draw:frame draw:style-name="gr153" draw:layer="layout" svg:width="0.518cm" svg:height="1.009cm" svg:x="13.826cm" svg:y="1.617cm">
          <draw:text-box>
            <text:p text:style-name="P1"><text:span text:style-name="T7">n</text:span></text:p>
          </draw:text-box>
        </draw:frame>
        <draw:frame draw:style-name="gr147" draw:layer="layout" svg:width="0.552cm" svg:height="1.009cm" svg:x="14.334cm" svg:y="1.617cm">
          <draw:text-box>
            <text:p text:style-name="P1"><text:span text:style-name="T7">e</text:span></text:p>
          </draw:text-box>
        </draw:frame>
        <draw:frame draw:style-name="gr151" draw:layer="layout" svg:width="0.235cm" svg:height="1.009cm" svg:x="14.876cm" svg:y="1.617cm">
          <draw:text-box>
            <text:p text:style-name="P1"><text:span text:style-name="T7"><text:s/></text:span></text:p>
          </draw:text-box>
        </draw:frame>
        <draw:frame draw:style-name="gr153" draw:layer="layout" svg:width="0.518cm" svg:height="1.009cm" svg:x="15.113cm" svg:y="1.617cm">
          <draw:text-box>
            <text:p text:style-name="P1"><text:span text:style-name="T7">u</text:span></text:p>
          </draw:text-box>
        </draw:frame>
        <draw:frame draw:style-name="gr153" draw:layer="layout" svg:width="0.518cm" svg:height="1.009cm" svg:x="15.621cm" svg:y="1.617cm">
          <draw:text-box>
            <text:p text:style-name="P1"><text:span text:style-name="T7">n</text:span></text:p>
          </draw:text-box>
        </draw:frame>
        <draw:frame draw:style-name="gr151" draw:layer="layout" svg:width="0.235cm" svg:height="1.009cm" svg:x="16.129cm" svg:y="1.617cm">
          <draw:text-box>
            <text:p text:style-name="P1"><text:span text:style-name="T7"><text:s/></text:span></text:p>
          </draw:text-box>
        </draw:frame>
        <draw:frame draw:style-name="gr176" draw:layer="layout" svg:width="0.798cm" svg:height="1.009cm" svg:x="16.366cm" svg:y="1.617cm">
          <draw:text-box>
            <text:p text:style-name="P1"><text:span text:style-name="T7">m</text:span></text:p>
          </draw:text-box>
        </draw:frame>
        <draw:frame draw:style-name="gr147" draw:layer="layout" svg:width="0.557cm" svg:height="1.009cm" svg:x="17.162cm" svg:y="1.617cm">
          <draw:text-box>
            <text:p text:style-name="P1"><text:span text:style-name="T7">o</text:span></text:p>
          </draw:text-box>
        </draw:frame>
        <draw:frame draw:style-name="gr149" draw:layer="layout" svg:width="0.18cm" svg:height="1.009cm" svg:x="17.704cm" svg:y="1.617cm">
          <draw:text-box>
            <text:p text:style-name="P1"><text:span text:style-name="T7">i</text:span></text:p>
          </draw:text-box>
        </draw:frame>
        <draw:frame draw:style-name="gr150" draw:layer="layout" svg:width="0.332cm" svg:height="1.009cm" svg:x="17.908cm" svg:y="1.617cm">
          <draw:text-box>
            <text:p text:style-name="P1"><text:span text:style-name="T7">s</text:span></text:p>
          </draw:text-box>
        </draw:frame>
        <draw:frame draw:style-name="gr151" draw:layer="layout" svg:width="0.235cm" svg:height="1.009cm" svg:x="18.28cm" svg:y="1.617cm">
          <draw:text-box>
            <text:p text:style-name="P1"><text:span text:style-name="T7"><text:s/></text:span></text:p>
          </draw:text-box>
        </draw:frame>
        <draw:frame draw:style-name="gr147" draw:layer="layout" svg:width="0.552cm" svg:height="1.009cm" svg:x="18.517cm" svg:y="1.617cm">
          <draw:text-box>
            <text:p text:style-name="P1"><text:span text:style-name="T7">e</text:span></text:p>
          </draw:text-box>
        </draw:frame>
        <draw:frame draw:style-name="gr63" draw:layer="layout" svg:width="0.29cm" svg:height="1.009cm" svg:x="19.059cm" svg:y="1.617cm">
          <draw:text-box>
            <text:p text:style-name="P1"><text:span text:style-name="T7">t</text:span></text:p>
          </draw:text-box>
        </draw:frame>
        <draw:frame draw:style-name="gr151" draw:layer="layout" svg:width="0.235cm" svg:height="1.009cm" svg:x="19.313cm" svg:y="1.617cm">
          <draw:text-box>
            <text:p text:style-name="P1"><text:span text:style-name="T7"><text:s/></text:span></text:p>
          </draw:text-box>
        </draw:frame>
        <draw:frame draw:style-name="gr253" draw:layer="layout" svg:width="0.48cm" svg:height="1.009cm" svg:x="19.551cm" svg:y="1.617cm">
          <draw:text-box>
            <text:p text:style-name="P1"><text:span text:style-name="T7">v</text:span></text:p>
          </draw:text-box>
        </draw:frame>
        <draw:frame draw:style-name="gr148" draw:layer="layout" svg:width="0.582cm" svg:height="1.009cm" svg:x="20.025cm" svg:y="1.617cm">
          <draw:text-box>
            <text:p text:style-name="P1"><text:span text:style-name="T7">a</text:span></text:p>
          </draw:text-box>
        </draw:frame>
        <draw:frame draw:style-name="gr149" draw:layer="layout" svg:width="0.171cm" svg:height="1.009cm" svg:x="20.587cm" svg:y="1.617cm">
          <draw:text-box>
            <text:p text:style-name="P1"><text:span text:style-name="T7">l</text:span></text:p>
          </draw:text-box>
        </draw:frame>
        <draw:frame draw:style-name="gr149" draw:layer="layout" svg:width="0.18cm" svg:height="1.009cm" svg:x="20.791cm" svg:y="1.617cm">
          <draw:text-box>
            <text:p text:style-name="P1"><text:span text:style-name="T7">i</text:span></text:p>
          </draw:text-box>
        </draw:frame>
        <draw:frame draw:style-name="gr148" draw:layer="layout" svg:width="0.582cm" svg:height="1.009cm" svg:x="20.994cm" svg:y="1.617cm">
          <draw:text-box>
            <text:p text:style-name="P1"><text:span text:style-name="T7">d</text:span></text:p>
          </draw:text-box>
        </draw:frame>
        <draw:frame draw:style-name="gr147" draw:layer="layout" svg:width="0.552cm" svg:height="1.009cm" svg:x="21.553cm" svg:y="1.617cm">
          <draw:text-box>
            <text:p text:style-name="P1"><text:span text:style-name="T7">e</text:span></text:p>
          </draw:text-box>
        </draw:frame>
        <draw:frame draw:style-name="gr48" draw:layer="layout" svg:width="0.298cm" svg:height="0.945cm" svg:x="3.504cm" svg:y="6.508cm">
          <draw:text-box>
            <text:p text:style-name="P1"><text:span text:style-name="T6">•</text:span></text:p>
          </draw:text-box>
        </draw:frame>
        <draw:frame draw:style-name="gr53" draw:layer="layout" svg:width="0.472cm" svg:height="1.009cm" svg:x="4.457cm" svg:y="6.481cm">
          <draw:text-box>
            <text:p text:style-name="P1"><text:span text:style-name="T7">4</text:span></text:p>
          </draw:text-box>
        </draw:frame>
        <draw:frame draw:style-name="gr19" draw:layer="layout" svg:width="0.231cm" svg:height="1.009cm" svg:x="4.927cm" svg:y="6.481cm">
          <draw:text-box>
            <text:p text:style-name="P1"><text:span text:style-name="T7">.</text:span></text:p>
          </draw:text-box>
        </draw:frame>
        <draw:frame draw:style-name="gr19" draw:layer="layout" svg:width="0.235cm" svg:height="1.009cm" svg:x="5.155cm" svg:y="6.481cm">
          <draw:text-box>
            <text:p text:style-name="P1"><text:span text:style-name="T7"><text:s/></text:span></text:p>
          </draw:text-box>
        </draw:frame>
        <draw:frame draw:style-name="gr49" draw:layer="layout" svg:width="0.391cm" svg:height="1.009cm" svg:x="5.393cm" svg:y="6.48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5.782cm" svg:y="6.48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6.332cm" svg:y="6.481cm">
          <draw:text-box>
            <text:p text:style-name="P1"><text:span text:style-name="T7"><text:s/></text:span></text:p>
          </draw:text-box>
        </draw:frame>
        <draw:frame draw:style-name="gr51" draw:layer="layout" svg:width="0.332cm" svg:height="1.009cm" svg:x="6.565cm" svg:y="6.481cm">
          <draw:text-box>
            <text:p text:style-name="P1"><text:span text:style-name="T7">s</text:span></text:p>
          </draw:text-box>
        </draw:frame>
        <draw:frame draw:style-name="gr123" draw:layer="layout" svg:width="0.455cm" svg:height="1.009cm" svg:x="6.895cm" svg:y="6.481cm">
          <draw:text-box>
            <text:p text:style-name="P1"><text:span text:style-name="T7">y</text:span></text:p>
          </draw:text-box>
        </draw:frame>
        <draw:frame draw:style-name="gr51" draw:layer="layout" svg:width="0.332cm" svg:height="1.009cm" svg:x="7.348cm" svg:y="6.481cm">
          <draw:text-box>
            <text:p text:style-name="P1"><text:span text:style-name="T7">s</text:span></text:p>
          </draw:text-box>
        </draw:frame>
        <draw:frame draw:style-name="gr55" draw:layer="layout" svg:width="0.29cm" svg:height="1.009cm" svg:x="7.678cm" svg:y="6.481cm">
          <draw:text-box>
            <text:p text:style-name="P1"><text:span text:style-name="T7">t</text:span></text:p>
          </draw:text-box>
        </draw:frame>
        <draw:frame draw:style-name="gr50" draw:layer="layout" svg:width="0.552cm" svg:height="1.009cm" svg:x="7.966cm" svg:y="6.481cm">
          <draw:text-box>
            <text:p text:style-name="P1"><text:span text:style-name="T7">è</text:span></text:p>
          </draw:text-box>
        </draw:frame>
        <draw:frame draw:style-name="gr57" draw:layer="layout" svg:width="0.798cm" svg:height="1.009cm" svg:x="8.521cm" svg:y="6.481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9.317cm" svg:y="6.48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9.867cm" svg:y="6.481cm">
          <draw:text-box>
            <text:p text:style-name="P1"><text:span text:style-name="T7"><text:s/></text:span></text:p>
          </draw:text-box>
        </draw:frame>
        <draw:frame draw:style-name="gr63" draw:layer="layout" svg:width="0.256cm" svg:height="1.009cm" svg:x="10.1cm" svg:y="6.481cm">
          <draw:text-box>
            <text:p text:style-name="P1"><text:span text:style-name="T7">r</text:span></text:p>
          </draw:text-box>
        </draw:frame>
        <draw:frame draw:style-name="gr50" draw:layer="layout" svg:width="0.552cm" svg:height="1.009cm" svg:x="10.354cm" svg:y="6.481cm">
          <draw:text-box>
            <text:p text:style-name="P1"><text:span text:style-name="T7">e</text:span></text:p>
          </draw:text-box>
        </draw:frame>
        <draw:frame draw:style-name="gr55" draw:layer="layout" svg:width="0.29cm" svg:height="1.009cm" svg:x="10.905cm" svg:y="6.481cm">
          <draw:text-box>
            <text:p text:style-name="P1"><text:span text:style-name="T7">t</text:span></text:p>
          </draw:text-box>
        </draw:frame>
        <draw:frame draw:style-name="gr46" draw:layer="layout" svg:width="0.557cm" svg:height="1.009cm" svg:x="11.193cm" svg:y="6.481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11.748cm" svg:y="6.481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2.264cm" svg:y="6.481cm">
          <draw:text-box>
            <text:p text:style-name="P1"><text:span text:style-name="T7">r</text:span></text:p>
          </draw:text-box>
        </draw:frame>
        <draw:frame draw:style-name="gr54" draw:layer="layout" svg:width="0.518cm" svg:height="1.009cm" svg:x="12.523cm" svg:y="6.481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13.039cm" svg:y="6.48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3.589cm" svg:y="6.481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3.822cm" svg:y="6.48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3.992cm" svg:y="6.481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4.542cm" svg:y="6.481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4.872cm" svg:y="6.481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15.105cm" svg:y="6.481cm">
          <draw:text-box>
            <text:p text:style-name="P1"><text:span text:style-name="T7">f</text:span></text:p>
          </draw:text-box>
        </draw:frame>
        <draw:frame draw:style-name="gr63" draw:layer="layout" svg:width="0.256cm" svg:height="1.009cm" svg:x="15.372cm" svg:y="6.481cm">
          <draw:text-box>
            <text:p text:style-name="P1"><text:span text:style-name="T7">r</text:span></text:p>
          </draw:text-box>
        </draw:frame>
        <draw:frame draw:style-name="gr52" draw:layer="layout" svg:width="0.582cm" svg:height="1.009cm" svg:x="15.626cm" svg:y="6.481cm">
          <draw:text-box>
            <text:p text:style-name="P1"><text:span text:style-name="T7">a</text:span></text:p>
          </draw:text-box>
        </draw:frame>
        <draw:frame draw:style-name="gr58" draw:layer="layout" svg:width="0.18cm" svg:height="1.009cm" svg:x="16.202cm" svg:y="6.481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16.375cm" svg:y="6.481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6.701cm" svg:y="6.481cm">
          <draw:text-box>
            <text:p text:style-name="P1"><text:span text:style-name="T7"><text:s/></text:span></text:p>
          </draw:text-box>
        </draw:frame>
        <draw:frame draw:style-name="gr62" draw:layer="layout" svg:width="0.578cm" svg:height="1.009cm" svg:x="16.934cm" svg:y="6.481cm">
          <draw:text-box>
            <text:p text:style-name="P1"><text:span text:style-name="T7">p</text:span></text:p>
          </draw:text-box>
        </draw:frame>
        <draw:frame draw:style-name="gr46" draw:layer="layout" svg:width="0.557cm" svg:height="1.009cm" svg:x="17.509cm" svg:y="6.481cm">
          <draw:text-box>
            <text:p text:style-name="P1"><text:span text:style-name="T7">o</text:span></text:p>
          </draw:text-box>
        </draw:frame>
        <draw:frame draw:style-name="gr60" draw:layer="layout" svg:width="0.518cm" svg:height="1.009cm" svg:x="18.064cm" svg:y="6.481cm">
          <draw:text-box>
            <text:p text:style-name="P1"><text:span text:style-name="T7">u</text:span></text:p>
          </draw:text-box>
        </draw:frame>
        <draw:frame draw:style-name="gr63" draw:layer="layout" svg:width="0.256cm" svg:height="1.009cm" svg:x="18.581cm" svg:y="6.481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18.835cm" svg:y="6.481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9.068cm" svg:y="6.481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19.237cm" svg:y="6.481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9.787cm" svg:y="6.481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20.02cm" svg:y="6.481cm">
          <draw:text-box>
            <text:p text:style-name="P1"><text:span text:style-name="T7">m</text:span></text:p>
          </draw:text-box>
        </draw:frame>
        <draw:frame draw:style-name="gr46" draw:layer="layout" svg:width="0.557cm" svg:height="1.009cm" svg:x="20.82cm" svg:y="6.481cm">
          <draw:text-box>
            <text:p text:style-name="P1"><text:span text:style-name="T7">o</text:span></text:p>
          </draw:text-box>
        </draw:frame>
        <draw:frame draw:style-name="gr58" draw:layer="layout" svg:width="0.18cm" svg:height="1.009cm" svg:x="21.371cm" svg:y="6.481cm">
          <draw:text-box>
            <text:p text:style-name="P1"><text:span text:style-name="T7">i</text:span></text:p>
          </draw:text-box>
        </draw:frame>
        <draw:frame draw:style-name="gr51" draw:layer="layout" svg:width="0.332cm" svg:height="1.009cm" svg:x="21.549cm" svg:y="6.481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0.198cm" svg:height="3.365cm" svg:x="9.249cm" svg:y="3.094cm">
          <draw:image xlink:href="Pictures/10000000000002A7000000E048E8209C.png" xlink:type="simple" xlink:show="embed" xlink:actuate="onLoad">
            <text:p/>
          </draw:image>
        </draw:frame>
        <draw:frame draw:style-name="gr2" draw:layer="layout" svg:width="11.184cm" svg:height="3.691cm" svg:x="9.846cm" svg:y="7.691cm">
          <draw:image xlink:href="Pictures/10000000000002A7000000E048E8209C.png" xlink:type="simple" xlink:show="embed" xlink:actuate="onLoad">
            <text:p/>
          </draw:image>
        </draw:frame>
        <draw:frame draw:style-name="gr2" draw:layer="layout" svg:width="12.479cm" svg:height="7.209cm" svg:x="9.846cm" svg:y="11.434cm">
          <draw:image xlink:href="Pictures/10000000000002900000017BBB16CCEE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5" draw:layer="layout" svg:width="1.352cm" svg:height="2.571cm" svg:x="6.912cm" svg:y="3.131cm">
          <draw:text-box>
            <text:p text:style-name="P1"><text:span text:style-name="T4">C</text:span></text:p>
          </draw:text-box>
        </draw:frame>
        <draw:frame draw:style-name="gr41" draw:layer="layout" svg:width="1.043cm" svg:height="2.571cm" svg:x="8.263cm" svg:y="3.131cm">
          <draw:text-box>
            <text:p text:style-name="P1"><text:span text:style-name="T4">o</text:span></text:p>
          </draw:text-box>
        </draw:frame>
        <draw:frame draw:style-name="gr143" draw:layer="layout" svg:width="1.111cm" svg:height="2.571cm" svg:x="9.304cm" svg:y="3.131cm">
          <draw:text-box>
            <text:p text:style-name="P1"><text:span text:style-name="T4">n</text:span></text:p>
          </draw:text-box>
        </draw:frame>
        <draw:frame draw:style-name="gr217" draw:layer="layout" svg:width="0.624cm" svg:height="2.571cm" svg:x="10.413cm" svg:y="3.131cm">
          <draw:text-box>
            <text:p text:style-name="P1"><text:span text:style-name="T4">t</text:span></text:p>
          </draw:text-box>
        </draw:frame>
        <draw:frame draw:style-name="gr141" draw:layer="layout" svg:width="0.756cm" svg:height="2.571cm" svg:x="11.031cm" svg:y="3.131cm">
          <draw:text-box>
            <text:p text:style-name="P1"><text:span text:style-name="T4">r</text:span></text:p>
          </draw:text-box>
        </draw:frame>
        <draw:frame draw:style-name="gr41" draw:layer="layout" svg:width="1.043cm" svg:height="2.571cm" svg:x="11.785cm" svg:y="3.131cm">
          <draw:text-box>
            <text:p text:style-name="P1"><text:span text:style-name="T4">ô</text:span></text:p>
          </draw:text-box>
        </draw:frame>
        <draw:frame draw:style-name="gr46" draw:layer="layout" svg:width="0.557cm" svg:height="2.571cm" svg:x="12.826cm" svg:y="3.131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3.381cm" svg:y="3.131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14.295cm" svg:y="3.131cm">
          <draw:text-box>
            <text:p text:style-name="P1"><text:span text:style-name="T4">u</text:span></text:p>
          </draw:text-box>
        </draw:frame>
        <draw:frame draw:style-name="gr141" draw:layer="layout" svg:width="0.756cm" svg:height="2.571cm" svg:x="15.442cm" svg:y="3.131cm">
          <draw:text-box>
            <text:p text:style-name="P1"><text:span text:style-name="T4">r</text:span></text:p>
          </draw:text-box>
        </draw:frame>
        <draw:frame draw:style-name="gr39" draw:layer="layout" svg:width="0.48cm" svg:height="2.571cm" svg:x="16.196cm" svg:y="3.131cm">
          <draw:text-box>
            <text:p text:style-name="P1"><text:span text:style-name="T4"><text:s/></text:span></text:p>
          </draw:text-box>
        </draw:frame>
        <draw:frame draw:style-name="gr254" draw:layer="layout" svg:width="0.955cm" svg:height="2.571cm" svg:x="16.674cm" svg:y="3.131cm">
          <draw:text-box>
            <text:p text:style-name="P1"><text:span text:style-name="T4">a</text:span></text:p>
          </draw:text-box>
        </draw:frame>
        <draw:frame draw:style-name="gr142" draw:layer="layout" svg:width="0.811cm" svg:height="2.571cm" svg:x="17.627cm" svg:y="3.131cm">
          <draw:text-box>
            <text:p text:style-name="P1"><text:span text:style-name="T4">s</text:span></text:p>
          </draw:text-box>
        </draw:frame>
        <draw:frame draw:style-name="gr142" draw:layer="layout" svg:width="0.811cm" svg:height="2.571cm" svg:x="18.435cm" svg:y="3.131cm">
          <draw:text-box>
            <text:p text:style-name="P1"><text:span text:style-name="T4">s</text:span></text:p>
          </draw:text-box>
        </draw:frame>
        <draw:frame draw:style-name="gr41" draw:layer="layout" svg:width="1.043cm" svg:height="2.571cm" svg:x="19.244cm" svg:y="3.131cm">
          <draw:text-box>
            <text:p text:style-name="P1"><text:span text:style-name="T4">o</text:span></text:p>
          </draw:text-box>
        </draw:frame>
        <draw:frame draw:style-name="gr255" draw:layer="layout" svg:width="0.849cm" svg:height="2.571cm" svg:x="20.286cm" svg:y="3.131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21.133cm" svg:y="3.131cm">
          <draw:text-box>
            <text:p text:style-name="P1"><text:span text:style-name="T4">i</text:span></text:p>
          </draw:text-box>
        </draw:frame>
        <draw:frame draw:style-name="gr45" draw:layer="layout" svg:width="1.352cm" svg:height="2.571cm" svg:x="6.836cm" svg:y="3.054cm">
          <draw:text-box>
            <text:p text:style-name="P1"><text:span text:style-name="T5">C</text:span></text:p>
          </draw:text-box>
        </draw:frame>
        <draw:frame draw:style-name="gr41" draw:layer="layout" svg:width="1.043cm" svg:height="2.571cm" svg:x="8.186cm" svg:y="3.054cm">
          <draw:text-box>
            <text:p text:style-name="P1"><text:span text:style-name="T5">o</text:span></text:p>
          </draw:text-box>
        </draw:frame>
        <draw:frame draw:style-name="gr143" draw:layer="layout" svg:width="1.111cm" svg:height="2.571cm" svg:x="9.228cm" svg:y="3.054cm">
          <draw:text-box>
            <text:p text:style-name="P1"><text:span text:style-name="T5">n</text:span></text:p>
          </draw:text-box>
        </draw:frame>
        <draw:frame draw:style-name="gr217" draw:layer="layout" svg:width="0.624cm" svg:height="2.571cm" svg:x="10.337cm" svg:y="3.054cm">
          <draw:text-box>
            <text:p text:style-name="P1"><text:span text:style-name="T5">t</text:span></text:p>
          </draw:text-box>
        </draw:frame>
        <draw:frame draw:style-name="gr141" draw:layer="layout" svg:width="0.756cm" svg:height="2.571cm" svg:x="10.955cm" svg:y="3.054cm">
          <draw:text-box>
            <text:p text:style-name="P1"><text:span text:style-name="T5">r</text:span></text:p>
          </draw:text-box>
        </draw:frame>
        <draw:frame draw:style-name="gr41" draw:layer="layout" svg:width="1.043cm" svg:height="2.571cm" svg:x="11.708cm" svg:y="3.054cm">
          <draw:text-box>
            <text:p text:style-name="P1"><text:span text:style-name="T5">ô</text:span></text:p>
          </draw:text-box>
        </draw:frame>
        <draw:frame draw:style-name="gr46" draw:layer="layout" svg:width="0.557cm" svg:height="2.571cm" svg:x="12.75cm" svg:y="3.054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3.304cm" svg:y="3.054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14.219cm" svg:y="3.054cm">
          <draw:text-box>
            <text:p text:style-name="P1"><text:span text:style-name="T5">u</text:span></text:p>
          </draw:text-box>
        </draw:frame>
        <draw:frame draw:style-name="gr141" draw:layer="layout" svg:width="0.756cm" svg:height="2.571cm" svg:x="15.366cm" svg:y="3.054cm">
          <draw:text-box>
            <text:p text:style-name="P1"><text:span text:style-name="T5">r</text:span></text:p>
          </draw:text-box>
        </draw:frame>
        <draw:frame draw:style-name="gr39" draw:layer="layout" svg:width="0.48cm" svg:height="2.571cm" svg:x="16.12cm" svg:y="3.054cm">
          <draw:text-box>
            <text:p text:style-name="P1"><text:span text:style-name="T5"><text:s/></text:span></text:p>
          </draw:text-box>
        </draw:frame>
        <draw:frame draw:style-name="gr254" draw:layer="layout" svg:width="0.955cm" svg:height="2.571cm" svg:x="16.598cm" svg:y="3.054cm">
          <draw:text-box>
            <text:p text:style-name="P1"><text:span text:style-name="T5">a</text:span></text:p>
          </draw:text-box>
        </draw:frame>
        <draw:frame draw:style-name="gr142" draw:layer="layout" svg:width="0.811cm" svg:height="2.571cm" svg:x="17.55cm" svg:y="3.054cm">
          <draw:text-box>
            <text:p text:style-name="P1"><text:span text:style-name="T5">s</text:span></text:p>
          </draw:text-box>
        </draw:frame>
        <draw:frame draw:style-name="gr142" draw:layer="layout" svg:width="0.811cm" svg:height="2.571cm" svg:x="18.359cm" svg:y="3.054cm">
          <draw:text-box>
            <text:p text:style-name="P1"><text:span text:style-name="T5">s</text:span></text:p>
          </draw:text-box>
        </draw:frame>
        <draw:frame draw:style-name="gr41" draw:layer="layout" svg:width="1.043cm" svg:height="2.571cm" svg:x="19.168cm" svg:y="3.054cm">
          <draw:text-box>
            <text:p text:style-name="P1"><text:span text:style-name="T5">o</text:span></text:p>
          </draw:text-box>
        </draw:frame>
        <draw:frame draw:style-name="gr255" draw:layer="layout" svg:width="0.849cm" svg:height="2.571cm" svg:x="20.21cm" svg:y="3.054cm">
          <draw:text-box>
            <text:p text:style-name="P1"><text:span text:style-name="T5">c</text:span></text:p>
          </draw:text-box>
        </draw:frame>
        <draw:frame draw:style-name="gr46" draw:layer="layout" svg:width="0.557cm" svg:height="2.571cm" svg:x="21.057cm" svg:y="3.054cm">
          <draw:text-box>
            <text:p text:style-name="P1"><text:span text:style-name="T5">i</text:span></text:p>
          </draw:text-box>
        </draw:frame>
        <draw:frame draw:style-name="gr38" draw:layer="layout" svg:width="0.916cm" svg:height="2.571cm" svg:x="21.687cm" svg:y="3.131cm">
          <draw:text-box>
            <text:p text:style-name="P1"><text:span text:style-name="T4">é</text:span></text:p>
          </draw:text-box>
        </draw:frame>
        <draw:frame draw:style-name="gr38" draw:layer="layout" svg:width="0.916cm" svg:height="2.571cm" svg:x="21.61cm" svg:y="3.054cm">
          <draw:text-box>
            <text:p text:style-name="P1"><text:span text:style-name="T5">é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8.072cm" svg:height="13.203cm" svg:x="6.049cm" svg:y="4.893cm">
          <draw:image xlink:href="Pictures/10000000000002AB000001F394E3BCA7.png" xlink:type="simple" xlink:show="embed" xlink:actuate="onLoad">
            <text:p/>
          </draw:image>
        </draw:frame>
        <draw:polygon draw:style-name="gr73" draw:layer="layout" svg:width="8cm" svg:height="0.6cm" svg:x="16.45cm" svg:y="10.494cm" svg:viewBox="0 0 8001 601" draw:points="7700,0 7700,148 0,148 0,449 7700,449 7700,601 8001,301">
          <text:p/>
        </draw:polygon>
        <draw:polygon draw:style-name="gr74" draw:layer="layout" svg:width="8cm" svg:height="0.6cm" svg:x="16.45cm" svg:y="10.494cm" svg:viewBox="0 0 8001 601" draw:points="7700,0 7700,148 0,148 0,449 7700,449 7700,601 8001,301">
          <text:p/>
        </draw:polygon>
        <draw:polygon draw:style-name="gr73" draw:layer="layout" svg:width="7.869cm" svg:height="0.604cm" svg:x="16.251cm" svg:y="16.891cm" svg:viewBox="0 0 7870 605" draw:points="7569,0 7569,152 0,152 0,452 7569,452 7569,605 7870,304">
          <text:p/>
        </draw:polygon>
        <draw:polygon draw:style-name="gr74" draw:layer="layout" svg:width="7.869cm" svg:height="0.604cm" svg:x="16.251cm" svg:y="16.891cm" svg:viewBox="0 0 7870 605" draw:points="7569,0 7569,152 0,152 0,452 7569,452 7569,605 7870,304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5" draw:layer="layout" svg:width="1.352cm" svg:height="2.571cm" svg:x="4.072cm" svg:y="1.611cm">
          <draw:text-box>
            <text:p text:style-name="P1"><text:span text:style-name="T4">C</text:span></text:p>
          </draw:text-box>
        </draw:frame>
        <draw:frame draw:style-name="gr41" draw:layer="layout" svg:width="1.043cm" svg:height="2.571cm" svg:x="5.422cm" svg:y="1.611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6.464cm" svg:y="1.611cm">
          <draw:text-box>
            <text:p text:style-name="P1"><text:span text:style-name="T4">d</text:span></text:p>
          </draw:text-box>
        </draw:frame>
        <draw:frame draw:style-name="gr38" draw:layer="layout" svg:width="0.916cm" svg:height="2.571cm" svg:x="7.628cm" svg:y="1.611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8.543cm" svg:y="1.611cm">
          <draw:text-box>
            <text:p text:style-name="P1"><text:span text:style-name="T4"><text:s/></text:span></text:p>
          </draw:text-box>
        </draw:frame>
        <draw:frame draw:style-name="gr37" draw:layer="layout" svg:width="1.166cm" svg:height="2.571cm" svg:x="9.021cm" svg:y="1.611cm">
          <draw:text-box>
            <text:p text:style-name="P1"><text:span text:style-name="T4">d</text:span></text:p>
          </draw:text-box>
        </draw:frame>
        <draw:frame draw:style-name="gr38" draw:layer="layout" svg:width="0.916cm" svg:height="2.571cm" svg:x="10.185cm" svg:y="1.611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1.096cm" svg:y="1.611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1.9cm" svg:y="1.611cm">
          <draw:text-box>
            <text:p text:style-name="P1"><text:span text:style-name="T4"><text:s/></text:span></text:p>
          </draw:text-box>
        </draw:frame>
        <draw:frame draw:style-name="gr145" draw:layer="layout" svg:width="1.077cm" svg:height="2.571cm" svg:x="12.379cm" svg:y="1.611cm">
          <draw:text-box>
            <text:p text:style-name="P1"><text:span text:style-name="T4">v</text:span></text:p>
          </draw:text-box>
        </draw:frame>
        <draw:frame draw:style-name="gr144" draw:layer="layout" svg:width="1.149cm" svg:height="2.571cm" svg:x="13.454cm" svg:y="1.611cm">
          <draw:text-box>
            <text:p text:style-name="P1"><text:span text:style-name="T4">u</text:span></text:p>
          </draw:text-box>
        </draw:frame>
        <draw:frame draw:style-name="gr38" draw:layer="layout" svg:width="0.916cm" svg:height="2.571cm" svg:x="14.601cm" svg:y="1.611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15.515cm" svg:y="1.611cm">
          <draw:text-box>
            <text:p text:style-name="P1"><text:span text:style-name="T4">s</text:span></text:p>
          </draw:text-box>
        </draw:frame>
        <draw:frame draw:style-name="gr39" draw:layer="layout" svg:width="0.48cm" svg:height="2.571cm" svg:x="16.324cm" svg:y="1.611cm">
          <draw:text-box>
            <text:p text:style-name="P1"><text:span text:style-name="T4"><text:s/></text:span></text:p>
          </draw:text-box>
        </draw:frame>
        <draw:frame draw:style-name="gr141" draw:layer="layout" svg:width="0.756cm" svg:height="2.571cm" svg:x="16.803cm" svg:y="1.611cm">
          <draw:text-box>
            <text:p text:style-name="P1"><text:span text:style-name="T4">r</text:span></text:p>
          </draw:text-box>
        </draw:frame>
        <draw:frame draw:style-name="gr38" draw:layer="layout" svg:width="0.916cm" svg:height="2.571cm" svg:x="17.556cm" svg:y="1.611cm">
          <draw:text-box>
            <text:p text:style-name="P1"><text:span text:style-name="T4">e</text:span></text:p>
          </draw:text-box>
        </draw:frame>
        <draw:frame draw:style-name="gr217" draw:layer="layout" svg:width="0.624cm" svg:height="2.571cm" svg:x="18.471cm" svg:y="1.611cm">
          <draw:text-box>
            <text:p text:style-name="P1"><text:span text:style-name="T4">t</text:span></text:p>
          </draw:text-box>
        </draw:frame>
        <draw:frame draw:style-name="gr41" draw:layer="layout" svg:width="1.043cm" svg:height="2.571cm" svg:x="19.088cm" svg:y="1.611cm">
          <draw:text-box>
            <text:p text:style-name="P1"><text:span text:style-name="T4">o</text:span></text:p>
          </draw:text-box>
        </draw:frame>
        <draw:frame draw:style-name="gr144" draw:layer="layout" svg:width="1.149cm" svg:height="2.571cm" svg:x="20.13cm" svg:y="1.611cm">
          <draw:text-box>
            <text:p text:style-name="P1"><text:span text:style-name="T4">u</text:span></text:p>
          </draw:text-box>
        </draw:frame>
        <draw:frame draw:style-name="gr141" draw:layer="layout" svg:width="0.756cm" svg:height="2.571cm" svg:x="21.277cm" svg:y="1.611cm">
          <draw:text-box>
            <text:p text:style-name="P1"><text:span text:style-name="T4">r</text:span></text:p>
          </draw:text-box>
        </draw:frame>
        <draw:frame draw:style-name="gr143" draw:layer="layout" svg:width="1.111cm" svg:height="2.571cm" svg:x="22.031cm" svg:y="1.611cm">
          <draw:text-box>
            <text:p text:style-name="P1"><text:span text:style-name="T4">n</text:span></text:p>
          </draw:text-box>
        </draw:frame>
        <draw:frame draw:style-name="gr45" draw:layer="layout" svg:width="1.352cm" svg:height="2.571cm" svg:x="3.995cm" svg:y="1.535cm">
          <draw:text-box>
            <text:p text:style-name="P1"><text:span text:style-name="T5">C</text:span></text:p>
          </draw:text-box>
        </draw:frame>
        <draw:frame draw:style-name="gr41" draw:layer="layout" svg:width="1.043cm" svg:height="2.571cm" svg:x="5.346cm" svg:y="1.535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6.387cm" svg:y="1.535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7.552cm" svg:y="1.535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8.466cm" svg:y="1.535cm">
          <draw:text-box>
            <text:p text:style-name="P1"><text:span text:style-name="T5"><text:s/></text:span></text:p>
          </draw:text-box>
        </draw:frame>
        <draw:frame draw:style-name="gr37" draw:layer="layout" svg:width="1.166cm" svg:height="2.571cm" svg:x="8.945cm" svg:y="1.535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0.109cm" svg:y="1.535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1.019cm" svg:y="1.535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1.824cm" svg:y="1.535cm">
          <draw:text-box>
            <text:p text:style-name="P1"><text:span text:style-name="T5"><text:s/></text:span></text:p>
          </draw:text-box>
        </draw:frame>
        <draw:frame draw:style-name="gr145" draw:layer="layout" svg:width="1.077cm" svg:height="2.571cm" svg:x="12.302cm" svg:y="1.535cm">
          <draw:text-box>
            <text:p text:style-name="P1"><text:span text:style-name="T5">v</text:span></text:p>
          </draw:text-box>
        </draw:frame>
        <draw:frame draw:style-name="gr144" draw:layer="layout" svg:width="1.149cm" svg:height="2.571cm" svg:x="13.378cm" svg:y="1.535cm">
          <draw:text-box>
            <text:p text:style-name="P1"><text:span text:style-name="T5">u</text:span></text:p>
          </draw:text-box>
        </draw:frame>
        <draw:frame draw:style-name="gr38" draw:layer="layout" svg:width="0.916cm" svg:height="2.571cm" svg:x="14.525cm" svg:y="1.535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15.439cm" svg:y="1.535cm">
          <draw:text-box>
            <text:p text:style-name="P1"><text:span text:style-name="T5">s</text:span></text:p>
          </draw:text-box>
        </draw:frame>
        <draw:frame draw:style-name="gr39" draw:layer="layout" svg:width="0.48cm" svg:height="2.571cm" svg:x="16.248cm" svg:y="1.535cm">
          <draw:text-box>
            <text:p text:style-name="P1"><text:span text:style-name="T5"><text:s/></text:span></text:p>
          </draw:text-box>
        </draw:frame>
        <draw:frame draw:style-name="gr141" draw:layer="layout" svg:width="0.756cm" svg:height="2.571cm" svg:x="16.727cm" svg:y="1.535cm">
          <draw:text-box>
            <text:p text:style-name="P1"><text:span text:style-name="T5">r</text:span></text:p>
          </draw:text-box>
        </draw:frame>
        <draw:frame draw:style-name="gr38" draw:layer="layout" svg:width="0.916cm" svg:height="2.571cm" svg:x="17.48cm" svg:y="1.535cm">
          <draw:text-box>
            <text:p text:style-name="P1"><text:span text:style-name="T5">e</text:span></text:p>
          </draw:text-box>
        </draw:frame>
        <draw:frame draw:style-name="gr217" draw:layer="layout" svg:width="0.624cm" svg:height="2.571cm" svg:x="18.394cm" svg:y="1.535cm">
          <draw:text-box>
            <text:p text:style-name="P1"><text:span text:style-name="T5">t</text:span></text:p>
          </draw:text-box>
        </draw:frame>
        <draw:frame draw:style-name="gr41" draw:layer="layout" svg:width="1.043cm" svg:height="2.571cm" svg:x="19.012cm" svg:y="1.535cm">
          <draw:text-box>
            <text:p text:style-name="P1"><text:span text:style-name="T5">o</text:span></text:p>
          </draw:text-box>
        </draw:frame>
        <draw:frame draw:style-name="gr144" draw:layer="layout" svg:width="1.149cm" svg:height="2.571cm" svg:x="20.054cm" svg:y="1.535cm">
          <draw:text-box>
            <text:p text:style-name="P1"><text:span text:style-name="T5">u</text:span></text:p>
          </draw:text-box>
        </draw:frame>
        <draw:frame draw:style-name="gr141" draw:layer="layout" svg:width="0.756cm" svg:height="2.571cm" svg:x="21.201cm" svg:y="1.535cm">
          <draw:text-box>
            <text:p text:style-name="P1"><text:span text:style-name="T5">r</text:span></text:p>
          </draw:text-box>
        </draw:frame>
        <draw:frame draw:style-name="gr143" draw:layer="layout" svg:width="1.111cm" svg:height="2.571cm" svg:x="21.954cm" svg:y="1.535cm">
          <draw:text-box>
            <text:p text:style-name="P1"><text:span text:style-name="T5">n</text:span></text:p>
          </draw:text-box>
        </draw:frame>
        <draw:frame draw:style-name="gr38" draw:layer="layout" svg:width="0.916cm" svg:height="2.571cm" svg:x="23.139cm" svg:y="1.611cm">
          <draw:text-box>
            <text:p text:style-name="P1"><text:span text:style-name="T4">é</text:span></text:p>
          </draw:text-box>
        </draw:frame>
        <draw:frame draw:style-name="gr38" draw:layer="layout" svg:width="0.916cm" svg:height="2.571cm" svg:x="23.062cm" svg:y="1.535cm">
          <draw:text-box>
            <text:p text:style-name="P1"><text:span text:style-name="T5">é</text:span></text:p>
          </draw:text-box>
        </draw:frame>
        <draw:frame draw:style-name="gr38" draw:layer="layout" svg:width="0.916cm" svg:height="2.571cm" svg:x="24.053cm" svg:y="1.611cm">
          <draw:text-box>
            <text:p text:style-name="P1"><text:span text:style-name="T4">e</text:span></text:p>
          </draw:text-box>
        </draw:frame>
        <draw:frame draw:style-name="gr142" draw:layer="layout" svg:width="0.811cm" svg:height="2.571cm" svg:x="24.967cm" svg:y="1.611cm">
          <draw:text-box>
            <text:p text:style-name="P1"><text:span text:style-name="T4">s</text:span></text:p>
          </draw:text-box>
        </draw:frame>
        <draw:frame draw:style-name="gr38" draw:layer="layout" svg:width="0.916cm" svg:height="2.571cm" svg:x="23.977cm" svg:y="1.535cm">
          <draw:text-box>
            <text:p text:style-name="P1"><text:span text:style-name="T5">e</text:span></text:p>
          </draw:text-box>
        </draw:frame>
        <draw:frame draw:style-name="gr142" draw:layer="layout" svg:width="0.811cm" svg:height="2.571cm" svg:x="24.891cm" svg:y="1.535cm">
          <draw:text-box>
            <text:p text:style-name="P1"><text:span text:style-name="T5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22.728cm" svg:height="9.999cm" svg:x="3.483cm" svg:y="5.494cm">
          <draw:image xlink:href="Pictures/100000000000035B0000017A91DA88B0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56" draw:layer="layout" svg:width="1.132cm" svg:height="2.287cm" svg:x="4.872cm" svg:y="2.276cm">
          <draw:text-box>
            <text:p text:style-name="P1"><text:span text:style-name="T24">R</text:span></text:p>
          </draw:text-box>
        </draw:frame>
        <draw:frame draw:style-name="gr257" draw:layer="layout" svg:width="0.815cm" svg:height="2.287cm" svg:x="6.002cm" svg:y="2.276cm">
          <draw:text-box>
            <text:p text:style-name="P1"><text:span text:style-name="T24">e</text:span></text:p>
          </draw:text-box>
        </draw:frame>
        <draw:frame draw:style-name="gr258" draw:layer="layout" svg:width="0.988cm" svg:height="2.287cm" svg:x="6.815cm" svg:y="2.276cm">
          <draw:text-box>
            <text:p text:style-name="P1"><text:span text:style-name="T24">n</text:span></text:p>
          </draw:text-box>
        </draw:frame>
        <draw:frame draw:style-name="gr259" draw:layer="layout" svg:width="0.722cm" svg:height="2.287cm" svg:x="7.801cm" svg:y="2.276cm">
          <draw:text-box>
            <text:p text:style-name="P1"><text:span text:style-name="T24">s</text:span></text:p>
          </draw:text-box>
        </draw:frame>
        <draw:frame draw:style-name="gr257" draw:layer="layout" svg:width="0.815cm" svg:height="2.287cm" svg:x="8.521cm" svg:y="2.276cm">
          <draw:text-box>
            <text:p text:style-name="P1"><text:span text:style-name="T24">e</text:span></text:p>
          </draw:text-box>
        </draw:frame>
        <draw:frame draw:style-name="gr249" draw:layer="layout" svg:width="0.493cm" svg:height="2.287cm" svg:x="9.334cm" svg:y="2.276cm">
          <draw:text-box>
            <text:p text:style-name="P1"><text:span text:style-name="T24">i</text:span></text:p>
          </draw:text-box>
        </draw:frame>
        <draw:frame draw:style-name="gr260" draw:layer="layout" svg:width="0.942cm" svg:height="2.287cm" svg:x="9.825cm" svg:y="2.276cm">
          <draw:text-box>
            <text:p text:style-name="P1"><text:span text:style-name="T24">g</text:span></text:p>
          </draw:text-box>
        </draw:frame>
        <draw:frame draw:style-name="gr258" draw:layer="layout" svg:width="0.988cm" svg:height="2.287cm" svg:x="10.769cm" svg:y="2.276cm">
          <draw:text-box>
            <text:p text:style-name="P1"><text:span text:style-name="T24">n</text:span></text:p>
          </draw:text-box>
        </draw:frame>
        <draw:frame draw:style-name="gr257" draw:layer="layout" svg:width="0.815cm" svg:height="2.287cm" svg:x="11.755cm" svg:y="2.276cm">
          <draw:text-box>
            <text:p text:style-name="P1"><text:span text:style-name="T24">e</text:span></text:p>
          </draw:text-box>
        </draw:frame>
        <draw:frame draw:style-name="gr261" draw:layer="layout" svg:width="0.671cm" svg:height="2.287cm" svg:x="12.568cm" svg:y="2.276cm">
          <draw:text-box>
            <text:p text:style-name="P1"><text:span text:style-name="T24">r</text:span></text:p>
          </draw:text-box>
        </draw:frame>
        <draw:frame draw:style-name="gr262" draw:layer="layout" svg:width="0.425cm" svg:height="2.287cm" svg:x="13.237cm" svg:y="2.276cm">
          <draw:text-box>
            <text:p text:style-name="P1"><text:span text:style-name="T24"><text:s/></text:span></text:p>
          </draw:text-box>
        </draw:frame>
        <draw:frame draw:style-name="gr249" draw:layer="layout" svg:width="0.493cm" svg:height="2.287cm" svg:x="13.66cm" svg:y="2.276cm">
          <draw:text-box>
            <text:p text:style-name="P1"><text:span text:style-name="T24">l</text:span></text:p>
          </draw:text-box>
        </draw:frame>
        <draw:frame draw:style-name="gr139" draw:layer="layout" svg:width="0.849cm" svg:height="2.287cm" svg:x="14.151cm" svg:y="2.276cm">
          <draw:text-box>
            <text:p text:style-name="P1"><text:span text:style-name="T24">a</text:span></text:p>
          </draw:text-box>
        </draw:frame>
        <draw:frame draw:style-name="gr262" draw:layer="layout" svg:width="0.425cm" svg:height="2.287cm" svg:x="14.998cm" svg:y="2.276cm">
          <draw:text-box>
            <text:p text:style-name="P1"><text:span text:style-name="T24"><text:s/></text:span></text:p>
          </draw:text-box>
        </draw:frame>
        <draw:frame draw:style-name="gr240" draw:layer="layout" svg:width="0.565cm" svg:height="2.287cm" svg:x="15.421cm" svg:y="2.276cm">
          <draw:text-box>
            <text:p text:style-name="P1"><text:span text:style-name="T24">f</text:span></text:p>
          </draw:text-box>
        </draw:frame>
        <draw:frame draw:style-name="gr249" draw:layer="layout" svg:width="0.493cm" svg:height="2.287cm" svg:x="15.988cm" svg:y="2.276cm">
          <draw:text-box>
            <text:p text:style-name="P1"><text:span text:style-name="T24">i</text:span></text:p>
          </draw:text-box>
        </draw:frame>
        <draw:frame draw:style-name="gr141" draw:layer="layout" svg:width="0.756cm" svg:height="2.287cm" svg:x="16.484cm" svg:y="2.276cm">
          <draw:text-box>
            <text:p text:style-name="P1"><text:span text:style-name="T24">c</text:span></text:p>
          </draw:text-box>
        </draw:frame>
        <draw:frame draw:style-name="gr258" draw:layer="layout" svg:width="0.988cm" svg:height="2.287cm" svg:x="17.237cm" svg:y="2.276cm">
          <draw:text-box>
            <text:p text:style-name="P1"><text:span text:style-name="T24">h</text:span></text:p>
          </draw:text-box>
        </draw:frame>
        <draw:frame draw:style-name="gr257" draw:layer="layout" svg:width="0.815cm" svg:height="2.287cm" svg:x="18.224cm" svg:y="2.276cm">
          <draw:text-box>
            <text:p text:style-name="P1"><text:span text:style-name="T24">e</text:span></text:p>
          </draw:text-box>
        </draw:frame>
        <draw:frame draw:style-name="gr262" draw:layer="layout" svg:width="0.425cm" svg:height="2.287cm" svg:x="19.037cm" svg:y="2.276cm">
          <draw:text-box>
            <text:p text:style-name="P1"><text:span text:style-name="T24"><text:s/></text:span></text:p>
          </draw:text-box>
        </draw:frame>
        <draw:frame draw:style-name="gr263" draw:layer="layout" svg:width="1.035cm" svg:height="2.287cm" svg:x="19.46cm" svg:y="2.276cm">
          <draw:text-box>
            <text:p text:style-name="P1"><text:span text:style-name="T24">d</text:span></text:p>
          </draw:text-box>
        </draw:frame>
        <draw:frame draw:style-name="gr257" draw:layer="layout" svg:width="0.815cm" svg:height="2.287cm" svg:x="20.493cm" svg:y="2.276cm">
          <draw:text-box>
            <text:p text:style-name="P1"><text:span text:style-name="T24">e</text:span></text:p>
          </draw:text-box>
        </draw:frame>
        <draw:frame draw:style-name="gr262" draw:layer="layout" svg:width="0.425cm" svg:height="2.287cm" svg:x="21.306cm" svg:y="2.276cm">
          <draw:text-box>
            <text:p text:style-name="P1"><text:span text:style-name="T24"><text:s/></text:span></text:p>
          </draw:text-box>
        </draw:frame>
        <draw:frame draw:style-name="gr240" draw:layer="layout" svg:width="0.565cm" svg:height="2.287cm" svg:x="21.729cm" svg:y="2.276cm">
          <draw:text-box>
            <text:p text:style-name="P1"><text:span text:style-name="T24">f</text:span></text:p>
          </draw:text-box>
        </draw:frame>
        <draw:frame draw:style-name="gr261" draw:layer="layout" svg:width="0.671cm" svg:height="2.287cm" svg:x="22.292cm" svg:y="2.276cm">
          <draw:text-box>
            <text:p text:style-name="P1"><text:span text:style-name="T24">r</text:span></text:p>
          </draw:text-box>
        </draw:frame>
        <draw:frame draw:style-name="gr139" draw:layer="layout" svg:width="0.849cm" svg:height="2.287cm" svg:x="22.961cm" svg:y="2.276cm">
          <draw:text-box>
            <text:p text:style-name="P1"><text:span text:style-name="T24">a</text:span></text:p>
          </draw:text-box>
        </draw:frame>
        <draw:frame draw:style-name="gr249" draw:layer="layout" svg:width="0.493cm" svg:height="2.287cm" svg:x="23.808cm" svg:y="2.276cm">
          <draw:text-box>
            <text:p text:style-name="P1"><text:span text:style-name="T24">i</text:span></text:p>
          </draw:text-box>
        </draw:frame>
        <draw:frame draw:style-name="gr259" draw:layer="layout" svg:width="0.722cm" svg:height="2.287cm" svg:x="24.303cm" svg:y="2.276cm">
          <draw:text-box>
            <text:p text:style-name="P1"><text:span text:style-name="T24">s</text:span></text:p>
          </draw:text-box>
        </draw:frame>
        <draw:frame draw:style-name="gr256" draw:layer="layout" svg:width="1.132cm" svg:height="2.287cm" svg:x="4.804cm" svg:y="2.208cm">
          <draw:text-box>
            <text:p text:style-name="P1"><text:span text:style-name="T25">R</text:span></text:p>
          </draw:text-box>
        </draw:frame>
        <draw:frame draw:style-name="gr257" draw:layer="layout" svg:width="0.815cm" svg:height="2.287cm" svg:x="5.934cm" svg:y="2.208cm">
          <draw:text-box>
            <text:p text:style-name="P1"><text:span text:style-name="T25">e</text:span></text:p>
          </draw:text-box>
        </draw:frame>
        <draw:frame draw:style-name="gr258" draw:layer="layout" svg:width="0.988cm" svg:height="2.287cm" svg:x="6.747cm" svg:y="2.208cm">
          <draw:text-box>
            <text:p text:style-name="P1"><text:span text:style-name="T25">n</text:span></text:p>
          </draw:text-box>
        </draw:frame>
        <draw:frame draw:style-name="gr259" draw:layer="layout" svg:width="0.722cm" svg:height="2.287cm" svg:x="7.733cm" svg:y="2.208cm">
          <draw:text-box>
            <text:p text:style-name="P1"><text:span text:style-name="T25">s</text:span></text:p>
          </draw:text-box>
        </draw:frame>
        <draw:frame draw:style-name="gr257" draw:layer="layout" svg:width="0.815cm" svg:height="2.287cm" svg:x="8.453cm" svg:y="2.208cm">
          <draw:text-box>
            <text:p text:style-name="P1"><text:span text:style-name="T25">e</text:span></text:p>
          </draw:text-box>
        </draw:frame>
        <draw:frame draw:style-name="gr249" draw:layer="layout" svg:width="0.493cm" svg:height="2.287cm" svg:x="9.266cm" svg:y="2.208cm">
          <draw:text-box>
            <text:p text:style-name="P1"><text:span text:style-name="T25">i</text:span></text:p>
          </draw:text-box>
        </draw:frame>
        <draw:frame draw:style-name="gr260" draw:layer="layout" svg:width="0.942cm" svg:height="2.287cm" svg:x="9.757cm" svg:y="2.208cm">
          <draw:text-box>
            <text:p text:style-name="P1"><text:span text:style-name="T25">g</text:span></text:p>
          </draw:text-box>
        </draw:frame>
        <draw:frame draw:style-name="gr258" draw:layer="layout" svg:width="0.988cm" svg:height="2.287cm" svg:x="10.701cm" svg:y="2.208cm">
          <draw:text-box>
            <text:p text:style-name="P1"><text:span text:style-name="T25">n</text:span></text:p>
          </draw:text-box>
        </draw:frame>
        <draw:frame draw:style-name="gr257" draw:layer="layout" svg:width="0.815cm" svg:height="2.287cm" svg:x="11.687cm" svg:y="2.208cm">
          <draw:text-box>
            <text:p text:style-name="P1"><text:span text:style-name="T25">e</text:span></text:p>
          </draw:text-box>
        </draw:frame>
        <draw:frame draw:style-name="gr261" draw:layer="layout" svg:width="0.671cm" svg:height="2.287cm" svg:x="12.5cm" svg:y="2.208cm">
          <draw:text-box>
            <text:p text:style-name="P1"><text:span text:style-name="T25">r</text:span></text:p>
          </draw:text-box>
        </draw:frame>
        <draw:frame draw:style-name="gr262" draw:layer="layout" svg:width="0.425cm" svg:height="2.287cm" svg:x="13.169cm" svg:y="2.208cm">
          <draw:text-box>
            <text:p text:style-name="P1"><text:span text:style-name="T25"><text:s/></text:span></text:p>
          </draw:text-box>
        </draw:frame>
        <draw:frame draw:style-name="gr249" draw:layer="layout" svg:width="0.493cm" svg:height="2.287cm" svg:x="13.592cm" svg:y="2.208cm">
          <draw:text-box>
            <text:p text:style-name="P1"><text:span text:style-name="T25">l</text:span></text:p>
          </draw:text-box>
        </draw:frame>
        <draw:frame draw:style-name="gr139" draw:layer="layout" svg:width="0.849cm" svg:height="2.287cm" svg:x="14.083cm" svg:y="2.208cm">
          <draw:text-box>
            <text:p text:style-name="P1"><text:span text:style-name="T25">a</text:span></text:p>
          </draw:text-box>
        </draw:frame>
        <draw:frame draw:style-name="gr262" draw:layer="layout" svg:width="0.425cm" svg:height="2.287cm" svg:x="14.93cm" svg:y="2.208cm">
          <draw:text-box>
            <text:p text:style-name="P1"><text:span text:style-name="T25"><text:s/></text:span></text:p>
          </draw:text-box>
        </draw:frame>
        <draw:frame draw:style-name="gr240" draw:layer="layout" svg:width="0.565cm" svg:height="2.287cm" svg:x="15.353cm" svg:y="2.208cm">
          <draw:text-box>
            <text:p text:style-name="P1"><text:span text:style-name="T25">f</text:span></text:p>
          </draw:text-box>
        </draw:frame>
        <draw:frame draw:style-name="gr249" draw:layer="layout" svg:width="0.493cm" svg:height="2.287cm" svg:x="15.921cm" svg:y="2.208cm">
          <draw:text-box>
            <text:p text:style-name="P1"><text:span text:style-name="T25">i</text:span></text:p>
          </draw:text-box>
        </draw:frame>
        <draw:frame draw:style-name="gr141" draw:layer="layout" svg:width="0.756cm" svg:height="2.287cm" svg:x="16.416cm" svg:y="2.208cm">
          <draw:text-box>
            <text:p text:style-name="P1"><text:span text:style-name="T25">c</text:span></text:p>
          </draw:text-box>
        </draw:frame>
        <draw:frame draw:style-name="gr258" draw:layer="layout" svg:width="0.988cm" svg:height="2.287cm" svg:x="17.17cm" svg:y="2.208cm">
          <draw:text-box>
            <text:p text:style-name="P1"><text:span text:style-name="T25">h</text:span></text:p>
          </draw:text-box>
        </draw:frame>
        <draw:frame draw:style-name="gr257" draw:layer="layout" svg:width="0.815cm" svg:height="2.287cm" svg:x="18.156cm" svg:y="2.208cm">
          <draw:text-box>
            <text:p text:style-name="P1"><text:span text:style-name="T25">e</text:span></text:p>
          </draw:text-box>
        </draw:frame>
        <draw:frame draw:style-name="gr262" draw:layer="layout" svg:width="0.425cm" svg:height="2.287cm" svg:x="18.969cm" svg:y="2.208cm">
          <draw:text-box>
            <text:p text:style-name="P1"><text:span text:style-name="T25"><text:s/></text:span></text:p>
          </draw:text-box>
        </draw:frame>
        <draw:frame draw:style-name="gr263" draw:layer="layout" svg:width="1.035cm" svg:height="2.287cm" svg:x="19.392cm" svg:y="2.208cm">
          <draw:text-box>
            <text:p text:style-name="P1"><text:span text:style-name="T25">d</text:span></text:p>
          </draw:text-box>
        </draw:frame>
        <draw:frame draw:style-name="gr257" draw:layer="layout" svg:width="0.815cm" svg:height="2.287cm" svg:x="20.425cm" svg:y="2.208cm">
          <draw:text-box>
            <text:p text:style-name="P1"><text:span text:style-name="T25">e</text:span></text:p>
          </draw:text-box>
        </draw:frame>
        <draw:frame draw:style-name="gr262" draw:layer="layout" svg:width="0.425cm" svg:height="2.287cm" svg:x="21.238cm" svg:y="2.208cm">
          <draw:text-box>
            <text:p text:style-name="P1"><text:span text:style-name="T25"><text:s/></text:span></text:p>
          </draw:text-box>
        </draw:frame>
        <draw:frame draw:style-name="gr240" draw:layer="layout" svg:width="0.565cm" svg:height="2.287cm" svg:x="21.661cm" svg:y="2.208cm">
          <draw:text-box>
            <text:p text:style-name="P1"><text:span text:style-name="T25">f</text:span></text:p>
          </draw:text-box>
        </draw:frame>
        <draw:frame draw:style-name="gr261" draw:layer="layout" svg:width="0.671cm" svg:height="2.287cm" svg:x="22.225cm" svg:y="2.208cm">
          <draw:text-box>
            <text:p text:style-name="P1"><text:span text:style-name="T25">r</text:span></text:p>
          </draw:text-box>
        </draw:frame>
        <draw:frame draw:style-name="gr139" draw:layer="layout" svg:width="0.849cm" svg:height="2.287cm" svg:x="22.893cm" svg:y="2.208cm">
          <draw:text-box>
            <text:p text:style-name="P1"><text:span text:style-name="T25">a</text:span></text:p>
          </draw:text-box>
        </draw:frame>
        <draw:frame draw:style-name="gr249" draw:layer="layout" svg:width="0.493cm" svg:height="2.287cm" svg:x="23.74cm" svg:y="2.208cm">
          <draw:text-box>
            <text:p text:style-name="P1"><text:span text:style-name="T25">i</text:span></text:p>
          </draw:text-box>
        </draw:frame>
        <draw:frame draw:style-name="gr259" draw:layer="layout" svg:width="0.722cm" svg:height="2.287cm" svg:x="24.235cm" svg:y="2.208cm">
          <draw:text-box>
            <text:p text:style-name="P1"><text:span text:style-name="T25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6.112cm" svg:height="11.455cm" svg:x="4.05cm" svg:y="5.295cm">
          <draw:image xlink:href="Pictures/1000000000000261000001B1403499A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draw:frame draw:style-name="gr67" draw:layer="layout" svg:width="0.32cm" svg:height="0.852cm" svg:x="20.704cm" svg:y="10.001cm">
          <draw:text-box>
            <text:p text:style-name="P1"><text:span text:style-name="T8">4</text:span></text:p>
          </draw:text-box>
        </draw:frame>
        <draw:frame draw:style-name="gr70" draw:layer="layout" svg:width="0.163cm" svg:height="0.852cm" svg:x="21.022cm" svg:y="10.001cm">
          <draw:text-box>
            <text:p text:style-name="P1"><text:span text:style-name="T8"><text:s/></text:span></text:p>
          </draw:text-box>
        </draw:frame>
        <draw:frame draw:style-name="gr67" draw:layer="layout" svg:width="0.32cm" svg:height="0.852cm" svg:x="21.183cm" svg:y="10.001cm">
          <draw:text-box>
            <text:p text:style-name="P1"><text:span text:style-name="T8">a</text:span></text:p>
          </draw:text-box>
        </draw:frame>
        <draw:frame draw:style-name="gr69" draw:layer="layout" svg:width="0.286cm" svg:height="0.852cm" svg:x="21.5cm" svg:y="10.001cm">
          <draw:text-box>
            <text:p text:style-name="P1"><text:span text:style-name="T8">c</text:span></text:p>
          </draw:text-box>
        </draw:frame>
        <draw:frame draw:style-name="gr83" draw:layer="layout" svg:width="0.209cm" svg:height="0.852cm" svg:x="21.784cm" svg:y="10.001cm">
          <draw:text-box>
            <text:p text:style-name="P1"><text:span text:style-name="T8">t</text:span></text:p>
          </draw:text-box>
        </draw:frame>
        <draw:frame draw:style-name="gr81" draw:layer="layout" svg:width="0.188cm" svg:height="0.852cm" svg:x="21.991cm" svg:y="10.001cm">
          <draw:text-box>
            <text:p text:style-name="P1"><text:span text:style-name="T8">i</text:span></text:p>
          </draw:text-box>
        </draw:frame>
        <draw:frame draw:style-name="gr80" draw:layer="layout" svg:width="0.349cm" svg:height="0.852cm" svg:x="22.178cm" svg:y="10.001cm">
          <draw:text-box>
            <text:p text:style-name="P1"><text:span text:style-name="T8">o</text:span></text:p>
          </draw:text-box>
        </draw:frame>
        <draw:frame draw:style-name="gr76" draw:layer="layout" svg:width="0.37cm" svg:height="0.852cm" svg:x="22.525cm" svg:y="10.001cm">
          <draw:text-box>
            <text:p text:style-name="P1"><text:span text:style-name="T8">n</text:span></text:p>
          </draw:text-box>
        </draw:frame>
        <draw:frame draw:style-name="gr79" draw:layer="layout" svg:width="0.273cm" svg:height="0.852cm" svg:x="22.893cm" svg:y="10.001cm">
          <draw:text-box>
            <text:p text:style-name="P1"><text:span text:style-name="T8">s</text:span></text:p>
          </draw:text-box>
        </draw:frame>
        <draw:frame draw:style-name="gr70" draw:layer="layout" svg:width="0.163cm" svg:height="0.852cm" svg:x="23.164cm" svg:y="10.001cm">
          <draw:text-box>
            <text:p text:style-name="P1"><text:span text:style-name="T8"><text:s/></text:span></text:p>
          </draw:text-box>
        </draw:frame>
        <draw:frame draw:style-name="gr79" draw:layer="layout" svg:width="0.273cm" svg:height="0.852cm" svg:x="20.704cm" svg:y="10.767cm">
          <draw:text-box>
            <text:p text:style-name="P1"><text:span text:style-name="T8">s</text:span></text:p>
          </draw:text-box>
        </draw:frame>
        <draw:frame draw:style-name="gr80" draw:layer="layout" svg:width="0.349cm" svg:height="0.852cm" svg:x="20.975cm" svg:y="10.767cm">
          <draw:text-box>
            <text:p text:style-name="P1"><text:span text:style-name="T8">o</text:span></text:p>
          </draw:text-box>
        </draw:frame>
        <draw:frame draw:style-name="gr76" draw:layer="layout" svg:width="0.37cm" svg:height="0.852cm" svg:x="21.323cm" svg:y="10.767cm">
          <draw:text-box>
            <text:p text:style-name="P1"><text:span text:style-name="T8">n</text:span></text:p>
          </draw:text-box>
        </draw:frame>
        <draw:frame draw:style-name="gr83" draw:layer="layout" svg:width="0.209cm" svg:height="0.852cm" svg:x="21.691cm" svg:y="10.767cm">
          <draw:text-box>
            <text:p text:style-name="P1"><text:span text:style-name="T8">t</text:span></text:p>
          </draw:text-box>
        </draw:frame>
        <draw:frame draw:style-name="gr70" draw:layer="layout" svg:width="0.163cm" svg:height="0.852cm" svg:x="21.898cm" svg:y="10.767cm">
          <draw:text-box>
            <text:p text:style-name="P1"><text:span text:style-name="T8"><text:s/></text:span></text:p>
          </draw:text-box>
        </draw:frame>
        <draw:frame draw:style-name="gr82" draw:layer="layout" svg:width="0.391cm" svg:height="0.852cm" svg:x="20.704cm" svg:y="11.529cm">
          <draw:text-box>
            <text:p text:style-name="P1"><text:span text:style-name="T8">d</text:span></text:p>
          </draw:text-box>
        </draw:frame>
        <draw:frame draw:style-name="gr78" draw:layer="layout" svg:width="0.307cm" svg:height="0.852cm" svg:x="21.094cm" svg:y="11.529cm">
          <draw:text-box>
            <text:p text:style-name="P1"><text:span text:style-name="T8">e</text:span></text:p>
          </draw:text-box>
        </draw:frame>
        <draw:frame draw:style-name="gr264" draw:layer="layout" svg:width="0.561cm" svg:height="0.852cm" svg:x="21.399cm" svg:y="11.529cm">
          <draw:text-box>
            <text:p text:style-name="P1"><text:span text:style-name="T8">m</text:span></text:p>
          </draw:text-box>
        </draw:frame>
        <draw:frame draw:style-name="gr67" draw:layer="layout" svg:width="0.32cm" svg:height="0.852cm" svg:x="21.958cm" svg:y="11.529cm">
          <draw:text-box>
            <text:p text:style-name="P1"><text:span text:style-name="T8">a</text:span></text:p>
          </draw:text-box>
        </draw:frame>
        <draw:frame draw:style-name="gr76" draw:layer="layout" svg:width="0.37cm" svg:height="0.852cm" svg:x="22.275cm" svg:y="11.529cm">
          <draw:text-box>
            <text:p text:style-name="P1"><text:span text:style-name="T8">n</text:span></text:p>
          </draw:text-box>
        </draw:frame>
        <draw:frame draw:style-name="gr82" draw:layer="layout" svg:width="0.391cm" svg:height="0.852cm" svg:x="22.643cm" svg:y="11.529cm">
          <draw:text-box>
            <text:p text:style-name="P1"><text:span text:style-name="T8">d</text:span></text:p>
          </draw:text-box>
        </draw:frame>
        <draw:frame draw:style-name="gr78" draw:layer="layout" svg:width="0.307cm" svg:height="0.852cm" svg:x="23.033cm" svg:y="11.529cm">
          <draw:text-box>
            <text:p text:style-name="P1"><text:span text:style-name="T8">é</text:span></text:p>
          </draw:text-box>
        </draw:frame>
        <draw:frame draw:style-name="gr78" draw:layer="layout" svg:width="0.307cm" svg:height="0.852cm" svg:x="23.338cm" svg:y="11.529cm">
          <draw:text-box>
            <text:p text:style-name="P1"><text:span text:style-name="T8">e</text:span></text:p>
          </draw:text-box>
        </draw:frame>
        <draw:frame draw:style-name="gr79" draw:layer="layout" svg:width="0.273cm" svg:height="0.852cm" svg:x="23.643cm" svg:y="11.529cm">
          <draw:text-box>
            <text:p text:style-name="P1"><text:span text:style-name="T8">s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5" draw:layer="layout" svg:width="1.352cm" svg:height="2.571cm" svg:x="7.115cm" svg:y="2.53cm">
          <draw:text-box>
            <text:p text:style-name="P1"><text:span text:style-name="T4">C</text:span></text:p>
          </draw:text-box>
        </draw:frame>
        <draw:frame draw:style-name="gr41" draw:layer="layout" svg:width="1.043cm" svg:height="2.571cm" svg:x="8.466cm" svg:y="2.53cm">
          <draw:text-box>
            <text:p text:style-name="P1"><text:span text:style-name="T4">o</text:span></text:p>
          </draw:text-box>
        </draw:frame>
        <draw:frame draw:style-name="gr143" draw:layer="layout" svg:width="1.111cm" svg:height="2.571cm" svg:x="9.507cm" svg:y="2.53cm">
          <draw:text-box>
            <text:p text:style-name="P1"><text:span text:style-name="T4">n</text:span></text:p>
          </draw:text-box>
        </draw:frame>
        <draw:frame draw:style-name="gr217" draw:layer="layout" svg:width="0.624cm" svg:height="2.571cm" svg:x="10.617cm" svg:y="2.53cm">
          <draw:text-box>
            <text:p text:style-name="P1"><text:span text:style-name="T4">t</text:span></text:p>
          </draw:text-box>
        </draw:frame>
        <draw:frame draw:style-name="gr141" draw:layer="layout" svg:width="0.756cm" svg:height="2.571cm" svg:x="11.234cm" svg:y="2.53cm">
          <draw:text-box>
            <text:p text:style-name="P1"><text:span text:style-name="T4">r</text:span></text:p>
          </draw:text-box>
        </draw:frame>
        <draw:frame draw:style-name="gr41" draw:layer="layout" svg:width="1.043cm" svg:height="2.571cm" svg:x="11.988cm" svg:y="2.53cm">
          <draw:text-box>
            <text:p text:style-name="P1"><text:span text:style-name="T4">ô</text:span></text:p>
          </draw:text-box>
        </draw:frame>
        <draw:frame draw:style-name="gr46" draw:layer="layout" svg:width="0.557cm" svg:height="2.571cm" svg:x="13.029cm" svg:y="2.53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3.584cm" svg:y="2.53cm">
          <draw:text-box>
            <text:p text:style-name="P1"><text:span text:style-name="T4">e</text:span></text:p>
          </draw:text-box>
        </draw:frame>
        <draw:frame draw:style-name="gr144" draw:layer="layout" svg:width="1.149cm" svg:height="2.571cm" svg:x="14.498cm" svg:y="2.53cm">
          <draw:text-box>
            <text:p text:style-name="P1"><text:span text:style-name="T4">u</text:span></text:p>
          </draw:text-box>
        </draw:frame>
        <draw:frame draw:style-name="gr141" draw:layer="layout" svg:width="0.756cm" svg:height="2.571cm" svg:x="15.645cm" svg:y="2.53cm">
          <draw:text-box>
            <text:p text:style-name="P1"><text:span text:style-name="T4">r</text:span></text:p>
          </draw:text-box>
        </draw:frame>
        <draw:frame draw:style-name="gr39" draw:layer="layout" svg:width="0.48cm" svg:height="2.571cm" svg:x="16.399cm" svg:y="2.53cm">
          <draw:text-box>
            <text:p text:style-name="P1"><text:span text:style-name="T4"><text:s/></text:span></text:p>
          </draw:text-box>
        </draw:frame>
        <draw:frame draw:style-name="gr254" draw:layer="layout" svg:width="0.955cm" svg:height="2.571cm" svg:x="16.877cm" svg:y="2.53cm">
          <draw:text-box>
            <text:p text:style-name="P1"><text:span text:style-name="T4">a</text:span></text:p>
          </draw:text-box>
        </draw:frame>
        <draw:frame draw:style-name="gr142" draw:layer="layout" svg:width="0.811cm" svg:height="2.571cm" svg:x="17.83cm" svg:y="2.53cm">
          <draw:text-box>
            <text:p text:style-name="P1"><text:span text:style-name="T4">s</text:span></text:p>
          </draw:text-box>
        </draw:frame>
        <draw:frame draw:style-name="gr142" draw:layer="layout" svg:width="0.811cm" svg:height="2.571cm" svg:x="18.639cm" svg:y="2.53cm">
          <draw:text-box>
            <text:p text:style-name="P1"><text:span text:style-name="T4">s</text:span></text:p>
          </draw:text-box>
        </draw:frame>
        <draw:frame draw:style-name="gr41" draw:layer="layout" svg:width="1.043cm" svg:height="2.571cm" svg:x="19.448cm" svg:y="2.53cm">
          <draw:text-box>
            <text:p text:style-name="P1"><text:span text:style-name="T4">o</text:span></text:p>
          </draw:text-box>
        </draw:frame>
        <draw:frame draw:style-name="gr255" draw:layer="layout" svg:width="0.849cm" svg:height="2.571cm" svg:x="20.489cm" svg:y="2.53cm">
          <draw:text-box>
            <text:p text:style-name="P1"><text:span text:style-name="T4">c</text:span></text:p>
          </draw:text-box>
        </draw:frame>
        <draw:frame draw:style-name="gr46" draw:layer="layout" svg:width="0.557cm" svg:height="2.571cm" svg:x="21.336cm" svg:y="2.53cm">
          <draw:text-box>
            <text:p text:style-name="P1"><text:span text:style-name="T4">i</text:span></text:p>
          </draw:text-box>
        </draw:frame>
        <draw:frame draw:style-name="gr45" draw:layer="layout" svg:width="1.352cm" svg:height="2.571cm" svg:x="7.039cm" svg:y="2.453cm">
          <draw:text-box>
            <text:p text:style-name="P1"><text:span text:style-name="T5">C</text:span></text:p>
          </draw:text-box>
        </draw:frame>
        <draw:frame draw:style-name="gr41" draw:layer="layout" svg:width="1.043cm" svg:height="2.571cm" svg:x="8.39cm" svg:y="2.453cm">
          <draw:text-box>
            <text:p text:style-name="P1"><text:span text:style-name="T5">o</text:span></text:p>
          </draw:text-box>
        </draw:frame>
        <draw:frame draw:style-name="gr143" draw:layer="layout" svg:width="1.111cm" svg:height="2.571cm" svg:x="9.431cm" svg:y="2.453cm">
          <draw:text-box>
            <text:p text:style-name="P1"><text:span text:style-name="T5">n</text:span></text:p>
          </draw:text-box>
        </draw:frame>
        <draw:frame draw:style-name="gr217" draw:layer="layout" svg:width="0.624cm" svg:height="2.571cm" svg:x="10.54cm" svg:y="2.453cm">
          <draw:text-box>
            <text:p text:style-name="P1"><text:span text:style-name="T5">t</text:span></text:p>
          </draw:text-box>
        </draw:frame>
        <draw:frame draw:style-name="gr141" draw:layer="layout" svg:width="0.756cm" svg:height="2.571cm" svg:x="11.158cm" svg:y="2.453cm">
          <draw:text-box>
            <text:p text:style-name="P1"><text:span text:style-name="T5">r</text:span></text:p>
          </draw:text-box>
        </draw:frame>
        <draw:frame draw:style-name="gr41" draw:layer="layout" svg:width="1.043cm" svg:height="2.571cm" svg:x="11.912cm" svg:y="2.453cm">
          <draw:text-box>
            <text:p text:style-name="P1"><text:span text:style-name="T5">ô</text:span></text:p>
          </draw:text-box>
        </draw:frame>
        <draw:frame draw:style-name="gr46" draw:layer="layout" svg:width="0.557cm" svg:height="2.571cm" svg:x="12.953cm" svg:y="2.453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3.508cm" svg:y="2.453cm">
          <draw:text-box>
            <text:p text:style-name="P1"><text:span text:style-name="T5">e</text:span></text:p>
          </draw:text-box>
        </draw:frame>
        <draw:frame draw:style-name="gr144" draw:layer="layout" svg:width="1.149cm" svg:height="2.571cm" svg:x="14.422cm" svg:y="2.453cm">
          <draw:text-box>
            <text:p text:style-name="P1"><text:span text:style-name="T5">u</text:span></text:p>
          </draw:text-box>
        </draw:frame>
        <draw:frame draw:style-name="gr141" draw:layer="layout" svg:width="0.756cm" svg:height="2.571cm" svg:x="15.569cm" svg:y="2.453cm">
          <draw:text-box>
            <text:p text:style-name="P1"><text:span text:style-name="T5">r</text:span></text:p>
          </draw:text-box>
        </draw:frame>
        <draw:frame draw:style-name="gr39" draw:layer="layout" svg:width="0.48cm" svg:height="2.571cm" svg:x="16.323cm" svg:y="2.453cm">
          <draw:text-box>
            <text:p text:style-name="P1"><text:span text:style-name="T5"><text:s/></text:span></text:p>
          </draw:text-box>
        </draw:frame>
        <draw:frame draw:style-name="gr254" draw:layer="layout" svg:width="0.955cm" svg:height="2.571cm" svg:x="16.801cm" svg:y="2.453cm">
          <draw:text-box>
            <text:p text:style-name="P1"><text:span text:style-name="T5">a</text:span></text:p>
          </draw:text-box>
        </draw:frame>
        <draw:frame draw:style-name="gr142" draw:layer="layout" svg:width="0.811cm" svg:height="2.571cm" svg:x="17.754cm" svg:y="2.453cm">
          <draw:text-box>
            <text:p text:style-name="P1"><text:span text:style-name="T5">s</text:span></text:p>
          </draw:text-box>
        </draw:frame>
        <draw:frame draw:style-name="gr142" draw:layer="layout" svg:width="0.811cm" svg:height="2.571cm" svg:x="18.562cm" svg:y="2.453cm">
          <draw:text-box>
            <text:p text:style-name="P1"><text:span text:style-name="T5">s</text:span></text:p>
          </draw:text-box>
        </draw:frame>
        <draw:frame draw:style-name="gr41" draw:layer="layout" svg:width="1.043cm" svg:height="2.571cm" svg:x="19.371cm" svg:y="2.453cm">
          <draw:text-box>
            <text:p text:style-name="P1"><text:span text:style-name="T5">o</text:span></text:p>
          </draw:text-box>
        </draw:frame>
        <draw:frame draw:style-name="gr255" draw:layer="layout" svg:width="0.849cm" svg:height="2.571cm" svg:x="20.413cm" svg:y="2.453cm">
          <draw:text-box>
            <text:p text:style-name="P1"><text:span text:style-name="T5">c</text:span></text:p>
          </draw:text-box>
        </draw:frame>
        <draw:frame draw:style-name="gr46" draw:layer="layout" svg:width="0.557cm" svg:height="2.571cm" svg:x="21.26cm" svg:y="2.453cm">
          <draw:text-box>
            <text:p text:style-name="P1"><text:span text:style-name="T5">i</text:span></text:p>
          </draw:text-box>
        </draw:frame>
        <draw:frame draw:style-name="gr38" draw:layer="layout" svg:width="0.916cm" svg:height="2.571cm" svg:x="21.89cm" svg:y="2.53cm">
          <draw:text-box>
            <text:p text:style-name="P1"><text:span text:style-name="T4">é</text:span></text:p>
          </draw:text-box>
        </draw:frame>
        <draw:frame draw:style-name="gr38" draw:layer="layout" svg:width="0.916cm" svg:height="2.571cm" svg:x="21.814cm" svg:y="2.453cm">
          <draw:text-box>
            <text:p text:style-name="P1"><text:span text:style-name="T5">é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6.061cm" svg:height="3.915cm" svg:x="5.85cm" svg:y="4.491cm">
          <draw:image xlink:href="Pictures/100000000000025F00000094D394307D.png" xlink:type="simple" xlink:show="embed" xlink:actuate="onLoad">
            <text:p/>
          </draw:image>
        </draw:frame>
        <draw:frame draw:style-name="gr2" draw:layer="layout" svg:width="17.437cm" svg:height="8.068cm" svg:x="5.359cm" svg:y="9.893cm">
          <draw:image xlink:href="Pictures/100000000000029300000131730F82B8.jpg" xlink:type="simple" xlink:show="embed" xlink:actuate="onLoad">
            <text:p/>
          </draw:image>
        </draw:frame>
        <draw:polygon draw:style-name="gr73" draw:layer="layout" svg:width="1.231cm" svg:height="1.4cm" svg:x="12.648cm" svg:y="8.094cm" svg:viewBox="0 0 1232 1401" draw:points="0,787 309,787 309,0 923,0 923,787 1232,787 614,1401">
          <text:p/>
        </draw:polygon>
        <draw:polygon draw:style-name="gr74" draw:layer="layout" svg:width="1.231cm" svg:height="1.4cm" svg:x="12.648cm" svg:y="8.094cm" svg:viewBox="0 0 1232 1401" draw:points="0,787 309,787 309,0 923,0 923,787 1232,787 614,1401">
          <text:p/>
        </draw:polygon>
        <draw:polygon draw:style-name="gr73" draw:layer="layout" svg:width="6.201cm" svg:height="0.604cm" svg:x="19.65cm" svg:y="16.891cm" svg:viewBox="0 0 6202 605" draw:points="5902,0 5902,152 0,152 0,452 5902,452 5902,605 6202,304">
          <text:p/>
        </draw:polygon>
        <draw:polygon draw:style-name="gr74" draw:layer="layout" svg:width="6.201cm" svg:height="0.604cm" svg:x="19.65cm" svg:y="16.891cm" svg:viewBox="0 0 6202 605" draw:points="5902,0 5902,152 0,152 0,452 5902,452 5902,605 6202,304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65" draw:layer="layout" svg:width="0.988cm" svg:height="1.716cm" svg:x="7.382cm" svg:y="1.647cm">
          <draw:text-box>
            <text:p text:style-name="P1"><text:span text:style-name="T20">U</text:span></text:p>
          </draw:text-box>
        </draw:frame>
        <draw:frame draw:style-name="gr242" draw:layer="layout" svg:width="0.743cm" svg:height="1.716cm" svg:x="8.369cm" svg:y="1.647cm">
          <draw:text-box>
            <text:p text:style-name="P1"><text:span text:style-name="T20">n</text:span></text:p>
          </draw:text-box>
        </draw:frame>
        <draw:frame draw:style-name="gr239" draw:layer="layout" svg:width="0.612cm" svg:height="1.716cm" svg:x="9.109cm" svg:y="1.647cm">
          <draw:text-box>
            <text:p text:style-name="P1"><text:span text:style-name="T20">e</text:span></text:p>
          </draw:text-box>
        </draw:frame>
        <draw:frame draw:style-name="gr67" draw:layer="layout" svg:width="0.32cm" svg:height="1.716cm" svg:x="9.719cm" svg:y="1.647cm">
          <draw:text-box>
            <text:p text:style-name="P1"><text:span text:style-name="T20"><text:s/></text:span></text:p>
          </draw:text-box>
        </draw:frame>
        <draw:frame draw:style-name="gr266" draw:layer="layout" svg:width="0.717cm" svg:height="1.716cm" svg:x="10.037cm" svg:y="1.647cm">
          <draw:text-box>
            <text:p text:style-name="P1"><text:span text:style-name="T20">v</text:span></text:p>
          </draw:text-box>
        </draw:frame>
        <draw:frame draw:style-name="gr244" draw:layer="layout" svg:width="0.768cm" svg:height="1.716cm" svg:x="10.752cm" svg:y="1.647cm">
          <draw:text-box>
            <text:p text:style-name="P1"><text:span text:style-name="T20">u</text:span></text:p>
          </draw:text-box>
        </draw:frame>
        <draw:frame draw:style-name="gr239" draw:layer="layout" svg:width="0.612cm" svg:height="1.716cm" svg:x="11.523cm" svg:y="1.647cm">
          <draw:text-box>
            <text:p text:style-name="P1"><text:span text:style-name="T20">e</text:span></text:p>
          </draw:text-box>
        </draw:frame>
        <draw:frame draw:style-name="gr67" draw:layer="layout" svg:width="0.32cm" svg:height="1.716cm" svg:x="12.132cm" svg:y="1.647cm">
          <draw:text-box>
            <text:p text:style-name="P1"><text:span text:style-name="T20"><text:s/></text:span></text:p>
          </draw:text-box>
        </draw:frame>
        <draw:frame draw:style-name="gr67" draw:layer="layout" svg:width="0.32cm" svg:height="1.716cm" svg:x="12.45cm" svg:y="1.647cm">
          <draw:text-box>
            <text:p text:style-name="P1"><text:span text:style-name="T20">:</text:span></text:p>
          </draw:text-box>
        </draw:frame>
        <draw:frame draw:style-name="gr67" draw:layer="layout" svg:width="0.32cm" svg:height="1.716cm" svg:x="12.767cm" svg:y="1.647cm">
          <draw:text-box>
            <text:p text:style-name="P1"><text:span text:style-name="T20"><text:s/></text:span></text:p>
          </draw:text-box>
        </draw:frame>
        <draw:frame draw:style-name="gr265" draw:layer="layout" svg:width="0.988cm" svg:height="1.716cm" svg:x="7.331cm" svg:y="1.596cm">
          <draw:text-box>
            <text:p text:style-name="P1"><text:span text:style-name="T21">U</text:span></text:p>
          </draw:text-box>
        </draw:frame>
        <draw:frame draw:style-name="gr242" draw:layer="layout" svg:width="0.743cm" svg:height="1.716cm" svg:x="8.318cm" svg:y="1.596cm">
          <draw:text-box>
            <text:p text:style-name="P1"><text:span text:style-name="T21">n</text:span></text:p>
          </draw:text-box>
        </draw:frame>
        <draw:frame draw:style-name="gr239" draw:layer="layout" svg:width="0.612cm" svg:height="1.716cm" svg:x="9.059cm" svg:y="1.596cm">
          <draw:text-box>
            <text:p text:style-name="P1"><text:span text:style-name="T21">e</text:span></text:p>
          </draw:text-box>
        </draw:frame>
        <draw:frame draw:style-name="gr67" draw:layer="layout" svg:width="0.32cm" svg:height="1.716cm" svg:x="9.668cm" svg:y="1.596cm">
          <draw:text-box>
            <text:p text:style-name="P1"><text:span text:style-name="T21"><text:s/></text:span></text:p>
          </draw:text-box>
        </draw:frame>
        <draw:frame draw:style-name="gr266" draw:layer="layout" svg:width="0.717cm" svg:height="1.716cm" svg:x="9.986cm" svg:y="1.596cm">
          <draw:text-box>
            <text:p text:style-name="P1"><text:span text:style-name="T21">v</text:span></text:p>
          </draw:text-box>
        </draw:frame>
        <draw:frame draw:style-name="gr244" draw:layer="layout" svg:width="0.768cm" svg:height="1.716cm" svg:x="10.701cm" svg:y="1.596cm">
          <draw:text-box>
            <text:p text:style-name="P1"><text:span text:style-name="T21">u</text:span></text:p>
          </draw:text-box>
        </draw:frame>
        <draw:frame draw:style-name="gr239" draw:layer="layout" svg:width="0.612cm" svg:height="1.716cm" svg:x="11.472cm" svg:y="1.596cm">
          <draw:text-box>
            <text:p text:style-name="P1"><text:span text:style-name="T21">e</text:span></text:p>
          </draw:text-box>
        </draw:frame>
        <draw:frame draw:style-name="gr67" draw:layer="layout" svg:width="0.32cm" svg:height="1.716cm" svg:x="12.081cm" svg:y="1.596cm">
          <draw:text-box>
            <text:p text:style-name="P1"><text:span text:style-name="T21"><text:s/></text:span></text:p>
          </draw:text-box>
        </draw:frame>
        <draw:frame draw:style-name="gr67" draw:layer="layout" svg:width="0.32cm" svg:height="1.716cm" svg:x="12.399cm" svg:y="1.596cm">
          <draw:text-box>
            <text:p text:style-name="P1"><text:span text:style-name="T21">:</text:span></text:p>
          </draw:text-box>
        </draw:frame>
        <draw:frame draw:style-name="gr67" draw:layer="layout" svg:width="0.32cm" svg:height="1.716cm" svg:x="12.716cm" svg:y="1.596cm">
          <draw:text-box>
            <text:p text:style-name="P1"><text:span text:style-name="T21"><text:s/></text:span></text:p>
          </draw:text-box>
        </draw:frame>
        <draw:frame draw:style-name="gr76" draw:layer="layout" svg:width="0.37cm" svg:height="1.716cm" svg:x="13.084cm" svg:y="1.647cm">
          <draw:text-box>
            <text:p text:style-name="P1"><text:span text:style-name="T20">l</text:span></text:p>
          </draw:text-box>
        </draw:frame>
        <draw:frame draw:style-name="gr76" draw:layer="layout" svg:width="0.37cm" svg:height="1.716cm" svg:x="13.453cm" svg:y="1.647cm">
          <draw:text-box>
            <text:p text:style-name="P1"><text:span text:style-name="T20">i</text:span></text:p>
          </draw:text-box>
        </draw:frame>
        <draw:frame draw:style-name="gr267" draw:layer="layout" svg:width="0.54cm" svg:height="1.716cm" svg:x="13.821cm" svg:y="1.647cm">
          <draw:text-box>
            <text:p text:style-name="P1"><text:span text:style-name="T20">s</text:span></text:p>
          </draw:text-box>
        </draw:frame>
        <draw:frame draw:style-name="gr243" draw:layer="layout" svg:width="0.417cm" svg:height="1.716cm" svg:x="14.359cm" svg:y="1.647cm">
          <draw:text-box>
            <text:p text:style-name="P1"><text:span text:style-name="T20">t</text:span></text:p>
          </draw:text-box>
        </draw:frame>
        <draw:frame draw:style-name="gr239" draw:layer="layout" svg:width="0.612cm" svg:height="1.716cm" svg:x="14.773cm" svg:y="1.647cm">
          <draw:text-box>
            <text:p text:style-name="P1"><text:span text:style-name="T20">e</text:span></text:p>
          </draw:text-box>
        </draw:frame>
        <draw:frame draw:style-name="gr6" draw:layer="layout" svg:width="0.709cm" svg:height="1.716cm" svg:x="15.383cm" svg:y="1.647cm">
          <draw:text-box>
            <text:p text:style-name="P1"><text:span text:style-name="T20">F</text:span></text:p>
          </draw:text-box>
        </draw:frame>
        <draw:frame draw:style-name="gr137" draw:layer="layout" svg:width="0.506cm" svg:height="1.716cm" svg:x="16.09cm" svg:y="1.647cm">
          <draw:text-box>
            <text:p text:style-name="P1"><text:span text:style-name="T20">r</text:span></text:p>
          </draw:text-box>
        </draw:frame>
        <draw:frame draw:style-name="gr246" draw:layer="layout" svg:width="0.637cm" svg:height="1.716cm" svg:x="16.594cm" svg:y="1.647cm">
          <draw:text-box>
            <text:p text:style-name="P1"><text:span text:style-name="T20">a</text:span></text:p>
          </draw:text-box>
        </draw:frame>
        <draw:frame draw:style-name="gr76" draw:layer="layout" svg:width="0.37cm" svg:height="1.716cm" svg:x="17.229cm" svg:y="1.647cm">
          <draw:text-box>
            <text:p text:style-name="P1"><text:span text:style-name="T20">i</text:span></text:p>
          </draw:text-box>
        </draw:frame>
        <draw:frame draw:style-name="gr267" draw:layer="layout" svg:width="0.54cm" svg:height="1.716cm" svg:x="17.597cm" svg:y="1.647cm">
          <draw:text-box>
            <text:p text:style-name="P1"><text:span text:style-name="T20">s</text:span></text:p>
          </draw:text-box>
        </draw:frame>
        <draw:frame draw:style-name="gr6" draw:layer="layout" svg:width="0.709cm" svg:height="1.716cm" svg:x="18.135cm" svg:y="1.647cm">
          <draw:text-box>
            <text:p text:style-name="P1"><text:span text:style-name="T20">F</text:span></text:p>
          </draw:text-box>
        </draw:frame>
        <draw:frame draw:style-name="gr241" draw:layer="layout" svg:width="0.696cm" svg:height="1.716cm" svg:x="18.841cm" svg:y="1.647cm">
          <draw:text-box>
            <text:p text:style-name="P1"><text:span text:style-name="T20">o</text:span></text:p>
          </draw:text-box>
        </draw:frame>
        <draw:frame draw:style-name="gr137" draw:layer="layout" svg:width="0.506cm" svg:height="1.716cm" svg:x="19.532cm" svg:y="1.647cm">
          <draw:text-box>
            <text:p text:style-name="P1"><text:span text:style-name="T20">r</text:span></text:p>
          </draw:text-box>
        </draw:frame>
        <draw:frame draw:style-name="gr262" draw:layer="layout" svg:width="0.425cm" svg:height="1.716cm" svg:x="20.035cm" svg:y="1.647cm">
          <draw:text-box>
            <text:p text:style-name="P1"><text:span text:style-name="T20">f</text:span></text:p>
          </draw:text-box>
        </draw:frame>
        <draw:frame draw:style-name="gr246" draw:layer="layout" svg:width="0.637cm" svg:height="1.716cm" svg:x="20.459cm" svg:y="1.647cm">
          <draw:text-box>
            <text:p text:style-name="P1"><text:span text:style-name="T20">a</text:span></text:p>
          </draw:text-box>
        </draw:frame>
        <draw:frame draw:style-name="gr76" draw:layer="layout" svg:width="0.37cm" svg:height="1.716cm" svg:x="21.094cm" svg:y="1.647cm">
          <draw:text-box>
            <text:p text:style-name="P1"><text:span text:style-name="T20">i</text:span></text:p>
          </draw:text-box>
        </draw:frame>
        <draw:frame draw:style-name="gr243" draw:layer="layout" svg:width="0.417cm" svg:height="1.716cm" svg:x="21.462cm" svg:y="1.647cm">
          <draw:text-box>
            <text:p text:style-name="P1"><text:span text:style-name="T20">t</text:span></text:p>
          </draw:text-box>
        </draw:frame>
        <draw:frame draw:style-name="gr267" draw:layer="layout" svg:width="0.54cm" svg:height="1.716cm" svg:x="21.877cm" svg:y="1.647cm">
          <draw:text-box>
            <text:p text:style-name="P1"><text:span text:style-name="T20">s</text:span></text:p>
          </draw:text-box>
        </draw:frame>
        <draw:frame draw:style-name="gr76" draw:layer="layout" svg:width="0.37cm" svg:height="1.716cm" svg:x="13.034cm" svg:y="1.596cm">
          <draw:text-box>
            <text:p text:style-name="P1"><text:span text:style-name="T21">l</text:span></text:p>
          </draw:text-box>
        </draw:frame>
        <draw:frame draw:style-name="gr76" draw:layer="layout" svg:width="0.37cm" svg:height="1.716cm" svg:x="13.402cm" svg:y="1.596cm">
          <draw:text-box>
            <text:p text:style-name="P1"><text:span text:style-name="T21">i</text:span></text:p>
          </draw:text-box>
        </draw:frame>
        <draw:frame draw:style-name="gr267" draw:layer="layout" svg:width="0.54cm" svg:height="1.716cm" svg:x="13.77cm" svg:y="1.596cm">
          <draw:text-box>
            <text:p text:style-name="P1"><text:span text:style-name="T21">s</text:span></text:p>
          </draw:text-box>
        </draw:frame>
        <draw:frame draw:style-name="gr243" draw:layer="layout" svg:width="0.417cm" svg:height="1.716cm" svg:x="14.308cm" svg:y="1.596cm">
          <draw:text-box>
            <text:p text:style-name="P1"><text:span text:style-name="T21">t</text:span></text:p>
          </draw:text-box>
        </draw:frame>
        <draw:frame draw:style-name="gr239" draw:layer="layout" svg:width="0.612cm" svg:height="1.716cm" svg:x="14.723cm" svg:y="1.596cm">
          <draw:text-box>
            <text:p text:style-name="P1"><text:span text:style-name="T21">e</text:span></text:p>
          </draw:text-box>
        </draw:frame>
        <draw:frame draw:style-name="gr6" draw:layer="layout" svg:width="0.709cm" svg:height="1.716cm" svg:x="15.332cm" svg:y="1.596cm">
          <draw:text-box>
            <text:p text:style-name="P1"><text:span text:style-name="T21">F</text:span></text:p>
          </draw:text-box>
        </draw:frame>
        <draw:frame draw:style-name="gr137" draw:layer="layout" svg:width="0.506cm" svg:height="1.716cm" svg:x="16.039cm" svg:y="1.596cm">
          <draw:text-box>
            <text:p text:style-name="P1"><text:span text:style-name="T21">r</text:span></text:p>
          </draw:text-box>
        </draw:frame>
        <draw:frame draw:style-name="gr246" draw:layer="layout" svg:width="0.637cm" svg:height="1.716cm" svg:x="16.543cm" svg:y="1.596cm">
          <draw:text-box>
            <text:p text:style-name="P1"><text:span text:style-name="T21">a</text:span></text:p>
          </draw:text-box>
        </draw:frame>
        <draw:frame draw:style-name="gr76" draw:layer="layout" svg:width="0.37cm" svg:height="1.716cm" svg:x="17.178cm" svg:y="1.596cm">
          <draw:text-box>
            <text:p text:style-name="P1"><text:span text:style-name="T21">i</text:span></text:p>
          </draw:text-box>
        </draw:frame>
        <draw:frame draw:style-name="gr267" draw:layer="layout" svg:width="0.54cm" svg:height="1.716cm" svg:x="17.546cm" svg:y="1.596cm">
          <draw:text-box>
            <text:p text:style-name="P1"><text:span text:style-name="T21">s</text:span></text:p>
          </draw:text-box>
        </draw:frame>
        <draw:frame draw:style-name="gr6" draw:layer="layout" svg:width="0.709cm" svg:height="1.716cm" svg:x="18.084cm" svg:y="1.596cm">
          <draw:text-box>
            <text:p text:style-name="P1"><text:span text:style-name="T21">F</text:span></text:p>
          </draw:text-box>
        </draw:frame>
        <draw:frame draw:style-name="gr241" draw:layer="layout" svg:width="0.696cm" svg:height="1.716cm" svg:x="18.791cm" svg:y="1.596cm">
          <draw:text-box>
            <text:p text:style-name="P1"><text:span text:style-name="T21">o</text:span></text:p>
          </draw:text-box>
        </draw:frame>
        <draw:frame draw:style-name="gr137" draw:layer="layout" svg:width="0.506cm" svg:height="1.716cm" svg:x="19.481cm" svg:y="1.596cm">
          <draw:text-box>
            <text:p text:style-name="P1"><text:span text:style-name="T21">r</text:span></text:p>
          </draw:text-box>
        </draw:frame>
        <draw:frame draw:style-name="gr262" draw:layer="layout" svg:width="0.425cm" svg:height="1.716cm" svg:x="19.985cm" svg:y="1.596cm">
          <draw:text-box>
            <text:p text:style-name="P1"><text:span text:style-name="T21">f</text:span></text:p>
          </draw:text-box>
        </draw:frame>
        <draw:frame draw:style-name="gr246" draw:layer="layout" svg:width="0.637cm" svg:height="1.716cm" svg:x="20.408cm" svg:y="1.596cm">
          <draw:text-box>
            <text:p text:style-name="P1"><text:span text:style-name="T21">a</text:span></text:p>
          </draw:text-box>
        </draw:frame>
        <draw:frame draw:style-name="gr76" draw:layer="layout" svg:width="0.37cm" svg:height="1.716cm" svg:x="21.043cm" svg:y="1.596cm">
          <draw:text-box>
            <text:p text:style-name="P1"><text:span text:style-name="T21">i</text:span></text:p>
          </draw:text-box>
        </draw:frame>
        <draw:frame draw:style-name="gr243" draw:layer="layout" svg:width="0.417cm" svg:height="1.716cm" svg:x="21.411cm" svg:y="1.596cm">
          <draw:text-box>
            <text:p text:style-name="P1"><text:span text:style-name="T21">t</text:span></text:p>
          </draw:text-box>
        </draw:frame>
        <draw:frame draw:style-name="gr267" draw:layer="layout" svg:width="0.54cm" svg:height="1.716cm" svg:x="21.826cm" svg:y="1.596cm">
          <draw:text-box>
            <text:p text:style-name="P1"><text:span text:style-name="T21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22.961cm" svg:height="9.605cm" svg:x="3.648cm" svg:y="5.054cm">
          <draw:image xlink:href="Pictures/10000000000002F80000013ED9AE7963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68" draw:layer="layout" svg:width="0.866cm" svg:height="1.525cm" svg:x="7.776cm" svg:y="2.539cm">
          <draw:text-box>
            <text:p text:style-name="P1"><text:span text:style-name="T26">G</text:span></text:p>
          </draw:text-box>
        </draw:frame>
        <draw:frame draw:style-name="gr269" draw:layer="layout" svg:width="0.544cm" svg:height="1.525cm" svg:x="8.639cm" svg:y="2.539cm">
          <draw:text-box>
            <text:p text:style-name="P1"><text:span text:style-name="T26">e</text:span></text:p>
          </draw:text-box>
        </draw:frame>
        <draw:frame draw:style-name="gr270" draw:layer="layout" svg:width="0.48cm" svg:height="1.525cm" svg:x="9.181cm" svg:y="2.539cm">
          <draw:text-box>
            <text:p text:style-name="P1"><text:span text:style-name="T26">s</text:span></text:p>
          </draw:text-box>
        </draw:frame>
        <draw:frame draw:style-name="gr101" draw:layer="layout" svg:width="0.37cm" svg:height="1.525cm" svg:x="9.66cm" svg:y="2.539cm">
          <draw:text-box>
            <text:p text:style-name="P1"><text:span text:style-name="T26">t</text:span></text:p>
          </draw:text-box>
        </draw:frame>
        <draw:frame draw:style-name="gr271" draw:layer="layout" svg:width="0.332cm" svg:height="1.525cm" svg:x="10.028cm" svg:y="2.539cm">
          <draw:text-box>
            <text:p text:style-name="P1"><text:span text:style-name="T26">i</text:span></text:p>
          </draw:text-box>
        </draw:frame>
        <draw:frame draw:style-name="gr272" draw:layer="layout" svg:width="0.62cm" svg:height="1.525cm" svg:x="10.358cm" svg:y="2.539cm">
          <draw:text-box>
            <text:p text:style-name="P1"><text:span text:style-name="T26">o</text:span></text:p>
          </draw:text-box>
        </draw:frame>
        <draw:frame draw:style-name="gr273" draw:layer="layout" svg:width="0.658cm" svg:height="1.525cm" svg:x="10.976cm" svg:y="2.539cm">
          <draw:text-box>
            <text:p text:style-name="P1"><text:span text:style-name="T26">n</text:span></text:p>
          </draw:text-box>
        </draw:frame>
        <draw:frame draw:style-name="gr69" draw:layer="layout" svg:width="0.286cm" svg:height="1.525cm" svg:x="11.632cm" svg:y="2.539cm">
          <draw:text-box>
            <text:p text:style-name="P1"><text:span text:style-name="T26"><text:s/></text:span></text:p>
          </draw:text-box>
        </draw:frame>
        <draw:frame draw:style-name="gr274" draw:layer="layout" svg:width="0.692cm" svg:height="1.525cm" svg:x="11.916cm" svg:y="2.539cm">
          <draw:text-box>
            <text:p text:style-name="P1"><text:span text:style-name="T26">d</text:span></text:p>
          </draw:text-box>
        </draw:frame>
        <draw:frame draw:style-name="gr269" draw:layer="layout" svg:width="0.544cm" svg:height="1.525cm" svg:x="12.606cm" svg:y="2.539cm">
          <draw:text-box>
            <text:p text:style-name="P1"><text:span text:style-name="T26">e</text:span></text:p>
          </draw:text-box>
        </draw:frame>
        <draw:frame draw:style-name="gr270" draw:layer="layout" svg:width="0.48cm" svg:height="1.525cm" svg:x="13.148cm" svg:y="2.539cm">
          <draw:text-box>
            <text:p text:style-name="P1"><text:span text:style-name="T26">s</text:span></text:p>
          </draw:text-box>
        </draw:frame>
        <draw:frame draw:style-name="gr69" draw:layer="layout" svg:width="0.286cm" svg:height="1.525cm" svg:x="13.626cm" svg:y="2.539cm">
          <draw:text-box>
            <text:p text:style-name="P1"><text:span text:style-name="T26"><text:s/></text:span></text:p>
          </draw:text-box>
        </draw:frame>
        <draw:frame draw:style-name="gr269" draw:layer="layout" svg:width="0.544cm" svg:height="1.525cm" svg:x="13.91cm" svg:y="2.539cm">
          <draw:text-box>
            <text:p text:style-name="P1"><text:span text:style-name="T26">e</text:span></text:p>
          </draw:text-box>
        </draw:frame>
        <draw:frame draw:style-name="gr225" draw:layer="layout" svg:width="0.447cm" svg:height="1.525cm" svg:x="14.452cm" svg:y="2.539cm">
          <draw:text-box>
            <text:p text:style-name="P1"><text:span text:style-name="T26">r</text:span></text:p>
          </draw:text-box>
        </draw:frame>
        <draw:frame draw:style-name="gr225" draw:layer="layout" svg:width="0.447cm" svg:height="1.525cm" svg:x="14.896cm" svg:y="2.539cm">
          <draw:text-box>
            <text:p text:style-name="P1"><text:span text:style-name="T26">r</text:span></text:p>
          </draw:text-box>
        </draw:frame>
        <draw:frame draw:style-name="gr269" draw:layer="layout" svg:width="0.544cm" svg:height="1.525cm" svg:x="15.341cm" svg:y="2.539cm">
          <draw:text-box>
            <text:p text:style-name="P1"><text:span text:style-name="T26">e</text:span></text:p>
          </draw:text-box>
        </draw:frame>
        <draw:frame draw:style-name="gr275" draw:layer="layout" svg:width="0.684cm" svg:height="1.525cm" svg:x="15.883cm" svg:y="2.539cm">
          <draw:text-box>
            <text:p text:style-name="P1"><text:span text:style-name="T26">u</text:span></text:p>
          </draw:text-box>
        </draw:frame>
        <draw:frame draw:style-name="gr225" draw:layer="layout" svg:width="0.447cm" svg:height="1.525cm" svg:x="16.564cm" svg:y="2.539cm">
          <draw:text-box>
            <text:p text:style-name="P1"><text:span text:style-name="T26">r</text:span></text:p>
          </draw:text-box>
        </draw:frame>
        <draw:frame draw:style-name="gr270" draw:layer="layout" svg:width="0.48cm" svg:height="1.525cm" svg:x="17.009cm" svg:y="2.539cm">
          <draw:text-box>
            <text:p text:style-name="P1"><text:span text:style-name="T26">s</text:span></text:p>
          </draw:text-box>
        </draw:frame>
        <draw:frame draw:style-name="gr69" draw:layer="layout" svg:width="0.286cm" svg:height="1.525cm" svg:x="17.487cm" svg:y="2.539cm">
          <draw:text-box>
            <text:p text:style-name="P1"><text:span text:style-name="T26"><text:s/></text:span></text:p>
          </draw:text-box>
        </draw:frame>
        <draw:frame draw:style-name="gr274" draw:layer="layout" svg:width="0.692cm" svg:height="1.525cm" svg:x="17.771cm" svg:y="2.539cm">
          <draw:text-box>
            <text:p text:style-name="P1"><text:span text:style-name="T26">d</text:span></text:p>
          </draw:text-box>
        </draw:frame>
        <draw:frame draw:style-name="gr269" draw:layer="layout" svg:width="0.544cm" svg:height="1.525cm" svg:x="18.461cm" svg:y="2.539cm">
          <draw:text-box>
            <text:p text:style-name="P1"><text:span text:style-name="T26">e</text:span></text:p>
          </draw:text-box>
        </draw:frame>
        <draw:frame draw:style-name="gr69" draw:layer="layout" svg:width="0.286cm" svg:height="1.525cm" svg:x="19.003cm" svg:y="2.539cm">
          <draw:text-box>
            <text:p text:style-name="P1"><text:span text:style-name="T26"><text:s/></text:span></text:p>
          </draw:text-box>
        </draw:frame>
        <draw:frame draw:style-name="gr270" draw:layer="layout" svg:width="0.48cm" svg:height="1.525cm" svg:x="19.287cm" svg:y="2.539cm">
          <draw:text-box>
            <text:p text:style-name="P1"><text:span text:style-name="T26">s</text:span></text:p>
          </draw:text-box>
        </draw:frame>
        <draw:frame draw:style-name="gr276" draw:layer="layout" svg:width="0.569cm" svg:height="1.525cm" svg:x="19.765cm" svg:y="2.539cm">
          <draw:text-box>
            <text:p text:style-name="P1"><text:span text:style-name="T26">a</text:span></text:p>
          </draw:text-box>
        </draw:frame>
        <draw:frame draw:style-name="gr271" draw:layer="layout" svg:width="0.332cm" svg:height="1.525cm" svg:x="20.333cm" svg:y="2.539cm">
          <draw:text-box>
            <text:p text:style-name="P1"><text:span text:style-name="T26">i</text:span></text:p>
          </draw:text-box>
        </draw:frame>
        <draw:frame draw:style-name="gr270" draw:layer="layout" svg:width="0.48cm" svg:height="1.525cm" svg:x="20.663cm" svg:y="2.539cm">
          <draw:text-box>
            <text:p text:style-name="P1"><text:span text:style-name="T26">s</text:span></text:p>
          </draw:text-box>
        </draw:frame>
        <draw:frame draw:style-name="gr271" draw:layer="layout" svg:width="0.332cm" svg:height="1.525cm" svg:x="21.141cm" svg:y="2.539cm">
          <draw:text-box>
            <text:p text:style-name="P1"><text:span text:style-name="T26">i</text:span></text:p>
          </draw:text-box>
        </draw:frame>
        <draw:frame draw:style-name="gr269" draw:layer="layout" svg:width="0.544cm" svg:height="1.525cm" svg:x="21.471cm" svg:y="2.539cm">
          <draw:text-box>
            <text:p text:style-name="P1"><text:span text:style-name="T26">e</text:span></text:p>
          </draw:text-box>
        </draw:frame>
        <draw:frame draw:style-name="gr268" draw:layer="layout" svg:width="0.866cm" svg:height="1.525cm" svg:x="7.729cm" svg:y="2.493cm">
          <draw:text-box>
            <text:p text:style-name="P1"><text:span text:style-name="T27">G</text:span></text:p>
          </draw:text-box>
        </draw:frame>
        <draw:frame draw:style-name="gr269" draw:layer="layout" svg:width="0.544cm" svg:height="1.525cm" svg:x="8.593cm" svg:y="2.493cm">
          <draw:text-box>
            <text:p text:style-name="P1"><text:span text:style-name="T27">e</text:span></text:p>
          </draw:text-box>
        </draw:frame>
        <draw:frame draw:style-name="gr270" draw:layer="layout" svg:width="0.48cm" svg:height="1.525cm" svg:x="9.134cm" svg:y="2.493cm">
          <draw:text-box>
            <text:p text:style-name="P1"><text:span text:style-name="T27">s</text:span></text:p>
          </draw:text-box>
        </draw:frame>
        <draw:frame draw:style-name="gr101" draw:layer="layout" svg:width="0.37cm" svg:height="1.525cm" svg:x="9.613cm" svg:y="2.493cm">
          <draw:text-box>
            <text:p text:style-name="P1"><text:span text:style-name="T27">t</text:span></text:p>
          </draw:text-box>
        </draw:frame>
        <draw:frame draw:style-name="gr271" draw:layer="layout" svg:width="0.332cm" svg:height="1.525cm" svg:x="9.981cm" svg:y="2.493cm">
          <draw:text-box>
            <text:p text:style-name="P1"><text:span text:style-name="T27">i</text:span></text:p>
          </draw:text-box>
        </draw:frame>
        <draw:frame draw:style-name="gr272" draw:layer="layout" svg:width="0.62cm" svg:height="1.525cm" svg:x="10.311cm" svg:y="2.493cm">
          <draw:text-box>
            <text:p text:style-name="P1"><text:span text:style-name="T27">o</text:span></text:p>
          </draw:text-box>
        </draw:frame>
        <draw:frame draw:style-name="gr273" draw:layer="layout" svg:width="0.658cm" svg:height="1.525cm" svg:x="10.93cm" svg:y="2.493cm">
          <draw:text-box>
            <text:p text:style-name="P1"><text:span text:style-name="T27">n</text:span></text:p>
          </draw:text-box>
        </draw:frame>
        <draw:frame draw:style-name="gr69" draw:layer="layout" svg:width="0.286cm" svg:height="1.525cm" svg:x="11.586cm" svg:y="2.493cm">
          <draw:text-box>
            <text:p text:style-name="P1"><text:span text:style-name="T27"><text:s/></text:span></text:p>
          </draw:text-box>
        </draw:frame>
        <draw:frame draw:style-name="gr274" draw:layer="layout" svg:width="0.692cm" svg:height="1.525cm" svg:x="11.869cm" svg:y="2.493cm">
          <draw:text-box>
            <text:p text:style-name="P1"><text:span text:style-name="T27">d</text:span></text:p>
          </draw:text-box>
        </draw:frame>
        <draw:frame draw:style-name="gr269" draw:layer="layout" svg:width="0.544cm" svg:height="1.525cm" svg:x="12.559cm" svg:y="2.493cm">
          <draw:text-box>
            <text:p text:style-name="P1"><text:span text:style-name="T27">e</text:span></text:p>
          </draw:text-box>
        </draw:frame>
        <draw:frame draw:style-name="gr270" draw:layer="layout" svg:width="0.48cm" svg:height="1.525cm" svg:x="13.101cm" svg:y="2.493cm">
          <draw:text-box>
            <text:p text:style-name="P1"><text:span text:style-name="T27">s</text:span></text:p>
          </draw:text-box>
        </draw:frame>
        <draw:frame draw:style-name="gr69" draw:layer="layout" svg:width="0.286cm" svg:height="1.525cm" svg:x="13.58cm" svg:y="2.493cm">
          <draw:text-box>
            <text:p text:style-name="P1"><text:span text:style-name="T27"><text:s/></text:span></text:p>
          </draw:text-box>
        </draw:frame>
        <draw:frame draw:style-name="gr269" draw:layer="layout" svg:width="0.544cm" svg:height="1.525cm" svg:x="13.864cm" svg:y="2.493cm">
          <draw:text-box>
            <text:p text:style-name="P1"><text:span text:style-name="T27">e</text:span></text:p>
          </draw:text-box>
        </draw:frame>
        <draw:frame draw:style-name="gr225" draw:layer="layout" svg:width="0.447cm" svg:height="1.525cm" svg:x="14.405cm" svg:y="2.493cm">
          <draw:text-box>
            <text:p text:style-name="P1"><text:span text:style-name="T27">r</text:span></text:p>
          </draw:text-box>
        </draw:frame>
        <draw:frame draw:style-name="gr225" draw:layer="layout" svg:width="0.447cm" svg:height="1.525cm" svg:x="14.85cm" svg:y="2.493cm">
          <draw:text-box>
            <text:p text:style-name="P1"><text:span text:style-name="T27">r</text:span></text:p>
          </draw:text-box>
        </draw:frame>
        <draw:frame draw:style-name="gr269" draw:layer="layout" svg:width="0.544cm" svg:height="1.525cm" svg:x="15.294cm" svg:y="2.493cm">
          <draw:text-box>
            <text:p text:style-name="P1"><text:span text:style-name="T27">e</text:span></text:p>
          </draw:text-box>
        </draw:frame>
        <draw:frame draw:style-name="gr275" draw:layer="layout" svg:width="0.684cm" svg:height="1.525cm" svg:x="15.836cm" svg:y="2.493cm">
          <draw:text-box>
            <text:p text:style-name="P1"><text:span text:style-name="T27">u</text:span></text:p>
          </draw:text-box>
        </draw:frame>
        <draw:frame draw:style-name="gr225" draw:layer="layout" svg:width="0.447cm" svg:height="1.525cm" svg:x="16.518cm" svg:y="2.493cm">
          <draw:text-box>
            <text:p text:style-name="P1"><text:span text:style-name="T27">r</text:span></text:p>
          </draw:text-box>
        </draw:frame>
        <draw:frame draw:style-name="gr270" draw:layer="layout" svg:width="0.48cm" svg:height="1.525cm" svg:x="16.962cm" svg:y="2.493cm">
          <draw:text-box>
            <text:p text:style-name="P1"><text:span text:style-name="T27">s</text:span></text:p>
          </draw:text-box>
        </draw:frame>
        <draw:frame draw:style-name="gr69" draw:layer="layout" svg:width="0.286cm" svg:height="1.525cm" svg:x="17.441cm" svg:y="2.493cm">
          <draw:text-box>
            <text:p text:style-name="P1"><text:span text:style-name="T27"><text:s/></text:span></text:p>
          </draw:text-box>
        </draw:frame>
        <draw:frame draw:style-name="gr274" draw:layer="layout" svg:width="0.692cm" svg:height="1.525cm" svg:x="17.724cm" svg:y="2.493cm">
          <draw:text-box>
            <text:p text:style-name="P1"><text:span text:style-name="T27">d</text:span></text:p>
          </draw:text-box>
        </draw:frame>
        <draw:frame draw:style-name="gr269" draw:layer="layout" svg:width="0.544cm" svg:height="1.525cm" svg:x="18.415cm" svg:y="2.493cm">
          <draw:text-box>
            <text:p text:style-name="P1"><text:span text:style-name="T27">e</text:span></text:p>
          </draw:text-box>
        </draw:frame>
        <draw:frame draw:style-name="gr69" draw:layer="layout" svg:width="0.286cm" svg:height="1.525cm" svg:x="18.956cm" svg:y="2.493cm">
          <draw:text-box>
            <text:p text:style-name="P1"><text:span text:style-name="T27"><text:s/></text:span></text:p>
          </draw:text-box>
        </draw:frame>
        <draw:frame draw:style-name="gr270" draw:layer="layout" svg:width="0.48cm" svg:height="1.525cm" svg:x="19.24cm" svg:y="2.493cm">
          <draw:text-box>
            <text:p text:style-name="P1"><text:span text:style-name="T27">s</text:span></text:p>
          </draw:text-box>
        </draw:frame>
        <draw:frame draw:style-name="gr276" draw:layer="layout" svg:width="0.569cm" svg:height="1.525cm" svg:x="19.719cm" svg:y="2.493cm">
          <draw:text-box>
            <text:p text:style-name="P1"><text:span text:style-name="T27">a</text:span></text:p>
          </draw:text-box>
        </draw:frame>
        <draw:frame draw:style-name="gr271" draw:layer="layout" svg:width="0.332cm" svg:height="1.525cm" svg:x="20.286cm" svg:y="2.493cm">
          <draw:text-box>
            <text:p text:style-name="P1"><text:span text:style-name="T27">i</text:span></text:p>
          </draw:text-box>
        </draw:frame>
        <draw:frame draw:style-name="gr270" draw:layer="layout" svg:width="0.48cm" svg:height="1.525cm" svg:x="20.616cm" svg:y="2.493cm">
          <draw:text-box>
            <text:p text:style-name="P1"><text:span text:style-name="T27">s</text:span></text:p>
          </draw:text-box>
        </draw:frame>
        <draw:frame draw:style-name="gr271" draw:layer="layout" svg:width="0.332cm" svg:height="1.525cm" svg:x="21.095cm" svg:y="2.493cm">
          <draw:text-box>
            <text:p text:style-name="P1"><text:span text:style-name="T27">i</text:span></text:p>
          </draw:text-box>
        </draw:frame>
        <draw:frame draw:style-name="gr269" draw:layer="layout" svg:width="0.544cm" svg:height="1.525cm" svg:x="21.425cm" svg:y="2.493cm">
          <draw:text-box>
            <text:p text:style-name="P1"><text:span text:style-name="T2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5.794cm" svg:height="5.054cm" svg:x="5.045cm" svg:y="5.689cm">
          <draw:image xlink:href="Pictures/1000000000000255000000BFEEBDEE95.png" xlink:type="simple" xlink:show="embed" xlink:actuate="onLoad">
            <text:p/>
          </draw:image>
        </draw:frame>
        <draw:polygon draw:style-name="gr73" draw:layer="layout" svg:width="0.803cm" svg:height="2.598cm" svg:x="11.048cm" svg:y="9.694cm" svg:viewBox="0 0 804 2599" draw:points="0,2201 199,2201 199,0 601,0 601,2201 804,2201 402,2599">
          <text:p/>
        </draw:polygon>
        <draw:polygon draw:style-name="gr74" draw:layer="layout" svg:width="0.803cm" svg:height="2.598cm" svg:x="11.048cm" svg:y="9.694cm" svg:viewBox="0 0 804 2599" draw:points="0,2201 199,2201 199,0 601,0 601,2201 804,2201 402,2599">
          <text:p/>
        </draw:polygon>
        <draw:frame draw:style-name="gr2" draw:layer="layout" svg:width="10.134cm" svg:height="4.55cm" svg:x="10.248cm" svg:y="12.75cm">
          <draw:image xlink:href="Pictures/100000000000017F000000AC37B7589A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5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24" draw:layer="layout" svg:width="0.955cm" svg:height="2.101cm" svg:x="5.85cm" svg:y="3.778cm">
          <draw:text-box>
            <text:p text:style-name="P1"><text:span text:style-name="T12">L</text:span></text:p>
          </draw:text-box>
        </draw:frame>
        <draw:frame draw:style-name="gr124" draw:layer="layout" svg:width="0.955cm" svg:height="2.101cm" svg:x="5.786cm" svg:y="3.715cm">
          <draw:text-box>
            <text:p text:style-name="P1"><text:span text:style-name="T13">L</text:span></text:p>
          </draw:text-box>
        </draw:frame>
        <draw:frame draw:style-name="gr277" draw:layer="layout" svg:width="0.434cm" svg:height="2.101cm" svg:x="6.798cm" svg:y="3.778cm">
          <draw:text-box>
            <text:p text:style-name="P1"><text:span text:style-name="T12">’</text:span></text:p>
          </draw:text-box>
        </draw:frame>
        <draw:frame draw:style-name="gr277" draw:layer="layout" svg:width="0.434cm" svg:height="2.101cm" svg:x="6.734cm" svg:y="3.715cm">
          <draw:text-box>
            <text:p text:style-name="P1"><text:span text:style-name="T13">’</text:span></text:p>
          </draw:text-box>
        </draw:frame>
        <draw:frame draw:style-name="gr127" draw:layer="layout" svg:width="0.853cm" svg:height="2.101cm" svg:x="7.23cm" svg:y="3.778cm">
          <draw:text-box>
            <text:p text:style-name="P1"><text:span text:style-name="T12">o</text:span></text:p>
          </draw:text-box>
        </draw:frame>
        <draw:frame draw:style-name="gr278" draw:layer="layout" svg:width="0.616cm" svg:height="2.101cm" svg:x="8.077cm" svg:y="3.778cm">
          <draw:text-box>
            <text:p text:style-name="P1"><text:span text:style-name="T12">r</text:span></text:p>
          </draw:text-box>
        </draw:frame>
        <draw:frame draw:style-name="gr279" draw:layer="layout" svg:width="0.87cm" svg:height="2.101cm" svg:x="8.69cm" svg:y="3.778cm">
          <draw:text-box>
            <text:p text:style-name="P1"><text:span text:style-name="T12">g</text:span></text:p>
          </draw:text-box>
        </draw:frame>
        <draw:frame draw:style-name="gr132" draw:layer="layout" svg:width="0.781cm" svg:height="2.101cm" svg:x="9.554cm" svg:y="3.778cm">
          <draw:text-box>
            <text:p text:style-name="P1"><text:span text:style-name="T12">a</text:span></text:p>
          </draw:text-box>
        </draw:frame>
        <draw:frame draw:style-name="gr133" draw:layer="layout" svg:width="0.908cm" svg:height="2.101cm" svg:x="10.333cm" svg:y="3.778cm">
          <draw:text-box>
            <text:p text:style-name="P1"><text:span text:style-name="T12">n</text:span></text:p>
          </draw:text-box>
        </draw:frame>
        <draw:frame draw:style-name="gr128" draw:layer="layout" svg:width="0.455cm" svg:height="2.101cm" svg:x="11.234cm" svg:y="3.778cm">
          <draw:text-box>
            <text:p text:style-name="P1"><text:span text:style-name="T12">i</text:span></text:p>
          </draw:text-box>
        </draw:frame>
        <draw:frame draw:style-name="gr134" draw:layer="layout" svg:width="0.662cm" svg:height="2.101cm" svg:x="11.683cm" svg:y="3.778cm">
          <draw:text-box>
            <text:p text:style-name="P1"><text:span text:style-name="T12">s</text:span></text:p>
          </draw:text-box>
        </draw:frame>
        <draw:frame draw:style-name="gr132" draw:layer="layout" svg:width="0.781cm" svg:height="2.101cm" svg:x="12.344cm" svg:y="3.778cm">
          <draw:text-box>
            <text:p text:style-name="P1"><text:span text:style-name="T12">a</text:span></text:p>
          </draw:text-box>
        </draw:frame>
        <draw:frame draw:style-name="gr280" draw:layer="layout" svg:width="0.51cm" svg:height="2.101cm" svg:x="13.118cm" svg:y="3.778cm">
          <draw:text-box>
            <text:p text:style-name="P1"><text:span text:style-name="T12">t</text:span></text:p>
          </draw:text-box>
        </draw:frame>
        <draw:frame draw:style-name="gr128" draw:layer="layout" svg:width="0.455cm" svg:height="2.101cm" svg:x="13.622cm" svg:y="3.778cm">
          <draw:text-box>
            <text:p text:style-name="P1"><text:span text:style-name="T12">i</text:span></text:p>
          </draw:text-box>
        </draw:frame>
        <draw:frame draw:style-name="gr127" draw:layer="layout" svg:width="0.853cm" svg:height="2.101cm" svg:x="14.075cm" svg:y="3.778cm">
          <draw:text-box>
            <text:p text:style-name="P1"><text:span text:style-name="T12">o</text:span></text:p>
          </draw:text-box>
        </draw:frame>
        <draw:frame draw:style-name="gr133" draw:layer="layout" svg:width="0.908cm" svg:height="2.101cm" svg:x="14.922cm" svg:y="3.778cm">
          <draw:text-box>
            <text:p text:style-name="P1"><text:span text:style-name="T12">n</text:span></text:p>
          </draw:text-box>
        </draw:frame>
        <draw:frame draw:style-name="gr82" draw:layer="layout" svg:width="0.391cm" svg:height="2.101cm" svg:x="15.823cm" svg:y="3.778cm">
          <draw:text-box>
            <text:p text:style-name="P1"><text:span text:style-name="T12"><text:s/></text:span></text:p>
          </draw:text-box>
        </draw:frame>
        <draw:frame draw:style-name="gr124" draw:layer="layout" svg:width="0.955cm" svg:height="2.101cm" svg:x="16.213cm" svg:y="3.778cm">
          <draw:text-box>
            <text:p text:style-name="P1"><text:span text:style-name="T12">d</text:span></text:p>
          </draw:text-box>
        </draw:frame>
        <draw:frame draw:style-name="gr125" draw:layer="layout" svg:width="0.747cm" svg:height="2.101cm" svg:x="17.161cm" svg:y="3.778cm">
          <draw:text-box>
            <text:p text:style-name="P1"><text:span text:style-name="T12">e</text:span></text:p>
          </draw:text-box>
        </draw:frame>
        <draw:frame draw:style-name="gr134" draw:layer="layout" svg:width="0.662cm" svg:height="2.101cm" svg:x="17.902cm" svg:y="3.778cm">
          <draw:text-box>
            <text:p text:style-name="P1"><text:span text:style-name="T12">s</text:span></text:p>
          </draw:text-box>
        </draw:frame>
        <draw:frame draw:style-name="gr82" draw:layer="layout" svg:width="0.391cm" svg:height="2.101cm" svg:x="18.563cm" svg:y="3.778cm">
          <draw:text-box>
            <text:p text:style-name="P1"><text:span text:style-name="T12"><text:s/></text:span></text:p>
          </draw:text-box>
        </draw:frame>
        <draw:frame draw:style-name="gr95" draw:layer="layout" svg:width="0.523cm" svg:height="2.101cm" svg:x="18.952cm" svg:y="3.778cm">
          <draw:text-box>
            <text:p text:style-name="P1"><text:span text:style-name="T12">f</text:span></text:p>
          </draw:text-box>
        </draw:frame>
        <draw:frame draw:style-name="gr128" draw:layer="layout" svg:width="0.455cm" svg:height="2.101cm" svg:x="19.464cm" svg:y="3.778cm">
          <draw:text-box>
            <text:p text:style-name="P1"><text:span text:style-name="T12">i</text:span></text:p>
          </draw:text-box>
        </draw:frame>
        <draw:frame draw:style-name="gr274" draw:layer="layout" svg:width="0.692cm" svg:height="2.101cm" svg:x="19.913cm" svg:y="3.778cm">
          <draw:text-box>
            <text:p text:style-name="P1"><text:span text:style-name="T12">c</text:span></text:p>
          </draw:text-box>
        </draw:frame>
        <draw:frame draw:style-name="gr133" draw:layer="layout" svg:width="0.908cm" svg:height="2.101cm" svg:x="20.603cm" svg:y="3.778cm">
          <draw:text-box>
            <text:p text:style-name="P1"><text:span text:style-name="T12">h</text:span></text:p>
          </draw:text-box>
        </draw:frame>
        <draw:frame draw:style-name="gr128" draw:layer="layout" svg:width="0.455cm" svg:height="2.101cm" svg:x="21.505cm" svg:y="3.778cm">
          <draw:text-box>
            <text:p text:style-name="P1"><text:span text:style-name="T12">i</text:span></text:p>
          </draw:text-box>
        </draw:frame>
        <draw:frame draw:style-name="gr125" draw:layer="layout" svg:width="0.747cm" svg:height="2.101cm" svg:x="21.954cm" svg:y="3.778cm">
          <draw:text-box>
            <text:p text:style-name="P1"><text:span text:style-name="T12">e</text:span></text:p>
          </draw:text-box>
        </draw:frame>
        <draw:frame draw:style-name="gr278" draw:layer="layout" svg:width="0.616cm" svg:height="2.101cm" svg:x="22.699cm" svg:y="3.778cm">
          <draw:text-box>
            <text:p text:style-name="P1"><text:span text:style-name="T12">r</text:span></text:p>
          </draw:text-box>
        </draw:frame>
        <draw:frame draw:style-name="gr134" draw:layer="layout" svg:width="0.662cm" svg:height="2.101cm" svg:x="23.313cm" svg:y="3.778cm">
          <draw:text-box>
            <text:p text:style-name="P1"><text:span text:style-name="T12">s</text:span></text:p>
          </draw:text-box>
        </draw:frame>
        <draw:frame draw:style-name="gr127" draw:layer="layout" svg:width="0.853cm" svg:height="2.101cm" svg:x="7.166cm" svg:y="3.715cm">
          <draw:text-box>
            <text:p text:style-name="P1"><text:span text:style-name="T13">o</text:span></text:p>
          </draw:text-box>
        </draw:frame>
        <draw:frame draw:style-name="gr278" draw:layer="layout" svg:width="0.616cm" svg:height="2.101cm" svg:x="8.013cm" svg:y="3.715cm">
          <draw:text-box>
            <text:p text:style-name="P1"><text:span text:style-name="T13">r</text:span></text:p>
          </draw:text-box>
        </draw:frame>
        <draw:frame draw:style-name="gr279" draw:layer="layout" svg:width="0.87cm" svg:height="2.101cm" svg:x="8.627cm" svg:y="3.715cm">
          <draw:text-box>
            <text:p text:style-name="P1"><text:span text:style-name="T13">g</text:span></text:p>
          </draw:text-box>
        </draw:frame>
        <draw:frame draw:style-name="gr132" draw:layer="layout" svg:width="0.781cm" svg:height="2.101cm" svg:x="9.49cm" svg:y="3.715cm">
          <draw:text-box>
            <text:p text:style-name="P1"><text:span text:style-name="T13">a</text:span></text:p>
          </draw:text-box>
        </draw:frame>
        <draw:frame draw:style-name="gr133" draw:layer="layout" svg:width="0.908cm" svg:height="2.101cm" svg:x="10.269cm" svg:y="3.715cm">
          <draw:text-box>
            <text:p text:style-name="P1"><text:span text:style-name="T13">n</text:span></text:p>
          </draw:text-box>
        </draw:frame>
        <draw:frame draw:style-name="gr128" draw:layer="layout" svg:width="0.455cm" svg:height="2.101cm" svg:x="11.171cm" svg:y="3.715cm">
          <draw:text-box>
            <text:p text:style-name="P1"><text:span text:style-name="T13">i</text:span></text:p>
          </draw:text-box>
        </draw:frame>
        <draw:frame draw:style-name="gr134" draw:layer="layout" svg:width="0.662cm" svg:height="2.101cm" svg:x="11.619cm" svg:y="3.715cm">
          <draw:text-box>
            <text:p text:style-name="P1"><text:span text:style-name="T13">s</text:span></text:p>
          </draw:text-box>
        </draw:frame>
        <draw:frame draw:style-name="gr132" draw:layer="layout" svg:width="0.781cm" svg:height="2.101cm" svg:x="12.28cm" svg:y="3.715cm">
          <draw:text-box>
            <text:p text:style-name="P1"><text:span text:style-name="T13">a</text:span></text:p>
          </draw:text-box>
        </draw:frame>
        <draw:frame draw:style-name="gr280" draw:layer="layout" svg:width="0.51cm" svg:height="2.101cm" svg:x="13.055cm" svg:y="3.715cm">
          <draw:text-box>
            <text:p text:style-name="P1"><text:span text:style-name="T13">t</text:span></text:p>
          </draw:text-box>
        </draw:frame>
        <draw:frame draw:style-name="gr128" draw:layer="layout" svg:width="0.455cm" svg:height="2.101cm" svg:x="13.558cm" svg:y="3.715cm">
          <draw:text-box>
            <text:p text:style-name="P1"><text:span text:style-name="T13">i</text:span></text:p>
          </draw:text-box>
        </draw:frame>
        <draw:frame draw:style-name="gr127" draw:layer="layout" svg:width="0.853cm" svg:height="2.101cm" svg:x="14.011cm" svg:y="3.715cm">
          <draw:text-box>
            <text:p text:style-name="P1"><text:span text:style-name="T13">o</text:span></text:p>
          </draw:text-box>
        </draw:frame>
        <draw:frame draw:style-name="gr133" draw:layer="layout" svg:width="0.908cm" svg:height="2.101cm" svg:x="14.858cm" svg:y="3.715cm">
          <draw:text-box>
            <text:p text:style-name="P1"><text:span text:style-name="T13">n</text:span></text:p>
          </draw:text-box>
        </draw:frame>
        <draw:frame draw:style-name="gr82" draw:layer="layout" svg:width="0.391cm" svg:height="2.101cm" svg:x="15.76cm" svg:y="3.715cm">
          <draw:text-box>
            <text:p text:style-name="P1"><text:span text:style-name="T13"><text:s/></text:span></text:p>
          </draw:text-box>
        </draw:frame>
        <draw:frame draw:style-name="gr124" draw:layer="layout" svg:width="0.955cm" svg:height="2.101cm" svg:x="16.149cm" svg:y="3.715cm">
          <draw:text-box>
            <text:p text:style-name="P1"><text:span text:style-name="T13">d</text:span></text:p>
          </draw:text-box>
        </draw:frame>
        <draw:frame draw:style-name="gr125" draw:layer="layout" svg:width="0.747cm" svg:height="2.101cm" svg:x="17.098cm" svg:y="3.715cm">
          <draw:text-box>
            <text:p text:style-name="P1"><text:span text:style-name="T13">e</text:span></text:p>
          </draw:text-box>
        </draw:frame>
        <draw:frame draw:style-name="gr134" draw:layer="layout" svg:width="0.662cm" svg:height="2.101cm" svg:x="17.839cm" svg:y="3.715cm">
          <draw:text-box>
            <text:p text:style-name="P1"><text:span text:style-name="T13">s</text:span></text:p>
          </draw:text-box>
        </draw:frame>
        <draw:frame draw:style-name="gr82" draw:layer="layout" svg:width="0.391cm" svg:height="2.101cm" svg:x="18.499cm" svg:y="3.715cm">
          <draw:text-box>
            <text:p text:style-name="P1"><text:span text:style-name="T13"><text:s/></text:span></text:p>
          </draw:text-box>
        </draw:frame>
        <draw:frame draw:style-name="gr95" draw:layer="layout" svg:width="0.523cm" svg:height="2.101cm" svg:x="18.889cm" svg:y="3.715cm">
          <draw:text-box>
            <text:p text:style-name="P1"><text:span text:style-name="T13">f</text:span></text:p>
          </draw:text-box>
        </draw:frame>
        <draw:frame draw:style-name="gr128" draw:layer="layout" svg:width="0.455cm" svg:height="2.101cm" svg:x="19.401cm" svg:y="3.715cm">
          <draw:text-box>
            <text:p text:style-name="P1"><text:span text:style-name="T13">i</text:span></text:p>
          </draw:text-box>
        </draw:frame>
        <draw:frame draw:style-name="gr274" draw:layer="layout" svg:width="0.692cm" svg:height="2.101cm" svg:x="19.85cm" svg:y="3.715cm">
          <draw:text-box>
            <text:p text:style-name="P1"><text:span text:style-name="T13">c</text:span></text:p>
          </draw:text-box>
        </draw:frame>
        <draw:frame draw:style-name="gr133" draw:layer="layout" svg:width="0.908cm" svg:height="2.101cm" svg:x="20.54cm" svg:y="3.715cm">
          <draw:text-box>
            <text:p text:style-name="P1"><text:span text:style-name="T13">h</text:span></text:p>
          </draw:text-box>
        </draw:frame>
        <draw:frame draw:style-name="gr128" draw:layer="layout" svg:width="0.455cm" svg:height="2.101cm" svg:x="21.442cm" svg:y="3.715cm">
          <draw:text-box>
            <text:p text:style-name="P1"><text:span text:style-name="T13">i</text:span></text:p>
          </draw:text-box>
        </draw:frame>
        <draw:frame draw:style-name="gr125" draw:layer="layout" svg:width="0.747cm" svg:height="2.101cm" svg:x="21.89cm" svg:y="3.715cm">
          <draw:text-box>
            <text:p text:style-name="P1"><text:span text:style-name="T13">e</text:span></text:p>
          </draw:text-box>
        </draw:frame>
        <draw:frame draw:style-name="gr278" draw:layer="layout" svg:width="0.616cm" svg:height="2.101cm" svg:x="22.635cm" svg:y="3.715cm">
          <draw:text-box>
            <text:p text:style-name="P1"><text:span text:style-name="T13">r</text:span></text:p>
          </draw:text-box>
        </draw:frame>
        <draw:frame draw:style-name="gr134" draw:layer="layout" svg:width="0.662cm" svg:height="2.101cm" svg:x="23.249cm" svg:y="3.715cm">
          <draw:text-box>
            <text:p text:style-name="P1"><text:span text:style-name="T13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7.327cm" svg:height="5.16cm" svg:x="11.184cm" svg:y="7.912cm">
          <draw:image xlink:href="Pictures/1000000000000115000000C3E9C3A9F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10.511cm" svg:y="2.009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1.675cm" svg:y="2.009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2.589cm" svg:y="2.009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3.068cm" svg:y="2.009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4.745cm" svg:y="2.009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5.786cm" svg:y="2.009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10.434cm" svg:y="1.933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1.599cm" svg:y="1.933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2.513cm" svg:y="1.933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2.992cm" svg:y="1.933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4.668cm" svg:y="1.933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5.71cm" svg:y="1.933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6.949cm" svg:y="2.009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6.873cm" svg:y="1.933cm">
          <draw:text-box>
            <text:p text:style-name="P1"><text:span text:style-name="T5">è</text:span></text:p>
          </draw:text-box>
        </draw:frame>
        <draw:frame draw:style-name="gr46" draw:layer="layout" svg:width="0.557cm" svg:height="2.571cm" svg:x="17.864cm" svg:y="2.009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8.418cm" svg:y="2.009cm">
          <draw:text-box>
            <text:p text:style-name="P1"><text:span text:style-name="T4">e</text:span></text:p>
          </draw:text-box>
        </draw:frame>
        <draw:frame draw:style-name="gr46" draw:layer="layout" svg:width="0.557cm" svg:height="2.571cm" svg:x="17.788cm" svg:y="1.933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8.342cm" svg:y="1.933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3.674cm" svg:y="4.239cm">
          <draw:text-box>
            <text:p text:style-name="P1"><text:span text:style-name="T6">•</text:span></text:p>
          </draw:text-box>
        </draw:frame>
        <draw:frame draw:style-name="gr119" draw:layer="layout" svg:width="0.413cm" svg:height="1.009cm" svg:x="4.626cm" svg:y="4.212cm">
          <draw:text-box>
            <text:p text:style-name="P1"><text:span text:style-name="T7">F</text:span></text:p>
          </draw:text-box>
        </draw:frame>
        <draw:frame draw:style-name="gr58" draw:layer="layout" svg:width="0.18cm" svg:height="1.009cm" svg:x="5.033cm" svg:y="4.212cm">
          <draw:text-box>
            <text:p text:style-name="P1"><text:span text:style-name="T7">i</text:span></text:p>
          </draw:text-box>
        </draw:frame>
        <draw:frame draw:style-name="gr59" draw:layer="layout" svg:width="0.548cm" svg:height="1.009cm" svg:x="5.21cm" svg:y="4.212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5.752cm" svg:y="4.212cm">
          <draw:text-box>
            <text:p text:style-name="P1"><text:span text:style-name="T7">h</text:span></text:p>
          </draw:text-box>
        </draw:frame>
        <draw:frame draw:style-name="gr58" draw:layer="layout" svg:width="0.18cm" svg:height="1.009cm" svg:x="6.265cm" svg:y="4.212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6.438cm" svg:y="4.212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6.988cm" svg:y="4.212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7.243cm" svg:y="4.212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7.476cm" svg:y="4.212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8.055cm" svg:y="4.212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606cm" svg:y="4.212cm">
          <draw:text-box>
            <text:p text:style-name="P1"><text:span text:style-name="T7"><text:s/></text:span></text:p>
          </draw:text-box>
        </draw:frame>
        <draw:frame draw:style-name="gr61" draw:layer="layout" svg:width="0.269cm" svg:height="1.009cm" svg:x="8.843cm" svg:y="4.212cm">
          <draw:text-box>
            <text:p text:style-name="P1"><text:span text:style-name="T7">f</text:span></text:p>
          </draw:text-box>
        </draw:frame>
        <draw:frame draw:style-name="gr46" draw:layer="layout" svg:width="0.557cm" svg:height="1.009cm" svg:x="9.11cm" svg:y="4.212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9.665cm" svg:y="4.212cm">
          <draw:text-box>
            <text:p text:style-name="P1"><text:span text:style-name="T7">n</text:span></text:p>
          </draw:text-box>
        </draw:frame>
        <draw:frame draw:style-name="gr59" draw:layer="layout" svg:width="0.548cm" svg:height="1.009cm" svg:x="10.181cm" svg:y="4.212cm">
          <draw:text-box>
            <text:p text:style-name="P1"><text:span text:style-name="T7">c</text:span></text:p>
          </draw:text-box>
        </draw:frame>
        <draw:frame draw:style-name="gr55" draw:layer="layout" svg:width="0.29cm" svg:height="1.009cm" svg:x="10.727cm" svg:y="4.212cm">
          <draw:text-box>
            <text:p text:style-name="P1"><text:span text:style-name="T7">t</text:span></text:p>
          </draw:text-box>
        </draw:frame>
        <draw:frame draw:style-name="gr58" draw:layer="layout" svg:width="0.18cm" svg:height="1.009cm" svg:x="11.011cm" svg:y="4.212cm">
          <draw:text-box>
            <text:p text:style-name="P1"><text:span text:style-name="T7">i</text:span></text:p>
          </draw:text-box>
        </draw:frame>
        <draw:frame draw:style-name="gr46" draw:layer="layout" svg:width="0.557cm" svg:height="1.009cm" svg:x="11.184cm" svg:y="4.212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1.739cm" svg:y="4.212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12.256cm" svg:y="4.212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2.586cm" svg:y="4.212cm">
          <draw:text-box>
            <text:p text:style-name="P1"><text:span text:style-name="T7"><text:s/>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3.597cm" svg:height="12.302cm" svg:x="8.051cm" svg:y="5.092cm">
          <draw:image xlink:href="Pictures/1000000000000202000001D152CA71B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7" draw:layer="layout" svg:width="1.166cm" svg:height="2.571cm" svg:x="10.511cm" svg:y="1.41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1.675cm" svg:y="1.412cm">
          <draw:text-box>
            <text:p text:style-name="P1"><text:span text:style-name="T4">e</text:span></text:p>
          </draw:text-box>
        </draw:frame>
        <draw:frame draw:style-name="gr39" draw:layer="layout" svg:width="0.48cm" svg:height="2.571cm" svg:x="12.589cm" svg:y="1.412cm">
          <draw:text-box>
            <text:p text:style-name="P1"><text:span text:style-name="T4"><text:s/></text:span></text:p>
          </draw:text-box>
        </draw:frame>
        <draw:frame draw:style-name="gr40" draw:layer="layout" svg:width="1.683cm" svg:height="2.571cm" svg:x="13.068cm" svg:y="1.412cm">
          <draw:text-box>
            <text:p text:style-name="P1"><text:span text:style-name="T4">m</text:span></text:p>
          </draw:text-box>
        </draw:frame>
        <draw:frame draw:style-name="gr41" draw:layer="layout" svg:width="1.043cm" svg:height="2.571cm" svg:x="14.745cm" svg:y="1.412cm">
          <draw:text-box>
            <text:p text:style-name="P1"><text:span text:style-name="T4">o</text:span></text:p>
          </draw:text-box>
        </draw:frame>
        <draw:frame draw:style-name="gr37" draw:layer="layout" svg:width="1.166cm" svg:height="2.571cm" svg:x="15.786cm" svg:y="1.412cm">
          <draw:text-box>
            <text:p text:style-name="P1"><text:span text:style-name="T4">d</text:span></text:p>
          </draw:text-box>
        </draw:frame>
        <draw:frame draw:style-name="gr37" draw:layer="layout" svg:width="1.166cm" svg:height="2.571cm" svg:x="10.434cm" svg:y="1.33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1.599cm" svg:y="1.336cm">
          <draw:text-box>
            <text:p text:style-name="P1"><text:span text:style-name="T5">e</text:span></text:p>
          </draw:text-box>
        </draw:frame>
        <draw:frame draw:style-name="gr39" draw:layer="layout" svg:width="0.48cm" svg:height="2.571cm" svg:x="12.513cm" svg:y="1.336cm">
          <draw:text-box>
            <text:p text:style-name="P1"><text:span text:style-name="T5"><text:s/></text:span></text:p>
          </draw:text-box>
        </draw:frame>
        <draw:frame draw:style-name="gr40" draw:layer="layout" svg:width="1.683cm" svg:height="2.571cm" svg:x="12.992cm" svg:y="1.336cm">
          <draw:text-box>
            <text:p text:style-name="P1"><text:span text:style-name="T5">m</text:span></text:p>
          </draw:text-box>
        </draw:frame>
        <draw:frame draw:style-name="gr41" draw:layer="layout" svg:width="1.043cm" svg:height="2.571cm" svg:x="14.668cm" svg:y="1.336cm">
          <draw:text-box>
            <text:p text:style-name="P1"><text:span text:style-name="T5">o</text:span></text:p>
          </draw:text-box>
        </draw:frame>
        <draw:frame draw:style-name="gr37" draw:layer="layout" svg:width="1.166cm" svg:height="2.571cm" svg:x="15.71cm" svg:y="1.336cm">
          <draw:text-box>
            <text:p text:style-name="P1"><text:span text:style-name="T5">d</text:span></text:p>
          </draw:text-box>
        </draw:frame>
        <draw:frame draw:style-name="gr38" draw:layer="layout" svg:width="0.916cm" svg:height="2.571cm" svg:x="16.949cm" svg:y="1.412cm">
          <draw:text-box>
            <text:p text:style-name="P1"><text:span text:style-name="T4">è</text:span></text:p>
          </draw:text-box>
        </draw:frame>
        <draw:frame draw:style-name="gr38" draw:layer="layout" svg:width="0.916cm" svg:height="2.571cm" svg:x="16.873cm" svg:y="1.336cm">
          <draw:text-box>
            <text:p text:style-name="P1"><text:span text:style-name="T5">è</text:span></text:p>
          </draw:text-box>
        </draw:frame>
        <draw:frame draw:style-name="gr46" draw:layer="layout" svg:width="0.557cm" svg:height="2.571cm" svg:x="17.864cm" svg:y="1.412cm">
          <draw:text-box>
            <text:p text:style-name="P1"><text:span text:style-name="T4">l</text:span></text:p>
          </draw:text-box>
        </draw:frame>
        <draw:frame draw:style-name="gr38" draw:layer="layout" svg:width="0.916cm" svg:height="2.571cm" svg:x="18.418cm" svg:y="1.412cm">
          <draw:text-box>
            <text:p text:style-name="P1"><text:span text:style-name="T4">e</text:span></text:p>
          </draw:text-box>
        </draw:frame>
        <draw:frame draw:style-name="gr46" draw:layer="layout" svg:width="0.557cm" svg:height="2.571cm" svg:x="17.788cm" svg:y="1.336cm">
          <draw:text-box>
            <text:p text:style-name="P1"><text:span text:style-name="T5">l</text:span></text:p>
          </draw:text-box>
        </draw:frame>
        <draw:frame draw:style-name="gr38" draw:layer="layout" svg:width="0.916cm" svg:height="2.571cm" svg:x="18.342cm" svg:y="1.336cm">
          <draw:text-box>
            <text:p text:style-name="P1"><text:span text:style-name="T5">e</text:span></text:p>
          </draw:text-box>
        </draw:frame>
        <draw:frame draw:style-name="gr48" draw:layer="layout" svg:width="0.298cm" svg:height="0.945cm" svg:x="3.708cm" svg:y="3.841cm">
          <draw:text-box>
            <text:p text:style-name="P1"><text:span text:style-name="T6">•</text:span></text:p>
          </draw:text-box>
        </draw:frame>
        <draw:frame draw:style-name="gr119" draw:layer="layout" svg:width="0.413cm" svg:height="1.009cm" svg:x="4.66cm" svg:y="3.814cm">
          <draw:text-box>
            <text:p text:style-name="P1"><text:span text:style-name="T7">F</text:span></text:p>
          </draw:text-box>
        </draw:frame>
        <draw:frame draw:style-name="gr58" draw:layer="layout" svg:width="0.18cm" svg:height="1.009cm" svg:x="5.067cm" svg:y="3.814cm">
          <draw:text-box>
            <text:p text:style-name="P1"><text:span text:style-name="T7">i</text:span></text:p>
          </draw:text-box>
        </draw:frame>
        <draw:frame draw:style-name="gr59" draw:layer="layout" svg:width="0.548cm" svg:height="1.009cm" svg:x="5.244cm" svg:y="3.814cm">
          <draw:text-box>
            <text:p text:style-name="P1"><text:span text:style-name="T7">c</text:span></text:p>
          </draw:text-box>
        </draw:frame>
        <draw:frame draw:style-name="gr54" draw:layer="layout" svg:width="0.518cm" svg:height="1.009cm" svg:x="5.786cm" svg:y="3.814cm">
          <draw:text-box>
            <text:p text:style-name="P1"><text:span text:style-name="T7">h</text:span></text:p>
          </draw:text-box>
        </draw:frame>
        <draw:frame draw:style-name="gr58" draw:layer="layout" svg:width="0.18cm" svg:height="1.009cm" svg:x="6.298cm" svg:y="3.814cm">
          <draw:text-box>
            <text:p text:style-name="P1"><text:span text:style-name="T7">i</text:span></text:p>
          </draw:text-box>
        </draw:frame>
        <draw:frame draw:style-name="gr50" draw:layer="layout" svg:width="0.552cm" svg:height="1.009cm" svg:x="6.472cm" svg:y="3.814cm">
          <draw:text-box>
            <text:p text:style-name="P1"><text:span text:style-name="T7">e</text:span></text:p>
          </draw:text-box>
        </draw:frame>
        <draw:frame draw:style-name="gr63" draw:layer="layout" svg:width="0.256cm" svg:height="1.009cm" svg:x="7.022cm" svg:y="3.814cm">
          <draw:text-box>
            <text:p text:style-name="P1"><text:span text:style-name="T7">r</text:span></text:p>
          </draw:text-box>
        </draw:frame>
        <draw:frame draw:style-name="gr19" draw:layer="layout" svg:width="0.235cm" svg:height="1.009cm" svg:x="7.276cm" svg:y="3.81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7.509cm" svg:y="3.814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8.089cm" svg:y="3.81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8.64cm" svg:y="3.814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8.877cm" svg:y="3.814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9.046cm" svg:y="3.814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9.626cm" svg:y="3.814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9.859cm" svg:y="3.814cm">
          <draw:text-box>
            <text:p text:style-name="P1"><text:span text:style-name="T7">c</text:span></text:p>
          </draw:text-box>
        </draw:frame>
        <draw:frame draw:style-name="gr58" draw:layer="layout" svg:width="0.171cm" svg:height="1.009cm" svg:x="10.405cm" svg:y="3.814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0.57cm" svg:y="3.814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1.15cm" svg:y="3.814cm">
          <draw:text-box>
            <text:p text:style-name="P1"><text:span text:style-name="T7">s</text:span></text:p>
          </draw:text-box>
        </draw:frame>
        <draw:frame draw:style-name="gr51" draw:layer="layout" svg:width="0.332cm" svg:height="1.009cm" svg:x="11.48cm" svg:y="3.814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1.81cm" svg:y="3.814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2.36cm" svg:y="3.81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2.593cm" svg:y="3.814cm">
          <draw:text-box>
            <text:p text:style-name="P1"><text:span text:style-name="T7">d</text:span></text:p>
          </draw:text-box>
        </draw:frame>
        <draw:frame draw:style-name="gr115" draw:layer="layout" svg:width="0.298cm" svg:height="1.009cm" svg:x="13.178cm" svg:y="3.814cm">
          <draw:text-box>
            <text:p text:style-name="P1"><text:span text:style-name="T7">’</text:span></text:p>
          </draw:text-box>
        </draw:frame>
        <draw:frame draw:style-name="gr52" draw:layer="layout" svg:width="0.582cm" svg:height="1.009cm" svg:x="13.474cm" svg:y="3.814cm">
          <draw:text-box>
            <text:p text:style-name="P1"><text:span text:style-name="T7">a</text:span></text:p>
          </draw:text-box>
        </draw:frame>
        <draw:frame draw:style-name="gr59" draw:layer="layout" svg:width="0.548cm" svg:height="1.009cm" svg:x="14.054cm" svg:y="3.814cm">
          <draw:text-box>
            <text:p text:style-name="P1"><text:span text:style-name="T7">c</text:span></text:p>
          </draw:text-box>
        </draw:frame>
        <draw:frame draw:style-name="gr59" draw:layer="layout" svg:width="0.548cm" svg:height="1.009cm" svg:x="14.6cm" svg:y="3.814cm">
          <draw:text-box>
            <text:p text:style-name="P1"><text:span text:style-name="T7">c</text:span></text:p>
          </draw:text-box>
        </draw:frame>
        <draw:frame draw:style-name="gr50" draw:layer="layout" svg:width="0.552cm" svg:height="1.009cm" svg:x="15.146cm" svg:y="3.814cm">
          <draw:text-box>
            <text:p text:style-name="P1"><text:span text:style-name="T7">è</text:span></text:p>
          </draw:text-box>
        </draw:frame>
        <draw:frame draw:style-name="gr51" draw:layer="layout" svg:width="0.332cm" svg:height="1.009cm" svg:x="15.696cm" svg:y="3.8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6.026cm" svg:y="3.814cm">
          <draw:text-box>
            <text:p text:style-name="P1"><text:span text:style-name="T7"><text:s/></text:span></text:p>
          </draw:text-box>
        </draw:frame>
        <draw:frame draw:style-name="gr52" draw:layer="layout" svg:width="0.582cm" svg:height="1.009cm" svg:x="16.259cm" svg:y="3.814cm">
          <draw:text-box>
            <text:p text:style-name="P1"><text:span text:style-name="T7">a</text:span></text:p>
          </draw:text-box>
        </draw:frame>
        <draw:frame draw:style-name="gr60" draw:layer="layout" svg:width="0.518cm" svg:height="1.009cm" svg:x="16.839cm" svg:y="3.814cm">
          <draw:text-box>
            <text:p text:style-name="P1"><text:span text:style-name="T7">u</text:span></text:p>
          </draw:text-box>
        </draw:frame>
        <draw:frame draw:style-name="gr138" draw:layer="layout" svg:width="0.408cm" svg:height="1.009cm" svg:x="17.351cm" svg:y="3.814cm">
          <draw:text-box>
            <text:p text:style-name="P1"><text:span text:style-name="T7">x</text:span></text:p>
          </draw:text-box>
        </draw:frame>
        <draw:frame draw:style-name="gr19" draw:layer="layout" svg:width="0.235cm" svg:height="1.009cm" svg:x="17.758cm" svg:y="3.814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7.991cm" svg:y="3.814cm">
          <draw:text-box>
            <text:p text:style-name="P1"><text:span text:style-name="T7">d</text:span></text:p>
          </draw:text-box>
        </draw:frame>
        <draw:frame draw:style-name="gr46" draw:layer="layout" svg:width="0.557cm" svg:height="1.009cm" svg:x="18.571cm" svg:y="3.814cm">
          <draw:text-box>
            <text:p text:style-name="P1"><text:span text:style-name="T7">o</text:span></text:p>
          </draw:text-box>
        </draw:frame>
        <draw:frame draw:style-name="gr54" draw:layer="layout" svg:width="0.518cm" svg:height="1.009cm" svg:x="19.126cm" svg:y="3.814cm">
          <draw:text-box>
            <text:p text:style-name="P1"><text:span text:style-name="T7">n</text:span></text:p>
          </draw:text-box>
        </draw:frame>
        <draw:frame draw:style-name="gr54" draw:layer="layout" svg:width="0.518cm" svg:height="1.009cm" svg:x="19.642cm" svg:y="3.814cm">
          <draw:text-box>
            <text:p text:style-name="P1"><text:span text:style-name="T7">n</text:span></text:p>
          </draw:text-box>
        </draw:frame>
        <draw:frame draw:style-name="gr50" draw:layer="layout" svg:width="0.552cm" svg:height="1.009cm" svg:x="20.159cm" svg:y="3.814cm">
          <draw:text-box>
            <text:p text:style-name="P1"><text:span text:style-name="T7">é</text:span></text:p>
          </draw:text-box>
        </draw:frame>
        <draw:frame draw:style-name="gr50" draw:layer="layout" svg:width="0.552cm" svg:height="1.009cm" svg:x="20.709cm" svg:y="3.814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21.26cm" svg:y="3.814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21.594cm" svg:y="3.814cm">
          <draw:text-box>
            <text:p text:style-name="P1"><text:span text:style-name="T7"><text:s/></text:span></text:p>
          </draw:text-box>
        </draw:frame>
        <draw:frame draw:style-name="gr19" draw:layer="layout" svg:width="0.231cm" svg:height="1.009cm" svg:x="21.827cm" svg:y="3.814cm">
          <draw:text-box>
            <text:p text:style-name="P1"><text:span text:style-name="T7">:</text:span></text:p>
          </draw:text-box>
        </draw:frame>
        <draw:frame draw:style-name="gr19" draw:layer="layout" svg:width="0.235cm" svg:height="1.009cm" svg:x="22.06cm" svg:y="3.814cm">
          <draw:text-box>
            <text:p text:style-name="P1"><text:span text:style-name="T7"><text:s/>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5.477cm" svg:height="13.944cm" svg:x="5.248cm" svg:y="4.758cm">
          <draw:image xlink:href="Pictures/10000000000002490000020FE2AA979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81" draw:layer="layout" svg:width="1.484cm" svg:height="2.571cm" svg:x="10.494cm" svg:y="1.814cm">
          <draw:text-box>
            <text:p text:style-name="P1"><text:span text:style-name="T4">U</text:span></text:p>
          </draw:text-box>
        </draw:frame>
        <draw:frame draw:style-name="gr217" draw:layer="layout" svg:width="0.624cm" svg:height="2.571cm" svg:x="11.976cm" svg:y="1.814cm">
          <draw:text-box>
            <text:p text:style-name="P1"><text:span text:style-name="T4">t</text:span></text:p>
          </draw:text-box>
        </draw:frame>
        <draw:frame draw:style-name="gr46" draw:layer="layout" svg:width="0.557cm" svg:height="2.571cm" svg:x="12.598cm" svg:y="1.814cm">
          <draw:text-box>
            <text:p text:style-name="P1"><text:span text:style-name="T4">i</text:span></text:p>
          </draw:text-box>
        </draw:frame>
        <draw:frame draw:style-name="gr46" draw:layer="layout" svg:width="0.557cm" svg:height="2.571cm" svg:x="13.152cm" svg:y="1.814cm">
          <draw:text-box>
            <text:p text:style-name="P1"><text:span text:style-name="T4">l</text:span></text:p>
          </draw:text-box>
        </draw:frame>
        <draw:frame draw:style-name="gr46" draw:layer="layout" svg:width="0.557cm" svg:height="2.571cm" svg:x="13.707cm" svg:y="1.814cm">
          <draw:text-box>
            <text:p text:style-name="P1"><text:span text:style-name="T4">i</text:span></text:p>
          </draw:text-box>
        </draw:frame>
        <draw:frame draw:style-name="gr142" draw:layer="layout" svg:width="0.811cm" svg:height="2.571cm" svg:x="14.265cm" svg:y="1.814cm">
          <draw:text-box>
            <text:p text:style-name="P1"><text:span text:style-name="T4">s</text:span></text:p>
          </draw:text-box>
        </draw:frame>
        <draw:frame draw:style-name="gr254" draw:layer="layout" svg:width="0.955cm" svg:height="2.571cm" svg:x="15.074cm" svg:y="1.814cm">
          <draw:text-box>
            <text:p text:style-name="P1"><text:span text:style-name="T4">a</text:span></text:p>
          </draw:text-box>
        </draw:frame>
        <draw:frame draw:style-name="gr217" draw:layer="layout" svg:width="0.624cm" svg:height="2.571cm" svg:x="16.027cm" svg:y="1.814cm">
          <draw:text-box>
            <text:p text:style-name="P1"><text:span text:style-name="T4">t</text:span></text:p>
          </draw:text-box>
        </draw:frame>
        <draw:frame draw:style-name="gr46" draw:layer="layout" svg:width="0.557cm" svg:height="2.571cm" svg:x="16.649cm" svg:y="1.814cm">
          <draw:text-box>
            <text:p text:style-name="P1"><text:span text:style-name="T4">i</text:span></text:p>
          </draw:text-box>
        </draw:frame>
        <draw:frame draw:style-name="gr41" draw:layer="layout" svg:width="1.043cm" svg:height="2.571cm" svg:x="17.203cm" svg:y="1.814cm">
          <draw:text-box>
            <text:p text:style-name="P1"><text:span text:style-name="T4">o</text:span></text:p>
          </draw:text-box>
        </draw:frame>
        <draw:frame draw:style-name="gr143" draw:layer="layout" svg:width="1.111cm" svg:height="2.571cm" svg:x="18.245cm" svg:y="1.814cm">
          <draw:text-box>
            <text:p text:style-name="P1"><text:span text:style-name="T4">n</text:span></text:p>
          </draw:text-box>
        </draw:frame>
        <draw:frame draw:style-name="gr281" draw:layer="layout" svg:width="1.484cm" svg:height="2.571cm" svg:x="10.417cm" svg:y="1.738cm">
          <draw:text-box>
            <text:p text:style-name="P1"><text:span text:style-name="T5">U</text:span></text:p>
          </draw:text-box>
        </draw:frame>
        <draw:frame draw:style-name="gr217" draw:layer="layout" svg:width="0.624cm" svg:height="2.571cm" svg:x="11.899cm" svg:y="1.738cm">
          <draw:text-box>
            <text:p text:style-name="P1"><text:span text:style-name="T5">t</text:span></text:p>
          </draw:text-box>
        </draw:frame>
        <draw:frame draw:style-name="gr46" draw:layer="layout" svg:width="0.557cm" svg:height="2.571cm" svg:x="12.521cm" svg:y="1.738cm">
          <draw:text-box>
            <text:p text:style-name="P1"><text:span text:style-name="T5">i</text:span></text:p>
          </draw:text-box>
        </draw:frame>
        <draw:frame draw:style-name="gr46" draw:layer="layout" svg:width="0.557cm" svg:height="2.571cm" svg:x="13.076cm" svg:y="1.738cm">
          <draw:text-box>
            <text:p text:style-name="P1"><text:span text:style-name="T5">l</text:span></text:p>
          </draw:text-box>
        </draw:frame>
        <draw:frame draw:style-name="gr46" draw:layer="layout" svg:width="0.557cm" svg:height="2.571cm" svg:x="13.63cm" svg:y="1.738cm">
          <draw:text-box>
            <text:p text:style-name="P1"><text:span text:style-name="T5">i</text:span></text:p>
          </draw:text-box>
        </draw:frame>
        <draw:frame draw:style-name="gr142" draw:layer="layout" svg:width="0.811cm" svg:height="2.571cm" svg:x="14.189cm" svg:y="1.738cm">
          <draw:text-box>
            <text:p text:style-name="P1"><text:span text:style-name="T5">s</text:span></text:p>
          </draw:text-box>
        </draw:frame>
        <draw:frame draw:style-name="gr254" draw:layer="layout" svg:width="0.955cm" svg:height="2.571cm" svg:x="14.998cm" svg:y="1.738cm">
          <draw:text-box>
            <text:p text:style-name="P1"><text:span text:style-name="T5">a</text:span></text:p>
          </draw:text-box>
        </draw:frame>
        <draw:frame draw:style-name="gr217" draw:layer="layout" svg:width="0.624cm" svg:height="2.571cm" svg:x="15.951cm" svg:y="1.738cm">
          <draw:text-box>
            <text:p text:style-name="P1"><text:span text:style-name="T5">t</text:span></text:p>
          </draw:text-box>
        </draw:frame>
        <draw:frame draw:style-name="gr46" draw:layer="layout" svg:width="0.557cm" svg:height="2.571cm" svg:x="16.573cm" svg:y="1.738cm">
          <draw:text-box>
            <text:p text:style-name="P1"><text:span text:style-name="T5">i</text:span></text:p>
          </draw:text-box>
        </draw:frame>
        <draw:frame draw:style-name="gr41" draw:layer="layout" svg:width="1.043cm" svg:height="2.571cm" svg:x="17.127cm" svg:y="1.738cm">
          <draw:text-box>
            <text:p text:style-name="P1"><text:span text:style-name="T5">o</text:span></text:p>
          </draw:text-box>
        </draw:frame>
        <draw:frame draw:style-name="gr143" draw:layer="layout" svg:width="1.111cm" svg:height="2.571cm" svg:x="18.169cm" svg:y="1.738cm">
          <draw:text-box>
            <text:p text:style-name="P1"><text:span text:style-name="T5">n</text:span></text:p>
          </draw:text-box>
        </draw:frame>
        <draw:frame draw:style-name="gr48" draw:layer="layout" svg:width="0.298cm" svg:height="0.945cm" svg:x="3.708cm" svg:y="4.044cm">
          <draw:text-box>
            <text:p text:style-name="P1"><text:span text:style-name="T6">•</text:span></text:p>
          </draw:text-box>
        </draw:frame>
        <draw:frame draw:style-name="gr85" draw:layer="layout" svg:width="0.629cm" svg:height="1.009cm" svg:x="4.66cm" svg:y="4.017cm">
          <draw:text-box>
            <text:p text:style-name="P1"><text:span text:style-name="T7">A</text:span></text:p>
          </draw:text-box>
        </draw:frame>
        <draw:frame draw:style-name="gr62" draw:layer="layout" svg:width="0.578cm" svg:height="1.009cm" svg:x="5.287cm" svg:y="4.017cm">
          <draw:text-box>
            <text:p text:style-name="P1"><text:span text:style-name="T7">p</text:span></text:p>
          </draw:text-box>
        </draw:frame>
        <draw:frame draw:style-name="gr62" draw:layer="layout" svg:width="0.578cm" svg:height="1.009cm" svg:x="5.862cm" svg:y="4.017cm">
          <draw:text-box>
            <text:p text:style-name="P1"><text:span text:style-name="T7">p</text:span></text:p>
          </draw:text-box>
        </draw:frame>
        <draw:frame draw:style-name="gr50" draw:layer="layout" svg:width="0.552cm" svg:height="1.009cm" svg:x="6.438cm" svg:y="4.017cm">
          <draw:text-box>
            <text:p text:style-name="P1"><text:span text:style-name="T7">e</text:span></text:p>
          </draw:text-box>
        </draw:frame>
        <draw:frame draw:style-name="gr58" draw:layer="layout" svg:width="0.171cm" svg:height="1.009cm" svg:x="6.988cm" svg:y="4.017cm">
          <draw:text-box>
            <text:p text:style-name="P1"><text:span text:style-name="T7">l</text:span></text:p>
          </draw:text-box>
        </draw:frame>
        <draw:frame draw:style-name="gr19" draw:layer="layout" svg:width="0.235cm" svg:height="1.009cm" svg:x="7.158cm" svg:y="4.017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7.391cm" svg:y="4.017cm">
          <draw:text-box>
            <text:p text:style-name="P1"><text:span text:style-name="T7">d</text:span></text:p>
          </draw:text-box>
        </draw:frame>
        <draw:frame draw:style-name="gr52" draw:layer="layout" svg:width="0.582cm" svg:height="1.009cm" svg:x="7.971cm" svg:y="4.017cm">
          <draw:text-box>
            <text:p text:style-name="P1"><text:span text:style-name="T7">a</text:span></text:p>
          </draw:text-box>
        </draw:frame>
        <draw:frame draw:style-name="gr54" draw:layer="layout" svg:width="0.518cm" svg:height="1.009cm" svg:x="8.555cm" svg:y="4.017cm">
          <draw:text-box>
            <text:p text:style-name="P1"><text:span text:style-name="T7">n</text:span></text:p>
          </draw:text-box>
        </draw:frame>
        <draw:frame draw:style-name="gr51" draw:layer="layout" svg:width="0.332cm" svg:height="1.009cm" svg:x="9.071cm" svg:y="4.017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9.401cm" svg:y="4.017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9.634cm" svg:y="4.017cm">
          <draw:text-box>
            <text:p text:style-name="P1"><text:span text:style-name="T7">l</text:span></text:p>
          </draw:text-box>
        </draw:frame>
        <draw:frame draw:style-name="gr115" draw:layer="layout" svg:width="0.298cm" svg:height="1.009cm" svg:x="9.803cm" svg:y="4.017cm">
          <draw:text-box>
            <text:p text:style-name="P1"><text:span text:style-name="T7">’</text:span></text:p>
          </draw:text-box>
        </draw:frame>
        <draw:frame draw:style-name="gr58" draw:layer="layout" svg:width="0.18cm" svg:height="1.009cm" svg:x="10.095cm" svg:y="4.017cm">
          <draw:text-box>
            <text:p text:style-name="P1"><text:span text:style-name="T7">i</text:span></text:p>
          </draw:text-box>
        </draw:frame>
        <draw:frame draw:style-name="gr54" draw:layer="layout" svg:width="0.518cm" svg:height="1.009cm" svg:x="10.269cm" svg:y="4.017cm">
          <draw:text-box>
            <text:p text:style-name="P1"><text:span text:style-name="T7">n</text:span></text:p>
          </draw:text-box>
        </draw:frame>
        <draw:frame draw:style-name="gr64" draw:layer="layout" svg:width="0.582cm" svg:height="1.009cm" svg:x="10.785cm" svg:y="4.017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1.365cm" svg:y="4.017cm">
          <draw:text-box>
            <text:p text:style-name="P1"><text:span text:style-name="T7">e</text:span></text:p>
          </draw:text-box>
        </draw:frame>
        <draw:frame draw:style-name="gr138" draw:layer="layout" svg:width="0.408cm" svg:height="1.009cm" svg:x="11.915cm" svg:y="4.017cm">
          <draw:text-box>
            <text:p text:style-name="P1"><text:span text:style-name="T7">x</text:span></text:p>
          </draw:text-box>
        </draw:frame>
        <draw:frame draw:style-name="gr19" draw:layer="layout" svg:width="0.235cm" svg:height="1.009cm" svg:x="12.322cm" svg:y="4.017cm">
          <draw:text-box>
            <text:p text:style-name="P1"><text:span text:style-name="T7"><text:s/></text:span></text:p>
          </draw:text-box>
        </draw:frame>
        <draw:frame draw:style-name="gr19" draw:layer="layout" svg:width="0.231cm" svg:height="1.009cm" svg:x="12.555cm" svg:y="4.017cm">
          <draw:text-box>
            <text:p text:style-name="P1"><text:span text:style-name="T7">:</text:span></text:p>
          </draw:text-box>
        </draw:frame>
        <draw:frame draw:style-name="gr48" draw:layer="layout" svg:width="0.298cm" svg:height="0.945cm" svg:x="3.708cm" svg:y="8.912cm">
          <draw:text-box>
            <text:p text:style-name="P1"><text:span text:style-name="T6">•</text:span></text:p>
          </draw:text-box>
        </draw:frame>
        <draw:frame draw:style-name="gr49" draw:layer="layout" svg:width="0.391cm" svg:height="1.009cm" svg:x="4.66cm" svg:y="8.885cm">
          <draw:text-box>
            <text:p text:style-name="P1"><text:span text:style-name="T7">L</text:span></text:p>
          </draw:text-box>
        </draw:frame>
        <draw:frame draw:style-name="gr50" draw:layer="layout" svg:width="0.552cm" svg:height="1.009cm" svg:x="5.05cm" svg:y="8.885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5.6cm" svg:y="8.885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5.93cm" svg:y="8.885cm">
          <draw:text-box>
            <text:p text:style-name="P1"><text:span text:style-name="T7"><text:s/></text:span></text:p>
          </draw:text-box>
        </draw:frame>
        <draw:frame draw:style-name="gr57" draw:layer="layout" svg:width="0.798cm" svg:height="1.009cm" svg:x="6.163cm" svg:y="8.885cm">
          <draw:text-box>
            <text:p text:style-name="P1"><text:span text:style-name="T7">m</text:span></text:p>
          </draw:text-box>
        </draw:frame>
        <draw:frame draw:style-name="gr50" draw:layer="layout" svg:width="0.552cm" svg:height="1.009cm" svg:x="6.959cm" svg:y="8.885cm">
          <draw:text-box>
            <text:p text:style-name="P1"><text:span text:style-name="T7">é</text:span></text:p>
          </draw:text-box>
        </draw:frame>
        <draw:frame draw:style-name="gr55" draw:layer="layout" svg:width="0.29cm" svg:height="1.009cm" svg:x="7.509cm" svg:y="8.885cm">
          <draw:text-box>
            <text:p text:style-name="P1"><text:span text:style-name="T7">t</text:span></text:p>
          </draw:text-box>
        </draw:frame>
        <draw:frame draw:style-name="gr54" draw:layer="layout" svg:width="0.518cm" svg:height="1.009cm" svg:x="7.797cm" svg:y="8.885cm">
          <draw:text-box>
            <text:p text:style-name="P1"><text:span text:style-name="T7">h</text:span></text:p>
          </draw:text-box>
        </draw:frame>
        <draw:frame draw:style-name="gr46" draw:layer="layout" svg:width="0.557cm" svg:height="1.009cm" svg:x="8.314cm" svg:y="8.885cm">
          <draw:text-box>
            <text:p text:style-name="P1"><text:span text:style-name="T7">o</text:span></text:p>
          </draw:text-box>
        </draw:frame>
        <draw:frame draw:style-name="gr64" draw:layer="layout" svg:width="0.582cm" svg:height="1.009cm" svg:x="8.873cm" svg:y="8.885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9.453cm" svg:y="8.885cm">
          <draw:text-box>
            <text:p text:style-name="P1"><text:span text:style-name="T7">e</text:span></text:p>
          </draw:text-box>
        </draw:frame>
        <draw:frame draw:style-name="gr51" draw:layer="layout" svg:width="0.332cm" svg:height="1.009cm" svg:x="10.003cm" svg:y="8.885cm">
          <draw:text-box>
            <text:p text:style-name="P1"><text:span text:style-name="T7">s</text:span></text:p>
          </draw:text-box>
        </draw:frame>
        <draw:frame draw:style-name="gr19" draw:layer="layout" svg:width="0.235cm" svg:height="1.009cm" svg:x="10.333cm" svg:y="8.885cm">
          <draw:text-box>
            <text:p text:style-name="P1"><text:span text:style-name="T7"><text:s/></text:span></text:p>
          </draw:text-box>
        </draw:frame>
        <draw:frame draw:style-name="gr64" draw:layer="layout" svg:width="0.582cm" svg:height="1.009cm" svg:x="10.57cm" svg:y="8.885cm">
          <draw:text-box>
            <text:p text:style-name="P1"><text:span text:style-name="T7">d</text:span></text:p>
          </draw:text-box>
        </draw:frame>
        <draw:frame draw:style-name="gr50" draw:layer="layout" svg:width="0.552cm" svg:height="1.009cm" svg:x="11.15cm" svg:y="8.88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1.701cm" svg:y="8.885cm">
          <draw:text-box>
            <text:p text:style-name="P1"><text:span text:style-name="T7"><text:s/></text:span></text:p>
          </draw:text-box>
        </draw:frame>
        <draw:frame draw:style-name="gr58" draw:layer="layout" svg:width="0.171cm" svg:height="1.009cm" svg:x="11.934cm" svg:y="8.885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2.103cm" svg:y="8.885cm">
          <draw:text-box>
            <text:p text:style-name="P1"><text:span text:style-name="T7">a</text:span></text:p>
          </draw:text-box>
        </draw:frame>
        <draw:frame draw:style-name="gr19" draw:layer="layout" svg:width="0.235cm" svg:height="1.009cm" svg:x="12.683cm" svg:y="8.885cm">
          <draw:text-box>
            <text:p text:style-name="P1"><text:span text:style-name="T7"><text:s/></text:span></text:p>
          </draw:text-box>
        </draw:frame>
        <draw:frame draw:style-name="gr59" draw:layer="layout" svg:width="0.548cm" svg:height="1.009cm" svg:x="12.916cm" svg:y="8.885cm">
          <draw:text-box>
            <text:p text:style-name="P1"><text:span text:style-name="T7">c</text:span></text:p>
          </draw:text-box>
        </draw:frame>
        <draw:frame draw:style-name="gr58" draw:layer="layout" svg:width="0.171cm" svg:height="1.009cm" svg:x="13.462cm" svg:y="8.885cm">
          <draw:text-box>
            <text:p text:style-name="P1"><text:span text:style-name="T7">l</text:span></text:p>
          </draw:text-box>
        </draw:frame>
        <draw:frame draw:style-name="gr52" draw:layer="layout" svg:width="0.582cm" svg:height="1.009cm" svg:x="13.631cm" svg:y="8.885cm">
          <draw:text-box>
            <text:p text:style-name="P1"><text:span text:style-name="T7">a</text:span></text:p>
          </draw:text-box>
        </draw:frame>
        <draw:frame draw:style-name="gr51" draw:layer="layout" svg:width="0.332cm" svg:height="1.009cm" svg:x="14.211cm" svg:y="8.885cm">
          <draw:text-box>
            <text:p text:style-name="P1"><text:span text:style-name="T7">s</text:span></text:p>
          </draw:text-box>
        </draw:frame>
        <draw:frame draw:style-name="gr51" draw:layer="layout" svg:width="0.332cm" svg:height="1.009cm" svg:x="14.541cm" svg:y="8.885cm">
          <draw:text-box>
            <text:p text:style-name="P1"><text:span text:style-name="T7">s</text:span></text:p>
          </draw:text-box>
        </draw:frame>
        <draw:frame draw:style-name="gr50" draw:layer="layout" svg:width="0.552cm" svg:height="1.009cm" svg:x="14.871cm" svg:y="8.885cm">
          <draw:text-box>
            <text:p text:style-name="P1"><text:span text:style-name="T7">e</text:span></text:p>
          </draw:text-box>
        </draw:frame>
        <draw:frame draw:style-name="gr19" draw:layer="layout" svg:width="0.235cm" svg:height="1.009cm" svg:x="15.421cm" svg:y="8.885cm">
          <draw:text-box>
            <text:p text:style-name="P1"><text:span text:style-name="T7"><text:s/></text:span></text:p>
          </draw:text-box>
        </draw:frame>
        <draw:frame draw:style-name="gr137" draw:layer="layout" svg:width="0.502cm" svg:height="1.009cm" svg:x="15.654cm" svg:y="8.885cm">
          <draw:text-box>
            <text:p text:style-name="P1"><text:span text:style-name="T7">P</text:span></text:p>
          </draw:text-box>
        </draw:frame>
        <draw:frame draw:style-name="gr64" draw:layer="layout" svg:width="0.582cm" svg:height="1.009cm" svg:x="16.154cm" svg:y="8.885cm">
          <draw:text-box>
            <text:p text:style-name="P1"><text:span text:style-name="T7">d</text:span></text:p>
          </draw:text-box>
        </draw:frame>
        <draw:frame draw:style-name="gr46" draw:layer="layout" svg:width="0.557cm" svg:height="1.009cm" svg:x="16.738cm" svg:y="8.885cm">
          <draw:text-box>
            <text:p text:style-name="P1"><text:span text:style-name="T7">o</text:span></text:p>
          </draw:text-box>
        </draw:frame>
        <draw:frame draw:style-name="gr282" draw:layer="layout" svg:width="0.739cm" svg:height="1.009cm" svg:x="17.293cm" svg:y="8.885cm">
          <draw:text-box>
            <text:p text:style-name="P1"><text:span text:style-name="T7">G</text:span></text:p>
          </draw:text-box>
        </draw:frame>
        <draw:frame draw:style-name="gr51" draw:layer="layout" svg:width="0.332cm" svg:height="1.009cm" svg:x="18.029cm" svg:y="8.885cm">
          <draw:text-box>
            <text:p text:style-name="P1"><text:span text:style-name="T7">s</text:span></text:p>
          </draw:text-box>
        </draw:frame>
        <draw:frame draw:style-name="gr62" draw:layer="layout" svg:width="0.578cm" svg:height="1.009cm" svg:x="18.359cm" svg:y="8.885cm">
          <draw:text-box>
            <text:p text:style-name="P1"><text:span text:style-name="T7">b</text:span></text:p>
          </draw:text-box>
        </draw:frame>
        <draw:frame draw:style-name="gr19" draw:layer="layout" svg:width="0.231cm" svg:height="1.009cm" svg:x="19.172cm" svg:y="8.885cm">
          <draw:text-box>
            <text:p text:style-name="P1"><text:span text:style-name="T7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31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2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33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34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5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0.134cm" svg:height="3.306cm" svg:x="8.847cm" svg:y="5.092cm">
          <draw:image xlink:href="Pictures/100000000000017F0000007D6A2B730B.png" xlink:type="simple" xlink:show="embed" xlink:actuate="onLoad">
            <text:p/>
          </draw:image>
        </draw:frame>
        <draw:frame draw:style-name="gr2" draw:layer="layout" svg:width="20.874cm" svg:height="7.78cm" svg:x="5.083cm" svg:y="9.893cm">
          <draw:image xlink:href="Pictures/1000000000000315000001269CEE6775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cm" fo:margin-bottom="1cm" fo:margin-left="2.1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3.941cm" svg:height="3.187cm" svg:x="3.43cm" svg:y="1.661cm" presentation:class="title" presentation:placeholder="true">
        <draw:text-box/>
      </draw:frame>
      <draw:frame presentation:style-name="master-page3-outline1" draw:layer="backgroundobjects" svg:width="23.941cm" svg:height="11.072cm" svg:x="3.43cm" svg:y="5.367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Windows_x86 LibreOffice_project/0eaa50a932c8f2199a615e1eb30f7ac74279539</meta:generator>
    <dc:date>2015-08-24T16:28:04.21</dc:date>
    <meta:editing-duration>P0D</meta:editing-duration>
    <meta:editing-cycles>4</meta:editing-cycles>
    <meta:document-statistic meta:object-count="6819"/>
  </office:meta>
</office:document-meta>
</file>